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"/>
  <manifest:file-entry manifest:full-path="ObjectReplacements/Object 7" manifest:media-type="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JetBrains Mono" svg:font-family="'JetBrains Mono', monospace"/>
    <style:font-face style:name="Courier New" svg:font-family="'Courier New'" style:font-adornments="Regular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9264in" fo:margin-top="0in" fo:margin-bottom="0in" table:align="center" style:writing-mode="lr-tb"/>
    </style:style>
    <style:style style:name="Table1.A" style:family="table-column">
      <style:table-column-properties style:column-width="3.5479in"/>
    </style:style>
    <style:style style:name="Table1.B" style:family="table-column">
      <style:table-column-properties style:column-width="3.3778in"/>
    </style:style>
    <style:style style:name="Table1.1" style:family="table-row">
      <style:table-row-properties style:min-row-height="1.2833in" fo:keep-together="auto"/>
    </style:style>
    <style:style style:name="Table1.A1" style:family="table-cell">
      <style:table-cell-properties fo:padding-left="0.0785in" fo:padding-right="0.075in" fo:padding-top="0in" fo:padding-bottom="0in" fo:border="none"/>
    </style:style>
    <style:style style:name="Table2" style:family="table">
      <style:table-properties style:width="0.7083in" fo:margin-left="0in" fo:margin-top="0in" fo:margin-bottom="0in" table:align="left" style:writing-mode="lr-tb"/>
    </style:style>
    <style:style style:name="Table2.A" style:family="table-column">
      <style:table-column-properties style:column-width="0.3542in"/>
    </style:style>
    <style:style style:name="Table2.B" style:family="table-column">
      <style:table-column-properties style:column-width="0.3535in"/>
    </style:style>
    <style:style style:name="Table2.1" style:family="table-row">
      <style:table-row-properties style:row-height="1.1715in" fo:keep-together="always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row-height="1.0729in" fo:keep-together="always"/>
    </style:style>
    <style:style style:name="Table2.3" style:family="table-row">
      <style:table-row-properties style:row-height="1.1736in" fo:keep-together="always"/>
    </style:style>
    <style:style style:name="Table2.4" style:family="table-row">
      <style:table-row-properties style:row-height="1.2785in" fo:keep-together="always"/>
    </style:style>
    <style:style style:name="Table2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5" style:family="table-row">
      <style:table-row-properties style:row-height="1.1785in" fo:keep-together="always"/>
    </style:style>
    <style:style style:name="Table3" style:family="table">
      <style:table-properties style:width="0.7083in" fo:margin-left="0in" fo:margin-top="0in" fo:margin-bottom="0in" table:align="left" style:writing-mode="lr-tb"/>
    </style:style>
    <style:style style:name="Table3.A" style:family="table-column">
      <style:table-column-properties style:column-width="0.3542in"/>
    </style:style>
    <style:style style:name="Table3.B" style:family="table-column">
      <style:table-column-properties style:column-width="0.3535in"/>
    </style:style>
    <style:style style:name="Table3.1" style:family="table-row">
      <style:table-row-properties style:row-height="1.1715in" fo:keep-together="always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row-height="1.0729in" fo:keep-together="always"/>
    </style:style>
    <style:style style:name="Table3.3" style:family="table-row">
      <style:table-row-properties style:row-height="1.1736in" fo:keep-together="always"/>
    </style:style>
    <style:style style:name="Table3.4" style:family="table-row">
      <style:table-row-properties style:row-height="1.2785in" fo:keep-together="always"/>
    </style:style>
    <style:style style:name="Table3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5" style:family="table-row">
      <style:table-row-properties style:row-height="1.1785in" fo:keep-together="always"/>
    </style:style>
    <style:style style:name="Table4" style:family="table">
      <style:table-properties style:width="7.4806in" style:rel-width="100%" fo:margin-top="0in" fo:margin-bottom="0in" table:align="center" style:writing-mode="lr-tb"/>
    </style:style>
    <style:style style:name="Table4.A" style:family="table-column">
      <style:table-column-properties style:column-width="0.0549in" style:rel-column-width="478*"/>
    </style:style>
    <style:style style:name="Table4.B" style:family="table-column">
      <style:table-column-properties style:column-width="7.4257in" style:rel-column-width="65056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104in" fo:border="none"/>
    </style:style>
    <style:style style:name="Table5" style:family="table">
      <style:table-properties style:width="6.7889in" fo:margin-left="0.3938in" fo:margin-top="0in" fo:margin-bottom="0in" table:align="left" style:writing-mode="lr-tb"/>
    </style:style>
    <style:style style:name="Table5.A" style:family="table-column">
      <style:table-column-properties style:column-width="2.6549in"/>
    </style:style>
    <style:style style:name="Table5.B" style:family="table-column">
      <style:table-column-properties style:column-width="4.1333in"/>
    </style:style>
    <style:style style:name="Table5.1" style:family="table-row">
      <style:table-row-properties style:min-row-height="0.3938in" fo:keep-together="auto"/>
    </style:style>
    <style:style style:name="Table5.A1" style:family="table-cell">
      <style:table-cell-properties fo:padding-left="0.0715in" fo:padding-right="0.075in" fo:padding-top="0in" fo:padding-bottom="0in" fo:border="1.5pt solid #000000"/>
    </style:style>
    <style:style style:name="Table5.A2" style:family="table-cell">
      <style:table-cell-properties fo:padding-left="0.0715in" fo:padding-right="0.075in" fo:padding-top="0in" fo:padding-bottom="0in" fo:border-left="1.5pt solid #000000" fo:border-right="0.5pt solid #000000" fo:border-top="1.5pt solid #000000" fo:border-bottom="0.5pt solid #000000"/>
    </style:style>
    <style:style style:name="Table5.B2" style:family="table-cell">
      <style:table-cell-properties fo:padding-left="0.0715in" fo:padding-right="0.075in" fo:padding-top="0in" fo:padding-bottom="0in" fo:border-left="1.5pt solid #000000" fo:border-right="1.5pt solid #000000" fo:border-top="1.5pt solid #000000" fo:border-bottom="0.5pt solid #000000"/>
    </style:style>
    <style:style style:name="Table5.A3" style:family="table-cell">
      <style:table-cell-properties fo:padding-left="0.0715in" fo:padding-right="0.075in" fo:padding-top="0in" fo:padding-bottom="0in" fo:border-left="1.5pt solid #000000" fo:border-right="0.5pt solid #000000" fo:border-top="0.5pt solid #000000" fo:border-bottom="0.5pt solid #000000"/>
    </style:style>
    <style:style style:name="Table5.B3" style:family="table-cell">
      <style:table-cell-properties fo:padding-left="0.0715in" fo:padding-right="0.075in" fo:padding-top="0in" fo:padding-bottom="0in" fo:border-left="1.5pt solid #000000" fo:border-right="1.5pt solid #000000" fo:border-top="0.5pt solid #000000" fo:border-bottom="0.5pt solid #000000"/>
    </style:style>
    <style:style style:name="Table6" style:family="table">
      <style:table-properties style:width="7.1153in" fo:margin-left="0.3444in" fo:margin-top="0in" fo:margin-bottom="0in" table:align="left" style:writing-mode="lr-tb"/>
    </style:style>
    <style:style style:name="Table6.A" style:family="table-column">
      <style:table-column-properties style:column-width="1.7979in"/>
    </style:style>
    <style:style style:name="Table6.B" style:family="table-column">
      <style:table-column-properties style:column-width="0.7486in"/>
    </style:style>
    <style:style style:name="Table6.C" style:family="table-column">
      <style:table-column-properties style:column-width="1.3014in"/>
    </style:style>
    <style:style style:name="Table6.D" style:family="table-column">
      <style:table-column-properties style:column-width="1.1049in"/>
    </style:style>
    <style:style style:name="Table6.E" style:family="table-column">
      <style:table-column-properties style:column-width="2.162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15in" fo:padding-right="0.075in" fo:padding-top="0in" fo:padding-bottom="0in" fo:border="1.5pt solid #000000"/>
    </style:style>
    <style:style style:name="Table6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6.A3" style:family="table-cell">
      <style:table-cell-properties fo:padding-left="0.0715in" fo:padding-right="0.075in" fo:padding-top="0in" fo:padding-bottom="0in" fo:border="0.5pt solid #000000"/>
    </style:style>
    <style:style style:name="Table6.A5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6.A6" style:family="table-cell">
      <style:table-cell-properties fo:padding-left="0.0715in" fo:padding-right="0.075in" fo:padding-top="0in" fo:padding-bottom="0in" fo:border-left="1.5pt solid #000000" fo:border-right="1.5pt solid #000000" fo:border-top="0.5pt solid #000000" fo:border-bottom="0.5pt solid #000000"/>
    </style:style>
    <style:style style:name="Table7" style:family="table">
      <style:table-properties style:width="7.1153in" fo:margin-left="0.3444in" fo:margin-top="0in" fo:margin-bottom="0in" table:align="left" style:writing-mode="lr-tb"/>
    </style:style>
    <style:style style:name="Table7.A" style:family="table-column">
      <style:table-column-properties style:column-width="1.7979in"/>
    </style:style>
    <style:style style:name="Table7.B" style:family="table-column">
      <style:table-column-properties style:column-width="0.7618in"/>
    </style:style>
    <style:style style:name="Table7.C" style:family="table-column">
      <style:table-column-properties style:column-width="1.1347in"/>
    </style:style>
    <style:style style:name="Table7.D" style:family="table-column">
      <style:table-column-properties style:column-width="1.1222in"/>
    </style:style>
    <style:style style:name="Table7.E" style:family="table-column">
      <style:table-column-properties style:column-width="2.29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15in" fo:padding-right="0.075in" fo:padding-top="0in" fo:padding-bottom="0in" fo:border="1.5pt solid #000000"/>
    </style:style>
    <style:style style:name="Table7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7.A3" style:family="table-cell">
      <style:table-cell-properties fo:padding-left="0.0715in" fo:padding-right="0.075in" fo:padding-top="0in" fo:padding-bottom="0in" fo:border="0.5pt solid #000000"/>
    </style:style>
    <style:style style:name="Table7.A8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7.A9" style:family="table-cell">
      <style:table-cell-properties fo:padding-left="0.0715in" fo:padding-right="0.075in" fo:padding-top="0in" fo:padding-bottom="0in" fo:border-left="1.5pt solid #000000" fo:border-right="1.5pt solid #000000" fo:border-top="0.5pt solid #000000" fo:border-bottom="0.5pt solid #000000"/>
    </style:style>
    <style:style style:name="Table8" style:family="table">
      <style:table-properties style:width="7.1153in" fo:margin-left="0.3444in" fo:margin-top="0in" fo:margin-bottom="0in" table:align="left" style:writing-mode="lr-tb"/>
    </style:style>
    <style:style style:name="Table8.A" style:family="table-column">
      <style:table-column-properties style:column-width="1.6167in"/>
    </style:style>
    <style:style style:name="Table8.B" style:family="table-column">
      <style:table-column-properties style:column-width="0.716in"/>
    </style:style>
    <style:style style:name="Table8.C" style:family="table-column">
      <style:table-column-properties style:column-width="2.1556in"/>
    </style:style>
    <style:style style:name="Table8.D" style:family="table-column">
      <style:table-column-properties style:column-width="1.0458in"/>
    </style:style>
    <style:style style:name="Table8.E" style:family="table-column">
      <style:table-column-properties style:column-width="1.5813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15in" fo:padding-right="0.075in" fo:padding-top="0in" fo:padding-bottom="0in" fo:border="1.5pt solid #000000"/>
    </style:style>
    <style:style style:name="Table8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8.A3" style:family="table-cell">
      <style:table-cell-properties fo:padding-left="0.0715in" fo:padding-right="0.075in" fo:padding-top="0in" fo:padding-bottom="0in" fo:border="0.5pt solid #000000"/>
    </style:style>
    <style:style style:name="Table8.A13" style:family="table-cell">
      <style:table-cell-properties fo:padding-left="0.0715in" fo:padding-right="0.075in" fo:padding-top="0in" fo:padding-bottom="0in" fo:border-left="1.5pt solid #000000" fo:border-right="1.5pt solid #000000" fo:border-top="0.5pt solid #000000" fo:border-bottom="0.5pt solid #000000"/>
    </style:style>
    <style:style style:name="Table9" style:family="table">
      <style:table-properties style:width="7.1153in" fo:margin-left="0.3444in" fo:margin-top="0in" fo:margin-bottom="0in" table:align="left" style:writing-mode="lr-tb"/>
    </style:style>
    <style:style style:name="Table9.A" style:family="table-column">
      <style:table-column-properties style:column-width="1.6014in"/>
    </style:style>
    <style:style style:name="Table9.B" style:family="table-column">
      <style:table-column-properties style:column-width="0.2035in"/>
    </style:style>
    <style:style style:name="Table9.C" style:family="table-column">
      <style:table-column-properties style:column-width="0.5826in"/>
    </style:style>
    <style:style style:name="Table9.D" style:family="table-column">
      <style:table-column-properties style:column-width="0.1882in"/>
    </style:style>
    <style:style style:name="Table9.E" style:family="table-column">
      <style:table-column-properties style:column-width="1.3938in"/>
    </style:style>
    <style:style style:name="Table9.F" style:family="table-column">
      <style:table-column-properties style:column-width="0.366in"/>
    </style:style>
    <style:style style:name="Table9.G" style:family="table-column">
      <style:table-column-properties style:column-width="1.0083in"/>
    </style:style>
    <style:style style:name="Table9.H" style:family="table-column">
      <style:table-column-properties style:column-width="1.7715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15in" fo:padding-right="0.075in" fo:padding-top="0in" fo:padding-bottom="0in" fo:border="1.5pt solid #000000"/>
    </style:style>
    <style:style style:name="Table9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9.A3" style:family="table-cell">
      <style:table-cell-properties fo:padding-left="0.0715in" fo:padding-right="0.075in" fo:padding-top="0in" fo:padding-bottom="0in" fo:border="0.5pt solid #000000"/>
    </style:style>
    <style:style style:name="Table9.A5" style:family="table-cell">
      <style:table-cell-properties fo:padding-left="0.0715in" fo:padding-right="0.075in" fo:padding-top="0in" fo:padding-bottom="0in" fo:border-left="1.5pt solid #000000" fo:border-right="1.5pt solid #000000" fo:border-top="1.5pt solid #000000" fo:border-bottom="0.5pt solid #000000"/>
    </style:style>
    <style:style style:name="Table9.A6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10" style:family="table">
      <style:table-properties style:width="7.1153in" fo:margin-left="0.3444in" fo:margin-top="0in" fo:margin-bottom="0in" table:align="left" style:writing-mode="lr-tb"/>
    </style:style>
    <style:style style:name="Table10.A" style:family="table-column">
      <style:table-column-properties style:column-width="1.9743in"/>
    </style:style>
    <style:style style:name="Table10.B" style:family="table-column">
      <style:table-column-properties style:column-width="0.6903in"/>
    </style:style>
    <style:style style:name="Table10.C" style:family="table-column">
      <style:table-column-properties style:column-width="1.2597in"/>
    </style:style>
    <style:style style:name="Table10.D" style:family="table-column">
      <style:table-column-properties style:column-width="1.5021in"/>
    </style:style>
    <style:style style:name="Table10.E" style:family="table-column">
      <style:table-column-properties style:column-width="1.6889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15in" fo:padding-right="0.075in" fo:padding-top="0in" fo:padding-bottom="0in" fo:border="1.5pt solid #000000"/>
    </style:style>
    <style:style style:name="Table10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10.A3" style:family="table-cell">
      <style:table-cell-properties fo:padding-left="0.0715in" fo:padding-right="0.075in" fo:padding-top="0in" fo:padding-bottom="0in" fo:border="0.5pt solid #000000"/>
    </style:style>
    <style:style style:name="Table10.A5" style:family="table-cell">
      <style:table-cell-properties fo:padding-left="0.0715in" fo:padding-right="0.075in" fo:padding-top="0in" fo:padding-bottom="0in" fo:border-left="1.5pt solid #000000" fo:border-right="1.5pt solid #000000" fo:border-top="1.5pt solid #000000" fo:border-bottom="0.5pt solid #000000"/>
    </style:style>
    <style:style style:name="Table10.6" style:family="table-row">
      <style:table-row-properties style:min-row-height="0.0208in" fo:keep-together="auto"/>
    </style:style>
    <style:style style:name="Table11" style:family="table">
      <style:table-properties style:width="7.1153in" fo:margin-left="0.3444in" fo:margin-top="0in" fo:margin-bottom="0in" table:align="left" style:writing-mode="lr-tb"/>
    </style:style>
    <style:style style:name="Table11.A" style:family="table-column">
      <style:table-column-properties style:column-width="1.6757in"/>
    </style:style>
    <style:style style:name="Table11.B" style:family="table-column">
      <style:table-column-properties style:column-width="0.2049in"/>
    </style:style>
    <style:style style:name="Table11.C" style:family="table-column">
      <style:table-column-properties style:column-width="0.5299in"/>
    </style:style>
    <style:style style:name="Table11.D" style:family="table-column">
      <style:table-column-properties style:column-width="0.1868in"/>
    </style:style>
    <style:style style:name="Table11.E" style:family="table-column">
      <style:table-column-properties style:column-width="1.084in"/>
    </style:style>
    <style:style style:name="Table11.F" style:family="table-column">
      <style:table-column-properties style:column-width="0.3694in"/>
    </style:style>
    <style:style style:name="Table11.G" style:family="table-column">
      <style:table-column-properties style:column-width="1.1069in"/>
    </style:style>
    <style:style style:name="Table11.H" style:family="table-column">
      <style:table-column-properties style:column-width="1.9576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15in" fo:padding-right="0.075in" fo:padding-top="0in" fo:padding-bottom="0in" fo:border="1.5pt solid #000000"/>
    </style:style>
    <style:style style:name="Table11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11.A3" style:family="table-cell">
      <style:table-cell-properties fo:padding-left="0.0715in" fo:padding-right="0.075in" fo:padding-top="0in" fo:padding-bottom="0in" fo:border="0.5pt solid #000000"/>
    </style:style>
    <style:style style:name="Table11.A9" style:family="table-cell">
      <style:table-cell-properties fo:padding-left="0.0715in" fo:padding-right="0.075in" fo:padding-top="0in" fo:padding-bottom="0in" fo:border-left="1.5pt solid #000000" fo:border-right="1.5pt solid #000000" fo:border-top="1.5pt solid #000000" fo:border-bottom="0.5pt solid #000000"/>
    </style:style>
    <style:style style:name="Table11.A10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12" style:family="table">
      <style:table-properties style:width="7.1153in" fo:margin-left="0.3444in" fo:margin-top="0in" fo:margin-bottom="0in" table:align="left" style:writing-mode="lr-tb"/>
    </style:style>
    <style:style style:name="Table12.A" style:family="table-column">
      <style:table-column-properties style:column-width="1.6757in"/>
    </style:style>
    <style:style style:name="Table12.B" style:family="table-column">
      <style:table-column-properties style:column-width="0.2049in"/>
    </style:style>
    <style:style style:name="Table12.C" style:family="table-column">
      <style:table-column-properties style:column-width="0.5299in"/>
    </style:style>
    <style:style style:name="Table12.D" style:family="table-column">
      <style:table-column-properties style:column-width="0.1868in"/>
    </style:style>
    <style:style style:name="Table12.E" style:family="table-column">
      <style:table-column-properties style:column-width="1.084in"/>
    </style:style>
    <style:style style:name="Table12.F" style:family="table-column">
      <style:table-column-properties style:column-width="0.3694in"/>
    </style:style>
    <style:style style:name="Table12.G" style:family="table-column">
      <style:table-column-properties style:column-width="1.1069in"/>
    </style:style>
    <style:style style:name="Table12.H" style:family="table-column">
      <style:table-column-properties style:column-width="1.9576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15in" fo:padding-right="0.075in" fo:padding-top="0in" fo:padding-bottom="0in" fo:border="1.5pt solid #000000"/>
    </style:style>
    <style:style style:name="Table12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12.A3" style:family="table-cell">
      <style:table-cell-properties fo:padding-left="0.0715in" fo:padding-right="0.075in" fo:padding-top="0in" fo:padding-bottom="0in" fo:border="0.5pt solid #000000"/>
    </style:style>
    <style:style style:name="Table12.A14" style:family="table-cell">
      <style:table-cell-properties fo:padding-left="0.0715in" fo:padding-right="0.075in" fo:padding-top="0in" fo:padding-bottom="0in" fo:border-left="1.5pt solid #000000" fo:border-right="1.5pt solid #000000" fo:border-top="1.5pt solid #000000" fo:border-bottom="0.5pt solid #000000"/>
    </style:style>
    <style:style style:name="Table12.A15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13" style:family="table">
      <style:table-properties style:width="7.1153in" fo:margin-left="0.3444in" fo:margin-top="0in" fo:margin-bottom="0in" table:align="left" style:writing-mode="lr-tb"/>
    </style:style>
    <style:style style:name="Table13.A" style:family="table-column">
      <style:table-column-properties style:column-width="2.9042in"/>
    </style:style>
    <style:style style:name="Table13.B" style:family="table-column">
      <style:table-column-properties style:column-width="0.7764in"/>
    </style:style>
    <style:style style:name="Table13.C" style:family="table-column">
      <style:table-column-properties style:column-width="0.9125in"/>
    </style:style>
    <style:style style:name="Table13.D" style:family="table-column">
      <style:table-column-properties style:column-width="0.8597in"/>
    </style:style>
    <style:style style:name="Table13.E" style:family="table-column">
      <style:table-column-properties style:column-width="1.6625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15in" fo:padding-right="0.075in" fo:padding-top="0in" fo:padding-bottom="0in" fo:border="1.5pt solid #000000"/>
    </style:style>
    <style:style style:name="Table13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13.A3" style:family="table-cell">
      <style:table-cell-properties fo:padding-left="0.0715in" fo:padding-right="0.075in" fo:padding-top="0in" fo:padding-bottom="0in" fo:border="0.5pt solid #000000"/>
    </style:style>
    <style:style style:name="Table13.A12" style:family="table-cell">
      <style:table-cell-properties fo:padding-left="0.0715in" fo:padding-right="0.075in" fo:padding-top="0in" fo:padding-bottom="0in" fo:border-left="1.5pt solid #000000" fo:border-right="1.5pt solid #000000" fo:border-top="1.5pt solid #000000" fo:border-bottom="0.5pt solid #000000"/>
    </style:style>
    <style:style style:name="Table13.13" style:family="table-row">
      <style:table-row-properties style:min-row-height="0.0208in" fo:keep-together="auto"/>
    </style:style>
    <style:style style:name="Table14" style:family="table">
      <style:table-properties style:width="7.1153in" fo:margin-left="0.3444in" fo:margin-top="0in" fo:margin-bottom="0in" table:align="left" style:writing-mode="lr-tb"/>
    </style:style>
    <style:style style:name="Table14.A" style:family="table-column">
      <style:table-column-properties style:column-width="1.8806in"/>
    </style:style>
    <style:style style:name="Table14.B" style:family="table-column">
      <style:table-column-properties style:column-width="0.7167in"/>
    </style:style>
    <style:style style:name="Table14.C" style:family="table-column">
      <style:table-column-properties style:column-width="1.084in"/>
    </style:style>
    <style:style style:name="Table14.D" style:family="table-column">
      <style:table-column-properties style:column-width="1.4764in"/>
    </style:style>
    <style:style style:name="Table14.E" style:family="table-column">
      <style:table-column-properties style:column-width="1.9576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15in" fo:padding-right="0.075in" fo:padding-top="0in" fo:padding-bottom="0in" fo:border="1.5pt solid #000000"/>
    </style:style>
    <style:style style:name="Table14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14.A3" style:family="table-cell">
      <style:table-cell-properties fo:padding-left="0.0715in" fo:padding-right="0.075in" fo:padding-top="0in" fo:padding-bottom="0in" fo:border="0.5pt solid #000000"/>
    </style:style>
    <style:style style:name="Table14.A14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14.A15" style:family="table-cell">
      <style:table-cell-properties fo:padding-left="0.0715in" fo:padding-right="0.075in" fo:padding-top="0in" fo:padding-bottom="0in" fo:border-left="1.5pt solid #000000" fo:border-right="1.5pt solid #000000" fo:border-top="1.5pt solid #000000" fo:border-bottom="0.5pt solid #000000"/>
    </style:style>
    <style:style style:name="Table15" style:family="table">
      <style:table-properties style:width="7.1153in" fo:margin-left="0.3444in" fo:margin-top="0in" fo:margin-bottom="0in" table:align="left" style:writing-mode="lr-tb"/>
    </style:style>
    <style:style style:name="Table15.A" style:family="table-column">
      <style:table-column-properties style:column-width="1.6375in"/>
    </style:style>
    <style:style style:name="Table15.B" style:family="table-column">
      <style:table-column-properties style:column-width="0.2042in"/>
    </style:style>
    <style:style style:name="Table15.C" style:family="table-column">
      <style:table-column-properties style:column-width="0.5306in"/>
    </style:style>
    <style:style style:name="Table15.D" style:family="table-column">
      <style:table-column-properties style:column-width="0.1847in"/>
    </style:style>
    <style:style style:name="Table15.E" style:family="table-column">
      <style:table-column-properties style:column-width="1.2764in"/>
    </style:style>
    <style:style style:name="Table15.F" style:family="table-column">
      <style:table-column-properties style:column-width="0.3688in"/>
    </style:style>
    <style:style style:name="Table15.G" style:family="table-column">
      <style:table-column-properties style:column-width="1.0868in"/>
    </style:style>
    <style:style style:name="Table15.H" style:family="table-column">
      <style:table-column-properties style:column-width="1.8264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15in" fo:padding-right="0.075in" fo:padding-top="0in" fo:padding-bottom="0in" fo:border="1.5pt solid #000000"/>
    </style:style>
    <style:style style:name="Table15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15.A3" style:family="table-cell">
      <style:table-cell-properties fo:padding-left="0.0715in" fo:padding-right="0.075in" fo:padding-top="0in" fo:padding-bottom="0in" fo:border="0.5pt solid #000000"/>
    </style:style>
    <style:style style:name="Table15.A11" style:family="table-cell">
      <style:table-cell-properties fo:padding-left="0.0715in" fo:padding-right="0.075in" fo:padding-top="0in" fo:padding-bottom="0in" fo:border-left="1.5pt solid #000000" fo:border-right="1.5pt solid #000000" fo:border-top="1.5pt solid #000000" fo:border-bottom="0.5pt solid #000000"/>
    </style:style>
    <style:style style:name="Table15.A1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16" style:family="table">
      <style:table-properties style:width="7.1153in" fo:margin-left="0.3444in" fo:margin-top="0in" fo:margin-bottom="0in" table:align="left" style:writing-mode="lr-tb"/>
    </style:style>
    <style:style style:name="Table16.A" style:family="table-column">
      <style:table-column-properties style:column-width="1.5549in"/>
    </style:style>
    <style:style style:name="Table16.B" style:family="table-column">
      <style:table-column-properties style:column-width="0.2035in"/>
    </style:style>
    <style:style style:name="Table16.C" style:family="table-column">
      <style:table-column-properties style:column-width="0.5201in"/>
    </style:style>
    <style:style style:name="Table16.D" style:family="table-column">
      <style:table-column-properties style:column-width="0.1882in"/>
    </style:style>
    <style:style style:name="Table16.E" style:family="table-column">
      <style:table-column-properties style:column-width="1.0826in"/>
    </style:style>
    <style:style style:name="Table16.F" style:family="table-column">
      <style:table-column-properties style:column-width="0.5229in"/>
    </style:style>
    <style:style style:name="Table16.G" style:family="table-column">
      <style:table-column-properties style:column-width="1.2424in"/>
    </style:style>
    <style:style style:name="Table16.H" style:family="table-column">
      <style:table-column-properties style:column-width="1.8007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15in" fo:padding-right="0.075in" fo:padding-top="0in" fo:padding-bottom="0in" fo:border="1.5pt solid #000000"/>
    </style:style>
    <style:style style:name="Table16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16.A3" style:family="table-cell">
      <style:table-cell-properties fo:padding-left="0.0715in" fo:padding-right="0.075in" fo:padding-top="0in" fo:padding-bottom="0in" fo:border="0.5pt solid #000000"/>
    </style:style>
    <style:style style:name="Table16.A7" style:family="table-cell">
      <style:table-cell-properties fo:padding-left="0.0715in" fo:padding-right="0.075in" fo:padding-top="0in" fo:padding-bottom="0in" fo:border-left="1.5pt solid #000000" fo:border-right="1.5pt solid #000000" fo:border-top="1.5pt solid #000000" fo:border-bottom="0.5pt solid #000000"/>
    </style:style>
    <style:style style:name="Table16.A8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17" style:family="table">
      <style:table-properties style:width="7.1153in" fo:margin-left="0.3444in" fo:margin-top="0in" fo:margin-bottom="0in" table:align="left" style:writing-mode="lr-tb"/>
    </style:style>
    <style:style style:name="Table17.A" style:family="table-column">
      <style:table-column-properties style:column-width="1.6833in"/>
    </style:style>
    <style:style style:name="Table17.B" style:family="table-column">
      <style:table-column-properties style:column-width="0.7174in"/>
    </style:style>
    <style:style style:name="Table17.C" style:family="table-column">
      <style:table-column-properties style:column-width="1.8521in"/>
    </style:style>
    <style:style style:name="Table17.D" style:family="table-column">
      <style:table-column-properties style:column-width="1.0625in"/>
    </style:style>
    <style:style style:name="Table17.E" style:family="table-column">
      <style:table-column-properties style:column-width="1.8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15in" fo:padding-right="0.075in" fo:padding-top="0in" fo:padding-bottom="0in" fo:border="1.5pt solid #000000"/>
    </style:style>
    <style:style style:name="Table17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17.A3" style:family="table-cell">
      <style:table-cell-properties fo:padding-left="0.0715in" fo:padding-right="0.075in" fo:padding-top="0in" fo:padding-bottom="0in" fo:border="0.5pt solid #000000"/>
    </style:style>
    <style:style style:name="Table17.A8" style:family="table-cell">
      <style:table-cell-properties fo:padding-left="0.0715in" fo:padding-right="0.075in" fo:padding-top="0in" fo:padding-bottom="0in" fo:border-left="1.5pt solid #000000" fo:border-right="1.5pt solid #000000" fo:border-top="0.5pt solid #000000" fo:border-bottom="0.5pt solid #000000"/>
    </style:style>
    <style:style style:name="Table18" style:family="table">
      <style:table-properties style:width="7.116in" fo:margin-left="0.3444in" fo:margin-top="0in" fo:margin-bottom="0in" table:align="left" style:writing-mode="lr-tb"/>
    </style:style>
    <style:style style:name="Table18.A" style:family="table-column">
      <style:table-column-properties style:column-width="1.7493in"/>
    </style:style>
    <style:style style:name="Table18.B" style:family="table-column">
      <style:table-column-properties style:column-width="0.6833in"/>
    </style:style>
    <style:style style:name="Table18.C" style:family="table-column">
      <style:table-column-properties style:column-width="0.9924in"/>
    </style:style>
    <style:style style:name="Table18.D" style:family="table-column">
      <style:table-column-properties style:column-width="1.2813in"/>
    </style:style>
    <style:style style:name="Table18.E" style:family="table-column">
      <style:table-column-properties style:column-width="2.4097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15in" fo:padding-right="0.075in" fo:padding-top="0in" fo:padding-bottom="0in" fo:border-left="1.5pt solid #000000" fo:border-right="1.5pt solid #000000" fo:border-top="0.5pt solid #000000" fo:border-bottom="0.5pt solid #000000"/>
    </style:style>
    <style:style style:name="Table18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18.A3" style:family="table-cell">
      <style:table-cell-properties fo:padding-left="0.0715in" fo:padding-right="0.075in" fo:padding-top="0in" fo:padding-bottom="0in" fo:border="0.5pt solid #000000"/>
    </style:style>
    <style:style style:name="Table19" style:family="table">
      <style:table-properties style:width="7.1153in" fo:margin-left="0.3444in" fo:margin-top="0in" fo:margin-bottom="0in" table:align="left" style:writing-mode="lr-tb"/>
    </style:style>
    <style:style style:name="Table19.A" style:family="table-column">
      <style:table-column-properties style:column-width="1.6833in"/>
    </style:style>
    <style:style style:name="Table19.B" style:family="table-column">
      <style:table-column-properties style:column-width="0.7174in"/>
    </style:style>
    <style:style style:name="Table19.C" style:family="table-column">
      <style:table-column-properties style:column-width="1.8521in"/>
    </style:style>
    <style:style style:name="Table19.D" style:family="table-column">
      <style:table-column-properties style:column-width="2.8618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15in" fo:padding-right="0.075in" fo:padding-top="0in" fo:padding-bottom="0in" fo:border="1.5pt solid #000000"/>
    </style:style>
    <style:style style:name="Table19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19.A3" style:family="table-cell">
      <style:table-cell-properties fo:padding-left="0.0715in" fo:padding-right="0.075in" fo:padding-top="0in" fo:padding-bottom="0in" fo:border="0.5pt solid #000000"/>
    </style:style>
    <style:style style:name="Table20" style:family="table">
      <style:table-properties style:width="7.1153in" fo:margin-left="0.3444in" fo:margin-top="0in" fo:margin-bottom="0in" table:align="left" style:writing-mode="lr-tb"/>
    </style:style>
    <style:style style:name="Table20.A" style:family="table-column">
      <style:table-column-properties style:column-width="1.6833in"/>
    </style:style>
    <style:style style:name="Table20.B" style:family="table-column">
      <style:table-column-properties style:column-width="0.7174in"/>
    </style:style>
    <style:style style:name="Table20.C" style:family="table-column">
      <style:table-column-properties style:column-width="1.8521in"/>
    </style:style>
    <style:style style:name="Table20.D" style:family="table-column">
      <style:table-column-properties style:column-width="2.8618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15in" fo:padding-right="0.075in" fo:padding-top="0in" fo:padding-bottom="0in" fo:border="1.5pt solid #000000"/>
    </style:style>
    <style:style style:name="Table20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20.A3" style:family="table-cell">
      <style:table-cell-properties fo:padding-left="0.0715in" fo:padding-right="0.075in" fo:padding-top="0in" fo:padding-bottom="0in" fo:border="0.5pt solid #000000"/>
    </style:style>
    <style:style style:name="Table21" style:family="table">
      <style:table-properties style:width="7.1153in" fo:margin-left="0.3444in" fo:margin-top="0in" fo:margin-bottom="0in" table:align="left" style:writing-mode="lr-tb"/>
    </style:style>
    <style:style style:name="Table21.A" style:family="table-column">
      <style:table-column-properties style:column-width="1.6833in"/>
    </style:style>
    <style:style style:name="Table21.B" style:family="table-column">
      <style:table-column-properties style:column-width="0.7174in"/>
    </style:style>
    <style:style style:name="Table21.C" style:family="table-column">
      <style:table-column-properties style:column-width="1.8521in"/>
    </style:style>
    <style:style style:name="Table21.D" style:family="table-column">
      <style:table-column-properties style:column-width="2.8618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15in" fo:padding-right="0.075in" fo:padding-top="0in" fo:padding-bottom="0in" fo:border="1.5pt solid #000000"/>
    </style:style>
    <style:style style:name="Table21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21.A3" style:family="table-cell">
      <style:table-cell-properties fo:padding-left="0.0715in" fo:padding-right="0.075in" fo:padding-top="0in" fo:padding-bottom="0in" fo:border="0.5pt solid #000000"/>
    </style:style>
    <style:style style:name="Table22" style:family="table">
      <style:table-properties style:width="7.1153in" fo:margin-left="0.3444in" fo:margin-top="0in" fo:margin-bottom="0in" table:align="left" style:writing-mode="lr-tb"/>
    </style:style>
    <style:style style:name="Table22.A" style:family="table-column">
      <style:table-column-properties style:column-width="1.6833in"/>
    </style:style>
    <style:style style:name="Table22.B" style:family="table-column">
      <style:table-column-properties style:column-width="0.7174in"/>
    </style:style>
    <style:style style:name="Table22.C" style:family="table-column">
      <style:table-column-properties style:column-width="1.8521in"/>
    </style:style>
    <style:style style:name="Table22.D" style:family="table-column">
      <style:table-column-properties style:column-width="2.8618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15in" fo:padding-right="0.075in" fo:padding-top="0in" fo:padding-bottom="0in" fo:border="1.5pt solid #000000"/>
    </style:style>
    <style:style style:name="Table22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22.A3" style:family="table-cell">
      <style:table-cell-properties fo:padding-left="0.0715in" fo:padding-right="0.075in" fo:padding-top="0in" fo:padding-bottom="0in" fo:border="0.5pt solid #000000"/>
    </style:style>
    <style:style style:name="Table23" style:family="table">
      <style:table-properties style:width="7.1153in" fo:margin-left="0.3444in" fo:margin-top="0in" fo:margin-bottom="0in" table:align="left" style:writing-mode="lr-tb"/>
    </style:style>
    <style:style style:name="Table23.A" style:family="table-column">
      <style:table-column-properties style:column-width="1.6833in"/>
    </style:style>
    <style:style style:name="Table23.B" style:family="table-column">
      <style:table-column-properties style:column-width="0.7174in"/>
    </style:style>
    <style:style style:name="Table23.C" style:family="table-column">
      <style:table-column-properties style:column-width="1.8521in"/>
    </style:style>
    <style:style style:name="Table23.D" style:family="table-column">
      <style:table-column-properties style:column-width="1.0625in"/>
    </style:style>
    <style:style style:name="Table23.E" style:family="table-column">
      <style:table-column-properties style:column-width="1.8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15in" fo:padding-right="0.075in" fo:padding-top="0in" fo:padding-bottom="0in" fo:border="1.5pt solid #000000"/>
    </style:style>
    <style:style style:name="Table23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23.A3" style:family="table-cell">
      <style:table-cell-properties fo:padding-left="0.0715in" fo:padding-right="0.075in" fo:padding-top="0in" fo:padding-bottom="0in" fo:border="0.5pt solid #000000"/>
    </style:style>
    <style:style style:name="Table23.A4" style:family="table-cell">
      <style:table-cell-properties fo:padding-left="0.0715in" fo:padding-right="0.075in" fo:padding-top="0in" fo:padding-bottom="0in" fo:border-left="1.5pt solid #000000" fo:border-right="1.5pt solid #000000" fo:border-top="0.5pt solid #000000" fo:border-bottom="0.5pt solid #000000"/>
    </style:style>
    <style:style style:name="Table24" style:family="table">
      <style:table-properties style:width="7.1153in" fo:margin-left="0.3444in" fo:margin-top="0in" fo:margin-bottom="0in" table:align="left" style:writing-mode="lr-tb"/>
    </style:style>
    <style:style style:name="Table24.A" style:family="table-column">
      <style:table-column-properties style:column-width="1.6826in"/>
    </style:style>
    <style:style style:name="Table24.B" style:family="table-column">
      <style:table-column-properties style:column-width="0.716in"/>
    </style:style>
    <style:style style:name="Table24.C" style:family="table-column">
      <style:table-column-properties style:column-width="1.8465in"/>
    </style:style>
    <style:style style:name="Table24.D" style:family="table-column">
      <style:table-column-properties style:column-width="1.0771in"/>
    </style:style>
    <style:style style:name="Table24.E" style:family="table-column">
      <style:table-column-properties style:column-width="1.7931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15in" fo:padding-right="0.075in" fo:padding-top="0in" fo:padding-bottom="0in" fo:border="1.5pt solid #000000"/>
    </style:style>
    <style:style style:name="Table24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24.A3" style:family="table-cell">
      <style:table-cell-properties fo:padding-left="0.0715in" fo:padding-right="0.075in" fo:padding-top="0in" fo:padding-bottom="0in" fo:border="0.5pt solid #000000"/>
    </style:style>
    <style:style style:name="Table24.A8" style:family="table-cell">
      <style:table-cell-properties fo:padding-left="0.0715in" fo:padding-right="0.075in" fo:padding-top="0in" fo:padding-bottom="0in" fo:border-left="1.5pt solid #000000" fo:border-right="1.5pt solid #000000" fo:border-top="0.5pt solid #000000" fo:border-bottom="0.5pt solid #000000"/>
    </style:style>
    <style:style style:name="Table25" style:family="table">
      <style:table-properties style:width="7.1153in" fo:margin-left="0.3444in" fo:margin-top="0in" fo:margin-bottom="0in" table:align="left" style:writing-mode="lr-tb"/>
    </style:style>
    <style:style style:name="Table25.A" style:family="table-column">
      <style:table-column-properties style:column-width="1.8549in"/>
    </style:style>
    <style:style style:name="Table25.B" style:family="table-column">
      <style:table-column-properties style:column-width="0.7056in"/>
    </style:style>
    <style:style style:name="Table25.C" style:family="table-column">
      <style:table-column-properties style:column-width="1.7132in"/>
    </style:style>
    <style:style style:name="Table25.D" style:family="table-column">
      <style:table-column-properties style:column-width="1.0181in"/>
    </style:style>
    <style:style style:name="Table25.E" style:family="table-column">
      <style:table-column-properties style:column-width="1.8236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0715in" fo:padding-right="0.075in" fo:padding-top="0in" fo:padding-bottom="0in" fo:border="1.5pt solid #000000"/>
    </style:style>
    <style:style style:name="Table25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25.A3" style:family="table-cell">
      <style:table-cell-properties fo:padding-left="0.0715in" fo:padding-right="0.075in" fo:padding-top="0in" fo:padding-bottom="0in" fo:border="0.5pt solid #000000"/>
    </style:style>
    <style:style style:name="Table25.A8" style:family="table-cell">
      <style:table-cell-properties fo:padding-left="0.0715in" fo:padding-right="0.075in" fo:padding-top="0in" fo:padding-bottom="0in" fo:border-left="1.5pt solid #000000" fo:border-right="1.5pt solid #000000" fo:border-top="0.5pt solid #000000" fo:border-bottom="0.5pt solid #000000"/>
    </style:style>
    <style:style style:name="Table26" style:family="table">
      <style:table-properties style:width="7.1153in" fo:margin-left="0.3444in" fo:margin-top="0in" fo:margin-bottom="0in" table:align="left" style:writing-mode="lr-tb"/>
    </style:style>
    <style:style style:name="Table26.A" style:family="table-column">
      <style:table-column-properties style:column-width="1.9854in"/>
    </style:style>
    <style:style style:name="Table26.B" style:family="table-column">
      <style:table-column-properties style:column-width="0.7069in"/>
    </style:style>
    <style:style style:name="Table26.C" style:family="table-column">
      <style:table-column-properties style:column-width="2.1049in"/>
    </style:style>
    <style:style style:name="Table26.D" style:family="table-column">
      <style:table-column-properties style:column-width="1.0354in"/>
    </style:style>
    <style:style style:name="Table26.E" style:family="table-column">
      <style:table-column-properties style:column-width="1.2826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.0715in" fo:padding-right="0.075in" fo:padding-top="0in" fo:padding-bottom="0in" fo:border="1.5pt solid #000000"/>
    </style:style>
    <style:style style:name="Table26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26.A4" style:family="table-cell">
      <style:table-cell-properties fo:padding-left="0.0715in" fo:padding-right="0.075in" fo:padding-top="0in" fo:padding-bottom="0in" fo:border="0.5pt solid #000000"/>
    </style:style>
    <style:style style:name="Table26.A16" style:family="table-cell">
      <style:table-cell-properties fo:padding-left="0.0715in" fo:padding-right="0.075in" fo:padding-top="0in" fo:padding-bottom="0in" fo:border-left="1.5pt solid #000000" fo:border-right="1.5pt solid #000000" fo:border-top="0.5pt solid #000000" fo:border-bottom="0.5pt solid #000000"/>
    </style:style>
    <style:style style:name="Table27" style:family="table">
      <style:table-properties style:width="7.1153in" fo:margin-left="0.3444in" fo:margin-top="0in" fo:margin-bottom="0in" table:align="left" style:writing-mode="lr-tb"/>
    </style:style>
    <style:style style:name="Table27.A" style:family="table-column">
      <style:table-column-properties style:column-width="1.9451in"/>
    </style:style>
    <style:style style:name="Table27.B" style:family="table-column">
      <style:table-column-properties style:column-width="0.6833in"/>
    </style:style>
    <style:style style:name="Table27.C" style:family="table-column">
      <style:table-column-properties style:column-width="1.1979in"/>
    </style:style>
    <style:style style:name="Table27.D" style:family="table-column">
      <style:table-column-properties style:column-width="1.5556in"/>
    </style:style>
    <style:style style:name="Table27.E" style:family="table-column">
      <style:table-column-properties style:column-width="1.7333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715in" fo:padding-right="0.075in" fo:padding-top="0in" fo:padding-bottom="0in" fo:border="1.5pt solid #000000"/>
    </style:style>
    <style:style style:name="Table27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27.A3" style:family="table-cell">
      <style:table-cell-properties fo:padding-left="0.0715in" fo:padding-right="0.075in" fo:padding-top="0in" fo:padding-bottom="0in" fo:border="0.5pt solid #000000"/>
    </style:style>
    <style:style style:name="Table27.A4" style:family="table-cell">
      <style:table-cell-properties fo:padding-left="0.0715in" fo:padding-right="0.075in" fo:padding-top="0in" fo:padding-bottom="0in" fo:border-left="1.5pt solid #000000" fo:border-right="1.5pt solid #000000" fo:border-top="0.5pt solid #000000" fo:border-bottom="0.5pt solid #000000"/>
    </style:style>
    <style:style style:name="Table28" style:family="table">
      <style:table-properties style:width="7.1153in" fo:margin-left="0.3444in" fo:margin-top="0in" fo:margin-bottom="0in" table:align="left" style:writing-mode="lr-tb"/>
    </style:style>
    <style:style style:name="Table28.A" style:family="table-column">
      <style:table-column-properties style:column-width="2.0944in"/>
    </style:style>
    <style:style style:name="Table28.B" style:family="table-column">
      <style:table-column-properties style:column-width="1.2125in"/>
    </style:style>
    <style:style style:name="Table28.C" style:family="table-column">
      <style:table-column-properties style:column-width="0.6694in"/>
    </style:style>
    <style:style style:name="Table28.D" style:family="table-column">
      <style:table-column-properties style:column-width="0.9847in"/>
    </style:style>
    <style:style style:name="Table28.E" style:family="table-column">
      <style:table-column-properties style:column-width="2.1542in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0715in" fo:padding-right="0.075in" fo:padding-top="0in" fo:padding-bottom="0in" fo:border="1.5pt solid #000000"/>
    </style:style>
    <style:style style:name="Table28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28.A3" style:family="table-cell">
      <style:table-cell-properties fo:padding-left="0.0715in" fo:padding-right="0.075in" fo:padding-top="0in" fo:padding-bottom="0in" fo:border="0.5pt solid #000000"/>
    </style:style>
    <style:style style:name="Table28.7" style:family="table-row">
      <style:table-row-properties style:min-row-height="0.1458in" fo:keep-together="auto"/>
    </style:style>
    <style:style style:name="Table28.A9" style:family="table-cell">
      <style:table-cell-properties fo:padding-left="0.0715in" fo:padding-right="0.075in" fo:padding-top="0in" fo:padding-bottom="0in" fo:border-left="1.5pt solid #000000" fo:border-right="1.5pt solid #000000" fo:border-top="0.5pt solid #000000" fo:border-bottom="0.5pt solid #000000"/>
    </style:style>
    <style:style style:name="Table29" style:family="table">
      <style:table-properties style:width="7.1153in" fo:margin-left="0.3444in" fo:margin-top="0in" fo:margin-bottom="0in" table:align="left" style:writing-mode="lr-tb"/>
    </style:style>
    <style:style style:name="Table29.A" style:family="table-column">
      <style:table-column-properties style:column-width="2.0944in"/>
    </style:style>
    <style:style style:name="Table29.B" style:family="table-column">
      <style:table-column-properties style:column-width="1.2125in"/>
    </style:style>
    <style:style style:name="Table29.C" style:family="table-column">
      <style:table-column-properties style:column-width="0.6694in"/>
    </style:style>
    <style:style style:name="Table29.D" style:family="table-column">
      <style:table-column-properties style:column-width="0.9847in"/>
    </style:style>
    <style:style style:name="Table29.E" style:family="table-column">
      <style:table-column-properties style:column-width="2.1542in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.0715in" fo:padding-right="0.075in" fo:padding-top="0in" fo:padding-bottom="0in" fo:border="1.5pt solid #000000"/>
    </style:style>
    <style:style style:name="Table29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29.A3" style:family="table-cell">
      <style:table-cell-properties fo:padding-left="0.0715in" fo:padding-right="0.075in" fo:padding-top="0in" fo:padding-bottom="0in" fo:border="0.5pt solid #000000"/>
    </style:style>
    <style:style style:name="Table29.7" style:family="table-row">
      <style:table-row-properties style:min-row-height="0.1458in" fo:keep-together="auto"/>
    </style:style>
    <style:style style:name="Table29.A8" style:family="table-cell">
      <style:table-cell-properties fo:padding-left="0.0715in" fo:padding-right="0.075in" fo:padding-top="0in" fo:padding-bottom="0in" fo:border-left="1.5pt solid #000000" fo:border-right="1.5pt solid #000000" fo:border-top="0.5pt solid #000000" fo:border-bottom="0.5pt solid #000000"/>
    </style:style>
    <style:style style:name="Table30" style:family="table">
      <style:table-properties style:width="7.1153in" fo:margin-left="0.3444in" fo:margin-top="0in" fo:margin-bottom="0in" table:align="left" style:writing-mode="lr-tb"/>
    </style:style>
    <style:style style:name="Table30.A" style:family="table-column">
      <style:table-column-properties style:column-width="1.8806in"/>
    </style:style>
    <style:style style:name="Table30.B" style:family="table-column">
      <style:table-column-properties style:column-width="0.7167in"/>
    </style:style>
    <style:style style:name="Table30.C" style:family="table-column">
      <style:table-column-properties style:column-width="0.7889in"/>
    </style:style>
    <style:style style:name="Table30.D" style:family="table-column">
      <style:table-column-properties style:column-width="1.2799in"/>
    </style:style>
    <style:style style:name="Table30.E" style:family="table-column">
      <style:table-column-properties style:column-width="2.4493in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.0715in" fo:padding-right="0.075in" fo:padding-top="0in" fo:padding-bottom="0in" fo:border-left="1.5pt solid #000000" fo:border-right="1.5pt solid #000000" fo:border-top="1.5pt solid #000000" fo:border-bottom="0.5pt solid #000000"/>
    </style:style>
    <style:style style:name="Table30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30.A3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30.A4" style:family="table-cell">
      <style:table-cell-properties fo:padding-left="0.0715in" fo:padding-right="0.075in" fo:padding-top="0in" fo:padding-bottom="0in" fo:border="0.5pt solid #000000"/>
    </style:style>
    <style:style style:name="Table31" style:family="table">
      <style:table-properties style:width="7.1153in" fo:margin-left="0.3444in" fo:margin-top="0in" fo:margin-bottom="0in" table:align="left" style:writing-mode="lr-tb"/>
    </style:style>
    <style:style style:name="Table31.A" style:family="table-column">
      <style:table-column-properties style:column-width="2.0944in"/>
    </style:style>
    <style:style style:name="Table31.B" style:family="table-column">
      <style:table-column-properties style:column-width="0.7993in"/>
    </style:style>
    <style:style style:name="Table31.C" style:family="table-column">
      <style:table-column-properties style:column-width="0.6875in"/>
    </style:style>
    <style:style style:name="Table31.D" style:family="table-column">
      <style:table-column-properties style:column-width="1.3785in"/>
    </style:style>
    <style:style style:name="Table31.E" style:family="table-column">
      <style:table-column-properties style:column-width="2.1556in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-left="0.0715in" fo:padding-right="0.075in" fo:padding-top="0in" fo:padding-bottom="0in" fo:border="1.5pt solid #000000"/>
    </style:style>
    <style:style style:name="Table31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31.A3" style:family="table-cell">
      <style:table-cell-properties fo:padding-left="0.0715in" fo:padding-right="0.075in" fo:padding-top="0in" fo:padding-bottom="0in" fo:border="0.5pt solid #000000"/>
    </style:style>
    <style:style style:name="Table31.A5" style:family="table-cell">
      <style:table-cell-properties fo:padding-left="0.0715in" fo:padding-right="0.075in" fo:padding-top="0in" fo:padding-bottom="0in" fo:border-left="1.5pt solid #000000" fo:border-right="1.5pt solid #000000" fo:border-top="0.5pt solid #000000" fo:border-bottom="0.5pt solid #000000"/>
    </style:style>
    <style:style style:name="Table32" style:family="table">
      <style:table-properties style:width="7.1153in" fo:margin-left="0.3444in" fo:margin-top="0in" fo:margin-bottom="0in" table:align="left" style:writing-mode="lr-tb"/>
    </style:style>
    <style:style style:name="Table32.A" style:family="table-column">
      <style:table-column-properties style:column-width="1.6in"/>
    </style:style>
    <style:style style:name="Table32.B" style:family="table-column">
      <style:table-column-properties style:column-width="0.2951in"/>
    </style:style>
    <style:style style:name="Table32.C" style:family="table-column">
      <style:table-column-properties style:column-width="0.434in"/>
    </style:style>
    <style:style style:name="Table32.D" style:family="table-column">
      <style:table-column-properties style:column-width="0.359in"/>
    </style:style>
    <style:style style:name="Table32.E" style:family="table-column">
      <style:table-column-properties style:column-width="0.8458in"/>
    </style:style>
    <style:style style:name="Table32.F" style:family="table-column">
      <style:table-column-properties style:column-width="0.3924in"/>
    </style:style>
    <style:style style:name="Table32.G" style:family="table-column">
      <style:table-column-properties style:column-width="1.4014in"/>
    </style:style>
    <style:style style:name="Table32.H" style:family="table-column">
      <style:table-column-properties style:column-width="1.7875in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.0715in" fo:padding-right="0.075in" fo:padding-top="0in" fo:padding-bottom="0in" fo:border-left="1.5pt solid #000000" fo:border-right="1.5pt solid #000000" fo:border-top="0.5pt solid #000000" fo:border-bottom="0.5pt solid #000000"/>
    </style:style>
    <style:style style:name="Table32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32.A4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32.A5" style:family="table-cell">
      <style:table-cell-properties fo:padding-left="0.0715in" fo:padding-right="0.075in" fo:padding-top="0in" fo:padding-bottom="0in" fo:border="1.5pt solid #000000"/>
    </style:style>
    <style:style style:name="Table33" style:family="table">
      <style:table-properties style:width="7.1153in" fo:margin-left="0.3444in" fo:margin-top="0in" fo:margin-bottom="0in" table:align="left" style:writing-mode="lr-tb"/>
    </style:style>
    <style:style style:name="Table33.A" style:family="table-column">
      <style:table-column-properties style:column-width="1.7417in"/>
    </style:style>
    <style:style style:name="Table33.B" style:family="table-column">
      <style:table-column-properties style:column-width="0.7313in"/>
    </style:style>
    <style:style style:name="Table33.C" style:family="table-column">
      <style:table-column-properties style:column-width="1.6403in"/>
    </style:style>
    <style:style style:name="Table33.D" style:family="table-column">
      <style:table-column-properties style:column-width="3.0014in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.0715in" fo:padding-right="0.075in" fo:padding-top="0in" fo:padding-bottom="0in" fo:border="1.5pt solid #000000"/>
    </style:style>
    <style:style style:name="Table33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33.A3" style:family="table-cell">
      <style:table-cell-properties fo:padding-left="0.0715in" fo:padding-right="0.075in" fo:padding-top="0in" fo:padding-bottom="0in" fo:border="0.5pt solid #000000"/>
    </style:style>
    <style:style style:name="Table34" style:family="table">
      <style:table-properties style:width="7.1153in" fo:margin-left="0.3444in" fo:margin-top="0in" fo:margin-bottom="0in" table:align="left" style:writing-mode="lr-tb"/>
    </style:style>
    <style:style style:name="Table34.A" style:family="table-column">
      <style:table-column-properties style:column-width="1.6125in"/>
    </style:style>
    <style:style style:name="Table34.B" style:family="table-column">
      <style:table-column-properties style:column-width="0.7889in"/>
    </style:style>
    <style:style style:name="Table34.C" style:family="table-column">
      <style:table-column-properties style:column-width="0.6882in"/>
    </style:style>
    <style:style style:name="Table34.D" style:family="table-column">
      <style:table-column-properties style:column-width="1.8701in"/>
    </style:style>
    <style:style style:name="Table34.E" style:family="table-column">
      <style:table-column-properties style:column-width="2.1556in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.0715in" fo:padding-right="0.075in" fo:padding-top="0in" fo:padding-bottom="0in" fo:border="1.5pt solid #000000"/>
    </style:style>
    <style:style style:name="Table34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34.A3" style:family="table-cell">
      <style:table-cell-properties fo:padding-left="0.0715in" fo:padding-right="0.075in" fo:padding-top="0in" fo:padding-bottom="0in" fo:border="0.5pt solid #000000"/>
    </style:style>
    <style:style style:name="Table34.A4" style:family="table-cell">
      <style:table-cell-properties fo:padding-left="0.0715in" fo:padding-right="0.075in" fo:padding-top="0in" fo:padding-bottom="0in" fo:border-left="1.5pt solid #000000" fo:border-right="1.5pt solid #000000" fo:border-top="0.5pt solid #000000" fo:border-bottom="0.5pt solid #000000"/>
    </style:style>
    <style:style style:name="Table35" style:family="table">
      <style:table-properties style:width="7.1153in" fo:margin-left="0.3444in" fo:margin-top="0in" fo:margin-bottom="0in" table:align="left" style:writing-mode="lr-tb"/>
    </style:style>
    <style:style style:name="Table35.A" style:family="table-column">
      <style:table-column-properties style:column-width="1.6757in"/>
    </style:style>
    <style:style style:name="Table35.B" style:family="table-column">
      <style:table-column-properties style:column-width="0.2049in"/>
    </style:style>
    <style:style style:name="Table35.C" style:family="table-column">
      <style:table-column-properties style:column-width="0.5299in"/>
    </style:style>
    <style:style style:name="Table35.D" style:family="table-column">
      <style:table-column-properties style:column-width="0.1868in"/>
    </style:style>
    <style:style style:name="Table35.E" style:family="table-column">
      <style:table-column-properties style:column-width="0.7889in"/>
    </style:style>
    <style:style style:name="Table35.F" style:family="table-column">
      <style:table-column-properties style:column-width="0.6646in"/>
    </style:style>
    <style:style style:name="Table35.G" style:family="table-column">
      <style:table-column-properties style:column-width="0.6153in"/>
    </style:style>
    <style:style style:name="Table35.H" style:family="table-column">
      <style:table-column-properties style:column-width="2.4493in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0715in" fo:padding-right="0.075in" fo:padding-top="0in" fo:padding-bottom="0in" fo:border="1.5pt solid #000000"/>
    </style:style>
    <style:style style:name="Table35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35.A3" style:family="table-cell">
      <style:table-cell-properties fo:padding-left="0.0715in" fo:padding-right="0.075in" fo:padding-top="0in" fo:padding-bottom="0in" fo:border="0.5pt solid #000000"/>
    </style:style>
    <style:style style:name="Table35.A5" style:family="table-cell">
      <style:table-cell-properties fo:padding-left="0.0715in" fo:padding-right="0.075in" fo:padding-top="0in" fo:padding-bottom="0in" fo:border-left="1.5pt solid #000000" fo:border-right="1.5pt solid #000000" fo:border-top="1.5pt solid #000000" fo:border-bottom="0.5pt solid #000000"/>
    </style:style>
    <style:style style:name="Table35.A6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36" style:family="table">
      <style:table-properties style:width="7.1153in" fo:margin-left="0.3444in" fo:margin-top="0in" fo:margin-bottom="0in" table:align="left" style:writing-mode="lr-tb"/>
    </style:style>
    <style:style style:name="Table36.A" style:family="table-column">
      <style:table-column-properties style:column-width="1.6264in"/>
    </style:style>
    <style:style style:name="Table36.B" style:family="table-column">
      <style:table-column-properties style:column-width="0.2035in"/>
    </style:style>
    <style:style style:name="Table36.C" style:family="table-column">
      <style:table-column-properties style:column-width="0.5236in"/>
    </style:style>
    <style:style style:name="Table36.D" style:family="table-column">
      <style:table-column-properties style:column-width="0.1868in"/>
    </style:style>
    <style:style style:name="Table36.E" style:family="table-column">
      <style:table-column-properties style:column-width="0.7889in"/>
    </style:style>
    <style:style style:name="Table36.F" style:family="table-column">
      <style:table-column-properties style:column-width="0.9174in"/>
    </style:style>
    <style:style style:name="Table36.G" style:family="table-column">
      <style:table-column-properties style:column-width="0.6688in"/>
    </style:style>
    <style:style style:name="Table36.H" style:family="table-column">
      <style:table-column-properties style:column-width="2.2in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.0715in" fo:padding-right="0.075in" fo:padding-top="0in" fo:padding-bottom="0in" fo:border="1.5pt solid #000000"/>
    </style:style>
    <style:style style:name="Table36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36.A3" style:family="table-cell">
      <style:table-cell-properties fo:padding-left="0.0715in" fo:padding-right="0.075in" fo:padding-top="0in" fo:padding-bottom="0in" fo:border="0.5pt solid #000000"/>
    </style:style>
    <style:style style:name="Table36.A4" style:family="table-cell">
      <style:table-cell-properties fo:padding-left="0.0715in" fo:padding-right="0.075in" fo:padding-top="0in" fo:padding-bottom="0in" fo:border-left="1.5pt solid #000000" fo:border-right="1.5pt solid #000000" fo:border-top="1.5pt solid #000000" fo:border-bottom="0.5pt solid #000000"/>
    </style:style>
    <style:style style:name="Table36.A5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37" style:family="table">
      <style:table-properties style:width="7.1153in" fo:margin-left="0.3444in" fo:margin-top="0in" fo:margin-bottom="0in" table:align="left" style:writing-mode="lr-tb"/>
    </style:style>
    <style:style style:name="Table37.A" style:family="table-column">
      <style:table-column-properties style:column-width="1.6757in"/>
    </style:style>
    <style:style style:name="Table37.B" style:family="table-column">
      <style:table-column-properties style:column-width="0.2049in"/>
    </style:style>
    <style:style style:name="Table37.C" style:family="table-column">
      <style:table-column-properties style:column-width="0.5299in"/>
    </style:style>
    <style:style style:name="Table37.D" style:family="table-column">
      <style:table-column-properties style:column-width="0.1868in"/>
    </style:style>
    <style:style style:name="Table37.E" style:family="table-column">
      <style:table-column-properties style:column-width="0.7889in"/>
    </style:style>
    <style:style style:name="Table37.F" style:family="table-column">
      <style:table-column-properties style:column-width="0.6646in"/>
    </style:style>
    <style:style style:name="Table37.G" style:family="table-column">
      <style:table-column-properties style:column-width="0.6153in"/>
    </style:style>
    <style:style style:name="Table37.H" style:family="table-column">
      <style:table-column-properties style:column-width="2.4493in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.0715in" fo:padding-right="0.075in" fo:padding-top="0in" fo:padding-bottom="0in" fo:border="1.5pt solid #000000"/>
    </style:style>
    <style:style style:name="Table37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37.A3" style:family="table-cell">
      <style:table-cell-properties fo:padding-left="0.0715in" fo:padding-right="0.075in" fo:padding-top="0in" fo:padding-bottom="0in" fo:border="0.5pt solid #000000"/>
    </style:style>
    <style:style style:name="Table37.A5" style:family="table-cell">
      <style:table-cell-properties fo:padding-left="0.0715in" fo:padding-right="0.075in" fo:padding-top="0in" fo:padding-bottom="0in" fo:border-left="1.5pt solid #000000" fo:border-right="1.5pt solid #000000" fo:border-top="1.5pt solid #000000" fo:border-bottom="0.5pt solid #000000"/>
    </style:style>
    <style:style style:name="Table37.A6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38" style:family="table">
      <style:table-properties style:width="7.1153in" fo:margin-left="0.3444in" fo:margin-top="0in" fo:margin-bottom="0in" table:align="left" style:writing-mode="lr-tb"/>
    </style:style>
    <style:style style:name="Table38.A" style:family="table-column">
      <style:table-column-properties style:column-width="1.6743in"/>
    </style:style>
    <style:style style:name="Table38.B" style:family="table-column">
      <style:table-column-properties style:column-width="0.2292in"/>
    </style:style>
    <style:style style:name="Table38.C" style:family="table-column">
      <style:table-column-properties style:column-width="0.5264in"/>
    </style:style>
    <style:style style:name="Table38.D" style:family="table-column">
      <style:table-column-properties style:column-width="0.191in"/>
    </style:style>
    <style:style style:name="Table38.E" style:family="table-column">
      <style:table-column-properties style:column-width="1.0979in"/>
    </style:style>
    <style:style style:name="Table38.F" style:family="table-column">
      <style:table-column-properties style:column-width="0.6653in"/>
    </style:style>
    <style:style style:name="Table38.G" style:family="table-column">
      <style:table-column-properties style:column-width="0.5715in"/>
    </style:style>
    <style:style style:name="Table38.H" style:family="table-column">
      <style:table-column-properties style:column-width="2.1597in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-left="0.0715in" fo:padding-right="0.075in" fo:padding-top="0in" fo:padding-bottom="0in" fo:border="1.5pt solid #000000"/>
    </style:style>
    <style:style style:name="Table38.A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38.A3" style:family="table-cell">
      <style:table-cell-properties fo:padding-left="0.0715in" fo:padding-right="0.075in" fo:padding-top="0in" fo:padding-bottom="0in" fo:border="0.5pt solid #000000"/>
    </style:style>
    <style:style style:name="Table38.A21" style:family="table-cell">
      <style:table-cell-properties fo:padding-left="0.0715in" fo:padding-right="0.075in" fo:padding-top="0in" fo:padding-bottom="0in" fo:border-left="1.5pt solid #000000" fo:border-right="1.5pt solid #000000" fo:border-top="1.5pt solid #000000" fo:border-bottom="0.5pt solid #000000"/>
    </style:style>
    <style:style style:name="Table38.A22" style:family="table-cell">
      <style:table-cell-properties fo:padding-left="0.0715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39" style:family="table">
      <style:table-properties style:width="7.1826in" fo:margin-left="0in" fo:margin-top="0in" fo:margin-bottom="0in" table:align="left" style:writing-mode="lr-tb"/>
    </style:style>
    <style:style style:name="Table39.A" style:family="table-column">
      <style:table-column-properties style:column-width="0.3118in"/>
    </style:style>
    <style:style style:name="Table39.B" style:family="table-column">
      <style:table-column-properties style:column-width="0.7868in"/>
    </style:style>
    <style:style style:name="Table39.C" style:family="table-column">
      <style:table-column-properties style:column-width="0.4958in"/>
    </style:style>
    <style:style style:name="Table39.D" style:family="table-column">
      <style:table-column-properties style:column-width="0.7861in"/>
    </style:style>
    <style:style style:name="Table39.E" style:family="table-column">
      <style:table-column-properties style:column-width="0.8882in"/>
    </style:style>
    <style:style style:name="Table39.G" style:family="table-column">
      <style:table-column-properties style:column-width="0.8875in"/>
    </style:style>
    <style:style style:name="Table39.H" style:family="table-column">
      <style:table-column-properties style:column-width="0.8854in"/>
    </style:style>
    <style:style style:name="Table39.J" style:family="table-column">
      <style:table-column-properties style:column-width="0.5681in"/>
    </style:style>
    <style:style style:name="Table39.1" style:family="table-row">
      <style:table-row-properties style:min-row-height="0.3938in" fo:keep-together="auto"/>
    </style:style>
    <style:style style:name="Table39.A1" style:family="table-cell">
      <style:table-cell-properties style:vertical-align="middle" fo:padding-left="0.0715in" fo:padding-right="0.075in" fo:padding-top="0in" fo:padding-bottom="0in" fo:border="0.5pt solid #000000"/>
    </style:style>
    <style:style style:name="Table39.2" style:family="table-row">
      <style:table-row-properties style:min-row-height="0.7875in" fo:keep-together="always"/>
    </style:style>
    <style:style style:name="Table39.3" style:family="table-row">
      <style:table-row-properties style:row-height="0.7167in" fo:keep-together="always"/>
    </style:style>
    <style:style style:name="Table39.A3" style:family="table-cell">
      <style:table-cell-properties style:vertical-align="middle" fo:padding-left="0.0715in" fo:padding-right="0.075in" fo:padding-top="0in" fo:padding-bottom="0in" fo:border="0.5pt solid #000000" style:writing-mode="lr-tb"/>
    </style:style>
    <style:style style:name="Table39.4" style:family="table-row">
      <style:table-row-properties style:min-row-height="0.3153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3" style:family="paragraph" style:parent-style-name="Standard">
      <style:text-properties style:font-name="Times New Roman" style:font-name-complex="Times New Roman1"/>
    </style:style>
    <style:style style:name="P4" style:family="paragraph" style:parent-style-name="Standard">
      <style:paragraph-properties>
        <style:tab-stops>
          <style:tab-stop style:position="3.0972in"/>
        </style:tab-stops>
      </style:paragraph-properties>
      <style:text-properties style:font-name="Times New Roman" style:font-name-complex="Times New Roman1"/>
    </style:style>
    <style:style style:name="P5" style:family="paragraph" style:parent-style-name="Standard">
      <style:text-properties style:font-name="Times New Roman" fo:font-size="12pt" style:font-size-asian="12pt" style:font-name-complex="Times New Roman1"/>
    </style:style>
    <style:style style:name="P6" style:family="paragraph" style:parent-style-name="Standard">
      <style:text-properties style:font-name="Times New Roman" fo:font-size="12pt" fo:font-weight="bold" style:font-size-asian="12pt" style:font-weight-asian="bold" style:font-name-complex="Times New Roman1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2.9374in"/>
        </style:tab-stops>
      </style:paragraph-properties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>
        <style:tab-stops>
          <style:tab-stop style:position="3.4236in"/>
        </style:tab-stops>
      </style:paragraph-properties>
      <style:text-properties fo:language="en" fo:country="US"/>
    </style:style>
    <style:style style:name="P11" style:family="paragraph" style:parent-style-name="Standard">
      <style:paragraph-properties>
        <style:tab-stops>
          <style:tab-stop style:position="3.4236in"/>
        </style:tab-stops>
      </style:paragraph-properties>
    </style:style>
    <style:style style:name="P12" style:family="paragraph" style:parent-style-name="Standard">
      <style:text-properties style:font-name="Times New Roman" fo:font-size="12pt" style:font-size-asian="10.5pt" style:font-size-complex="12pt"/>
    </style:style>
    <style:style style:name="P13" style:family="paragraph" style:parent-style-name="Standard">
      <style:text-properties style:font-name="Times New Roman" fo:font-size="12pt" officeooo:rsid="00174990" officeooo:paragraph-rsid="00174990" style:font-size-asian="10.5pt" style:font-size-complex="12pt"/>
    </style:style>
    <style:style style:name="P14" style:family="paragraph" style:parent-style-name="Standard">
      <style:paragraph-properties fo:margin-top="0in" fo:margin-bottom="0.111in" loext:contextual-spacing="false"/>
    </style:style>
    <style:style style:name="P15" style:family="paragraph" style:parent-style-name="Standard">
      <style:paragraph-properties fo:margin-top="0in" fo:margin-bottom="0.111in" loext:contextual-spacing="false"/>
      <style:text-properties text:display="none"/>
    </style:style>
    <style:style style:name="P16" style:family="paragraph" style:parent-style-name="Standard">
      <style:paragraph-properties fo:margin-top="0in" fo:margin-bottom="0.111in" loext:contextual-spacing="false"/>
      <style:text-properties fo:language="en" fo:country="US"/>
    </style:style>
    <style:style style:name="P17" style:family="paragraph" style:parent-style-name="Standard">
      <style:paragraph-properties fo:margin-top="0in" fo:margin-bottom="0.111in" loext:contextual-spacing="false" fo:text-align="center" style:justify-single-word="false"/>
      <style:text-properties style:font-name-asian="Calibri1" style:language-asian="ru" style:country-asian="RU" style:font-name-complex="Times New Roman1" style:font-size-complex="12pt"/>
    </style:style>
    <style:style style:name="P18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0" style:family="paragraph" style:parent-style-name="Standard">
      <style:paragraph-properties fo:margin-top="0in" fo:margin-bottom="0in" loext:contextual-spacing="false" fo:line-height="100%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9165in"/>
        </style:tab-stops>
      </style:paragraph-properties>
    </style:style>
    <style:style style:name="P23" style:family="paragraph" style:parent-style-name="Standard" style:list-style-name="">
      <style:paragraph-properties fo:margin-top="0in" fo:margin-bottom="0in" loext:contextual-spacing="false" fo:line-height="100%">
        <style:tab-stops>
          <style:tab-stop style:position="0in"/>
        </style:tab-stops>
      </style:paragraph-properties>
    </style:style>
    <style:style style:name="P24" style:family="paragraph" style:parent-style-name="Standard" style:list-style-name="">
      <style:paragraph-properties fo:margin-top="0in" fo:margin-bottom="0in" loext:contextual-spacing="false" fo:line-height="100%">
        <style:tab-stops>
          <style:tab-stop style:position="0in"/>
        </style:tab-stops>
      </style:paragraph-properties>
      <style:text-properties style:font-name="Times New Roman" fo:font-size="12pt" style:font-size-asian="12pt" style:font-name-complex="Times New Roman1"/>
    </style:style>
    <style:style style:name="P2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6" style:family="paragraph" style:parent-style-name="Standard" style:list-style-name="">
      <style:paragraph-properties fo:margin-top="0in" fo:margin-bottom="0in" loext:contextual-spacing="false" fo:line-height="100%">
        <style:tab-stops>
          <style:tab-stop style:position="0in"/>
        </style:tab-stops>
      </style:paragraph-properties>
      <style:text-properties style:font-name="Times New Roman" fo:font-size="12pt" fo:font-weight="bold" style:font-size-asian="12pt" style:font-weight-asian="bold" style:font-name-complex="Times New Roman1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en" fo:country="US" style:font-size-asian="12pt" style:font-name-complex="Times New Roman1"/>
    </style:style>
    <style:style style:name="P28" style:family="paragraph" style:parent-style-name="Standard" style:list-style-name="">
      <style:paragraph-properties fo:margin-top="0in" fo:margin-bottom="0in" loext:contextual-spacing="false" fo:line-height="100%">
        <style:tab-stops>
          <style:tab-stop style:position="0in"/>
        </style:tab-stops>
      </style:paragraph-properties>
      <style:text-properties style:font-name="Times New Roman" fo:font-size="12pt" fo:language="en" fo:country="US" style:font-size-asian="12pt" style:font-name-complex="Times New Roman1"/>
    </style:style>
    <style:style style:name="P29" style:family="paragraph" style:parent-style-name="Standard">
      <style:paragraph-properties fo:margin-top="0in" fo:margin-bottom="0in" loext:contextual-spacing="false"/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font-name-asian="Calibri1" style:language-asian="ru" style:country-asian="RU" style:font-name-complex="Times New Roman1" style:font-size-complex="12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9165in"/>
        </style:tab-stops>
      </style:paragraph-properties>
      <style:text-properties style:font-name="Times New Roman" style:font-name-complex="Times New Roman1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use-window-font-color="true" style:font-name="Times New Roman" fo:font-size="12pt" style:font-size-asian="12pt" style:font-name-complex="Times New Roman1" style:font-size-complex="12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" fo:font-size="12pt" style:font-size-asian="12pt" style:font-name-complex="Times New Roman1" style:font-size-complex="12pt"/>
    </style:style>
    <style:style style:name="P36" style:family="paragraph" style:parent-style-name="Standard">
      <style:paragraph-properties fo:margin-top="0in" fo:margin-bottom="0in" loext:contextual-spacing="false" fo:text-align="center" style:justify-single-word="false"/>
      <style:text-properties style:font-name-asian="Calibri1" style:language-asian="ru" style:country-asian="RU" style:font-name-complex="Times New Roman1" style:font-size-complex="12pt"/>
    </style:style>
    <style:style style:name="P37" style:family="paragraph" style:parent-style-name="Standard" style:master-page-name="First_20_Page">
      <style:paragraph-properties fo:margin-top="0in" fo:margin-bottom="0in" loext:contextual-spacing="false" fo:text-align="center" style:justify-single-word="false" style:page-number="auto"/>
    </style:style>
    <style:style style:name="P38" style:family="paragraph" style:parent-style-name="Standard">
      <style:paragraph-properties fo:margin-top="0in" fo:margin-bottom="0.0835in" loext:contextual-spacing="false" fo:text-align="center" style:justify-single-word="false"/>
    </style:style>
    <style:style style:name="P39" style:family="paragraph" style:parent-style-name="Standard">
      <style:paragraph-properties fo:margin-top="0in" fo:margin-bottom="0.0835in" loext:contextual-spacing="false" fo:line-height="100%"/>
      <style:text-properties style:use-window-font-color="true"/>
    </style:style>
    <style:style style:name="P40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use-window-font-color="true"/>
    </style:style>
    <style:style style:name="P41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style:use-window-font-color="true"/>
    </style:style>
    <style:style style:name="P42" style:family="paragraph" style:parent-style-name="Standard">
      <style:paragraph-properties fo:margin-top="0in" fo:margin-bottom="0.1665in" loext:contextual-spacing="false"/>
      <style:text-properties style:font-name="Times New Roman" fo:font-size="14pt" style:font-size-asian="14pt" style:font-name-complex="Times New Roman1" style:font-size-complex="14pt"/>
    </style:style>
    <style:style style:name="P43" style:family="paragraph" style:parent-style-name="Standard">
      <style:paragraph-properties fo:margin-top="0in" fo:margin-bottom="0.25in" loext:contextual-spacing="false"/>
      <style:text-properties style:font-name="Times New Roman" fo:font-size="14pt" style:font-size-asian="14pt" style:font-name-complex="Times New Roman1" style:font-size-complex="14pt"/>
    </style:style>
    <style:style style:name="P44" style:family="paragraph" style:parent-style-name="Standard">
      <style:paragraph-properties fo:margin-top="0in" fo:margin-bottom="0.25in" loext:contextual-spacing="false"/>
      <style:text-properties style:font-name="Times New Roman" fo:font-size="12pt" fo:font-weight="bold" style:font-size-asian="12pt" style:font-weight-asian="bold" style:font-name-complex="Times New Roman1"/>
    </style:style>
    <style:style style:name="P45" style:family="paragraph" style:parent-style-name="Standard">
      <style:paragraph-properties fo:margin-left="0.0783in" fo:margin-right="0.0783in" fo:margin-top="0in" fo:margin-bottom="0in" loext:contextual-spacing="false" fo:line-height="100%" fo:text-indent="0in" style:auto-text-indent="false"/>
      <style:text-properties style:use-window-font-color="true" style:font-name="Times New Roman" fo:font-size="12pt" style:font-size-asian="12pt" style:font-name-complex="Times New Roman1" style:font-size-complex="12pt" style:text-rotation-angle="90" style:text-rotation-scale="line-height"/>
    </style:style>
    <style:style style:name="P46" style:family="paragraph" style:parent-style-name="Standard">
      <style:paragraph-properties fo:margin-left="0.0783in" fo:margin-right="0.0783in" fo:margin-top="0in" fo:margin-bottom="0in" loext:contextual-spacing="false" fo:line-height="100%" fo:text-indent="0in" style:auto-text-indent="false"/>
      <style:text-properties style:use-window-font-color="true" style:text-rotation-angle="90" style:text-rotation-scale="line-height"/>
    </style:style>
    <style:style style:name="P47" style:family="paragraph" style:parent-style-name="Standard">
      <style:paragraph-properties fo:margin-left="0.0783in" fo:margin-right="0.0783in" fo:margin-top="0in" fo:margin-bottom="0in" loext:contextual-spacing="false" fo:line-height="100%" fo:text-align="center" style:justify-single-word="false" fo:text-indent="0in" style:auto-text-indent="false"/>
      <style:text-properties style:use-window-font-color="true" style:text-rotation-angle="90" style:text-rotation-scale="line-height"/>
    </style:style>
    <style:style style:name="P48" style:family="paragraph" style:parent-style-name="Standard">
      <style:paragraph-properties fo:margin-left="0.0783in" fo:margin-right="0.0783in" fo:margin-top="0in" fo:margin-bottom="0in" loext:contextual-spacing="false" fo:text-align="center" style:justify-single-word="false" fo:text-indent="0in" style:auto-text-indent="false"/>
      <style:text-properties style:text-rotation-angle="90" style:text-rotation-scale="line-height"/>
    </style:style>
    <style:style style:name="P49" style:family="paragraph" style:parent-style-name="Standard">
      <style:paragraph-properties fo:margin-left="0in" fo:margin-right="0.7402in" fo:margin-top="0in" fo:margin-bottom="0.0835in" loext:contextual-spacing="false" fo:line-height="100%" fo:text-align="center" style:justify-single-word="false" fo:text-indent="0in" style:auto-text-indent="false"/>
    </style:style>
    <style:style style:name="P50" style:family="paragraph" style:parent-style-name="Standard">
      <style:paragraph-properties fo:margin-left="0.0402in" fo:margin-right="0.8299in" fo:margin-top="0.2402in" fo:margin-bottom="0.0799in" loext:contextual-spacing="false" fo:text-align="center" style:justify-single-word="false" fo:text-indent="0in" style:auto-text-indent="false"/>
    </style:style>
    <style:style style:name="P51" style:family="paragraph" style:parent-style-name="Standard">
      <style:paragraph-properties fo:margin-left="0in" fo:margin-right="0.8272in" fo:margin-top="0in" fo:margin-bottom="0.0835in" loext:contextual-spacing="false" fo:text-align="center" style:justify-single-word="false" fo:text-indent="0in" style:auto-text-indent="false"/>
    </style:style>
    <style:style style:name="P52" style:family="paragraph" style:parent-style-name="Standard">
      <style:paragraph-properties fo:margin-left="0in" fo:margin-right="0.8272in" fo:margin-top="0in" fo:margin-bottom="0.0835in" loext:contextual-spacing="false" fo:text-align="end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53" style:family="paragraph" style:parent-style-name="Standard">
      <style:paragraph-properties fo:margin-left="0in" fo:margin-right="0.8272in" fo:margin-top="0in" fo:margin-bottom="0.8335in" loext:contextual-spacing="false" fo:text-align="center" style:justify-single-word="false" fo:text-indent="0in" style:auto-text-indent="false"/>
    </style:style>
    <style:style style:name="P54" style:family="paragraph" style:parent-style-name="Standard">
      <style:paragraph-properties fo:margin-left="0in" fo:margin-right="0.8272in" fo:margin-top="0in" fo:margin-bottom="0.8335in" loext:contextual-spacing="false" fo:text-indent="0in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5" style:family="paragraph" style:parent-style-name="Standard">
      <style:paragraph-properties fo:margin-left="3.3862in" fo:margin-right="0in" fo:margin-top="0in" fo:margin-bottom="0in" loext:contextual-spacing="false" fo:text-align="center" style:justify-single-word="false" fo:text-indent="0in" style:auto-text-indent="false"/>
    </style:style>
    <style:style style:name="P56" style:family="paragraph" style:parent-style-name="Standard">
      <style:paragraph-properties fo:margin-left="3.3862in" fo:margin-right="0in" fo:margin-top="0in" fo:margin-bottom="1.9165in" loext:contextual-spacing="false" fo:text-align="center" style:justify-single-word="false" fo:text-indent="0in" style:auto-text-indent="false"/>
    </style:style>
    <style:style style:name="P57" style:family="paragraph" style:parent-style-name="Standard">
      <style:paragraph-properties fo:margin-left="0in" fo:margin-right="3.7409in" fo:margin-top="0in" fo:margin-bottom="0in" loext:contextual-spacing="false" fo:text-align="center" style:justify-single-word="false" fo:text-indent="0in" style:auto-text-indent="false"/>
    </style:style>
    <style:style style:name="P58" style:family="paragraph" style:parent-style-name="Standard">
      <style:paragraph-properties fo:margin-left="0in" fo:margin-right="3.7409in" fo:margin-top="0in" fo:margin-bottom="2.778in" loext:contextual-spacing="false" fo:text-align="center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59" style:family="paragraph" style:parent-style-name="Standard">
      <style:paragraph-properties fo:margin-top="1.5in" fo:margin-bottom="0.0201in" loext:contextual-spacing="false" fo:text-align="center" style:justify-single-word="false"/>
    </style:style>
    <style:style style:name="P60" style:family="paragraph" style:parent-style-name="Standard">
      <style:paragraph-properties fo:margin-top="0in" fo:margin-bottom="0.0402in" loext:contextual-spacing="false" fo:line-height="103%" fo:text-align="center" style:justify-single-word="false"/>
    </style:style>
    <style:style style:name="P61" style:family="paragraph" style:parent-style-name="Standard">
      <style:paragraph-properties fo:margin-top="0in" fo:margin-bottom="0.2in" loext:contextual-spacing="false" fo:text-align="center" style:justify-single-word="false"/>
    </style:style>
    <style:style style:name="P62" style:family="paragraph" style:parent-style-name="Standard">
      <style:paragraph-properties fo:margin-left="0in" fo:margin-right="0in" fo:margin-top="0in" fo:margin-bottom="0.0835in" loext:contextual-spacing="false" fo:text-indent="0.1972in" style:auto-text-indent="false"/>
    </style:style>
    <style:style style:name="P63" style:family="paragraph" style:parent-style-name="Standard">
      <style:paragraph-properties fo:margin-left="0in" fo:margin-right="0in" fo:margin-top="0in" fo:margin-bottom="0.1665in" loext:contextual-spacing="false" fo:text-indent="0.1972in" style:auto-text-indent="false"/>
    </style:style>
    <style:style style:name="P64" style:family="paragraph" style:parent-style-name="Standard">
      <style:paragraph-properties fo:margin-left="0.3937in" fo:margin-right="0in" fo:margin-top="0in" fo:margin-bottom="0.1665in" loext:contextual-spacing="false" fo:text-indent="0in" style:auto-text-indent="false"/>
    </style:style>
    <style:style style:name="P65" style:family="paragraph" style:parent-style-name="Standard">
      <style:paragraph-properties fo:margin-left="0.3937in" fo:margin-right="0in" fo:margin-top="0in" fo:margin-bottom="0.1665in" loext:contextual-spacing="false" fo:line-height="115%" fo:text-indent="0in" style:auto-text-indent="false"/>
    </style:style>
    <style:style style:name="P66" style:family="paragraph" style:parent-style-name="Standard">
      <style:paragraph-properties fo:margin-left="0.3937in" fo:margin-right="0in" fo:text-indent="0in" style:auto-text-indent="false"/>
    </style:style>
    <style:style style:name="P67" style:family="paragraph" style:parent-style-name="Standard">
      <style:paragraph-properties fo:margin-left="0.3937in" fo:margin-right="0in" fo:text-indent="0in" style:auto-text-indent="false"/>
      <style:text-properties style:font-name="Times New Roman" style:font-name-complex="Times New Roman1"/>
    </style:style>
    <style:style style:name="P68" style:family="paragraph" style:parent-style-name="Standard">
      <style:paragraph-properties fo:margin-left="0.3937in" fo:margin-right="0in" fo:text-indent="0in" style:auto-text-indent="false"/>
      <style:text-properties style:font-name="Times New Roman" fo:font-size="12pt" style:font-size-asian="12pt" style:font-name-complex="Times New Roman1"/>
    </style:style>
    <style:style style:name="P69" style:family="paragraph" style:parent-style-name="Standard">
      <style:paragraph-properties fo:margin-left="0.3937in" fo:margin-right="0in" fo:text-indent="0in" style:auto-text-indent="false"/>
      <style:text-properties style:font-name="Times New Roman" fo:font-size="12pt" style:font-size-asian="12pt" style:font-name-complex="Times New Roman1" style:font-weight-complex="bold"/>
    </style:style>
    <style:style style:name="P70" style:family="paragraph" style:parent-style-name="Standard">
      <style:paragraph-properties fo:margin-left="0.3937in" fo:margin-right="0in" fo:text-indent="0in" style:auto-text-indent="false"/>
      <style:text-properties style:font-name="Times New Roman" fo:font-size="12pt" fo:font-weight="bold" style:font-size-asian="12pt" style:font-weight-asian="bold" style:font-name-complex="Times New Roman1"/>
    </style:style>
    <style:style style:name="P71" style:family="paragraph" style:parent-style-name="Standard">
      <style:paragraph-properties fo:margin-left="0.3937in" fo:margin-right="0in" fo:text-align="center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1"/>
    </style:style>
    <style:style style:name="P72" style:family="paragraph" style:parent-style-name="Standard">
      <style:paragraph-properties fo:margin-left="0.3937in" fo:margin-right="0in" fo:text-indent="0in" style:auto-text-indent="false"/>
      <style:text-properties style:font-name="Times New Roman" fo:font-size="12pt" fo:language="en" fo:country="US" fo:font-weight="bold" style:font-size-asian="12pt" style:font-weight-asian="bold" style:font-name-complex="Times New Roman1"/>
    </style:style>
    <style:style style:name="P73" style:family="paragraph" style:parent-style-name="Standard">
      <style:paragraph-properties fo:margin-left="0.3937in" fo:margin-right="0in" fo:line-height="115%" fo:text-indent="0in" style:auto-text-indent="false"/>
    </style:style>
    <style:style style:name="P74" style:family="paragraph" style:parent-style-name="Standard">
      <style:paragraph-properties fo:margin-left="0.3937in" fo:margin-right="0in" fo:text-align="justify" style:justify-single-word="false" fo:text-indent="0in" style:auto-text-indent="false"/>
    </style:style>
    <style:style style:name="P75" style:family="paragraph" style:parent-style-name="Standard">
      <style:paragraph-properties fo:margin-left="0.3937in" fo:margin-right="0in" fo:text-align="justify" style:justify-single-word="false" fo:text-indent="0in" style:auto-text-indent="false"/>
      <style:text-properties officeooo:paragraph-rsid="0011ad7b"/>
    </style:style>
    <style:style style:name="P76" style:family="paragraph" style:parent-style-name="Standard">
      <style:paragraph-properties fo:margin-left="0.3937in" fo:margin-right="0in" fo:text-indent="0in" style:auto-text-indent="false"/>
      <style:text-properties style:font-name-asian="F" style:font-name-complex="Times New Roman1" style:font-size-complex="14pt"/>
    </style:style>
    <style:style style:name="P77" style:family="paragraph" style:parent-style-name="Standard">
      <style:paragraph-properties fo:margin-left="0.3937in" fo:margin-right="0in" fo:text-indent="0in" style:auto-text-indent="false">
        <style:tab-stops>
          <style:tab-stop style:position="3.4236in"/>
        </style:tab-stops>
      </style:paragraph-properties>
    </style:style>
    <style:style style:name="P78" style:family="paragraph" style:parent-style-name="Standard">
      <style:paragraph-properties fo:margin-left="0.3937in" fo:margin-right="0in" fo:text-align="center" style:justify-single-word="false" fo:text-indent="0in" style:auto-text-indent="false"/>
    </style:style>
    <style:style style:name="P79" style:family="paragraph" style:parent-style-name="Standard">
      <style:paragraph-properties fo:margin-left="0.3937in" fo:margin-right="0in" fo:text-align="justify" style:justify-single-word="false" fo:text-indent="0in" style:auto-text-indent="false"/>
      <style:text-properties officeooo:rsid="0011ad7b" officeooo:paragraph-rsid="0011ad7b"/>
    </style:style>
    <style:style style:name="P80" style:family="paragraph" style:parent-style-name="Standard">
      <style:paragraph-properties fo:margin-left="0.3937in" fo:margin-right="0in" fo:text-align="justify" style:justify-single-word="false" fo:text-indent="0in" style:auto-text-indent="false"/>
      <style:text-properties officeooo:rsid="0012a5cc" officeooo:paragraph-rsid="0012a5cc"/>
    </style:style>
    <style:style style:name="P81" style:family="paragraph" style:parent-style-name="Standard">
      <style:paragraph-properties fo:margin-left="0.3937in" fo:margin-right="0in" fo:text-align="justify" style:justify-single-word="false" fo:text-indent="0in" style:auto-text-indent="false"/>
      <style:text-properties officeooo:rsid="0013885c" officeooo:paragraph-rsid="0013885c"/>
    </style:style>
    <style:style style:name="P82" style:family="paragraph" style:parent-style-name="Standard">
      <style:paragraph-properties fo:margin-left="0.3937in" fo:margin-right="0in" fo:text-align="justify" style:justify-single-word="false" fo:text-indent="0in" style:auto-text-indent="false"/>
      <style:text-properties officeooo:rsid="0014f0fc" officeooo:paragraph-rsid="0014f0fc"/>
    </style:style>
    <style:style style:name="P83" style:family="paragraph" style:parent-style-name="Standard">
      <style:paragraph-properties fo:margin-left="0.3937in" fo:margin-right="0in" fo:text-align="justify" style:justify-single-word="false" fo:text-indent="0in" style:auto-text-indent="false"/>
      <style:text-properties officeooo:rsid="0015b774" officeooo:paragraph-rsid="0015b774"/>
    </style:style>
    <style:style style:name="P84" style:family="paragraph" style:parent-style-name="Standard">
      <style:paragraph-properties fo:margin-left="0.3937in" fo:margin-right="0in" fo:margin-top="0in" fo:margin-bottom="0.3335in" loext:contextual-spacing="false" fo:text-indent="0in" style:auto-text-indent="false"/>
    </style:style>
    <style:style style:name="P85" style:family="paragraph" style:parent-style-name="Standard">
      <style:paragraph-properties fo:margin-left="0.3937in" fo:margin-right="0in" fo:margin-top="0in" fo:margin-bottom="0.25in" loext:contextual-spacing="false" fo:text-indent="0in" style:auto-text-indent="false"/>
    </style:style>
    <style:style style:name="P86" style:family="paragraph" style:parent-style-name="Standard">
      <style:paragraph-properties fo:margin-left="0.3937in" fo:margin-right="0in" fo:margin-top="0in" fo:margin-bottom="0.25in" loext:contextual-spacing="false" fo:text-align="justify" style:justify-single-word="false" fo:text-indent="0in" style:auto-text-indent="false"/>
      <style:text-properties fo:font-weight="normal" officeooo:rsid="0013885c" officeooo:paragraph-rsid="0013885c" style:font-weight-asian="normal" style:font-weight-complex="normal"/>
    </style:style>
    <style:style style:name="P87" style:family="paragraph" style:parent-style-name="Standard">
      <style:paragraph-properties fo:margin-left="0.3937in" fo:margin-right="0in" fo:margin-top="0in" fo:margin-bottom="0.0201in" loext:contextual-spacing="false" fo:line-height="107%" fo:text-align="justify" style:justify-single-word="false" fo:text-indent="0in" style:auto-text-indent="false"/>
      <style:text-properties officeooo:rsid="0015b774" officeooo:paragraph-rsid="0015b774"/>
    </style:style>
    <style:style style:name="P88" style:family="paragraph" style:parent-style-name="Standard">
      <style:paragraph-properties fo:margin-left="0.3937in" fo:margin-right="0in" fo:margin-top="0in" fo:margin-bottom="0.0201in" loext:contextual-spacing="false" fo:line-height="107%" fo:text-align="justify" style:justify-single-word="false" fo:text-indent="0in" style:auto-text-indent="false"/>
      <style:text-properties fo:color="#000000" officeooo:rsid="0015b774" officeooo:paragraph-rsid="0015b774"/>
    </style:style>
    <style:style style:name="P89" style:family="paragraph" style:parent-style-name="Standard">
      <style:paragraph-properties fo:margin-left="0.3937in" fo:margin-right="0in" fo:text-align="justify" style:justify-single-word="false" fo:text-indent="0.3154in" style:auto-text-indent="false"/>
    </style:style>
    <style:style style:name="P90" style:family="paragraph" style:parent-style-name="Standard">
      <style:paragraph-properties fo:margin-top="0.0835in" fo:margin-bottom="0in" loext:contextual-spacing="false" fo:line-height="100%"/>
    </style:style>
    <style:style style:name="P91" style:family="paragraph" style:parent-style-name="Standard">
      <style:paragraph-properties fo:margin-top="0.0835in" fo:margin-bottom="0in" loext:contextual-spacing="false" fo:line-height="100%" fo:text-align="center" style:justify-single-word="false"/>
    </style:style>
    <style:style style:name="P92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93" style:family="paragraph" style:parent-style-name="Heading_20_2">
      <style:paragraph-properties fo:margin-left="0.3937in" fo:margin-right="0in" fo:margin-top="0in" fo:margin-bottom="0.1665in" loext:contextual-spacing="false" fo:text-indent="0in" style:auto-text-indent="false"/>
    </style:style>
    <style:style style:name="P94" style:family="paragraph" style:parent-style-name="Heading_20_2">
      <style:paragraph-properties fo:margin-left="0.3937in" fo:margin-right="0in" fo:margin-top="0in" fo:margin-bottom="0.1665in" loext:contextual-spacing="false" fo:text-align="justify" style:justify-single-word="false" fo:text-indent="0in" style:auto-text-indent="false"/>
    </style:style>
    <style:style style:name="P95" style:family="paragraph" style:parent-style-name="Heading_20_2">
      <style:paragraph-properties fo:margin-left="0.3937in" fo:margin-right="0in" fo:margin-top="0in" fo:margin-bottom="0.25in" loext:contextual-spacing="false" fo:text-indent="0in" style:auto-text-indent="false"/>
    </style:style>
    <style:style style:name="P96" style:family="paragraph" style:parent-style-name="Heading_20_2">
      <style:paragraph-properties fo:margin-left="0.3937in" fo:margin-right="0in" fo:margin-top="0in" fo:margin-bottom="0.1945in" loext:contextual-spacing="false" fo:text-indent="0in" style:auto-text-indent="false"/>
    </style:style>
    <style:style style:name="P97" style:family="paragraph" style:parent-style-name="Heading_20_2" style:list-style-name="">
      <style:paragraph-properties fo:margin-left="0.25in" fo:margin-right="0in" fo:margin-top="0in" fo:margin-bottom="0.25in" loext:contextual-spacing="false" fo:text-indent="0in" style:auto-text-indent="false"/>
    </style:style>
    <style:style style:name="P98" style:family="paragraph" style:parent-style-name="Heading_20_3">
      <style:paragraph-properties fo:margin-left="0.3937in" fo:margin-right="0in" fo:margin-top="0in" fo:margin-bottom="0.25in" loext:contextual-spacing="false" fo:text-indent="0in" style:auto-text-indent="false"/>
    </style:style>
    <style:style style:name="P99" style:family="paragraph" style:parent-style-name="Heading_20_1">
      <style:paragraph-properties fo:margin-top="0in" fo:margin-bottom="0.25in" loext:contextual-spacing="false" fo:text-align="center" style:justify-single-word="false"/>
    </style:style>
    <style:style style:name="P100" style:family="paragraph" style:parent-style-name="Heading_20_1">
      <style:paragraph-properties fo:margin-top="0in" fo:margin-bottom="0.0835in" loext:contextual-spacing="false" fo:text-align="center" style:justify-single-word="false"/>
    </style:style>
    <style:style style:name="P101" style:family="paragraph" style:parent-style-name="Header">
      <style:paragraph-properties fo:text-align="center" style:justify-single-word="false"/>
    </style:style>
    <style:style style:name="P102" style:family="paragraph" style:parent-style-name="Header">
      <style:paragraph-properties fo:text-align="center" style:justify-single-word="false"/>
    </style:style>
    <style:style style:name="P103" style:family="paragraph" style:parent-style-name="Bibliography">
      <style:paragraph-properties fo:margin-top="0in" fo:margin-bottom="0.111in" loext:contextual-spacing="false"/>
    </style:style>
    <style:style style:name="P104" style:family="paragraph" style:parent-style-name="List_20_Paragraph" style:list-style-name="WWNum3"/>
    <style:style style:name="P105" style:family="paragraph" style:parent-style-name="List_20_Paragraph">
      <style:text-properties style:font-name-complex="Times New Roman1"/>
    </style:style>
    <style:style style:name="P106" style:family="paragraph" style:parent-style-name="List_20_Paragraph">
      <style:text-properties fo:language="en" fo:country="US" style:font-name-complex="Times New Roman1"/>
    </style:style>
    <style:style style:name="P107" style:family="paragraph" style:parent-style-name="List_20_Paragraph">
      <style:text-properties fo:language="en" fo:country="US" style:font-name-asian="F" style:font-name-complex="Times New Roman1"/>
    </style:style>
    <style:style style:name="P108" style:family="paragraph" style:parent-style-name="List_20_Paragraph" style:list-style-name="">
      <style:paragraph-properties fo:margin-left="1.1437in" fo:margin-right="0in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109" style:family="paragraph" style:parent-style-name="List_20_Paragraph" style:list-style-name="WWNum4">
      <style:paragraph-properties fo:margin-left="0.6417in" fo:margin-right="0in" fo:text-indent="-0.248in" style:auto-text-indent="false"/>
    </style:style>
    <style:style style:name="P110" style:family="paragraph" style:parent-style-name="List_20_Paragraph">
      <style:paragraph-properties fo:margin-left="0.6417in" fo:margin-right="0in" fo:text-indent="0in" style:auto-text-indent="false"/>
      <style:text-properties style:font-name-complex="Times New Roman1"/>
    </style:style>
    <style:style style:name="P111" style:family="paragraph" style:parent-style-name="List_20_Paragraph">
      <style:paragraph-properties fo:margin-left="0.5in" fo:margin-right="0in" fo:text-indent="0in" style:auto-text-indent="false"/>
    </style:style>
    <style:style style:name="P112" style:family="paragraph" style:parent-style-name="List_20_Paragraph">
      <style:paragraph-properties fo:margin-left="0.5in" fo:margin-right="0in" fo:text-indent="0in" style:auto-text-indent="false"/>
      <style:text-properties style:font-name-complex="Times New Roman1"/>
    </style:style>
    <style:style style:name="P113" style:family="paragraph" style:parent-style-name="List_20_Paragraph">
      <style:paragraph-properties fo:margin-left="0.5in" fo:margin-right="0in" fo:text-indent="0in" style:auto-text-indent="false"/>
      <style:text-properties style:font-name-asian="F" style:font-name-complex="Times New Roman1"/>
    </style:style>
    <style:style style:name="P114" style:family="paragraph" style:parent-style-name="List_20_Paragraph">
      <style:paragraph-properties fo:margin-left="0.5in" fo:margin-right="0in" fo:text-indent="0in" style:auto-text-indent="false"/>
      <style:text-properties fo:language="en" fo:country="US" style:font-name-asian="F" style:font-name-complex="Times New Roman1"/>
    </style:style>
    <style:style style:name="P115" style:family="paragraph" style:parent-style-name="List_20_Paragraph">
      <style:paragraph-properties fo:margin-left="0.3937in" fo:margin-right="0in" fo:margin-top="0in" fo:margin-bottom="0.25in" loext:contextual-spacing="true" fo:text-align="start" style:justify-single-word="false" fo:text-indent="0in" style:auto-text-indent="false"/>
    </style:style>
    <style:style style:name="P116" style:family="paragraph" style:parent-style-name="List_20_Paragraph">
      <style:paragraph-properties fo:margin-left="0.9925in" fo:margin-right="0in" fo:text-indent="0in" style:auto-text-indent="false"/>
      <style:text-properties fo:font-size="14pt" fo:font-weight="bold" style:font-size-asian="14pt" style:font-weight-asian="bold"/>
    </style:style>
    <style:style style:name="P117" style:family="paragraph" style:parent-style-name="List_20_Paragraph" style:list-style-name="">
      <style:paragraph-properties fo:margin-left="0in" fo:margin-right="0in" fo:text-indent="0in" style:auto-text-indent="false"/>
    </style:style>
    <style:style style:name="P118" style:family="paragraph" style:parent-style-name="Footer">
      <style:paragraph-properties fo:text-align="center" style:justify-single-word="false"/>
    </style:style>
    <style:style style:name="P119" style:family="paragraph" style:parent-style-name="TOC_20_Heading">
      <style:paragraph-properties fo:line-height="200%"/>
    </style:style>
    <style:style style:name="P120" style:family="paragraph" style:parent-style-name="TOC_20_Heading" style:master-page-name="Converted1">
      <style:paragraph-properties fo:line-height="200%" style:page-number="2"/>
    </style:style>
    <style:style style:name="P121" style:family="paragraph" style:parent-style-name="Contents_20_1">
      <style:paragraph-properties>
        <style:tab-stops>
          <style:tab-stop style:position="7.4736in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7.4736in" style:type="right" style:leader-style="dotted" style:leader-text="."/>
        </style:tab-stops>
      </style:paragraph-properties>
    </style:style>
    <style:style style:name="P123" style:family="paragraph" style:parent-style-name="Contents_20_2">
      <style:paragraph-properties>
        <style:tab-stops>
          <style:tab-stop style:position="0.611in"/>
          <style:tab-stop style:position="7.4736in" style:type="right" style:leader-style="dotted" style:leader-text="."/>
        </style:tab-stops>
      </style:paragraph-properties>
    </style:style>
    <style:style style:name="P124" style:family="paragraph" style:parent-style-name="Contents_20_3">
      <style:paragraph-properties>
        <style:tab-stops>
          <style:tab-stop style:position="7.4736in" style:type="right" style:leader-style="dotted" style:leader-text="."/>
        </style:tab-stops>
      </style:paragraph-properties>
    </style:style>
    <style:style style:name="P125" style:family="paragraph" style:parent-style-name="Frame_20_contents">
      <style:text-properties style:use-window-font-color="true"/>
    </style:style>
    <style:style style:name="P1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2pt" style:font-size-asian="12pt" style:font-name-complex="Times New Roman1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9" style:family="text">
      <style:text-properties style:font-name="Times New Roman" fo:font-size="12pt" officeooo:rsid="0014f0fc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15b774" style:font-size-asian="12pt" style:font-name-complex="Times New Roman1" style:font-size-complex="12pt"/>
    </style:style>
    <style:style style:name="T11" style:family="text">
      <style:text-properties style:font-name="Times New Roman" fo:font-size="12pt" style:font-size-asian="12pt" style:font-name-complex="Times New Roman1" style:font-weight-complex="bold"/>
    </style:style>
    <style:style style:name="T12" style:family="text">
      <style:text-properties style:font-name="Times New Roman" fo:font-size="12pt" officeooo:rsid="0011ad7b" style:font-size-asian="12pt" style:font-name-complex="Times New Roman1"/>
    </style:style>
    <style:style style:name="T13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14" style:family="text">
      <style:text-properties style:font-name="Times New Roman" fo:font-size="12pt" fo:language="en" fo:country="US" style:font-size-asian="12pt" style:language-asian="ru" style:country-asian="RU" style:font-name-complex="Times New Roman1" style:font-size-complex="12pt"/>
    </style:style>
    <style:style style:name="T15" style:family="text">
      <style:text-properties style:font-name="Times New Roman" fo:font-size="12pt" fo:language="en" fo:country="US" style:font-size-asian="12pt" style:font-name-complex="Times New Roman1"/>
    </style:style>
    <style:style style:name="T16" style:family="text">
      <style:text-properties style:font-name="Times New Roman" fo:font-size="12pt" fo:language="en" fo:country="US" style:font-size-asian="12pt" style:font-name-complex="Times New Roman1" fo:background-color="#ffff00"/>
    </style:style>
    <style:style style:name="T17" style:family="text">
      <style:text-properties style:font-name="Times New Roman" fo:font-size="12pt" fo:language="en" fo:country="US" style:font-size-asian="12pt" style:font-name-complex="Times New Roman1" style:font-weight-complex="bold"/>
    </style:style>
    <style:style style:name="T18" style:family="text">
      <style:text-properties style:font-name="Times New Roman" fo:font-size="12pt" fo:language="en" fo:country="US" fo:font-weight="bold" style:font-size-asian="12pt" style:font-weight-asian="bold" style:font-name-complex="Times New Roman1"/>
    </style:style>
    <style:style style:name="T19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20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21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2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3" style:family="text">
      <style:text-properties style:font-name="Times New Roman" fo:font-weight="bold" style:font-weight-asian="bold" style:font-name-complex="Times New Roman1"/>
    </style:style>
    <style:style style:name="T24" style:family="text">
      <style:text-properties style:font-name="Times New Roman" fo:font-weight="bold" style:font-weight-asian="bold" style:font-name-complex="Times New Roman1" text:display="true"/>
    </style:style>
    <style:style style:name="T25" style:family="text">
      <style:text-properties style:font-name="Times New Roman" style:font-name-complex="Times New Roman1"/>
    </style:style>
    <style:style style:name="T26" style:family="text">
      <style:text-properties style:font-name="Times New Roman" fo:language="en" fo:country="US" style:font-name-complex="Times New Roman1"/>
    </style:style>
    <style:style style:name="T27" style:family="text">
      <style:text-properties style:font-name="Times New Roman" fo:language="en" fo:country="US" style:font-name-asian="Calibri1" style:language-asian="ru" style:country-asian="RU" style:font-name-complex="Times New Roman1" style:font-size-complex="12pt"/>
    </style:style>
    <style:style style:name="T28" style:family="text">
      <style:text-properties style:font-name="Times New Roman" style:font-name-asian="Calibri1" style:language-asian="ru" style:country-asian="RU" style:font-name-complex="Times New Roman1" style:font-size-complex="12pt"/>
    </style:style>
    <style:style style:name="T29" style:family="text">
      <style:text-properties fo:color="#262626" style:font-name="Times New Roman" fo:font-size="18pt" fo:font-weight="bold" style:font-size-asian="18pt" style:font-weight-asian="bold" style:font-name-complex="Times New Roman1"/>
    </style:style>
    <style:style style:name="T30" style:family="text">
      <style:text-properties text:display="true"/>
    </style:style>
    <style:style style:name="T31" style:family="text">
      <style:text-properties style:font-name-asian="F" style:language-asian="ru" style:country-asian="RU"/>
    </style:style>
    <style:style style:name="T32" style:family="text">
      <style:text-properties style:font-name-asian="F" style:font-name-complex="Times New Roman1"/>
    </style:style>
    <style:style style:name="T33" style:family="text">
      <style:text-properties style:use-window-font-color="true" style:font-name="Times New Roman" fo:font-size="14pt" fo:font-weight="bold" style:font-size-asian="14pt" style:font-weight-asian="bold" style:font-name-complex="Times New Roman1" style:font-size-complex="14pt"/>
    </style:style>
    <style:style style:name="T34" style:family="text">
      <style:text-properties style:use-window-font-color="true" style:font-name="Times New Roman" fo:font-size="14pt" fo:font-weight="bold" style:font-size-asian="14pt" style:font-weight-asian="bold" style:font-name-complex="Times New Roman1"/>
    </style:style>
    <style:style style:name="T35" style:family="text">
      <style:text-properties style:use-window-font-color="true" style:font-name="Times New Roman" fo:font-weight="bold" style:font-weight-asian="bold" style:font-name-complex="Times New Roman1"/>
    </style:style>
    <style:style style:name="T36" style:family="text">
      <style:text-properties style:use-window-font-color="true" style:font-name="Times New Roman" fo:font-size="12pt" fo:font-weight="bold" style:font-size-asian="12pt" style:font-weight-asian="bold" style:font-name-complex="Times New Roman1"/>
    </style:style>
    <style:style style:name="T37" style:family="text">
      <style:text-properties style:font-name-complex="Times New Roman1"/>
    </style:style>
    <style:style style:name="T38" style:family="text">
      <style:text-properties style:font-name-complex="Times New Roman1" style:font-size-complex="12pt"/>
    </style:style>
    <style:style style:name="T39" style:family="text">
      <style:text-properties fo:language="en" fo:country="US"/>
    </style:style>
    <style:style style:name="T40" style:family="text">
      <style:text-properties fo:language="en" fo:country="US" style:font-name-complex="Times New Roman1"/>
    </style:style>
    <style:style style:name="T41" style:family="text">
      <style:text-properties fo:language="en" fo:country="US" style:font-name-complex="Times New Roman1" style:font-size-complex="12pt"/>
    </style:style>
    <style:style style:name="T42" style:family="text">
      <style:text-properties fo:language="en" fo:country="US" fo:font-style="italic" style:font-name-asian="F" style:font-style-asian="italic" style:font-name-complex="Times New Roman1"/>
    </style:style>
    <style:style style:name="T43" style:family="text">
      <style:text-properties fo:language="en" fo:country="US" fo:font-style="italic" style:font-name-asian="F" style:font-style-asian="italic" style:font-name-complex="Times New Roman1" style:font-style-complex="italic"/>
    </style:style>
    <style:style style:name="T44" style:family="text">
      <style:text-properties fo:language="en" fo:country="US" style:font-name-asian="F" style:font-name-complex="Times New Roman1"/>
    </style:style>
    <style:style style:name="T45" style:family="text">
      <style:text-properties fo:language="en" fo:country="US" style:font-size-complex="11.5pt"/>
    </style:style>
    <style:style style:name="T46" style:family="text">
      <style:text-properties fo:language="en" fo:country="US" text:display="true"/>
    </style:style>
    <style:style style:name="T47" style:family="text">
      <style:text-properties fo:color="#000000" style:font-name="Times New Roman" fo:font-weight="bold" style:font-weight-asian="bold" style:font-name-complex="Times New Roman1"/>
    </style:style>
    <style:style style:name="T48" style:family="text">
      <style:text-properties fo:color="#000000" style:font-name="Times New Roman" fo:language="en" fo:country="US" fo:font-weight="bold" style:font-weight-asian="bold" style:font-name-complex="Times New Roman1"/>
    </style:style>
    <style:style style:name="T49" style:family="text">
      <style:text-properties fo:color="#000000" style:font-name="Times New Roman" fo:font-size="12pt" style:font-size-asian="12pt" style:font-name-complex="Times New Roman1" style:font-size-complex="12pt"/>
    </style:style>
    <style:style style:name="T50" style:family="text">
      <style:text-properties fo:color="#000000" style:font-name="Times New Roman" fo:font-size="12pt" style:font-size-asian="12pt" style:font-name-complex="Times New Roman1" style:font-size-complex="12pt"/>
    </style:style>
    <style:style style:name="T51" style:family="text">
      <style:text-properties fo:color="#000000" style:font-name="Times New Roman" fo:font-size="12pt" style:font-size-asian="12pt" style:font-name-complex="Times New Roman1" style:font-size-complex="12pt"/>
    </style:style>
    <style:style style:name="T52" style:family="text">
      <style:text-properties fo:color="#000000" style:font-name="Times New Roman" fo:font-size="12pt" fo:background-color="#ffffff" loext:char-shading-value="0" style:font-size-asian="12pt" style:font-name-complex="Times New Roman1"/>
    </style:style>
    <style:style style:name="T53" style:family="text">
      <style:text-properties fo:font-style="italic" style:font-name-asian="F" style:font-style-asian="italic" style:font-name-complex="Times New Roman1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weight="bold" style:font-weight-asian="bold" style:font-name-complex="Times New Roman1"/>
    </style:style>
    <style:style style:name="T56" style:family="text">
      <style:text-properties style:font-size-complex="11.5pt"/>
    </style:style>
    <style:style style:name="T57" style:family="text">
      <style:text-properties fo:font-size="12pt" style:font-size-asian="12pt" style:font-size-complex="12pt" text:display="none"/>
    </style:style>
    <style:style style:name="T58" style:family="text">
      <style:text-properties fo:font-size="12pt" fo:language="en" fo:country="US" style:font-name-asian="F" style:font-size-asian="12pt" style:font-size-complex="12pt"/>
    </style:style>
    <style:style style:name="T59" style:family="text">
      <style:text-properties fo:font-size="12pt" style:font-name-asian="F" style:font-size-asian="12pt" style:font-size-complex="12pt"/>
    </style:style>
    <style:style style:name="T60" style:family="text">
      <style:text-properties fo:color="#a9b7c6" style:font-name="Times New Roman" fo:font-size="12pt" style:font-size-asian="12pt" style:font-name-complex="Times New Roman1" style:font-size-complex="12pt"/>
    </style:style>
    <style:style style:name="T61" style:family="text">
      <style:text-properties officeooo:rsid="00174990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ge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">ПРАВИТЕЛЬСТВО РОССИЙСКОЙ ФЕДЕРАЦИИ</text:span></text:p>
      <text:p text:style-name="P19"><text:span text:style-name="T1">НАЦИОНАЛЬНЫЙ ИССЛЕДОВАТЕЛЬСКИЙ УНИВЕРСИТЕТ</text:span></text:p>
      <text:p text:style-name="P1"><text:span text:style-name="T1">«ВЫСШАЯ ШКОЛА ЭКОНОМИКИ»</text:span></text:p>
      <text:p text:style-name="P19"><text:span text:style-name="T1">Факультет компьютерных наук</text:span></text:p>
      <text:p text:style-name="P38"><text:span text:style-name="T1">Департамент программной инженерии</text:span></text:p>
      <text:p text:style-name="P43"><draw:custom-shape text:anchor-type="paragraph" draw:z-index="0" draw:name="Frame1" draw:style-name="gr1" draw:text-style-name="P126" svg:width="6.9268in" svg:height="2.4161in" svg:x="0.2772in" svg:y="0.5764in"><loext:table table:name="Table1" table:style-name="Table1"><loext:table-column table:style-name="Table1.A"/><loext:table-column table:style-name="Table1.B"/><loext:table-row table:style-name="Table1.1"><loext:table-cell table:style-name="Table1.A1" office:value-type="string"><text:p text:style-name="P41"><text:span text:style-name="T7">СОГЛАСОВАНО</text:span></text:p><text:p text:style-name="P33"><text:span text:style-name="T7">Доцент департамента больших</text:span></text:p><text:p text:style-name="P33"><text:span text:style-name="T7">данных и информационного поиска </text:span></text:p><text:p text:style-name="P33"><text:span text:style-name="T7">ФКН НИУ ВШЭ,</text:span></text:p><text:p text:style-name="P33"><text:span text:style-name="T7">канд. физ.-мат. наук</text:span></text:p><text:p text:style-name="P34"/><text:p text:style-name="P35"/><text:p text:style-name="P39"><text:span text:style-name="T7"><text:s text:c="8"/>___________________</text:span><text:span text:style-name="T1">В.Л. Чернышев</text:span></text:p><text:p text:style-name="P33"><text:span text:style-name="T7">« ___ » ________________ </text:span><text:span text:style-name="T1">2021 г</text:span><text:span text:style-name="T7">.</text:span></text:p></loext:table-cell><loext:table-cell table:style-name="Table1.A1" office:value-type="string"><text:p text:style-name="P41"><text:span text:style-name="T7">УТВЕРЖДАЮ</text:span></text:p><text:p text:style-name="P33"><text:span text:style-name="T7">Академический руководитель </text:span></text:p><text:p text:style-name="P33"><text:span text:style-name="T7">образовательной программы</text:span></text:p><text:p text:style-name="P33"><text:span text:style-name="T7">«Программная инженерия», профессор,</text:span></text:p><text:p text:style-name="P33"><text:span text:style-name="T7">канд. техн. наук</text:span></text:p><text:p text:style-name="P35"/><text:p text:style-name="P35"/><text:p text:style-name="P40"><text:span text:style-name="T7">___________________ </text:span><text:span text:style-name="T1">В.В. Шилов</text:span></text:p><text:p text:style-name="P33"><text:span text:style-name="T7">« ___ » ________________ </text:span><text:span text:style-name="T1">2021 г.</text:span></text:p><text:p text:style-name="P35"/></loext:table-cell></loext:table-row></loext:table><text:p text:style-name="P12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2"><draw:custom-shape text:anchor-type="paragraph" draw:z-index="1" draw:name="Frame2" draw:style-name="gr2" draw:text-style-name="P126" svg:width="0.7087in" svg:height="6.0677in" svg:x="0.1445in" svg:y="4.9382in"><loext:table table:name="Table2" table:style-name="Table2"><loext:table-column table:style-name="Table2.A"/><loext:table-column table:style-name="Table2.B"/><loext:table-row table:style-name="Table2.1"><loext:table-cell table:style-name="Table2.A1" office:value-type="string"><text:p text:style-name="P46"><text:span text:style-name="T7">Инв. № подл.</text:span></text:p></loext:table-cell><loext:table-cell table:style-name="Table2.A1" office:value-type="string"><text:p text:style-name="P45"/></loext:table-cell></loext:table-row><loext:table-row table:style-name="Table2.2"><loext:table-cell table:style-name="Table2.A1" office:value-type="string"><text:p text:style-name="P46"><text:span text:style-name="T7">Подп. и дата</text:span></text:p></loext:table-cell><loext:table-cell table:style-name="Table2.A1" office:value-type="string"><text:p text:style-name="P45"/></loext:table-cell></loext:table-row><loext:table-row table:style-name="Table2.3"><loext:table-cell table:style-name="Table2.A1" office:value-type="string"><text:p text:style-name="P46"><text:span text:style-name="T7">Взам. Инв. №</text:span></text:p></loext:table-cell><loext:table-cell table:style-name="Table2.A1" office:value-type="string"><text:p text:style-name="P45"/></loext:table-cell></loext:table-row><loext:table-row table:style-name="Table2.4"><loext:table-cell table:style-name="Table2.A4" office:value-type="string"><text:p text:style-name="P47"><text:span text:style-name="T7">Инв. № дубл.</text:span></text:p></loext:table-cell><loext:table-cell table:style-name="Table2.A1" office:value-type="string"><text:p text:style-name="P45"/></loext:table-cell></loext:table-row><loext:table-row table:style-name="Table2.5"><loext:table-cell table:style-name="Table2.A4" office:value-type="string"><text:p text:style-name="P47"><text:span text:style-name="T7">Подп. и дата</text:span></text:p></loext:table-cell><loext:table-cell table:style-name="Table2.A1" office:value-type="string"><text:p text:style-name="P45"/></loext:table-cell></loext:table-row></loext:table><text:p text:style-name="P12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9"><text:span text:style-name="T2">Программа для <text:s/>нахождения</text:span></text:p>
      <text:p text:style-name="P49"><text:span text:style-name="T2">явного вида аналитических функций, </text:span></text:p>
      <text:p text:style-name="P49"><text:span text:style-name="T2">связанных с метрическими графами</text:span></text:p>
      <text:p text:style-name="P50"><text:span text:style-name="T2">Пояснительная записка</text:span></text:p>
      <text:p text:style-name="P51"><text:span text:style-name="T2">ЛИСТ УТВЕРЖДЕНИЯ</text:span></text:p>
      <text:p text:style-name="P53"><text:span text:style-name="T4">RU</text:span><text:span text:style-name="T2">.17701729.04.01-01 81 01-1-ЛУ</text:span></text:p>
      <text:p text:style-name="P52"/>
      <text:p text:style-name="P55"><text:span text:style-name="T1">Исполнитель</text:span></text:p>
      <text:p text:style-name="P55"><text:span text:style-name="T1">студент группы БПИ181</text:span></text:p>
      <text:p text:style-name="P55"><text:span text:style-name="T1">___________________/А.И. Уварова/</text:span></text:p>
      <text:p text:style-name="P56"><text:span text:style-name="T1">« ___ » ________________ 2021 г.</text:span></text:p>
      <text:p text:style-name="P57"><text:soft-page-break/><text:span text:style-name="T1">УТВЕРЖДЕН</text:span></text:p>
      <text:p text:style-name="P57"><text:span text:style-name="T5">RU</text:span><text:span text:style-name="T1">.17701729.04.01-01 81 01-1 ЛУ</text:span></text:p>
      <text:p text:style-name="P59"><draw:custom-shape text:anchor-type="paragraph" draw:z-index="2" draw:name="Frame3" draw:style-name="gr3" draw:text-style-name="P126" svg:width="0.7087in" svg:height="6.0677in" svg:x="-0.0783in" svg:y="3.6327in"><loext:table table:name="Table3" table:style-name="Table3"><loext:table-column table:style-name="Table3.A"/><loext:table-column table:style-name="Table3.B"/><loext:table-row table:style-name="Table3.1"><loext:table-cell table:style-name="Table3.A1" office:value-type="string"><text:p text:style-name="P46"><text:span text:style-name="T7">Инв. № подл.</text:span></text:p></loext:table-cell><loext:table-cell table:style-name="Table3.A1" office:value-type="string"><text:p text:style-name="P45"/></loext:table-cell></loext:table-row><loext:table-row table:style-name="Table3.2"><loext:table-cell table:style-name="Table3.A1" office:value-type="string"><text:p text:style-name="P46"><text:span text:style-name="T7">Подп. и дата</text:span></text:p></loext:table-cell><loext:table-cell table:style-name="Table3.A1" office:value-type="string"><text:p text:style-name="P45"/></loext:table-cell></loext:table-row><loext:table-row table:style-name="Table3.3"><loext:table-cell table:style-name="Table3.A1" office:value-type="string"><text:p text:style-name="P46"><text:span text:style-name="T7">Взам. Инв. №</text:span></text:p></loext:table-cell><loext:table-cell table:style-name="Table3.A1" office:value-type="string"><text:p text:style-name="P45"/></loext:table-cell></loext:table-row><loext:table-row table:style-name="Table3.4"><loext:table-cell table:style-name="Table3.A4" office:value-type="string"><text:p text:style-name="P47"><text:span text:style-name="T7">Инв. № дубл.</text:span></text:p></loext:table-cell><loext:table-cell table:style-name="Table3.A1" office:value-type="string"><text:p text:style-name="P45"/></loext:table-cell></loext:table-row><loext:table-row table:style-name="Table3.5"><loext:table-cell table:style-name="Table3.A4" office:value-type="string"><text:p text:style-name="P47"><text:bookmark text:name="__UnoMark__1789_2386196114"/><text:span text:style-name="T7">Подп. и дата</text:span><text:bookmark text:name="__UnoMark__1790_2386196114"/></text:p></loext:table-cell><loext:table-cell table:style-name="Table3.A1" office:value-type="string"><text:p text:style-name="P45"><text:bookmark text:name="__UnoMark__1791_2386196114"/></text:p></loext:table-cell></loext:table-row></loext:table><text:p text:style-name="P12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Программа для нахождения </text:span></text:p>
      <text:p text:style-name="P60"><text:span text:style-name="T2">явного вида аналитических функций,</text:span></text:p>
      <text:p text:style-name="P61"><text:span text:style-name="T2">связанных с метрическими графами</text:span></text:p>
      <text:p text:style-name="P38"><text:span text:style-name="T2">Пояснительная записка</text:span></text:p>
      <text:p text:style-name="P38"><text:span text:style-name="T4">RU</text:span><text:span text:style-name="T2">.17701729.04.01-01 81 01-1</text:span></text:p>
      <text:p text:style-name="P19"><text:span text:style-name="T2">Листов 38</text:span></text:p>
      <text:p text:style-name="P54"/>
      <text:p text:style-name="P58"/>
      <text:p text:style-name="P29"/>
      <text:p text:style-name="P29"/>
      <text:p text:style-name="P29"/>
      <text:p text:style-name="P29"/>
      <text:p text:style-name="P30"/>
      <text:p text:style-name="P120"><text:span text:style-name="T29">Содержани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1"><text:a xlink:type="simple" xlink:href="#_Toc39538988" text:style-name="Index_20_Link" text:visited-style-name="Index_20_Link"><text:span text:style-name="T24">1.ВВЕДЕНИЕ</text:span></text:a><text:a xlink:type="simple" xlink:href="#_Toc39538988" text:style-name="Index_20_Link" text:visited-style-name="Index_20_Link"><text:span text:style-name="T30"><text:tab/>3</text:span></text:a></text:p>
          <text:p text:style-name="P122"><text:a xlink:type="simple" xlink:href="#_Toc39538989" text:style-name="Index_20_Link" text:visited-style-name="Index_20_Link"><text:span text:style-name="T24">1.1 Наименование программы</text:span></text:a><text:a xlink:type="simple" xlink:href="#_Toc39538989" text:style-name="Index_20_Link" text:visited-style-name="Index_20_Link"><text:span text:style-name="T30"><text:tab/>3</text:span></text:a></text:p>
          <text:p text:style-name="P122"><text:a xlink:type="simple" xlink:href="#_Toc39538990" text:style-name="Index_20_Link" text:visited-style-name="Index_20_Link"><text:span text:style-name="T24">1.2 Основания для разработки</text:span></text:a><text:a xlink:type="simple" xlink:href="#_Toc39538990" text:style-name="Index_20_Link" text:visited-style-name="Index_20_Link"><text:span text:style-name="T30"><text:tab/>3</text:span></text:a></text:p>
          <text:p text:style-name="P121"><text:a xlink:type="simple" xlink:href="#_Toc39538991" text:style-name="Index_20_Link" text:visited-style-name="Index_20_Link"><text:span text:style-name="T24">2.Назначение и область применения</text:span></text:a><text:a xlink:type="simple" xlink:href="#_Toc39538991" text:style-name="Index_20_Link" text:visited-style-name="Index_20_Link"><text:span text:style-name="T30"><text:tab/>4</text:span></text:a></text:p>
          <text:p text:style-name="P122"><text:a xlink:type="simple" xlink:href="#_Toc39538992" text:style-name="Index_20_Link" text:visited-style-name="Index_20_Link"><text:span text:style-name="T24">2.1 Назначение программы</text:span></text:a><text:a xlink:type="simple" xlink:href="#_Toc39538992" text:style-name="Index_20_Link" text:visited-style-name="Index_20_Link"><text:span text:style-name="T30"><text:tab/>4</text:span></text:a></text:p>
          <text:p text:style-name="P122"><text:a xlink:type="simple" xlink:href="#_Toc39538993" text:style-name="Index_20_Link" text:visited-style-name="Index_20_Link"><text:span text:style-name="T24">2.2 Краткая характеристика области применения</text:span></text:a><text:a xlink:type="simple" xlink:href="#_Toc39538993" text:style-name="Index_20_Link" text:visited-style-name="Index_20_Link"><text:span text:style-name="T30"><text:tab/>4</text:span></text:a></text:p>
          <text:p text:style-name="P121"><text:a xlink:type="simple" xlink:href="#_Toc39538994" text:style-name="Index_20_Link" text:visited-style-name="Index_20_Link"><text:span text:style-name="T24">3. Технические характеристики</text:span></text:a><text:a xlink:type="simple" xlink:href="#_Toc39538994" text:style-name="Index_20_Link" text:visited-style-name="Index_20_Link"><text:span text:style-name="T30"><text:tab/>5</text:span></text:a></text:p>
          <text:p text:style-name="P122"><text:a xlink:type="simple" xlink:href="#_Toc39538995" text:style-name="Index_20_Link" text:visited-style-name="Index_20_Link"><text:span text:style-name="T24">3.1 Постановка задачи на разработку программы</text:span></text:a><text:a xlink:type="simple" xlink:href="#_Toc39538995" text:style-name="Index_20_Link" text:visited-style-name="Index_20_Link"><text:span text:style-name="T30"><text:tab/>5</text:span></text:a></text:p>
          <text:p text:style-name="P122"><text:a xlink:type="simple" xlink:href="#_Toc39538996" text:style-name="Index_20_Link" text:visited-style-name="Index_20_Link"><text:span text:style-name="T24">3.2 Описание алгоритма и функционирования программы</text:span></text:a><text:a xlink:type="simple" xlink:href="#_Toc39538996" text:style-name="Index_20_Link" text:visited-style-name="Index_20_Link"><text:span text:style-name="T30"><text:tab/>5</text:span></text:a></text:p>
          <text:p text:style-name="P124"><text:a xlink:type="simple" xlink:href="#_Toc39538997" text:style-name="Index_20_Link" text:visited-style-name="Index_20_Link"><text:span text:style-name="T24">3.2.1 Описание алгоритма распределения амплитуд</text:span></text:a><text:a xlink:type="simple" xlink:href="#_Toc39538997" text:style-name="Index_20_Link" text:visited-style-name="Index_20_Link"><text:span text:style-name="T30"><text:tab/>5</text:span></text:a></text:p>
          <text:p text:style-name="P124"><text:a xlink:type="simple" xlink:href="#_Toc39538998" text:style-name="Index_20_Link" text:visited-style-name="Index_20_Link"><text:span text:style-name="T24">3.2.2 Описание реализации алгоритма распределения амплитуд</text:span></text:a><text:a xlink:type="simple" xlink:href="#_Toc39538998" text:style-name="Index_20_Link" text:visited-style-name="Index_20_Link"><text:span text:style-name="T30"><text:tab/>5</text:span></text:a></text:p>
          <text:p text:style-name="P124"><text:a xlink:type="simple" xlink:href="#_Toc39538999" text:style-name="Index_20_Link" text:visited-style-name="Index_20_Link"><text:span text:style-name="T24">3.2.3 Описание реализации алгоритма парсера</text:span></text:a><text:a xlink:type="simple" xlink:href="#_Toc39538999" text:style-name="Index_20_Link" text:visited-style-name="Index_20_Link"><text:span text:style-name="T30"><text:tab/>9</text:span></text:a></text:p>
          <text:p text:style-name="P122"><text:a xlink:type="simple" xlink:href="#_Toc39539000" text:style-name="Index_20_Link" text:visited-style-name="Index_20_Link"><text:span text:style-name="T24">3.4. Описание и обоснование выбора состава технических средств</text:span></text:a><text:a xlink:type="simple" xlink:href="#_Toc39539000" text:style-name="Index_20_Link" text:visited-style-name="Index_20_Link"><text:span text:style-name="T30"><text:tab/>10</text:span></text:a></text:p>
          <text:p text:style-name="P123"><text:a xlink:type="simple" xlink:href="#_Toc39539001" text:style-name="Index_20_Link" text:visited-style-name="Index_20_Link"><text:span text:style-name="T24">3.5</text:span></text:a><text:a xlink:type="simple" xlink:href="#_Toc39539001" text:style-name="Index_20_Link" text:visited-style-name="Index_20_Link"><text:span text:style-name="T31"><text:tab/></text:span></text:a><text:a xlink:type="simple" xlink:href="#_Toc39539001" text:style-name="Index_20_Link" text:visited-style-name="Index_20_Link"><text:span text:style-name="T23">Описание и обоснование выбора состава программных средств</text:span></text:a><text:a xlink:type="simple" xlink:href="#_Toc39539001" text:style-name="Index_20_Link" text:visited-style-name="Index_20_Link"><text:span text:style-name="T30"><text:tab/>10</text:span></text:a></text:p>
          <text:p text:style-name="P121"><text:a xlink:type="simple" xlink:href="#_Toc39539002" text:style-name="Index_20_Link" text:visited-style-name="Index_20_Link"><text:span text:style-name="T24">4.ИСТОЧНИКИ, ИСПОЛЬЗОВАННЫЕ ПРИ РАЗРАБОТКЕ</text:span></text:a><text:a xlink:type="simple" xlink:href="#_Toc39539002" text:style-name="Index_20_Link" text:visited-style-name="Index_20_Link"><text:span text:style-name="T30"><text:tab/>11</text:span></text:a></text:p>
          <text:p text:style-name="P121"><text:a xlink:type="simple" xlink:href="#_Toc39539003" text:style-name="Index_20_Link" text:visited-style-name="Index_20_Link"><text:span text:style-name="T24">5. ПРИЛОЖЕНИЯ</text:span></text:a><text:a xlink:type="simple" xlink:href="#_Toc39539003" text:style-name="Index_20_Link" text:visited-style-name="Index_20_Link"><text:span text:style-name="T30"><text:tab/>12</text:span></text:a></text:p>
          <text:p text:style-name="P122"><text:a xlink:type="simple" xlink:href="#_Toc39539004" text:style-name="Index_20_Link" text:visited-style-name="Index_20_Link"><text:span text:style-name="T24">ПРИЛОЖЕНИЕ 1</text:span></text:a><text:a xlink:type="simple" xlink:href="#_Toc39539004" text:style-name="Index_20_Link" text:visited-style-name="Index_20_Link"><text:span text:style-name="T30"><text:tab/>12</text:span></text:a></text:p>
          <text:p text:style-name="P122"><text:a xlink:type="simple" xlink:href="#_Toc39539005" text:style-name="Index_20_Link" text:visited-style-name="Index_20_Link"><text:span text:style-name="T24">ПРИЛОЖЕНИЕ 2</text:span></text:a><text:a xlink:type="simple" xlink:href="#_Toc39539005" text:style-name="Index_20_Link" text:visited-style-name="Index_20_Link"><text:span text:style-name="T30"><text:tab/>13</text:span></text:a></text:p>
          <text:p text:style-name="P122"><text:a xlink:type="simple" xlink:href="#_Toc39539006" text:style-name="Index_20_Link" text:visited-style-name="Index_20_Link"><text:span text:style-name="T24">ПРИЛОЖЕНИЕ 3.</text:span></text:a><text:a xlink:type="simple" xlink:href="#_Toc39539006" text:style-name="Index_20_Link" text:visited-style-name="Index_20_Link"><text:span text:style-name="T30"><text:tab/>15</text:span></text:a></text:p>
          <text:p text:style-name="P2"/>
        </text:index-body>
      </text:table-of-content>
      <text:p text:style-name="P119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99" text:outline-level="1"><text:soft-page-break/><text:span text:style-name="T33">1.ВВЕДЕНИЕ</text:span></text:h>
      <text:h text:style-name="P93" text:outline-level="2"><text:span text:style-name="T35">1.1 Наименование программы</text:span></text:h>
      <text:p text:style-name="P62"><text:span text:style-name="T13"><text:s text:c="6"/>Наименование программы – «Программа для нахождения явного вида аналитических функций,</text:span></text:p>
      <text:p text:style-name="P62"><text:span text:style-name="T13">связанных с метрическими графами».</text:span></text:p>
      <text:p text:style-name="P62"><text:span text:style-name="T14"><text:s text:c="7"/>Наименование на английском языке – «A program for finding the explicit form of analytical</text:span></text:p>
      <text:p text:style-name="P62"><text:span text:style-name="T14">functions associated with metric graphs».</text:span></text:p>
      <text:h text:style-name="P93" text:outline-level="2"><text:span text:style-name="T35">1.2 Основания для разработки</text:span></text:h>
      <text:p text:style-name="P63"><text:span text:style-name="T20"><text:s/>Основанием для разработки является учебный план подготовки бакалавров по направлению 09.03.04 "Программная инженерия" и утвержденная академическим руководителем тема курсового проекта.</text:span></text:p>
      <text:p text:style-name="Standard"/>
      <text:p text:style-name="P64"/>
      <text:p text:style-name="P66"/>
      <text:p text:style-name="P66"/>
      <text:p text:style-name="P66"/>
      <text:p text:style-name="P67"/>
      <text:p text:style-name="P67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99" text:outline-level="1"><text:soft-page-break/><text:span text:style-name="T34">2.Назначение и область применения</text:span></text:h>
      <text:h text:style-name="P93" text:outline-level="2"><text:span text:style-name="T35">2.1 Назначение программы</text:span></text:h>
      <text:p text:style-name="P65"><text:span text:style-name="T6">Программа предназначена для построения неориентированных конечных метрических графов и вычисления по ним аналогов дзета-функций Ихары, функции магнитуд, а также собственной функции на путях графа. </text:span></text:p>
      <text:p text:style-name="P65"><text:span text:style-name="T6">Программа главным образом предназначена для исследовательских целей. Дзета-функции Ихары играют большую роль в исследованиях в разных разделах математики (теории чисел, теория групп, теория графов, топология и т. д.). Магнитуда графа по сути является одной из его мер и несет в себе информацию, которую не содержат другие схожие с ней многочлены (многочлен Татта, графический матроид). Функция на путях графа — это самодельная функция, комбинирующая в себе информацию о всех возможных путях из конкретной вершины графа.</text:span></text:p>
      <text:h text:style-name="P93" text:outline-level="2"><text:span text:style-name="T35">2.2 Краткая характеристика области применения</text:span><text:span text:style-name="T13"> </text:span></text:h>
      <text:p text:style-name="P73"><text:span text:style-name="T6">Программа используется в качестве графического редактора графов, а также для вычисления выше перечисленных функций по построенным моделям. </text:span></text:p>
      <text:p text:style-name="P73"><text:span text:style-name="T6">Области применения: исследования в области теории графов, топологии, геометрии, теории чисел, использование в обучающих целях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6"><text:tab/></text:span></text:p>
      <text:h text:style-name="P99" text:outline-level="1"><text:soft-page-break/><text:span text:style-name="T33">3. Технические характеристики</text:span></text:h>
      <text:h text:style-name="P94" text:outline-level="2"><text:span text:style-name="T35">3.1 Постановка задачи на разработку программы</text:span></text:h>
      <text:p text:style-name="P74"><text:span text:style-name="T7">Задачи, которые выполнять программа:</text:span></text:p>
      <text:list xml:id="list732452624" text:style-name="WWNum3">
        <text:list-item>
          <text:p text:style-name="P104"><text:span text:style-name="T38">Построение моделей конечных метрических неориентированных графов с кратными ребрами-дугами и LaTeX-весами.</text:span></text:p>
        </text:list-item>
        <text:list-item>
          <text:p text:style-name="P104"><text:span text:style-name="T38">Вычисление аналитических функций по построенным графам и вывод результата в LaTeX-формате в файл (.tex, .txt)</text:span></text:p>
        </text:list-item>
        <text:list-item>
          <text:p text:style-name="P104"><text:span text:style-name="T38">Сохранение построенных графов в файлы формата .</text:span><text:span text:style-name="T41">graph.</text:span></text:p>
        </text:list-item>
        <text:list-item>
          <text:p text:style-name="P104"><text:span text:style-name="T41">Загрузка ранее сохраненных графов в программу.</text:span></text:p>
        </text:list-item>
      </text:list>
      <text:p text:style-name="P108"/>
      <text:h text:style-name="P95" text:outline-level="2"><text:span text:style-name="T35">3.2 Описание алгоритма и функционирования программы</text:span></text:h>
      <text:p text:style-name="P86"><text:span text:style-name="T49">Далее будем обозначать конечный неориентированный граф как G.</text:span></text:p>
      <text:h text:style-name="P98" text:outline-level="3"><text:span text:style-name="T47">3.2.1 Описание реализации алгоритма вычисления функции магнитуд</text:span></text:h>
      <text:p text:style-name="P81"><text:span text:style-name="T7">Обозначим минимальное расстояние между вершинами x, y графа G как d(x,y).</text:span></text:p>
      <text:p text:style-name="P81"><text:span text:style-name="T7">Положим что матрица <text:s/></text:span><text:span text:style-name="T7"><draw:frame draw:style-name="fr2" draw:name="Object2" text:anchor-type="as-char" svg:y="-0.152in" svg:width="0.8138in" svg:height="0.2134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0">(q — символьный аргумент) </text:span><text:span text:style-name="T7">- это квадратная матрица , </text:span><text:span text:style-name="T9">чьи ряды и столбцы определяются вершинами графа G и где (x, y)-й элемент равен</text:span><text:span text:style-name="T7"> </text:span><text:span text:style-name="T7"><draw:frame draw:style-name="fr2" draw:name="Object1" text:anchor-type="as-char" svg:y="-0.1744in" svg:width="2.6154in" svg:height="0.2402in" draw:z-index="9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80"><text:span text:style-name="T7">Формула для вычисления магнитуд по графу: </text:span></text:p>
      <text:p text:style-name="P80"><text:span text:style-name="T7"><draw:frame draw:style-name="fr2" draw:name="Object3" text:anchor-type="as-char" svg:y="-0.172in" svg:width="1.9701in" svg:height="0.3402in" draw:z-index="11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82"><text:span text:style-name="T7">Алгоритм:</text:span></text:p>
      <text:p text:style-name="P74"><text:span text:style-name="T7">1) </text:span><text:span text:style-name="T9">Вычисляются минимальные расстояния до всех вершин для каждой вершины графа. Для вычисления использован модифицированный под задачу алгоритм Дейкстры. В каждой вершине запоминаем текущее минимальное </text:span><text:span text:style-name="T10">вещественное</text:span><text:span text:style-name="T9"> </text:span><text:span text:style-name="T10">расстояние, а также храним сет символьных токенов, которые являются длинами ребер на минимальном пути. В конце сет токенов для каждой вершины преобразуется в символьное выражение, которое является суммой вещественной части, выраженной единственным числом, и иррациональных токенов в формате SymPy (изначально длины ребер в LaTeX-формате, затем с помощью парсера преобразуем в SymPy).</text:span></text:p>
      <text:p text:style-name="P83"><text:span text:style-name="T7">Алгоритм поиска минимальных расстояний для вершины: </text:span></text:p>
      <text:p text:style-name="P83"><text:span text:style-name="T7"/></text:p>
      <text:p text:style-name="P83"><text:span text:style-name="T7"/></text:p>
      <text:p text:style-name="P83"><text:span text:style-name="T7"/></text:p>
      <text:p text:style-name="P83"><text:span text:style-name="T7"/></text:p>
      <text:p text:style-name="P87"><text:soft-page-break/><text:span text:style-name="T60"><text:s text:c="3"/></text:span><text:span text:style-name="T49"><text:s/>private static void findMinDistance(Node n, String[] distances) {</text:span></text:p>
      <text:p text:style-name="P88"><text:span text:style-name="T7"><text:s text:c="8"/>PriorityQueue&lt;Node&gt; priorityQueue = new PriorityQueue&lt;&gt;(</text:span></text:p>
      <text:p text:style-name="P88"><text:span text:style-name="T7"><text:s text:c="12"/>Comparator.comparing(Node::getDijkstraDistance).reversed());</text:span></text:p>
      <text:p text:style-name="P88"><text:span text:style-name="T7"><text:s text:c="8"/>for (Node node : Graph.getInstance().getNodes()) {</text:span></text:p>
      <text:p text:style-name="P88"><text:span text:style-name="T7"><text:s text:c="12"/>if (node.equals(n))</text:span></text:p>
      <text:p text:style-name="P88"><text:span text:style-name="T7"><text:s text:c="16"/>node.setDijkstraDistance(0);</text:span></text:p>
      <text:p text:style-name="P88"><text:span text:style-name="T7"><text:s text:c="12"/>else</text:span></text:p>
      <text:p text:style-name="P88"><text:span text:style-name="T7"><text:s text:c="16"/>node.setDijkstraDistance(Double.MAX_VALUE);</text:span></text:p>
      <text:p text:style-name="P88"><text:span text:style-name="T7"><text:s text:c="12"/>node.getDijkstraTexTokens().clear();</text:span></text:p>
      <text:p text:style-name="P88"><text:span text:style-name="T7"><text:s text:c="12"/>priorityQueue.add(node);</text:span></text:p>
      <text:p text:style-name="P88"><text:span text:style-name="T7"><text:s text:c="8"/>}</text:span></text:p>
      <text:p text:style-name="P88"><text:span text:style-name="T7"/></text:p>
      <text:p text:style-name="P88"><text:span text:style-name="T7"><text:s text:c="8"/>while (!priorityQueue.isEmpty()) {</text:span></text:p>
      <text:p text:style-name="P88"><text:span text:style-name="T7"><text:s text:c="12"/>Node minNode = priorityQueue.poll();</text:span></text:p>
      <text:p text:style-name="P88"><text:span text:style-name="T7"><text:s text:c="12"/>double distance = minNode.getDijkstraDistance();</text:span></text:p>
      <text:p text:style-name="P88"><text:span text:style-name="T7"/></text:p>
      <text:p text:style-name="P88"><text:span text:style-name="T7"><text:s text:c="11"/>distances[minNode.getNum() - 1] = n.equals(minNode) ? "0" : distance == Double.MAX_VALUE ? "-1" :Parser.parseTexToSympy(minNode.getDijkstraTexTokens());</text:span></text:p>
      <text:p text:style-name="P88"><text:span text:style-name="T7"/></text:p>
      <text:p text:style-name="P88"><text:span text:style-name="T7"/></text:p>
      <text:p text:style-name="P88"><text:span text:style-name="T7">for (Map.Entry&lt;Node, Pair&lt;Double, String&gt;&gt; entry : minNode.getNeighboursAndDistances().entrySet()) {</text:span></text:p>
      <text:p text:style-name="P88"><text:span text:style-name="T7"><text:s text:c="16"/>double curVal = minNode.getDijkstraDistance() + entry.getValue().getKey();</text:span></text:p>
      <text:p text:style-name="P88"><text:span text:style-name="T7"><text:s text:c="16"/></text:span></text:p>
      <text:p text:style-name="P88"><text:span text:style-name="T7"><text:s text:c="16"/>Node node = entry.getKey();</text:span></text:p>
      <text:p text:style-name="P88"><text:span text:style-name="T7"><text:s text:c="16"/>if (curVal &gt; 0 &amp;&amp; node.getDijkstraDistance() &gt; curVal) {</text:span></text:p>
      <text:p text:style-name="P88"><text:span text:style-name="T7"><text:s text:c="20"/>node.getDijkstraTexTokens().clear();</text:span></text:p>
      <text:p text:style-name="P88"><text:span text:style-name="T7"><text:s text:c="20"/>node.getDijkstraTexTokens().addAll(minNode.getDijkstraTexTokens());</text:span></text:p>
      <text:p text:style-name="P88"><text:span text:style-name="T7"><text:s text:c="20"/>node.getDijkstraTexTokens().add(entry.getValue().getValue());</text:span></text:p>
      <text:p text:style-name="P88"><text:span text:style-name="T7"/></text:p>
      <text:p text:style-name="P88"><text:span text:style-name="T7"><text:s text:c="20"/>node.setDijkstraDistance(curVal);</text:span></text:p>
      <text:p text:style-name="P88"><text:span text:style-name="T7"><text:s text:c="20"/>priorityQueue.remove(node);</text:span></text:p>
      <text:p text:style-name="P88"><text:span text:style-name="T7"><text:s text:c="20"/>priorityQueue.add(node);</text:span></text:p>
      <text:p text:style-name="P88"><text:span text:style-name="T7"><text:s text:c="16"/>}</text:span></text:p>
      <text:p text:style-name="P88"><text:span text:style-name="T7"><text:s text:c="12"/>}</text:span></text:p>
      <text:p text:style-name="P88"><text:span text:style-name="T7"><text:s text:c="8"/>}</text:span></text:p>
      <text:p text:style-name="P88"><text:span text:style-name="T7"><text:s text:c="4"/>}</text:span></text:p>
      <text:p text:style-name="P74"><text:span text:style-name="T7">2) <text:s/></text:span><text:span text:style-name="T9">Результаты записываются в матрицу минимальных расстояний </text:span><text:span text:style-name="T10">и сохранятся в ресурсный файл формата .txt.</text:span></text:p>
      <text:p text:style-name="P74"><text:span text:style-name="T7">3) </text:span><text:span text:style-name="T10">Из файла результаты вычитываются python-скриптом, который производит вычисление обратной матрицы по переданной и возвращает итоговый результат в LaTeX-формате.</text:span></text:p>
      <text:p text:style-name="P76"><text:soft-page-break/></text:p>
      <text:h text:style-name="P98" text:outline-level="3"><text:span text:style-name="T47">3.2.2 Описание реализации алгоритма вычисления функции Ихары на вершинах</text:span></text:h>
      <text:p text:style-name="P12"><text:tab/><text:span text:style-name="T61">Зададим ориентацию ребер графа (в программе согласно нумерации вершин) следующим образом: </text:span><text:span text:style-name="T61"><draw:frame draw:style-name="fr2" draw:name="Object4" text:anchor-type="as-char" svg:y="-0.172in" svg:width="2.2591in" svg:height="0.2327in" draw:z-index="12"><draw:object xlink:href="./Object 2" xlink:type="simple" xlink:show="embed" xlink:actuate="onLoad"/><draw:image xlink:href="./ObjectReplacements/Object 2" xlink:type="simple" xlink:show="embed" xlink:actuate="onLoad"/></draw:frame></text:span><text:span text:style-name="T61">и получим 2|E| ориентированных ребер, где |E| - количество ребер в неориентированном графе. </text:span></text:p>
      <text:p text:style-name="P13"><text:s/><text:tab/>Пусть P — путь в G, <draw:frame draw:style-name="fr2" draw:name="Object5" text:anchor-type="as-char" svg:y="-0.1484in" svg:width="0.9193in" svg:height="0.2091in" draw:z-index="13"><draw:object xlink:href="./Object 14" xlink:type="simple" xlink:show="embed" xlink:actuate="onLoad"/><draw:image xlink:href="./ObjectReplacements/Object 14" xlink:type="simple" xlink:show="embed" xlink:actuate="onLoad"/></draw:frame>, где <draw:frame draw:style-name="fr2" draw:name="Object9" text:anchor-type="as-char" svg:y="-0.1484in" svg:width="0.2134in" svg:height="0.2091in" draw:z-index="14"><draw:object xlink:href="./Object 15" xlink:type="simple" xlink:show="embed" xlink:actuate="onLoad"/><draw:image xlink:href="./ObjectReplacements/Object 15" xlink:type="simple" xlink:show="embed" xlink:actuate="onLoad"/></draw:frame>- ориентированное ребро, длина пути <draw:frame draw:style-name="fr2" draw:name="Object10" text:anchor-type="as-char" svg:y="-0.152in" svg:width="0.628in" svg:height="0.2in" draw:z-index="15"><draw:object xlink:href="./Object 16" xlink:type="simple" xlink:show="embed" xlink:actuate="onLoad"/><draw:image xlink:href="./ObjectReplacements/Object 16" xlink:type="simple" xlink:show="embed" xlink:actuate="onLoad"/></draw:frame>.</text:p>
      <text:p text:style-name="P13"><text:s text:c="12"/><draw:frame draw:style-name="fr2" draw:name="Object11" text:anchor-type="as-char" svg:y="-0.1484in" svg:width="0.3161in" svg:height="0.2091in" draw:z-index="16"><draw:object xlink:href="./Object 17" xlink:type="simple" xlink:show="embed" xlink:actuate="onLoad"/><draw:image xlink:href="./ObjectReplacements/Object 17" xlink:type="simple" xlink:show="embed" xlink:actuate="onLoad"/></draw:frame></text:p>
      <text:h text:style-name="P98" text:outline-level="3"><text:span text:style-name="T47">3.2.3 Описание реализации алгоритма вычисления функции Ихары на ребрах</text:span></text:h>
      <text:h text:style-name="P98" text:outline-level="3"><text:span text:style-name="T47">3.2.4 Описание реализации алгоритма вычисления функции Ихары на путях</text:span></text:h>
      <text:h text:style-name="P98" text:outline-level="3"><text:span text:style-name="T47">3.2.5 Описание реализации алгоритма вычисления функции на путях</text:span></text:h>
      <text:p text:style-name="P66"><text:span text:style-name="T7">Пользовательский граф в коде представлен в виде списка узлов, каждый узел хранит список своих соседей и смежных рёбер.</text:span></text:p>
      <text:p text:style-name="P66"><text:span text:style-name="T25">1) Перед исполнением алгоритма осуществляется проверка графа на корректность. Проверяются следующие пункты:</text:span></text:p>
      <text:list xml:id="list1285542924" text:style-name="WWNum4">
        <text:list-item>
          <text:p text:style-name="P109"><text:span text:style-name="T37">У графа корректно заданы длины всех рёбер (длина не бесконечность)</text:span></text:p>
        </text:list-item>
        <text:list-item>
          <text:p text:style-name="P109"><text:span text:style-name="T37">Граф связный</text:span></text:p>
        </text:list-item>
        <text:list-item>
          <text:p text:style-name="P109"><text:span text:style-name="T37">Выбран стартовый узел</text:span></text:p>
        </text:list-item>
        <text:list-item>
          <text:p text:style-name="P109"><text:span text:style-name="T37">Выбрано стартовое ребро</text:span></text:p>
        </text:list-item>
      </text:list>
      <text:p text:style-name="P110"/>
      <text:p text:style-name="P111"><text:span text:style-name="T37">2) Связность графа проверяется с помощью обхода графа в глубину алгоритмом </text:span><text:span text:style-name="T40">DFS</text:span><text:span text:style-name="T37">:</text:span></text:p>
      <text:p text:style-name="List_20_Paragraph"><text:span text:style-name="T37"><text:s text:c="2"/></text:span><text:span text:style-name="T40">/**</text:span></text:p>
      <text:p text:style-name="List_20_Paragraph"><text:span text:style-name="T40"><text:s text:c="5"/>* Runs DFS for one node</text:span></text:p>
      <text:p text:style-name="List_20_Paragraph"><text:span text:style-name="T40"><text:s text:c="5"/>*</text:span></text:p>
      <text:p text:style-name="List_20_Paragraph"><text:span text:style-name="T40"><text:s text:c="5"/>* @param handler method to handle with each node</text:span></text:p>
      <text:p text:style-name="List_20_Paragraph"><text:span text:style-name="T40"><text:s text:c="5"/>*/</text:span></text:p>
      <text:p text:style-name="List_20_Paragraph"><text:span text:style-name="T40"><text:s text:c="4"/>private void DFS(Consumer&lt;Node&gt; handler) {</text:span></text:p>
      <text:p text:style-name="List_20_Paragraph"><text:span text:style-name="T40"><text:s text:c="8"/>Node curNode;</text:span></text:p>
      <text:p text:style-name="List_20_Paragraph"><text:span text:style-name="T40"><text:s text:c="8"/>while (!dfsStack.isEmpty()) {</text:span></text:p>
      <text:p text:style-name="List_20_Paragraph"><text:span text:style-name="T40"><text:s text:c="12"/>curNode = dfsStack.pop();</text:span></text:p>
      <text:p text:style-name="List_20_Paragraph"><text:span text:style-name="T40"><text:s text:c="12"/>if (!curNode.isVisited()) {</text:span></text:p>
      <text:p text:style-name="List_20_Paragraph"><text:span text:style-name="T40"><text:s text:c="16"/>curNode.visit();</text:span></text:p>
      <text:p text:style-name="List_20_Paragraph"><text:span text:style-name="T40"><text:s text:c="16"/>if (handler != null)</text:span></text:p>
      <text:p text:style-name="List_20_Paragraph"><text:span text:style-name="T40"><text:s text:c="20"/>handler.accept(curNode);</text:span></text:p>
      <text:p text:style-name="List_20_Paragraph"><text:span text:style-name="T40"><text:s text:c="16"/>for (Node n : curNode.getNeighbours()) {</text:span></text:p>
      <text:p text:style-name="List_20_Paragraph"><text:span text:style-name="T40"><text:s text:c="20"/>if (!n.isVisited())</text:span></text:p>
      <text:p text:style-name="List_20_Paragraph"><text:span text:style-name="T40"><text:s text:c="24"/>dfsStack.push(n);</text:span></text:p>
      <text:p text:style-name="List_20_Paragraph"><text:span text:style-name="T40"><text:s text:c="16"/>}</text:span></text:p>
      <text:p text:style-name="List_20_Paragraph"><text:soft-page-break/><text:span text:style-name="T40"><text:s text:c="12"/>}</text:span></text:p>
      <text:p text:style-name="List_20_Paragraph"><text:span text:style-name="T40"><text:s text:c="8"/>}</text:span></text:p>
      <text:p text:style-name="List_20_Paragraph"><text:span text:style-name="T40"><text:s text:c="4"/>}</text:span></text:p>
      <text:p text:style-name="P106"/>
      <text:p text:style-name="List_20_Paragraph"><text:span text:style-name="T40"><text:s text:c="4"/>/**</text:span></text:p>
      <text:p text:style-name="List_20_Paragraph"><text:span text:style-name="T40"><text:s text:c="5"/>* Runs dfs for each node and counts components</text:span></text:p>
      <text:p text:style-name="List_20_Paragraph"><text:span text:style-name="T40"><text:s text:c="5"/>*</text:span></text:p>
      <text:p text:style-name="List_20_Paragraph"><text:span text:style-name="T40"><text:s text:c="5"/>* @param handler method to handle depending on what we need</text:span></text:p>
      <text:p text:style-name="List_20_Paragraph"><text:span text:style-name="T40"><text:s text:c="5"/>* @return num of components</text:span></text:p>
      <text:p text:style-name="List_20_Paragraph"><text:span text:style-name="T40"><text:s text:c="5"/>*/</text:span></text:p>
      <text:p text:style-name="List_20_Paragraph"><text:span text:style-name="T40"><text:s text:c="4"/>private int runDFS(Consumer&lt;Node&gt; handler) {</text:span></text:p>
      <text:p text:style-name="P106"/>
      <text:p text:style-name="List_20_Paragraph"><text:span text:style-name="T40"><text:s text:c="8"/>if (nodes.size() == 0) return 0;</text:span></text:p>
      <text:p text:style-name="P106"/>
      <text:p text:style-name="List_20_Paragraph"><text:span text:style-name="T40"><text:s text:c="8"/>int components = 0;</text:span></text:p>
      <text:p text:style-name="List_20_Paragraph"><text:span text:style-name="T40"><text:s text:c="8"/>for (Node n : nodes) {</text:span></text:p>
      <text:p text:style-name="List_20_Paragraph"><text:span text:style-name="T40"><text:s text:c="12"/>if (!n.isVisited()) {</text:span></text:p>
      <text:p text:style-name="List_20_Paragraph"><text:span text:style-name="T40"><text:s text:c="16"/>components++;</text:span></text:p>
      <text:p text:style-name="List_20_Paragraph"><text:span text:style-name="T40"><text:s text:c="16"/>dfsStack.push(n);</text:span></text:p>
      <text:p text:style-name="List_20_Paragraph"><text:span text:style-name="T40"><text:s text:c="16"/>DFS(handler);</text:span></text:p>
      <text:p text:style-name="List_20_Paragraph"><text:span text:style-name="T40"><text:s text:c="12"/></text:span><text:span text:style-name="T37">}</text:span></text:p>
      <text:p text:style-name="List_20_Paragraph"><text:span text:style-name="T37"><text:s text:c="8"/>}</text:span></text:p>
      <text:p text:style-name="P105"/>
      <text:p text:style-name="List_20_Paragraph"><text:span text:style-name="T37"><text:s text:c="8"/></text:span><text:span text:style-name="T40">resetDFS</text:span><text:span text:style-name="T37">();</text:span></text:p>
      <text:p text:style-name="P105"/>
      <text:p text:style-name="List_20_Paragraph"><text:span text:style-name="T37"><text:s text:c="8"/></text:span><text:span text:style-name="T40">return</text:span><text:span text:style-name="T37"> </text:span><text:span text:style-name="T40">components</text:span><text:span text:style-name="T37">;</text:span></text:p>
      <text:p text:style-name="P111"><text:span text:style-name="T37"><text:s text:c="4"/>}</text:span></text:p>
      <text:p text:style-name="P111"><text:span text:style-name="T37">Метод </text:span><text:span text:style-name="T40">runDFS</text:span><text:span text:style-name="T37"> прогоняет поиск в глубину для всех непосещенных вершин и возвращает количество компонент связности. Если компонент больше одной, граф несвязный.</text:span></text:p>
      <text:p text:style-name="P112"/>
      <text:p text:style-name="P111"><text:span text:style-name="T37">3) Алгоритм визуализации основан на многопоточности. После проверки графа на корректность создается анимация для первой точки. Стартовая позиция и конечная позиция определяются началом и концом выбранного пользователем ребра. Скорость точки задается через длительность анимации следующим образом:</text:span></text:p>
      <text:p text:style-name="P111"><draw:frame draw:style-name="fr1" draw:name="Object6" text:anchor-type="as-char" svg:width="2.1354in" svg:height="0.4335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11"><text:span text:style-name="T32">Здесь <text:s/></text:span><draw:frame draw:style-name="fr1" draw:name="Object7" text:anchor-type="as-char" svg:width="0.6575in" svg:height="0.1839in" draw:z-index="7"><draw:object xlink:href="./Object 8" xlink:type="simple" xlink:show="embed" xlink:actuate="onLoad"/><draw:image xlink:href="./ObjectReplacements/Object 8" xlink:type="simple" xlink:show="embed" xlink:actuate="onLoad"/></draw:frame><text:span text:style-name="T32"><text:s/>– длина ребра, по которому будет проходить точка, </text:span><draw:frame draw:style-name="fr1" draw:name="Object8" text:anchor-type="as-char" svg:width="1.1in" svg:height="0.1839in" draw:z-index="8"><draw:object xlink:href="./Object 10" xlink:type="simple" xlink:show="embed" xlink:actuate="onLoad"/><draw:image xlink:href="./ObjectReplacements/Object 10" xlink:type="simple" xlink:show="embed" xlink:actuate="onLoad"/></draw:frame><text:span text:style-name="T32"><text:s/>– минимальная длина ребра в текущем графе. То есть, значение дроби всегда больше единицы, а длительность анимации дольше 1900 миллисекунд. </text:span><text:span text:style-name="T43">gap</text:span><text:span text:style-name="T32"> - отрезок времени для синхронизации точек, пришедших в вершину. То есть, при длительности анимации 1900, точка приходит в вершину через 1900 миллисекунд, еще </text:span><text:span text:style-name="T43">gap</text:span><text:span text:style-name="T32"> миллисекунд уходит на «сбор точек с других рёбер», затем из вершины снова выходят точки с новыми амплитудами. Также предусмотрена проверка, что за промежуток времени </text:span><text:span text:style-name="T43">gap</text:span><text:span text:style-name="T53"> </text:span><text:span text:style-name="T32">из вершины не выйдет более одной точки.</text:span></text:p>
      <text:p text:style-name="P113"/>
      <text:p text:style-name="P111"><text:span text:style-name="T32">4) После окончания анимации точки (когда точка доходит до пункта назначения), запускается </text:span><text:span text:style-name="T44">callback</text:span><text:span text:style-name="T32">, который уведомляет вершину о том, что в нее пришла точка. Если в узел еще не приходили другие точки, он помечается как обрабатываемый, и запускает обратный отсчет, в </text:span><text:soft-page-break/><text:span text:style-name="T32">течение которого ждет другие точки. Также вершина хранит текущую сумму амплитуд всех точек, которые в нее пришли, что позволяет рассчитать новые амплитуды.</text:span></text:p>
      <text:p text:style-name="P113"/>
      <text:p text:style-name="P111"><text:span text:style-name="T32">5) По окончании ожидания происходит обработка каждого ребра смежного с вершиной: перезапуск/создание точек, перерасчет амплитуд.</text:span></text:p>
      <text:p text:style-name="P113"/>
      <text:p text:style-name="P111"><text:span text:style-name="T32">Расчет</text:span><text:span text:style-name="T44"> </text:span><text:span text:style-name="T32">амплитуд</text:span><text:span text:style-name="T44"> </text:span><text:span text:style-name="T32">в</text:span><text:span text:style-name="T44"> </text:span><text:span text:style-name="T32">коде</text:span><text:span text:style-name="T44">:</text:span></text:p>
      <text:p text:style-name="List_20_Paragraph"><text:span text:style-name="T44">/**</text:span></text:p>
      <text:p text:style-name="List_20_Paragraph"><text:span text:style-name="T44"><text:s text:c="5"/>* Changes amplitude with the given rule</text:span></text:p>
      <text:p text:style-name="List_20_Paragraph"><text:span text:style-name="T44"><text:s text:c="5"/>*</text:span></text:p>
      <text:p text:style-name="List_20_Paragraph"><text:span text:style-name="T44"><text:s text:c="5"/>* @param degree degree of the node</text:span></text:p>
      <text:p text:style-name="List_20_Paragraph"><text:span text:style-name="T44"><text:s text:c="5"/>*/</text:span></text:p>
      <text:p text:style-name="List_20_Paragraph"><text:span text:style-name="T44"><text:s text:c="4"/>void changeAmplitude(int degree) {</text:span></text:p>
      <text:p text:style-name="List_20_Paragraph"><text:span text:style-name="T44"><text:s text:c="8"/>if (degree == 1)</text:span></text:p>
      <text:p text:style-name="List_20_Paragraph"><text:span text:style-name="T44"><text:s text:c="12"/>amplitude = amplitude != 0 ? -amplitude : 0;</text:span></text:p>
      <text:p text:style-name="List_20_Paragraph"><text:span text:style-name="T44"><text:s text:c="8"/>else</text:span></text:p>
      <text:p text:style-name="List_20_Paragraph"><text:span text:style-name="T44"><text:s text:c="12"/>amplitude = ( 2.0 / degree - 1) * amplitude</text:span></text:p>
      <text:p text:style-name="List_20_Paragraph"><text:span text:style-name="T44"><text:s text:c="20"/>+ (destination.getAmplitudesSum() - amplitude) * (2.0 / degree);</text:span></text:p>
      <text:p text:style-name="List_20_Paragraph"><text:span text:style-name="T44"><text:s text:c="8"/>updateInfo(destination);</text:span></text:p>
      <text:p text:style-name="List_20_Paragraph"><text:span text:style-name="T44"><text:s text:c="4"/>}</text:span></text:p>
      <text:p text:style-name="P107"/>
      <text:p text:style-name="List_20_Paragraph"><text:span text:style-name="T44"><text:s text:c="4"/>/**</text:span></text:p>
      <text:p text:style-name="List_20_Paragraph"><text:span text:style-name="T44"><text:s text:c="5"/>* Sets the amplitude for the new point</text:span></text:p>
      <text:p text:style-name="List_20_Paragraph"><text:span text:style-name="T44"><text:s text:c="5"/>*</text:span></text:p>
      <text:p text:style-name="List_20_Paragraph"><text:span text:style-name="T44"><text:s text:c="5"/>* @param degree degree of the node</text:span></text:p>
      <text:p text:style-name="List_20_Paragraph"><text:span text:style-name="T44"><text:s text:c="5"/>*/</text:span></text:p>
      <text:p text:style-name="List_20_Paragraph"><text:span text:style-name="T44"><text:s text:c="4"/>void setAmplitude(int degree) {</text:span></text:p>
      <text:p text:style-name="List_20_Paragraph"><text:span text:style-name="T44"><text:s text:c="8"/>amplitude = edge.getNeighbour(destination).getAmplitudesSum() * (2.0 / degree);</text:span></text:p>
      <text:p text:style-name="List_20_Paragraph"><text:span text:style-name="T44"><text:s text:c="8"/>updateInfo</text:span><text:span text:style-name="T32">(</text:span><text:span text:style-name="T44">edge</text:span><text:span text:style-name="T32">.</text:span><text:span text:style-name="T44">getNeighbour</text:span><text:span text:style-name="T32">(</text:span><text:span text:style-name="T44">destination</text:span><text:span text:style-name="T32">));</text:span></text:p>
      <text:p text:style-name="P111"><text:span text:style-name="T32"><text:s text:c="4"/>}</text:span></text:p>
      <text:p text:style-name="P113"/>
      <text:p text:style-name="P111"><text:span text:style-name="T32">Обработка точек в ребре (возвращает построенную для точки анимацию):</text:span></text:p>
      <text:p text:style-name="List_20_Paragraph"><text:span text:style-name="T44"><text:s text:c="4"/>/**</text:span></text:p>
      <text:p text:style-name="List_20_Paragraph"><text:span text:style-name="T44"><text:s text:c="5"/>* Renews the amplitude of the point and builds a new way (or creates the new point)</text:span></text:p>
      <text:p text:style-name="List_20_Paragraph"><text:span text:style-name="T44"><text:s text:c="5"/>*</text:span></text:p>
      <text:p text:style-name="List_20_Paragraph"><text:span text:style-name="T44"><text:s text:c="5"/>* @param n <text:s text:c="5"/>node to which the point came</text:span></text:p>
      <text:p text:style-name="List_20_Paragraph"><text:span text:style-name="T44"><text:s text:c="5"/>* @param degree degree of the node n</text:span></text:p>
      <text:p text:style-name="List_20_Paragraph"><text:span text:style-name="T44"><text:s text:c="5"/>* @return instance of animation to proceed</text:span></text:p>
      <text:p text:style-name="List_20_Paragraph"><text:span text:style-name="T44"><text:s text:c="5"/>*/</text:span></text:p>
      <text:p text:style-name="List_20_Paragraph"><text:span text:style-name="T44"><text:s text:c="4"/>PathTransition handlePoint(Node n, int degree) {</text:span></text:p>
      <text:p text:style-name="P107"/>
      <text:p text:style-name="List_20_Paragraph"><text:span text:style-name="T44"><text:s text:c="8"/>try {</text:span></text:p>
      <text:p text:style-name="List_20_Paragraph"><text:span text:style-name="T44"><text:s text:c="12"/>if (InfiniteManager.canEdit() &amp;&amp; canVisualize.containsKey(n.getNum())) {</text:span></text:p>
      <text:p text:style-name="P107"/>
      <text:p text:style-name="List_20_Paragraph"><text:span text:style-name="T44"><text:s text:c="16"/>if (canVisualize.get(n.getNum()) + Visualizer.GAP + 20 &gt; System.currentTimeMillis()) {</text:span></text:p>
      <text:p text:style-name="List_20_Paragraph"><text:span text:style-name="T44"><text:s text:c="20"/>System.out.println(n.getNum());</text:span></text:p>
      <text:p text:style-name="List_20_Paragraph"><text:soft-page-break/><text:span text:style-name="T44"><text:s text:c="20"/>if (pointsToProceed.containsKey(n.getNum())) {</text:span></text:p>
      <text:p text:style-name="List_20_Paragraph"><text:span text:style-name="T44"><text:s text:c="24"/>System.out.println("deleted");</text:span></text:p>
      <text:p text:style-name="List_20_Paragraph"><text:span text:style-name="T44"><text:s text:c="24"/>removePoint(pointsToProceed.get(n.getNum()));</text:span></text:p>
      <text:p text:style-name="List_20_Paragraph"><text:span text:style-name="T44"><text:s text:c="20"/>}</text:span></text:p>
      <text:p text:style-name="List_20_Paragraph"><text:span text:style-name="T44"><text:s text:c="20"/>return null;</text:span></text:p>
      <text:p text:style-name="List_20_Paragraph"><text:span text:style-name="T44"><text:s text:c="16"/>}</text:span></text:p>
      <text:p text:style-name="List_20_Paragraph"><text:span text:style-name="T44"><text:s text:c="12"/>}</text:span></text:p>
      <text:p text:style-name="List_20_Paragraph"><text:span text:style-name="T44"><text:s text:c="12"/>if (pointsToProceed.containsKey(n.getNum())) {</text:span></text:p>
      <text:p text:style-name="P107"/>
      <text:p text:style-name="List_20_Paragraph"><text:span text:style-name="T44"><text:s text:c="16"/>pointsToProceed.get(n.getNum()).changeAmplitude(degree);</text:span></text:p>
      <text:p text:style-name="List_20_Paragraph"><text:span text:style-name="T44"><text:s text:c="16"/>if (pointsToProceed.get(n.getNum()).getAmplitude().equals("0")) {</text:span></text:p>
      <text:p text:style-name="List_20_Paragraph"><text:span text:style-name="T44"><text:s text:c="20"/>pointsToProceed.get(n.getNum()).hideEnabled();</text:span></text:p>
      <text:p text:style-name="List_20_Paragraph"><text:span text:style-name="T44"><text:s text:c="20"/>pointsToProceed.get(n.getNum()).removePath();</text:span></text:p>
      <text:p text:style-name="List_20_Paragraph"><text:span text:style-name="T44"><text:s text:c="20"/>Drawer.getInstance().removeElement(pointsToProceed.get(n.getNum()));</text:span></text:p>
      <text:p text:style-name="List_20_Paragraph"><text:span text:style-name="T44"><text:s text:c="20"/>pointsToProceed.remove(n.getNum());</text:span></text:p>
      <text:p text:style-name="List_20_Paragraph"><text:span text:style-name="T44"><text:s text:c="20"/>Visualizer.decreasePoints();</text:span></text:p>
      <text:p text:style-name="List_20_Paragraph"><text:span text:style-name="T44"><text:s text:c="20"/>return null;</text:span></text:p>
      <text:p text:style-name="List_20_Paragraph"><text:span text:style-name="T44"><text:s text:c="16"/>}</text:span></text:p>
      <text:p text:style-name="List_20_Paragraph"><text:span text:style-name="T44"><text:s text:c="16"/>pointsToProceed.get(n.getNum()).setDestination(getNeighbour(n));</text:span></text:p>
      <text:p text:style-name="List_20_Paragraph"><text:span text:style-name="T44"><text:s text:c="16"/>PathTransition p = pointsToProceed.get(n.getNum()).startPath(nearestCoords.get(n),</text:span></text:p>
      <text:p text:style-name="List_20_Paragraph"><text:span text:style-name="T44"><text:s text:c="24"/>nearestCoords.get(getNeighbour(n)), length.getValue());</text:span></text:p>
      <text:p text:style-name="List_20_Paragraph"><text:span text:style-name="T44"><text:s text:c="16"/>pointsToProceed.remove(n.getNum());</text:span></text:p>
      <text:p text:style-name="List_20_Paragraph"><text:span text:style-name="T44"><text:s text:c="16"/>canVisualize.put(n.getNum(), System.currentTimeMillis());</text:span></text:p>
      <text:p text:style-name="List_20_Paragraph"><text:span text:style-name="T44"><text:s text:c="16"/>return p;</text:span></text:p>
      <text:p text:style-name="P107"/>
      <text:p text:style-name="List_20_Paragraph"><text:span text:style-name="T44"><text:s text:c="12"/>} else {</text:span></text:p>
      <text:p text:style-name="P107"/>
      <text:p text:style-name="List_20_Paragraph"><text:span text:style-name="T44"><text:s text:c="16"/>if (!Visualizer.checkOOM()) {</text:span></text:p>
      <text:p text:style-name="List_20_Paragraph"><text:span text:style-name="T44"><text:s text:c="20"/>return null;</text:span></text:p>
      <text:p text:style-name="List_20_Paragraph"><text:span text:style-name="T44"><text:s text:c="16"/>}</text:span></text:p>
      <text:p text:style-name="List_20_Paragraph"><text:span text:style-name="T44"><text:s text:c="16"/>Point p = new Point(getNeighbour(n), this);</text:span></text:p>
      <text:p text:style-name="P107"/>
      <text:p text:style-name="List_20_Paragraph"><text:span text:style-name="T44"><text:s text:c="16"/>p.setAmplitude(degree);</text:span></text:p>
      <text:p text:style-name="P107"/>
      <text:p text:style-name="List_20_Paragraph"><text:span text:style-name="T44"><text:s text:c="16"/>if (p.getAmplitude().equals("0")) {</text:span></text:p>
      <text:p text:style-name="List_20_Paragraph"><text:span text:style-name="T44"><text:s text:c="20"/>p.hideEnabled();</text:span></text:p>
      <text:p text:style-name="List_20_Paragraph"><text:span text:style-name="T44"><text:s text:c="20"/>return null;</text:span></text:p>
      <text:p text:style-name="List_20_Paragraph"><text:span text:style-name="T44"><text:s text:c="16"/>}</text:span></text:p>
      <text:p text:style-name="P107"/>
      <text:p text:style-name="List_20_Paragraph"><text:span text:style-name="T44"><text:s text:c="16"/>Visualizer.increasePoints();</text:span></text:p>
      <text:p text:style-name="List_20_Paragraph"><text:span text:style-name="T44"><text:s text:c="16"/>Drawer.getInstance().addElem(p);</text:span></text:p>
      <text:p text:style-name="List_20_Paragraph"><text:span text:style-name="T44"><text:s text:c="16"/>canVisualize.put(n.getNum(), System.currentTimeMillis());</text:span></text:p>
      <text:p text:style-name="P107"/>
      <text:p text:style-name="List_20_Paragraph"><text:span text:style-name="T44"><text:s text:c="16"/>return p.startPath(nearestCoords.get(n), nearestCoords.get(getNeighbour(n)), length.getValue());</text:span></text:p>
      <text:p text:style-name="List_20_Paragraph"><text:span text:style-name="T44"><text:s text:c="12"/>}</text:span></text:p>
      <text:p text:style-name="List_20_Paragraph"><text:span text:style-name="T44"><text:s text:c="8"/>} catch (OutOfMemoryError e) {</text:span></text:p>
      <text:p text:style-name="List_20_Paragraph"><text:soft-page-break/><text:span text:style-name="T44"><text:s text:c="12"/>PopupMessage.showMessage("Not enough memory");</text:span></text:p>
      <text:p text:style-name="List_20_Paragraph"><text:span text:style-name="T44"><text:s text:c="12"/></text:span><text:span text:style-name="T32">Visualizer.stopVisualization();</text:span></text:p>
      <text:p text:style-name="List_20_Paragraph"><text:span text:style-name="T32"><text:s text:c="12"/>return null;</text:span></text:p>
      <text:p text:style-name="List_20_Paragraph"><text:span text:style-name="T32"><text:s text:c="8"/>}</text:span></text:p>
      <text:p text:style-name="P111"><text:span text:style-name="T32"><text:s text:c="4"/>}</text:span></text:p>
      <text:p text:style-name="P114"/>
      <text:h text:style-name="P98" text:outline-level="3"><text:span text:style-name="T48">3.2.6 </text:span><text:span text:style-name="T47">Описание</text:span><text:span text:style-name="T48"> </text:span><text:span text:style-name="T47">реализации</text:span><text:span text:style-name="T48"> </text:span><text:span text:style-name="T47">алгоритма</text:span><text:span text:style-name="T48"> </text:span><text:span text:style-name="T47">парсера</text:span></text:h>
      <text:p text:style-name="P89"><text:span text:style-name="T25">Парсер выражений </text:span><text:span text:style-name="T26">LaTeX</text:span><text:span text:style-name="T25">, вводимых пользователем в окно длины ребра, реализован с помощью алгоритма сортировочной станции, основанном на обратной польской нотации. Псевдокод алгоритма взят из источника [4] и немного переработан под специфику </text:span><text:span text:style-name="T26">LaTeX</text:span><text:span text:style-name="T25"> выражений. В парсере доступны 4 стандартные математические операции, а также модуль, степень, взятие корня. Алгоритм переводит входную строку в обратную польскую нотацию, которую помещает в очередь, а затем вычисляет итоговое выражение. При этом парсер способен распознавать некорректные выражения. Команды, распознаваемые парсером: \</text:span><text:span text:style-name="T26">infty</text:span><text:span text:style-name="T25">, \</text:span><text:span text:style-name="T26">sqrt</text:span><text:span text:style-name="T25">{</text:span><text:span text:style-name="T26">x</text:span><text:span text:style-name="T25">}, \</text:span><text:span text:style-name="T26">frac</text:span><text:span text:style-name="T25">{</text:span><text:span text:style-name="T26">a</text:span><text:span text:style-name="T25">}{</text:span><text:span text:style-name="T26">b</text:span><text:span text:style-name="T25">}, ^, *, +, /. Полный код алгоритма достаточно громоздкий. Он доступен в документе, содержащем текст данной программы (класс </text:span><text:span text:style-name="T26">Parser</text:span><text:span text:style-name="T25">). </text:span></text:p>
      <text:p text:style-name="P67"/>
      <text:p text:style-name="P113"/>
      <text:p text:style-name="P113"/>
      <text:p text:style-name="P113"/>
      <text:p text:style-name="P112"/>
      <text:p text:style-name="P115"><text:span text:style-name="T55">3.3 Описание входных и выходных данных</text:span></text:p>
      <text:p text:style-name="P75"><text:span text:style-name="T12">В</text:span><text:span text:style-name="T6">ходные данные: </text:span></text:p>
      <text:p text:style-name="P75"><text:span text:style-name="T6">- расположени</text:span><text:span text:style-name="T12">е </text:span><text:span text:style-name="T6">узлов (с помощью </text:span><text:span text:style-name="T15">mouse</text:span><text:span text:style-name="T6"> </text:span><text:span text:style-name="T15">click</text:span><text:span text:style-name="T6">)</text:span></text:p>
      <text:p text:style-name="P75"><text:span text:style-name="T12">- ребра и их форма (два mouse-click по узлам между которыми будет ребро</text:span></text:p>
      <text:p text:style-name="P75"><text:span text:style-name="T12">- форма изменяется с помощью anchor в центре ребра)</text:span></text:p>
      <text:p text:style-name="P75"><text:span text:style-name="T12">- длины ребер (mouse-click по метке на ребре и ввод с помощью клавиатуры)</text:span></text:p>
      <text:p text:style-name="P75"><text:span text:style-name="T12">- стартовая вершина для алгоритма вычисления функции на путях (right mouse-click и выбор во всплывшем контекстном меню)</text:span></text:p>
      <text:p text:style-name="P75"><text:span text:style-name="T12">- ранее сохраненный в программе граф в виде файла .graph</text:span></text:p>
      <text:p text:style-name="P79"><text:span text:style-name="T6">Выходные данные: </text:span></text:p>
      <text:p text:style-name="P79"><text:span text:style-name="T6">- файл в формате .tex или .txt с результатом вычисления функции</text:span></text:p>
      <text:p text:style-name="P79"><text:span text:style-name="T6">- файл в формате .graph с сохраненной моделью графа</text:span></text:p>
      <text:p text:style-name="P92"><text:span text:style-name="T6"/></text:p>
      <text:h text:style-name="P95" text:outline-level="2"><text:bookmark-start text:name="__DdeLink__10286_2386196114"/><text:soft-page-break/><text:span text:style-name="T35">3.4. Описание и обоснование выбора состава технических средств</text:span><text:bookmark-end text:name="__DdeLink__10286_2386196114"/></text:h>
      <text:p text:style-name="P66"><text:span text:style-name="T49">Для корректной работы программы необходим </text:span><text:span text:style-name="T6">ПК с ОС Linux. Рекомендуются также следующие характеристики: </text:span></text:p>
      <text:p text:style-name="P117"><text:span text:style-name="T56"><text:tab/>- минимум 500 MB оперативной памяти</text:span></text:p>
      <text:p text:style-name="P117"><text:span text:style-name="T56"><text:tab/>- минимум 500 </text:span><text:span text:style-name="T45">MB</text:span><text:span text:style-name="T56"> на жёстком диске</text:span></text:p>
      <text:p text:style-name="P116"/>
      <text:p text:style-name="P66"><text:span text:style-name="T8">Для ввода данных необходимы клавиатура и мышь/тачпад.</text:span></text:p>
      <text:p text:style-name="P116"/>
      <text:h text:style-name="P97" text:outline-level="2"><text:span text:style-name="T35"><text:s text:c="3"/>3.5. Описание и обоснование выбора состава программных средств</text:span></text:h>
      <text:p text:style-name="P66"><text:span text:style-name="T6">Графический интерфейс выполнен на языке Java с помощью платформы JavaFX, которая предоставляет широкий набор инструментов для его создания. </text:span></text:p>
      <text:p text:style-name="P66"><text:span text:style-name="T6">Вычисления функций выполнены на языке Python версии 3.6. Версия обусловлена использованием библиотеки для символьных вычислений SymPy, которая требует версию языка не ниже 3. Python и SymPy обеспечивают простую и быструю работу с символьными и матричными вычислениями, а также облегчают работу с LaTeX.</text:span></text:p>
      <text:p text:style-name="P66"><text:span text:style-name="T52">Так как Java-фреймворк Jython не поддерживает версию Python 3+, необходимую для работы с SymPy, не удалось достичь кросплатформенности приложения. Программа разработана под ОС Linux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00" text:outline-level="1"><text:bookmark-start text:name="_Toc483151709"/><text:span text:style-name="T33">4.ИСТОЧНИКИ, ИСПОЛЬЗОВАННЫЕ ПРИ РАЗРАБОТКЕ</text:span><text:bookmark-end text:name="_Toc483151709"/></text:h>
      <text:p text:style-name="Standard"/>
      <text:bibliography text:style-name="Sect1" text:protected="true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Bibliography"><text:span text:style-name="T30">x</text:span></text:p>
          <table:table table:name="Table4" table:style-name="Table4">
            <table:table-column table:style-name="Table4.A"/>
            <table:table-column table:style-name="Table4.B"/>
            <table:table-row table:style-name="Table4.1">
              <table:table-cell table:style-name="Table4.A1" office:value-type="string">
                <text:p text:style-name="P15"/>
              </table:table-cell>
              <table:table-cell table:style-name="Table4.A1" office:value-type="string">
                <text:p text:style-name="P103"><text:span text:style-name="T39">[1] is-there-a-way-to-create-one-gif-image-from-multiple-images-in-java [</text:span>Электронный<text:span text:style-name="T39"> </text:span>ресурс<text:span text:style-name="T39">] // StackOverflow: [</text:span>сайт<text:span text:style-name="T39">]. URL: https:/​/​stackoverflow.com/​questions/​16649620/​is-there-a-way-to-create-one-gif-image-from-multiple-images-in-java</text:span></text:p>
              </table:table-cell>
            </table:table-row>
            <text:soft-page-break/>
            <table:table-row table:style-name="Table4.1">
              <table:table-cell table:style-name="Table4.A1" office:value-type="string">
                <text:p text:style-name="P16"/>
              </table:table-cell>
              <table:table-cell table:style-name="Table4.A1" office:value-type="string">
                <text:p text:style-name="P103">[2] Java SE 8 [Электронный ресурс] // Oracle: [сайт]. <text:span text:style-name="T39">URL: https:/​/​docs.oracle.com/​javase/​8/​javase-clienttechnologies.htm</text:span></text:p>
              </table:table-cell>
            </table:table-row>
            <table:table-row table:style-name="Table4.1">
              <table:table-cell table:style-name="Table4.A1" office:value-type="string">
                <text:p text:style-name="P16"/>
              </table:table-cell>
              <table:table-cell table:style-name="Table4.A1" office:value-type="string">
                <text:p text:style-name="P103">[3] JavaFX animation [Электронный ресурс] URL: http:/​/​zetcode.com/​gui/​javafx/​animation/</text:p>
              </table:table-cell>
            </table:table-row>
            <table:table-row table:style-name="Table4.1">
              <table:table-cell table:style-name="Table4.A1" office:value-type="string">
                <text:p text:style-name="P18"/>
              </table:table-cell>
              <table:table-cell table:style-name="Table4.A1" office:value-type="string">
                <text:p text:style-name="P103">[4] Алгоритм сортировочной станции [Электронный ресурс] // Wikipedia: [сайт]. <text:span text:style-name="T39">URL: https:/​/​ru.wikipedia.org/​wiki/​%D0%90%D0%BB%D0%B3%D0%BE%D1%80%D0%B8%D1%82%D0%BC_%D1%81%D0%BE%D1%80%D1%82%D0%B8%D1%80%D0%BE%D0%B2%D0%BE%D1%87%D0%BD%D0%BE%D0%B9_%D1%81%D1%82%D0%B0%D0%BD%D1%86%D0%B8%D0%B8</text:span></text:p>
              </table:table-cell>
            </table:table-row>
          </table:table>
          <text:p text:style-name="Standard"><text:span text:style-name="T46"/></text:p>
        </text:index-body>
      </text:bibliography>
      <text:p text:style-name="Standard"/>
      <text:p text:style-name="Bibliography"/>
      <text:p text:style-name="Standard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39"><text:tab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99" text:outline-level="1"><text:soft-page-break/><text:span text:style-name="T33">5. ПРИЛОЖЕНИЯ</text:span></text:h>
      <text:h text:style-name="P96" text:outline-level="2"><text:span text:style-name="T35">ПРИЛОЖЕНИЕ 1 </text:span></text:h>
      <text:p text:style-name="P77"><text:span text:style-name="T21">ИСПОЛЬЗУЕМЫЕ ПОНЯТИЯ И ОПРЕДЕЛЕНИЯ</text:span></text:p>
      <text:p text:style-name="P66"><text:span text:style-name="T6">Граф – упорядоченная пара (</text:span><text:span text:style-name="T15">V</text:span><text:span text:style-name="T6">,</text:span><text:span text:style-name="T15">E</text:span><text:span text:style-name="T6">), где </text:span><text:span text:style-name="T15">V</text:span><text:span text:style-name="T6"> – непустое множество узлов(вершин), а </text:span><text:span text:style-name="T15">E</text:span><text:span text:style-name="T6"> – множество рёбер.</text:span></text:p>
      <text:p text:style-name="P66"><text:span text:style-name="T6">Ребро – пара вершин (может быть упорядоченная или неупорядоченная)</text:span></text:p>
      <text:p text:style-name="P66"><text:span text:style-name="T6">Степень вершины – количество смежных с ней рёбер.</text:span></text:p>
      <text:p text:style-name="P66"><text:span text:style-name="T6">Связный граф – граф, для любых двух вершин </text:span><text:span text:style-name="T15">a</text:span><text:span text:style-name="T6">, </text:span><text:span text:style-name="T15">b</text:span><text:span text:style-name="T6"> которого есть путь из </text:span><text:span text:style-name="T15">a</text:span><text:span text:style-name="T6"> в </text:span><text:span text:style-name="T15">b</text:span><text:span text:style-name="T6">.</text:span></text:p>
      <text:p text:style-name="P66"><text:span text:style-name="T6">Неориентированный граф – граф, ребра которого представлены неупорядоченными парами.</text:span></text:p>
      <text:p text:style-name="P66"><text:span text:style-name="T6">Метрический граф – граф, где каждое ребро имеет длину.</text:span></text:p>
      <text:p text:style-name="P66"><text:span text:style-name="T6">Амплитуда – некоторая числовая величина точки, в квантовой механике характеризующая плотность вероятности найти точку на ребре.</text:span></text:p>
      <text:p text:style-name="P66"><text:span text:style-name="T6">Обратная польская нотация – форма записи математических выражений, в которых операнды стоят перед знаком операции.</text:span></text:p>
      <text:p text:style-name="P68"/>
      <text:p text:style-name="P68"/>
      <text:p text:style-name="P5"/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93" text:outline-level="2"><text:soft-page-break/><text:span text:style-name="T35">ПРИЛОЖЕНИЕ 2</text:span></text:h>
      <text:p text:style-name="P84"><text:span text:style-name="T21">ОПИСАНИЕ И ФУНКЦИОНАЛЬНОЕ НАЗНАЧЕНИЕ КЛАССОВ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1"><text:span text:style-name="T21">Класс</text:span></text:p>
          </table:table-cell>
          <table:table-cell table:style-name="Table5.A1" office:value-type="string">
            <text:p text:style-name="P91"><text:span text:style-name="T21">Назначение</text:span></text:p>
          </table:table-cell>
        </table:table-row>
        <table:table-row table:style-name="Table5.1">
          <table:table-cell table:style-name="Table5.A2" office:value-type="string">
            <text:p text:style-name="P91"><text:span text:style-name="T15">Arrow</text:span></text:p>
          </table:table-cell>
          <table:table-cell table:style-name="Table5.B2" office:value-type="string">
            <text:p text:style-name="P90"><text:span text:style-name="T6">Визуализация вектора амплитуды точки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Distance</text:span></text:p>
          </table:table-cell>
          <table:table-cell table:style-name="Table5.B3" office:value-type="string">
            <text:p text:style-name="P20"><text:span text:style-name="T6">Длина ребра (отображение, ввод)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Edge</text:span></text:p>
          </table:table-cell>
          <table:table-cell table:style-name="Table5.B3" office:value-type="string">
            <text:p text:style-name="P20"><text:span text:style-name="T6">Ребро графа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Graph</text:span></text:p>
          </table:table-cell>
          <table:table-cell table:style-name="Table5.B3" office:value-type="string">
            <text:p text:style-name="P20"><text:span text:style-name="T6">Интерфейс, объединяющий бесконечные и конечные графы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InfiniteGraph</text:span></text:p>
          </table:table-cell>
          <table:table-cell table:style-name="Table5.B3" office:value-type="string">
            <text:p text:style-name="P20"><text:span text:style-name="T6">Абстрактный класс бесконечного графа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InfiniteManager</text:span></text:p>
          </table:table-cell>
          <table:table-cell table:style-name="Table5.B3" office:value-type="string">
            <text:p text:style-name="P20"><text:span text:style-name="T6">Класс, управляющий визуализацией на бесконечном графе и сменой типа графа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LatticeGraph</text:span></text:p>
          </table:table-cell>
          <table:table-cell table:style-name="Table5.B3" office:value-type="string">
            <text:p text:style-name="P20"><text:span text:style-name="T6">Граф-решетка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LineGraph</text:span></text:p>
          </table:table-cell>
          <table:table-cell table:style-name="Table5.B3" office:value-type="string">
            <text:p text:style-name="P20"><text:span text:style-name="T6">Граф, представленный бесконечной линией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Node</text:span></text:p>
          </table:table-cell>
          <table:table-cell table:style-name="Table5.B3" office:value-type="string">
            <text:p text:style-name="P20"><text:span text:style-name="T6">Вершина графа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Point</text:span></text:p>
          </table:table-cell>
          <table:table-cell table:style-name="Table5.B3" office:value-type="string">
            <text:p text:style-name="P20"><text:span text:style-name="T6">Точка, движущаяся по графу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Restorable</text:span></text:p>
          </table:table-cell>
          <table:table-cell table:style-name="Table5.B3" office:value-type="string">
            <text:p text:style-name="P20"><text:span text:style-name="T6">Интерфейс, отвечающий за умение объекта восстанавливаться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SimpleGraph</text:span></text:p>
          </table:table-cell>
          <table:table-cell table:style-name="Table5.B3" office:value-type="string">
            <text:p text:style-name="P20"><text:span text:style-name="T6">Граф, создаваемый пользователем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TexLabel</text:span></text:p>
          </table:table-cell>
          <table:table-cell table:style-name="Table5.B3" office:value-type="string">
            <text:p text:style-name="P20"><text:span text:style-name="T6">Непосредственное отображение длины ребра в виде </text:span><text:span text:style-name="T15">LaTeX</text:span><text:span text:style-name="T6"> метки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6">Undoable</text:span></text:p>
          </table:table-cell>
          <table:table-cell table:style-name="Table5.B3" office:value-type="string">
            <text:p text:style-name="P20"><text:span text:style-name="T6">Интерфейс, помечающий, что объект реализует систему </text:span><text:span text:style-name="T15">undo</text:span><text:span text:style-name="T6">-</text:span><text:span text:style-name="T15">redo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6">Visitable</text:span></text:p>
          </table:table-cell>
          <table:table-cell table:style-name="Table5.B3" office:value-type="string">
            <text:p text:style-name="P20"><text:span text:style-name="T6">Интерфейс, помечающий объект «посещаемым» для алгоритма </text:span><text:span text:style-name="T15">DFS</text:span><text:span text:style-name="T6"> 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Cache</text:span></text:p>
          </table:table-cell>
          <table:table-cell table:style-name="Table5.B3" office:value-type="string">
            <text:p text:style-name="P20"><text:span text:style-name="T6">Кэш, хранящий команды для </text:span><text:span text:style-name="T15">undo</text:span><text:span text:style-name="T6">-</text:span><text:span text:style-name="T15">redo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Command</text:span></text:p>
          </table:table-cell>
          <table:table-cell table:style-name="Table5.B3" office:value-type="string">
            <text:p text:style-name="P20"><text:span text:style-name="T6">Интерфейс, обобщающий все команды, хранимые в </text:span><text:span text:style-name="T15">undo</text:span><text:span text:style-name="T6">-r</text:span><text:span text:style-name="T15">edo</text:span><text:span text:style-name="T6"> кэше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ChangeAllDistancesCommand</text:span></text:p>
          </table:table-cell>
          <table:table-cell table:style-name="Table5.B3" office:value-type="string">
            <text:p text:style-name="P20"><text:span text:style-name="T6">Команда сэтапа всех длин рёбер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ChangeDistCommand</text:span></text:p>
          </table:table-cell>
          <table:table-cell table:style-name="Table5.B3" office:value-type="string">
            <text:p text:style-name="P20"><text:span text:style-name="T6">Команда смены длины одного ребра</text:span></text:p>
          </table:table-cell>
        </table:table-row>
        <text:soft-page-break/>
        <table:table-row table:style-name="Table5.1">
          <table:table-cell table:style-name="Table5.A3" office:value-type="string">
            <text:p text:style-name="P91"><text:span text:style-name="T15">CreateCommand</text:span></text:p>
          </table:table-cell>
          <table:table-cell table:style-name="Table5.B3" office:value-type="string">
            <text:p text:style-name="P20"><text:span text:style-name="T6">Команда создания объекта 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DeleteCommand</text:span></text:p>
          </table:table-cell>
          <table:table-cell table:style-name="Table5.B3" office:value-type="string">
            <text:p text:style-name="P20"><text:span text:style-name="T6">Команда удаления объекта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Controller</text:span></text:p>
          </table:table-cell>
          <table:table-cell table:style-name="Table5.B3" office:value-type="string">
            <text:p text:style-name="P20"><text:span text:style-name="T6">Отвечает за связь </text:span><text:span text:style-name="T15">FXML</text:span><text:span text:style-name="T6"> интерфейса и кода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Drawer</text:span></text:p>
          </table:table-cell>
          <table:table-cell table:style-name="Table5.B3" office:value-type="string">
            <text:p text:style-name="P20"><text:span text:style-name="T6">Отвечает за отрисовку элементов на экране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EdgeContextMenu</text:span></text:p>
          </table:table-cell>
          <table:table-cell table:style-name="Table5.B3" office:value-type="string">
            <text:p text:style-name="P20"><text:span text:style-name="T6">Контекстное меню ребра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FileManager</text:span></text:p>
          </table:table-cell>
          <table:table-cell table:style-name="Table5.B3" office:value-type="string">
            <text:p text:style-name="P20"><text:span text:style-name="T6">Управление файловой системой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Filter</text:span></text:p>
          </table:table-cell>
          <table:table-cell table:style-name="Table5.B3" office:value-type="string">
            <text:p text:style-name="P20"><text:span text:style-name="T6">Отвечает за фильтрацию </text:span><text:span text:style-name="T15">mouse</text:span><text:span text:style-name="T6">-</text:span><text:span text:style-name="T15">events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Formatter</text:span></text:p>
          </table:table-cell>
          <table:table-cell table:style-name="Table5.B3" office:value-type="string">
            <text:p text:style-name="P20"><text:span text:style-name="T6">Задает формат чисел с плавающей точкой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GIFMaker</text:span></text:p>
          </table:table-cell>
          <table:table-cell table:style-name="Table5.B3" office:value-type="string">
            <text:p text:style-name="P20"><text:span text:style-name="T6">Создание </text:span><text:span text:style-name="T15">GIF</text:span><text:span text:style-name="T6">-анимации визуализации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Invoker</text:span></text:p>
          </table:table-cell>
          <table:table-cell table:style-name="Table5.B3" office:value-type="string">
            <text:p text:style-name="P20"><text:span text:style-name="T6">Отвечает за «оборачивание» событий в команды и запись в кэш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Manager</text:span></text:p>
          </table:table-cell>
          <table:table-cell table:style-name="Table5.B3" office:value-type="string">
            <text:p text:style-name="P20"><text:span text:style-name="T6">Точка старта приложения и создания сцены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MenuManager</text:span></text:p>
          </table:table-cell>
          <table:table-cell table:style-name="Table5.B3" office:value-type="string">
            <text:p text:style-name="P20"><text:span text:style-name="T6">Управление контекстными меню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MyContextMenu</text:span></text:p>
          </table:table-cell>
          <table:table-cell table:style-name="Table5.B3" office:value-type="string">
            <text:p text:style-name="P20"><text:span text:style-name="T6">Кастомное контекстное меню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NodeContextMenu</text:span></text:p>
          </table:table-cell>
          <table:table-cell table:style-name="Table5.B3" office:value-type="string">
            <text:p text:style-name="P20"><text:span text:style-name="T6">Меню вершины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Parser</text:span></text:p>
          </table:table-cell>
          <table:table-cell table:style-name="Table5.B3" office:value-type="string">
            <text:p text:style-name="P20"><text:span text:style-name="T6">Парсер математических выражений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PopupMessage</text:span></text:p>
          </table:table-cell>
          <table:table-cell table:style-name="Table5.B3" office:value-type="string">
            <text:p text:style-name="P20"><text:span text:style-name="T6">Объект всплывающей подсказки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Visualizer</text:span></text:p>
          </table:table-cell>
          <table:table-cell table:style-name="Table5.B3" office:value-type="string">
            <text:p text:style-name="P20"><text:span text:style-name="T6">Отвечает за визуализацию распределения амплитуд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Token</text:span></text:p>
          </table:table-cell>
          <table:table-cell table:style-name="Table5.B3" office:value-type="string">
            <text:p text:style-name="P20"><text:span text:style-name="T6">Знак операции в парсере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Operation</text:span></text:p>
          </table:table-cell>
          <table:table-cell table:style-name="Table5.B3" office:value-type="string">
            <text:p text:style-name="P20"><text:span text:style-name="T6">Операция над двумя элементами</text:span></text:p>
          </table:table-cell>
        </table:table-row>
        <table:table-row table:style-name="Table5.1">
          <table:table-cell table:style-name="Table5.A3" office:value-type="string">
            <text:p text:style-name="P91"><text:span text:style-name="T15">Function</text:span></text:p>
          </table:table-cell>
          <table:table-cell table:style-name="Table5.B3" office:value-type="string">
            <text:p text:style-name="P20"><text:span text:style-name="T6">Операция над одни элементом</text:span></text:p>
          </table:table-cell>
        </table:table-row>
      </table:table>
      <text:p text:style-name="P70"/>
      <text:p text:style-name="P5"/>
      <text:p text:style-name="P5"/>
      <text:p text:style-name="P5"/>
      <text:h text:style-name="P93" text:outline-level="2"><text:soft-page-break/><text:span text:style-name="T35">ПРИЛОЖЕНИЕ</text:span><text:span text:style-name="T36"> 3. </text:span></text:h>
      <text:p text:style-name="P85"><text:bookmark-start text:name="_Toc483151711"/><text:span text:style-name="T21">ОПИСАНИЕ И ФУНКЦИОНАЛЬНОЕ НАЗНАЧЕНИЕ МЕТОДОВ, ПОЛЕЙ И СВОЙСТВ</text:span><text:bookmark-end text:name="_Toc483151711"/></text:p>
      <text:p text:style-name="P66"><text:span text:style-name="T21">Класс </text:span><text:span text:style-name="T18">Arrow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5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h text:style-name="P23" text:outline-level="1"><text:span text:style-name="T21">Имя</text:span></text:h>
          </table:table-cell>
          <table:table-cell table:style-name="Table6.A2" office:value-type="string">
            <text:h text:style-name="P23" text:outline-level="1"><text:span text:style-name="T21">Доступ</text:span></text:h>
          </table:table-cell>
          <table:table-cell table:style-name="Table6.A2" office:value-type="string">
            <text:h text:style-name="P23" text:outline-level="1"><text:span text:style-name="T21">Тип</text:span></text:h>
          </table:table-cell>
          <table:table-cell table:style-name="Table6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6.1">
          <table:table-cell table:style-name="Table6.A3" office:value-type="string">
            <text:h text:style-name="P23" text:outline-level="1"><text:span text:style-name="T15">BASE_LENGTH</text:span></text:h>
          </table:table-cell>
          <table:table-cell table:style-name="Table6.A3" office:value-type="string">
            <text:h text:style-name="P23" text:outline-level="1"><text:span text:style-name="T15">private</text:span></text:h>
          </table:table-cell>
          <table:table-cell table:style-name="Table6.A3" office:value-type="string">
            <text:h text:style-name="P23" text:outline-level="1"><text:span text:style-name="T15">double</text:span></text:h>
          </table:table-cell>
          <table:table-cell table:style-name="Table6.A3" table:number-columns-spanned="2" office:value-type="string">
            <text:h text:style-name="P23" text:outline-level="1"><text:span text:style-name="T6">Базовая длина стрелки</text:span></text:h>
          </table:table-cell>
          <table:covered-table-cell/>
        </table:table-row>
        <table:table-row table:style-name="Table6.1">
          <table:table-cell table:style-name="Table6.A3" office:value-type="string">
            <text:h text:style-name="P23" text:outline-level="1"><text:span text:style-name="T15">curPos</text:span></text:h>
          </table:table-cell>
          <table:table-cell table:style-name="Table6.A3" office:value-type="string">
            <text:h text:style-name="P23" text:outline-level="1"><text:span text:style-name="T15">private</text:span></text:h>
          </table:table-cell>
          <table:table-cell table:style-name="Table6.A3" office:value-type="string">
            <text:h text:style-name="P23" text:outline-level="1"><text:span text:style-name="T15">Position</text:span></text:h>
          </table:table-cell>
          <table:table-cell table:style-name="Table6.A3" table:number-columns-spanned="2" office:value-type="string">
            <text:h text:style-name="P23" text:outline-level="1"><text:span text:style-name="T6">Текущая позиция стрелки на панели отрисовки</text:span></text:h>
          </table:table-cell>
          <table:covered-table-cell/>
        </table:table-row>
        <table:table-row table:style-name="Table6.1">
          <table:table-cell table:style-name="Table6.A5" office:value-type="string">
            <text:h text:style-name="P23" text:outline-level="1"><text:span text:style-name="T15">triangle</text:span></text:h>
          </table:table-cell>
          <table:table-cell table:style-name="Table6.A5" office:value-type="string">
            <text:h text:style-name="P23" text:outline-level="1"><text:span text:style-name="T15">private</text:span></text:h>
          </table:table-cell>
          <table:table-cell table:style-name="Table6.A5" office:value-type="string">
            <text:h text:style-name="P23" text:outline-level="1"><text:span text:style-name="T6">Polyg</text:span><text:span text:style-name="T15">on</text:span></text:h>
          </table:table-cell>
          <table:table-cell table:style-name="Table6.A5" table:number-columns-spanned="2" office:value-type="string">
            <text:h text:style-name="P23" text:outline-level="1"><text:span text:style-name="T6">Треугольник стрелки (верхняя часть)</text:span></text:h>
          </table:table-cell>
          <table:covered-table-cell/>
        </table:table-row>
        <table:table-row table:style-name="Table6.1">
          <table:table-cell table:style-name="Table6.A6" table:number-columns-spanned="5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h text:style-name="P23" text:outline-level="1"><text:span text:style-name="T21">Имя</text:span></text:h>
          </table:table-cell>
          <table:table-cell table:style-name="Table6.A2" office:value-type="string">
            <text:h text:style-name="P23" text:outline-level="1"><text:span text:style-name="T21">Доступ</text:span></text:h>
          </table:table-cell>
          <table:table-cell table:style-name="Table6.A2" office:value-type="string">
            <text:h text:style-name="P23" text:outline-level="1"><text:span text:style-name="T21">Тип</text:span></text:h>
          </table:table-cell>
          <table:table-cell table:style-name="Table6.A2" office:value-type="string">
            <text:h text:style-name="P23" text:outline-level="1"><text:span text:style-name="T21">Аргументы</text:span></text:h>
          </table:table-cell>
          <table:table-cell table:style-name="Table6.A2" office:value-type="string">
            <text:h text:style-name="P23" text:outline-level="1"><text:span text:style-name="T21">Назначение</text:span></text:h>
          </table:table-cell>
        </table:table-row>
        <table:table-row table:style-name="Table6.1">
          <table:table-cell table:style-name="Table6.A3" office:value-type="string">
            <text:h text:style-name="P23" text:outline-level="1"><text:span text:style-name="T15">redrawArrow</text:span></text:h>
          </table:table-cell>
          <table:table-cell table:style-name="Table6.A3" office:value-type="string">
            <text:h text:style-name="P23" text:outline-level="1"><text:span text:style-name="T15">Package private</text:span></text:h>
          </table:table-cell>
          <table:table-cell table:style-name="Table6.A3" office:value-type="string">
            <text:h text:style-name="P23" text:outline-level="1"><text:span text:style-name="T15">void</text:span></text:h>
          </table:table-cell>
          <table:table-cell table:style-name="Table6.A3" office:value-type="string">
            <text:h text:style-name="P23" text:outline-level="1"><text:span text:style-name="T15">double newVal</text:span></text:h>
          </table:table-cell>
          <table:table-cell table:style-name="Table6.A3" office:value-type="string">
            <text:h text:style-name="P23" text:outline-level="1"><text:span text:style-name="T6">Перерисовывает стрелку там, чтобы ее длина соответствовала амплитуде</text:span></text:h>
          </table:table-cell>
        </table:table-row>
        <table:table-row table:style-name="Table6.1">
          <table:table-cell table:style-name="Table6.A3" office:value-type="string">
            <text:h text:style-name="P23" text:outline-level="1"><text:span text:style-name="T15">addArrow</text:span></text:h>
          </table:table-cell>
          <table:table-cell table:style-name="Table6.A3" office:value-type="string">
            <text:h text:style-name="P23" text:outline-level="1"><text:span text:style-name="T15">Package private</text:span></text:h>
          </table:table-cell>
          <table:table-cell table:style-name="Table6.A3" office:value-type="string">
            <text:h text:style-name="P23" text:outline-level="1"><text:span text:style-name="T15">void</text:span></text:h>
          </table:table-cell>
          <table:table-cell table:style-name="Table6.A3" office:value-type="string">
            <text:h text:style-name="P28" text:outline-level="1"/>
          </table:table-cell>
          <table:table-cell table:style-name="Table6.A3" office:value-type="string">
            <text:h text:style-name="P23" text:outline-level="1"><text:span text:style-name="T6">Добавляет стрелку на экран</text:span></text:h>
          </table:table-cell>
        </table:table-row>
        <table:table-row table:style-name="Table6.1">
          <table:table-cell table:style-name="Table6.A3" office:value-type="string">
            <text:h text:style-name="P23" text:outline-level="1"><text:span text:style-name="T15">removeArrow</text:span></text:h>
          </table:table-cell>
          <table:table-cell table:style-name="Table6.A3" office:value-type="string">
            <text:h text:style-name="P23" text:outline-level="1"><text:span text:style-name="T15">Package private</text:span></text:h>
          </table:table-cell>
          <table:table-cell table:style-name="Table6.A3" office:value-type="string">
            <text:h text:style-name="P23" text:outline-level="1"><text:span text:style-name="T15">void</text:span></text:h>
          </table:table-cell>
          <table:table-cell table:style-name="Table6.A3" office:value-type="string">
            <text:h text:style-name="P28" text:outline-level="1"/>
          </table:table-cell>
          <table:table-cell table:style-name="Table6.A3" office:value-type="string">
            <text:h text:style-name="P23" text:outline-level="1"><text:span text:style-name="T6">Убирает стрелку с экрана</text:span></text:h>
          </table:table-cell>
        </table:table-row>
        <table:table-row table:style-name="Table6.1">
          <table:table-cell table:style-name="Table6.A3" office:value-type="string">
            <text:h text:style-name="P23" text:outline-level="1"><text:span text:style-name="T15">setArrowTranslateX</text:span></text:h>
          </table:table-cell>
          <table:table-cell table:style-name="Table6.A3" office:value-type="string">
            <text:h text:style-name="P23" text:outline-level="1"><text:span text:style-name="T15">Package private</text:span></text:h>
          </table:table-cell>
          <table:table-cell table:style-name="Table6.A3" office:value-type="string">
            <text:h text:style-name="P23" text:outline-level="1"><text:span text:style-name="T15">void</text:span></text:h>
          </table:table-cell>
          <table:table-cell table:style-name="Table6.A3" office:value-type="string">
            <text:h text:style-name="P23" text:outline-level="1"><text:span text:style-name="T15">double x</text:span></text:h>
          </table:table-cell>
          <table:table-cell table:style-name="Table6.A3" office:value-type="string">
            <text:h text:style-name="P23" text:outline-level="1"><text:span text:style-name="T6">Задает сдвиг по оси </text:span><text:span text:style-name="T15">x</text:span></text:h>
          </table:table-cell>
        </table:table-row>
        <table:table-row table:style-name="Table6.1">
          <table:table-cell table:style-name="Table6.A3" office:value-type="string">
            <text:h text:style-name="P23" text:outline-level="1"><text:span text:style-name="T15">setArrowTranslateY</text:span></text:h>
          </table:table-cell>
          <table:table-cell table:style-name="Table6.A3" office:value-type="string">
            <text:h text:style-name="P23" text:outline-level="1"><text:span text:style-name="T15">Package private</text:span></text:h>
          </table:table-cell>
          <table:table-cell table:style-name="Table6.A3" office:value-type="string">
            <text:h text:style-name="P23" text:outline-level="1"><text:span text:style-name="T15">void</text:span></text:h>
          </table:table-cell>
          <table:table-cell table:style-name="Table6.A3" office:value-type="string">
            <text:h text:style-name="P23" text:outline-level="1"><text:span text:style-name="T15">double y</text:span></text:h>
          </table:table-cell>
          <table:table-cell table:style-name="Table6.A3" office:value-type="string">
            <text:h text:style-name="P23" text:outline-level="1"><text:span text:style-name="T6">Задает сдвиг по оси </text:span><text:span text:style-name="T15">y</text:span></text:h>
          </table:table-cell>
        </table:table-row>
        <table:table-row table:style-name="Table6.1">
          <table:table-cell table:style-name="Table6.A3" office:value-type="string">
            <text:h text:style-name="P23" text:outline-level="1"><text:span text:style-name="T15">drawTriangle</text:span></text:h>
          </table:table-cell>
          <table:table-cell table:style-name="Table6.A3" office:value-type="string">
            <text:h text:style-name="P23" text:outline-level="1"><text:span text:style-name="T15">private</text:span></text:h>
          </table:table-cell>
          <table:table-cell table:style-name="Table6.A3" office:value-type="string">
            <text:h text:style-name="P23" text:outline-level="1"><text:span text:style-name="T15">void</text:span></text:h>
          </table:table-cell>
          <table:table-cell table:style-name="Table6.A3" office:value-type="string">
            <text:h text:style-name="P23" text:outline-level="1"><text:span text:style-name="T15">double newVal</text:span></text:h>
          </table:table-cell>
          <table:table-cell table:style-name="Table6.A3" office:value-type="string">
            <text:h text:style-name="P23" text:outline-level="1"><text:span text:style-name="T6">Перерисовывает треугольник стрелки по амплитуде</text:span></text:h>
          </table:table-cell>
        </table:table-row>
        <table:table-row table:style-name="Table6.1">
          <table:table-cell table:style-name="Table6.A3" office:value-type="string">
            <text:h text:style-name="P23" text:outline-level="1"><text:span text:style-name="T15">getAbsMax</text:span></text:h>
          </table:table-cell>
          <table:table-cell table:style-name="Table6.A3" office:value-type="string">
            <text:h text:style-name="P23" text:outline-level="1"><text:span text:style-name="T15">private</text:span></text:h>
          </table:table-cell>
          <table:table-cell table:style-name="Table6.A3" office:value-type="string">
            <text:h text:style-name="P23" text:outline-level="1"><text:span text:style-name="T15">long</text:span></text:h>
          </table:table-cell>
          <table:table-cell table:style-name="Table6.A3" office:value-type="string">
            <text:h text:style-name="P28" text:outline-level="1"/>
          </table:table-cell>
          <table:table-cell table:style-name="Table6.A3" office:value-type="string">
            <text:h text:style-name="P23" text:outline-level="1"><text:span text:style-name="T6">Возвращает максимальный модуль амплитуды, которая присутствует на экране</text:span></text:h>
          </table:table-cell>
        </table:table-row>
      </table:table>
      <text:p text:style-name="P44"/>
      <text:p text:style-name="P66"><text:span text:style-name="T21">Класс </text:span><text:span text:style-name="T18">Distance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h text:style-name="P23" text:outline-level="1"><text:bookmark-start text:name="_Toc483151712"/><text:span text:style-name="T6">Поля</text:span><text:bookmark-end text:name="_Toc483151712"/></text:h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h text:style-name="P23" text:outline-level="1"><text:bookmark-start text:name="_Toc483151713"/><text:span text:style-name="T21">Имя</text:span><text:bookmark-end text:name="_Toc483151713"/></text:h>
          </table:table-cell>
          <table:table-cell table:style-name="Table7.A2" office:value-type="string">
            <text:h text:style-name="P23" text:outline-level="1"><text:bookmark-start text:name="_Toc483151714"/><text:span text:style-name="T21">Доступ</text:span><text:bookmark-end text:name="_Toc483151714"/></text:h>
          </table:table-cell>
          <table:table-cell table:style-name="Table7.A2" office:value-type="string">
            <text:h text:style-name="P23" text:outline-level="1"><text:bookmark-start text:name="_Toc483151715"/><text:span text:style-name="T21">Тип</text:span><text:bookmark-end text:name="_Toc483151715"/></text:h>
          </table:table-cell>
          <table:table-cell table:style-name="Table7.A2" table:number-columns-spanned="2" office:value-type="string">
            <text:h text:style-name="P23" text:outline-level="1"><text:bookmark-start text:name="_Toc483151716"/><text:span text:style-name="T21">Назначение</text:span><text:bookmark-end text:name="_Toc483151716"/></text:h>
          </table:table-cell>
          <table:covered-table-cell/>
        </table:table-row>
        <table:table-row table:style-name="Table7.1">
          <table:table-cell table:style-name="Table7.A3" office:value-type="string">
            <text:h text:style-name="P23" text:outline-level="1"><text:span text:style-name="T15">label</text:span></text:h>
          </table:table-cell>
          <table:table-cell table:style-name="Table7.A3" office:value-type="string">
            <text:h text:style-name="P23" text:outline-level="1"><text:span text:style-name="T15">private</text:span></text:h>
          </table:table-cell>
          <table:table-cell table:style-name="Table7.A3" office:value-type="string">
            <text:h text:style-name="P23" text:outline-level="1"><text:span text:style-name="T15">TexLabel</text:span></text:h>
          </table:table-cell>
          <table:table-cell table:style-name="Table7.A3" table:number-columns-spanned="2" office:value-type="string">
            <text:h text:style-name="P23" text:outline-level="1"><text:span text:style-name="T6">Объект, отображающий </text:span><text:span text:style-name="T15">LaTeX</text:span></text:h>
          </table:table-cell>
          <table:covered-table-cell/>
        </table:table-row>
        <table:table-row table:style-name="Table7.1">
          <table:table-cell table:style-name="Table7.A3" office:value-type="string">
            <text:h text:style-name="P23" text:outline-level="1"><text:span text:style-name="T15">input</text:span></text:h>
          </table:table-cell>
          <table:table-cell table:style-name="Table7.A3" office:value-type="string">
            <text:h text:style-name="P23" text:outline-level="1"><text:span text:style-name="T15">private</text:span></text:h>
          </table:table-cell>
          <table:table-cell table:style-name="Table7.A3" office:value-type="string">
            <text:h text:style-name="P23" text:outline-level="1"><text:span text:style-name="T15">TexField</text:span></text:h>
          </table:table-cell>
          <table:table-cell table:style-name="Table7.A3" table:number-columns-spanned="2" office:value-type="string">
            <text:h text:style-name="P23" text:outline-level="1"><text:span text:style-name="T6">Текстовое поле ввода длины</text:span></text:h>
          </table:table-cell>
          <table:covered-table-cell/>
        </table:table-row>
        <table:table-row table:style-name="Table7.1">
          <table:table-cell table:style-name="Table7.A3" office:value-type="string">
            <text:h text:style-name="P23" text:outline-level="1"><text:span text:style-name="T15">value</text:span></text:h>
          </table:table-cell>
          <table:table-cell table:style-name="Table7.A3" office:value-type="string">
            <text:h text:style-name="P23" text:outline-level="1"><text:span text:style-name="T15">private</text:span></text:h>
          </table:table-cell>
          <table:table-cell table:style-name="Table7.A3" office:value-type="string">
            <text:h text:style-name="P23" text:outline-level="1"><text:span text:style-name="T15">double</text:span></text:h>
          </table:table-cell>
          <table:table-cell table:style-name="Table7.A3" table:number-columns-spanned="2" office:value-type="string">
            <text:h text:style-name="P23" text:outline-level="1"><text:span text:style-name="T6">Длина в виде вещественного числа</text:span></text:h>
          </table:table-cell>
          <table:covered-table-cell/>
        </table:table-row>
        <table:table-row table:style-name="Table7.1">
          <table:table-cell table:style-name="Table7.A3" office:value-type="string">
            <text:h text:style-name="P23" text:outline-level="1"><text:span text:style-name="T15">curText</text:span></text:h>
          </table:table-cell>
          <table:table-cell table:style-name="Table7.A3" office:value-type="string">
            <text:h text:style-name="P23" text:outline-level="1"><text:span text:style-name="T15">private</text:span></text:h>
          </table:table-cell>
          <table:table-cell table:style-name="Table7.A3" office:value-type="string">
            <text:h text:style-name="P23" text:outline-level="1"><text:span text:style-name="T15">String</text:span></text:h>
          </table:table-cell>
          <table:table-cell table:style-name="Table7.A3" table:number-columns-spanned="2" office:value-type="string">
            <text:h text:style-name="P23" text:outline-level="1"><text:span text:style-name="T6">Длина в виде строки</text:span></text:h>
          </table:table-cell>
          <table:covered-table-cell/>
        </table:table-row>
        <table:table-row table:style-name="Table7.1">
          <table:table-cell table:style-name="Table7.A3" office:value-type="string">
            <text:h text:style-name="P23" text:outline-level="1"><text:span text:style-name="T15">MAX_LENGTH</text:span></text:h>
          </table:table-cell>
          <table:table-cell table:style-name="Table7.A3" office:value-type="string">
            <text:h text:style-name="P23" text:outline-level="1"><text:span text:style-name="T15">public</text:span></text:h>
          </table:table-cell>
          <table:table-cell table:style-name="Table7.A3" office:value-type="string">
            <text:h text:style-name="P23" text:outline-level="1"><text:span text:style-name="T15">int</text:span></text:h>
          </table:table-cell>
          <table:table-cell table:style-name="Table7.A3" table:number-columns-spanned="2" office:value-type="string">
            <text:h text:style-name="P23" text:outline-level="1"><text:span text:style-name="T6">Максимальная длина строки, которую может ввести пользователь</text:span></text:h>
          </table:table-cell>
          <table:covered-table-cell/>
        </table:table-row>
        <table:table-row table:style-name="Table7.1">
          <table:table-cell table:style-name="Table7.A8" office:value-type="string">
            <text:h text:style-name="P23" text:outline-level="1"><text:span text:style-name="T15">isCalculated</text:span></text:h>
          </table:table-cell>
          <table:table-cell table:style-name="Table7.A8" office:value-type="string">
            <text:h text:style-name="P23" text:outline-level="1"><text:span text:style-name="T15">private</text:span></text:h>
          </table:table-cell>
          <table:table-cell table:style-name="Table7.A8" office:value-type="string">
            <text:h text:style-name="P23" text:outline-level="1"><text:span text:style-name="T15">boolean</text:span></text:h>
          </table:table-cell>
          <table:table-cell table:style-name="Table7.A8" table:number-columns-spanned="2" office:value-type="string">
            <text:h text:style-name="P23" text:outline-level="1"><text:span text:style-name="T6">Определяет, надо ли вычислять математические выражения в поле длины</text:span></text:h>
          </table:table-cell>
          <table:covered-table-cell/>
        </table:table-row>
        <table:table-row table:style-name="Table7.1">
          <table:table-cell table:style-name="Table7.A9" table:number-columns-spanned="5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7.1">
          <table:table-cell table:style-name="Table7.A2" office:value-type="string">
            <text:h text:style-name="P23" text:outline-level="1"><text:span text:style-name="T21">Имя</text:span></text:h>
          </table:table-cell>
          <table:table-cell table:style-name="Table7.A2" office:value-type="string">
            <text:h text:style-name="P23" text:outline-level="1"><text:span text:style-name="T21">Доступ</text:span></text:h>
          </table:table-cell>
          <table:table-cell table:style-name="Table7.A2" office:value-type="string">
            <text:h text:style-name="P23" text:outline-level="1"><text:span text:style-name="T21">Тип</text:span></text:h>
          </table:table-cell>
          <table:table-cell table:style-name="Table7.A2" office:value-type="string">
            <text:h text:style-name="P23" text:outline-level="1"><text:span text:style-name="T21">Аргументы</text:span></text:h>
          </table:table-cell>
          <table:table-cell table:style-name="Table7.A2" office:value-type="string">
            <text:h text:style-name="P23" text:outline-level="1"><text:span text:style-name="T21">Назначение</text:span></text:h>
          </table:table-cell>
        </table:table-row>
        <table:table-row table:style-name="Table7.1">
          <table:table-cell table:style-name="Table7.A3" office:value-type="string">
            <text:h text:style-name="P23" text:outline-level="1"><text:span text:style-name="T15">setCalc</text:span></text:h>
          </table:table-cell>
          <table:table-cell table:style-name="Table7.A3" office:value-type="string">
            <text:h text:style-name="P23" text:outline-level="1"><text:span text:style-name="T15">public</text:span></text:h>
          </table:table-cell>
          <table:table-cell table:style-name="Table7.A3" office:value-type="string">
            <text:h text:style-name="P23" text:outline-level="1"><text:span text:style-name="T15">void</text:span></text:h>
          </table:table-cell>
          <table:table-cell table:style-name="Table7.A3" office:value-type="string">
            <text:h text:style-name="P28" text:outline-level="1"/>
          </table:table-cell>
          <table:table-cell table:style-name="Table7.A3" office:value-type="string">
            <text:h text:style-name="P23" text:outline-level="1"><text:span text:style-name="T6">Меняет значение </text:span><text:span text:style-name="T15">isCalculated</text:span></text:h>
          </table:table-cell>
        </table:table-row>
        <table:table-row table:style-name="Table7.1">
          <table:table-cell table:style-name="Table7.A3" office:value-type="string">
            <text:h text:style-name="P23" text:outline-level="1"><text:span text:style-name="T15">showInput</text:span></text:h>
          </table:table-cell>
          <table:table-cell table:style-name="Table7.A3" office:value-type="string">
            <text:h text:style-name="P23" text:outline-level="1"><text:span text:style-name="T15">public</text:span></text:h>
          </table:table-cell>
          <table:table-cell table:style-name="Table7.A3" office:value-type="string">
            <text:h text:style-name="P23" text:outline-level="1"><text:span text:style-name="T15">void</text:span></text:h>
          </table:table-cell>
          <table:table-cell table:style-name="Table7.A3" office:value-type="string">
            <text:h text:style-name="P28" text:outline-level="1"/>
          </table:table-cell>
          <table:table-cell table:style-name="Table7.A3" office:value-type="string">
            <text:h text:style-name="P23" text:outline-level="1"><text:span text:style-name="T6">Прячет длину и выводит на экран поле ввода</text:span></text:h>
          </table:table-cell>
        </table:table-row>
        <table:table-row table:style-name="Table7.1">
          <table:table-cell table:style-name="Table7.A3" office:value-type="string">
            <text:h text:style-name="P23" text:outline-level="1"><text:span text:style-name="T15">showLabel</text:span></text:h>
          </table:table-cell>
          <table:table-cell table:style-name="Table7.A3" office:value-type="string">
            <text:h text:style-name="P23" text:outline-level="1"><text:span text:style-name="T15">private</text:span></text:h>
          </table:table-cell>
          <table:table-cell table:style-name="Table7.A3" office:value-type="string">
            <text:h text:style-name="P23" text:outline-level="1"><text:span text:style-name="T15">void</text:span></text:h>
          </table:table-cell>
          <table:table-cell table:style-name="Table7.A3" office:value-type="string">
            <text:h text:style-name="P28" text:outline-level="1"/>
          </table:table-cell>
          <table:table-cell table:style-name="Table7.A3" office:value-type="string">
            <text:h text:style-name="P23" text:outline-level="1"><text:span text:style-name="T6">Прячет поле ввода и выводит на экран длину</text:span></text:h>
          </table:table-cell>
        </table:table-row>
        <table:table-row table:style-name="Table7.1">
          <table:table-cell table:style-name="Table7.A3" office:value-type="string">
            <text:h text:style-name="P23" text:outline-level="1"><text:span text:style-name="T15">show</text:span></text:h>
          </table:table-cell>
          <table:table-cell table:style-name="Table7.A3" office:value-type="string">
            <text:h text:style-name="P23" text:outline-level="1"><text:span text:style-name="T15">Package private</text:span></text:h>
          </table:table-cell>
          <table:table-cell table:style-name="Table7.A3" office:value-type="string">
            <text:h text:style-name="P23" text:outline-level="1"><text:span text:style-name="T15">void</text:span></text:h>
          </table:table-cell>
          <table:table-cell table:style-name="Table7.A3" office:value-type="string">
            <text:h text:style-name="P28" text:outline-level="1"/>
          </table:table-cell>
          <table:table-cell table:style-name="Table7.A3" office:value-type="string">
            <text:h text:style-name="P23" text:outline-level="1"><text:span text:style-name="T6">Показывает длину полностью</text:span></text:h>
          </table:table-cell>
        </table:table-row>
        <table:table-row table:style-name="Table7.1">
          <table:table-cell table:style-name="Table7.A3" office:value-type="string">
            <text:h text:style-name="P23" text:outline-level="1"><text:span text:style-name="T15">hide</text:span></text:h>
          </table:table-cell>
          <table:table-cell table:style-name="Table7.A3" office:value-type="string">
            <text:h text:style-name="P23" text:outline-level="1"><text:span text:style-name="T15">Package private</text:span></text:h>
          </table:table-cell>
          <table:table-cell table:style-name="Table7.A3" office:value-type="string">
            <text:h text:style-name="P23" text:outline-level="1"><text:span text:style-name="T15">void</text:span></text:h>
          </table:table-cell>
          <table:table-cell table:style-name="Table7.A3" office:value-type="string">
            <text:h text:style-name="P28" text:outline-level="1"/>
          </table:table-cell>
          <table:table-cell table:style-name="Table7.A3" office:value-type="string">
            <text:h text:style-name="P23" text:outline-level="1"><text:span text:style-name="T6">Прячет длину полностью</text:span></text:h>
          </table:table-cell>
        </table:table-row>
        <table:table-row table:style-name="Table7.1">
          <table:table-cell table:style-name="Table7.A3" office:value-type="string">
            <text:h text:style-name="P23" text:outline-level="1"><text:span text:style-name="T15">setDistance</text:span></text:h>
          </table:table-cell>
          <table:table-cell table:style-name="Table7.A3" office:value-type="string">
            <text:h text:style-name="P23" text:outline-level="1"><text:span text:style-name="T15">public</text:span></text:h>
          </table:table-cell>
          <table:table-cell table:style-name="Table7.A3" office:value-type="string">
            <text:h text:style-name="P23" text:outline-level="1"><text:span text:style-name="T15">void</text:span></text:h>
          </table:table-cell>
          <table:table-cell table:style-name="Table7.A3" office:value-type="string">
            <text:h text:style-name="P23" text:outline-level="1"><text:span text:style-name="T15">String text, double val</text:span></text:h>
          </table:table-cell>
          <table:table-cell table:style-name="Table7.A3" office:value-type="string">
            <text:h text:style-name="P23" text:outline-level="1"><text:span text:style-name="T6">Задает строковую и вещественную длины</text:span></text:h>
          </table:table-cell>
        </table:table-row>
        <table:table-row table:style-name="Table7.1">
          <table:table-cell table:style-name="Table7.A3" office:value-type="string">
            <text:h text:style-name="P23" text:outline-level="1"><text:span text:style-name="T15">getText</text:span></text:h>
          </table:table-cell>
          <table:table-cell table:style-name="Table7.A3" office:value-type="string">
            <text:h text:style-name="P23" text:outline-level="1"><text:span text:style-name="T15">public</text:span></text:h>
          </table:table-cell>
          <table:table-cell table:style-name="Table7.A3" office:value-type="string">
            <text:h text:style-name="P23" text:outline-level="1"><text:span text:style-name="T15">String</text:span></text:h>
          </table:table-cell>
          <table:table-cell table:style-name="Table7.A3" office:value-type="string">
            <text:h text:style-name="P28" text:outline-level="1"/>
          </table:table-cell>
          <table:table-cell table:style-name="Table7.A3" office:value-type="string">
            <text:h text:style-name="P23" text:outline-level="1"><text:span text:style-name="T6">Геттер текстовой длины</text:span></text:h>
          </table:table-cell>
        </table:table-row>
        <table:table-row table:style-name="Table7.1">
          <table:table-cell table:style-name="Table7.A3" office:value-type="string">
            <text:h text:style-name="P23" text:outline-level="1"><text:span text:style-name="T15">calculate</text:span></text:h>
          </table:table-cell>
          <table:table-cell table:style-name="Table7.A3" office:value-type="string">
            <text:h text:style-name="P23" text:outline-level="1"><text:span text:style-name="T15">public</text:span></text:h>
          </table:table-cell>
          <table:table-cell table:style-name="Table7.A3" office:value-type="string">
            <text:h text:style-name="P23" text:outline-level="1"><text:span text:style-name="T15">void</text:span></text:h>
          </table:table-cell>
          <table:table-cell table:style-name="Table7.A3" office:value-type="string">
            <text:h text:style-name="P28" text:outline-level="1"/>
          </table:table-cell>
          <table:table-cell table:style-name="Table7.A3" office:value-type="string">
            <text:h text:style-name="P23" text:outline-level="1"><text:span text:style-name="T6">Выводит вещественное значение длины</text:span></text:h>
          </table:table-cell>
        </table:table-row>
        <table:table-row table:style-name="Table7.1">
          <table:table-cell table:style-name="Table7.A3" office:value-type="string">
            <text:h text:style-name="P23" text:outline-level="1"><text:span text:style-name="T15">decalculate</text:span></text:h>
          </table:table-cell>
          <table:table-cell table:style-name="Table7.A3" office:value-type="string">
            <text:h text:style-name="P23" text:outline-level="1"><text:span text:style-name="T15">public</text:span></text:h>
          </table:table-cell>
          <table:table-cell table:style-name="Table7.A3" office:value-type="string">
            <text:h text:style-name="P23" text:outline-level="1"><text:span text:style-name="T15">void</text:span></text:h>
          </table:table-cell>
          <table:table-cell table:style-name="Table7.A3" office:value-type="string">
            <text:h text:style-name="P28" text:outline-level="1"/>
          </table:table-cell>
          <table:table-cell table:style-name="Table7.A3" office:value-type="string">
            <text:h text:style-name="P23" text:outline-level="1"><text:span text:style-name="T6">Выводит введенное пользователем значение (если оно было выражением)</text:span></text:h>
          </table:table-cell>
        </table:table-row>
        <table:table-row table:style-name="Table7.1">
          <table:table-cell table:style-name="Table7.A3" office:value-type="string">
            <text:h text:style-name="P23" text:outline-level="1"><text:span text:style-name="T15">reset</text:span></text:h>
          </table:table-cell>
          <table:table-cell table:style-name="Table7.A3" office:value-type="string">
            <text:h text:style-name="P23" text:outline-level="1"><text:span text:style-name="T15">Package private</text:span></text:h>
          </table:table-cell>
          <table:table-cell table:style-name="Table7.A3" office:value-type="string">
            <text:h text:style-name="P23" text:outline-level="1"><text:span text:style-name="T15">void</text:span></text:h>
          </table:table-cell>
          <table:table-cell table:style-name="Table7.A3" office:value-type="string">
            <text:h text:style-name="P28" text:outline-level="1"/>
          </table:table-cell>
          <table:table-cell table:style-name="Table7.A3" office:value-type="string">
            <text:h text:style-name="P23" text:outline-level="1"><text:span text:style-name="T6">Сбрасывает длину (в бесконечность)</text:span></text:h>
          </table:table-cell>
        </table:table-row>
        <table:table-row table:style-name="Table7.1">
          <table:table-cell table:style-name="Table7.A3" office:value-type="string">
            <text:h text:style-name="P23" text:outline-level="1"><text:span text:style-name="T15">isInfty</text:span></text:h>
          </table:table-cell>
          <table:table-cell table:style-name="Table7.A3" office:value-type="string">
            <text:h text:style-name="P23" text:outline-level="1"><text:span text:style-name="T15">public </text:span></text:h>
          </table:table-cell>
          <table:table-cell table:style-name="Table7.A3" office:value-type="string">
            <text:h text:style-name="P23" text:outline-level="1"><text:span text:style-name="T15">void</text:span></text:h>
          </table:table-cell>
          <table:table-cell table:style-name="Table7.A3" office:value-type="string">
            <text:h text:style-name="P24" text:outline-level="1"/>
          </table:table-cell>
          <table:table-cell table:style-name="Table7.A3" office:value-type="string">
            <text:h text:style-name="P23" text:outline-level="1"><text:span text:style-name="T6">Является ли длина бесконечной</text:span></text:h>
          </table:table-cell>
        </table:table-row>
        <table:table-row table:style-name="Table7.1">
          <table:table-cell table:style-name="Table7.A3" office:value-type="string">
            <text:h text:style-name="P23" text:outline-level="1"><text:span text:style-name="T15">getValue</text:span></text:h>
          </table:table-cell>
          <table:table-cell table:style-name="Table7.A3" office:value-type="string">
            <text:h text:style-name="P23" text:outline-level="1"><text:span text:style-name="T15">public</text:span></text:h>
          </table:table-cell>
          <table:table-cell table:style-name="Table7.A3" office:value-type="string">
            <text:h text:style-name="P23" text:outline-level="1"><text:span text:style-name="T15">double</text:span></text:h>
          </table:table-cell>
          <table:table-cell table:style-name="Table7.A3" office:value-type="string">
            <text:h text:style-name="P28" text:outline-level="1"/>
          </table:table-cell>
          <table:table-cell table:style-name="Table7.A3" office:value-type="string">
            <text:h text:style-name="P23" text:outline-level="1"><text:span text:style-name="T6">Возвращает вещественную длину</text:span></text:h>
          </table:table-cell>
        </table:table-row>
      </table:table>
      <text:p text:style-name="P70"/>
      <text:p text:style-name="P66"><text:span text:style-name="T21">Класс </text:span><text:span text:style-name="T18">Edge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table:number-columns-spanned="5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h text:style-name="P23" text:outline-level="1"><text:span text:style-name="T21">Имя</text:span></text:h>
          </table:table-cell>
          <table:table-cell table:style-name="Table8.A2" office:value-type="string">
            <text:h text:style-name="P23" text:outline-level="1"><text:span text:style-name="T21">Доступ</text:span></text:h>
          </table:table-cell>
          <table:table-cell table:style-name="Table8.A2" office:value-type="string">
            <text:h text:style-name="P23" text:outline-level="1"><text:span text:style-name="T21">Тип</text:span></text:h>
          </table:table-cell>
          <table:table-cell table:style-name="Table8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8.1">
          <table:table-cell table:style-name="Table8.A3" office:value-type="string">
            <text:h text:style-name="P23" text:outline-level="1"><text:span text:style-name="T15">n1, n2</text:span></text:h>
          </table:table-cell>
          <table:table-cell table:style-name="Table8.A3" office:value-type="string">
            <text:h text:style-name="P23" text:outline-level="1"><text:span text:style-name="T15">private</text:span></text:h>
          </table:table-cell>
          <table:table-cell table:style-name="Table8.A3" office:value-type="string">
            <text:h text:style-name="P23" text:outline-level="1"><text:span text:style-name="T15">Node</text:span></text:h>
          </table:table-cell>
          <table:table-cell table:style-name="Table8.A3" table:number-columns-spanned="2" office:value-type="string">
            <text:h text:style-name="P23" text:outline-level="1"><text:span text:style-name="T6">Две вершины, смежные с ребром</text:span></text:h>
          </table:table-cell>
          <table:covered-table-cell/>
        </table:table-row>
        <table:table-row table:style-name="Table8.1">
          <table:table-cell table:style-name="Table8.A3" office:value-type="string">
            <text:h text:style-name="P23" text:outline-level="1"><text:span text:style-name="T15">visited</text:span></text:h>
          </table:table-cell>
          <table:table-cell table:style-name="Table8.A3" office:value-type="string">
            <text:h text:style-name="P23" text:outline-level="1"><text:span text:style-name="T15">private</text:span></text:h>
          </table:table-cell>
          <table:table-cell table:style-name="Table8.A3" office:value-type="string">
            <text:h text:style-name="P23" text:outline-level="1"><text:span text:style-name="T15">boolean</text:span></text:h>
          </table:table-cell>
          <table:table-cell table:style-name="Table8.A3" table:number-columns-spanned="2" office:value-type="string">
            <text:h text:style-name="P23" text:outline-level="1"><text:span text:style-name="T6">Метка посещенности для </text:span><text:span text:style-name="T15">DFS</text:span></text:h>
          </table:table-cell>
          <table:covered-table-cell/>
        </table:table-row>
        <table:table-row table:style-name="Table8.1">
          <table:table-cell table:style-name="Table8.A3" office:value-type="string">
            <text:h text:style-name="P23" text:outline-level="1"><text:span text:style-name="T15">length</text:span></text:h>
          </table:table-cell>
          <table:table-cell table:style-name="Table8.A3" office:value-type="string">
            <text:h text:style-name="P23" text:outline-level="1"><text:span text:style-name="T15">private</text:span></text:h>
          </table:table-cell>
          <table:table-cell table:style-name="Table8.A3" office:value-type="string">
            <text:h text:style-name="P23" text:outline-level="1"><text:span text:style-name="T15">Distance</text:span></text:h>
          </table:table-cell>
          <table:table-cell table:style-name="Table8.A3" table:number-columns-spanned="2" office:value-type="string">
            <text:h text:style-name="P23" text:outline-level="1"><text:span text:style-name="T6">Объект длины ребра</text:span></text:h>
          </table:table-cell>
          <table:covered-table-cell/>
        </table:table-row>
        <table:table-row table:style-name="Table8.1">
          <table:table-cell table:style-name="Table8.A3" office:value-type="string">
            <text:h text:style-name="P23" text:outline-level="1"><text:span text:style-name="T15">LABEL_GAP</text:span></text:h>
          </table:table-cell>
          <table:table-cell table:style-name="Table8.A3" office:value-type="string">
            <text:h text:style-name="P23" text:outline-level="1"><text:span text:style-name="T15">private</text:span></text:h>
          </table:table-cell>
          <table:table-cell table:style-name="Table8.A3" office:value-type="string">
            <text:h text:style-name="P23" text:outline-level="1"><text:span text:style-name="T15">double</text:span></text:h>
          </table:table-cell>
          <table:table-cell table:style-name="Table8.A3" table:number-columns-spanned="2" office:value-type="string">
            <text:h text:style-name="P23" text:outline-level="1"><text:span text:style-name="T6">Отступ от ребра для лейбла длины</text:span></text:h>
          </table:table-cell>
          <table:covered-table-cell/>
        </table:table-row>
        <table:table-row table:style-name="Table8.1">
          <table:table-cell table:style-name="Table8.A3" office:value-type="string">
            <text:h text:style-name="P23" text:outline-level="1"><text:span text:style-name="T15">color</text:span></text:h>
          </table:table-cell>
          <table:table-cell table:style-name="Table8.A3" office:value-type="string">
            <text:h text:style-name="P23" text:outline-level="1"><text:span text:style-name="T15">private</text:span></text:h>
          </table:table-cell>
          <table:table-cell table:style-name="Table8.A3" office:value-type="string">
            <text:h text:style-name="P23" text:outline-level="1"><text:span text:style-name="T15">Color</text:span></text:h>
          </table:table-cell>
          <table:table-cell table:style-name="Table8.A3" table:number-columns-spanned="2" office:value-type="string">
            <text:h text:style-name="P23" text:outline-level="1"><text:span text:style-name="T6">Базовый цвет ребра</text:span></text:h>
          </table:table-cell>
          <table:covered-table-cell/>
        </table:table-row>
        <table:table-row table:style-name="Table8.1">
          <table:table-cell table:style-name="Table8.A3" office:value-type="string">
            <text:h text:style-name="P23" text:outline-level="1"><text:span text:style-name="T15">selectedColor</text:span></text:h>
          </table:table-cell>
          <table:table-cell table:style-name="Table8.A3" office:value-type="string">
            <text:h text:style-name="P23" text:outline-level="1"><text:span text:style-name="T15">private</text:span></text:h>
          </table:table-cell>
          <table:table-cell table:style-name="Table8.A3" office:value-type="string">
            <text:h text:style-name="P23" text:outline-level="1"><text:span text:style-name="T15">Color</text:span></text:h>
          </table:table-cell>
          <table:table-cell table:style-name="Table8.A3" table:number-columns-spanned="2" office:value-type="string">
            <text:h text:style-name="P23" text:outline-level="1"><text:span text:style-name="T6">Цвет ребра при выделении</text:span></text:h>
          </table:table-cell>
          <table:covered-table-cell/>
        </table:table-row>
        <table:table-row table:style-name="Table8.1">
          <table:table-cell table:style-name="Table8.A3" office:value-type="string">
            <text:h text:style-name="P23" text:outline-level="1"><text:span text:style-name="T15">curColor</text:span></text:h>
          </table:table-cell>
          <table:table-cell table:style-name="Table8.A3" office:value-type="string">
            <text:h text:style-name="P23" text:outline-level="1"><text:span text:style-name="T15">private</text:span></text:h>
          </table:table-cell>
          <table:table-cell table:style-name="Table8.A3" office:value-type="string">
            <text:h text:style-name="P23" text:outline-level="1"><text:span text:style-name="T15">Color</text:span></text:h>
          </table:table-cell>
          <table:table-cell table:style-name="Table8.A3" table:number-columns-spanned="2" office:value-type="string">
            <text:h text:style-name="P23" text:outline-level="1"><text:span text:style-name="T6">Текущий цвет ребра</text:span></text:h>
          </table:table-cell>
          <table:covered-table-cell/>
        </table:table-row>
        <table:table-row table:style-name="Table8.1">
          <table:table-cell table:style-name="Table8.A3" office:value-type="string">
            <text:h text:style-name="P23" text:outline-level="1"><text:span text:style-name="T15">pointsToProceed</text:span></text:h>
          </table:table-cell>
          <table:table-cell table:style-name="Table8.A3" office:value-type="string">
            <text:h text:style-name="P23" text:outline-level="1"><text:span text:style-name="T15">private</text:span></text:h>
          </table:table-cell>
          <table:table-cell table:style-name="Table8.A3" office:value-type="string">
            <text:h text:style-name="P23" text:outline-level="1"><text:span text:style-name="T15">ConcurrentHashMap&lt;Integer, Point&gt;</text:span></text:h>
          </table:table-cell>
          <table:table-cell table:style-name="Table8.A3" table:number-columns-spanned="2" office:value-type="string">
            <text:h text:style-name="P23" text:outline-level="1"><text:span text:style-name="T6">Точки, которые пришли в узлы на концах ребра</text:span></text:h>
          </table:table-cell>
          <table:covered-table-cell/>
        </table:table-row>
        <table:table-row table:style-name="Table8.1">
          <table:table-cell table:style-name="Table8.A3" office:value-type="string">
            <text:h text:style-name="P23" text:outline-level="1"><text:span text:style-name="T15">canVisualize</text:span></text:h>
          </table:table-cell>
          <table:table-cell table:style-name="Table8.A3" office:value-type="string">
            <text:h text:style-name="P23" text:outline-level="1"><text:span text:style-name="T15">private</text:span></text:h>
          </table:table-cell>
          <table:table-cell table:style-name="Table8.A3" office:value-type="string">
            <text:h text:style-name="P23" text:outline-level="1"><text:span text:style-name="T15">ConcurrentHashMap&lt;Integer, Boolean&gt;</text:span></text:h>
          </table:table-cell>
          <table:table-cell table:style-name="Table8.A3" table:number-columns-spanned="2" office:value-type="string">
            <text:h text:style-name="P23" text:outline-level="1"><text:span text:style-name="T6">Можно ли выпустить новую точку по этому ребру из вершины с данным номером</text:span></text:h>
          </table:table-cell>
          <table:covered-table-cell/>
        </table:table-row>
        <table:table-row table:style-name="Table8.1">
          <table:table-cell table:style-name="Table8.A3" office:value-type="string">
            <text:h text:style-name="P23" text:outline-level="1"><text:span text:style-name="T15">nearestCoords</text:span></text:h>
          </table:table-cell>
          <table:table-cell table:style-name="Table8.A3" office:value-type="string">
            <text:h text:style-name="P23" text:outline-level="1"><text:span text:style-name="T15">private</text:span></text:h>
          </table:table-cell>
          <table:table-cell table:style-name="Table8.A3" office:value-type="string">
            <text:h text:style-name="P23" text:outline-level="1"><text:span text:style-name="T15">HashMap&lt;Node, double[]&gt;</text:span></text:h>
          </table:table-cell>
          <table:table-cell table:style-name="Table8.A3" table:number-columns-spanned="2" office:value-type="string">
            <text:h text:style-name="P23" text:outline-level="1"><text:span text:style-name="T6">Координаты ближайшей к каждому ноду точки ребра</text:span></text:h>
          </table:table-cell>
          <table:covered-table-cell/>
        </table:table-row>
        <table:table-row table:style-name="Table8.1">
          <table:table-cell table:style-name="Table8.A13" table:number-columns-spanned="5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h text:style-name="P23" text:outline-level="1"><text:span text:style-name="T21">Имя</text:span></text:h>
          </table:table-cell>
          <table:table-cell table:style-name="Table8.A2" office:value-type="string">
            <text:h text:style-name="P23" text:outline-level="1"><text:span text:style-name="T21">Доступ</text:span></text:h>
          </table:table-cell>
          <table:table-cell table:style-name="Table8.A2" office:value-type="string">
            <text:h text:style-name="P23" text:outline-level="1"><text:span text:style-name="T21">Тип</text:span></text:h>
          </table:table-cell>
          <table:table-cell table:style-name="Table8.A2" office:value-type="string">
            <text:h text:style-name="P23" text:outline-level="1"><text:span text:style-name="T21">Аргументы</text:span></text:h>
          </table:table-cell>
          <table:table-cell table:style-name="Table8.A2" office:value-type="string">
            <text:h text:style-name="P23" text:outline-level="1"><text:span text:style-name="T21">Назначение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resetProceed</text:span></text:h>
          </table:table-cell>
          <table:table-cell table:style-name="Table8.A3" office:value-type="string">
            <text:h text:style-name="P23" text:outline-level="1"><text:span text:style-name="T15">Package </text:span><text:soft-page-break/><text:span text:style-name="T15">private</text:span></text:h>
          </table:table-cell>
          <table:table-cell table:style-name="Table8.A3" office:value-type="string">
            <text:h text:style-name="P23" text:outline-level="1"><text:span text:style-name="T15">void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Сбрасывает </text:span><text:soft-page-break/><text:span text:style-name="T6">нужные поля для новой визуализации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hide</text:span></text:h>
          </table:table-cell>
          <table:table-cell table:style-name="Table8.A3" office:value-type="string">
            <text:h text:style-name="P23" text:outline-level="1"><text:span text:style-name="T15">Package private</text:span></text:h>
          </table:table-cell>
          <table:table-cell table:style-name="Table8.A3" office:value-type="string">
            <text:h text:style-name="P23" text:outline-level="1"><text:span text:style-name="T15">void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Прячет ребро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show</text:span></text:h>
          </table:table-cell>
          <table:table-cell table:style-name="Table8.A3" office:value-type="string">
            <text:h text:style-name="P23" text:outline-level="1"><text:span text:style-name="T15">Package private </text:span></text:h>
          </table:table-cell>
          <table:table-cell table:style-name="Table8.A3" office:value-type="string">
            <text:h text:style-name="P23" text:outline-level="1"><text:span text:style-name="T15">void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Возвращает ребро на экран 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select</text:span></text:h>
          </table:table-cell>
          <table:table-cell table:style-name="Table8.A3" office:value-type="string">
            <text:h text:style-name="P23" text:outline-level="1"><text:span text:style-name="T15">public</text:span></text:h>
          </table:table-cell>
          <table:table-cell table:style-name="Table8.A3" office:value-type="string">
            <text:h text:style-name="P23" text:outline-level="1"><text:span text:style-name="T15">void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Выбирает ребро (смена цвета)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deselect</text:span></text:h>
          </table:table-cell>
          <table:table-cell table:style-name="Table8.A3" office:value-type="string">
            <text:h text:style-name="P23" text:outline-level="1"><text:span text:style-name="T15">public</text:span></text:h>
          </table:table-cell>
          <table:table-cell table:style-name="Table8.A3" office:value-type="string">
            <text:h text:style-name="P23" text:outline-level="1"><text:span text:style-name="T15">void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Меняет цвет отмеченного ребра на обычный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getNodesNearest</text:span></text:h>
          </table:table-cell>
          <table:table-cell table:style-name="Table8.A3" office:value-type="string">
            <text:h text:style-name="P23" text:outline-level="1"><text:span text:style-name="T15">public</text:span></text:h>
          </table:table-cell>
          <table:table-cell table:style-name="Table8.A3" office:value-type="string">
            <text:h text:style-name="P23" text:outline-level="1"><text:span text:style-name="T15">double[]</text:span></text:h>
          </table:table-cell>
          <table:table-cell table:style-name="Table8.A3" office:value-type="string">
            <text:h text:style-name="P23" text:outline-level="1"><text:span text:style-name="T15">Node n</text:span></text:h>
          </table:table-cell>
          <table:table-cell table:style-name="Table8.A3" office:value-type="string">
            <text:h text:style-name="P23" text:outline-level="1"><text:span text:style-name="T6">Возвращает координаты ближайшего к узлу конца ребра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removePoint</text:span></text:h>
          </table:table-cell>
          <table:table-cell table:style-name="Table8.A3" office:value-type="string">
            <text:h text:style-name="P23" text:outline-level="1"><text:span text:style-name="T15">private</text:span></text:h>
          </table:table-cell>
          <table:table-cell table:style-name="Table8.A3" office:value-type="string">
            <text:h text:style-name="P23" text:outline-level="1"><text:span text:style-name="T15">void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Удаляет точку на ребре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handlePoint</text:span></text:h>
          </table:table-cell>
          <table:table-cell table:style-name="Table8.A3" office:value-type="string">
            <text:h text:style-name="P23" text:outline-level="1"><text:span text:style-name="T15">Package private</text:span></text:h>
          </table:table-cell>
          <table:table-cell table:style-name="Table8.A3" office:value-type="string">
            <text:h text:style-name="P23" text:outline-level="1"><text:span text:style-name="T15">PathTransition</text:span></text:h>
          </table:table-cell>
          <table:table-cell table:style-name="Table8.A3" office:value-type="string">
            <text:h text:style-name="P23" text:outline-level="1"><text:span text:style-name="T15">Node n, int degree</text:span></text:h>
          </table:table-cell>
          <table:table-cell table:style-name="Table8.A3" office:value-type="string">
            <text:h text:style-name="P23" text:outline-level="1"><text:span text:style-name="T6">Обрабатывает точку, которая пришла в узел, смежный с ребром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addToProceed</text:span></text:h>
          </table:table-cell>
          <table:table-cell table:style-name="Table8.A3" office:value-type="string">
            <text:h text:style-name="P23" text:outline-level="1"><text:span text:style-name="T15">Package private</text:span></text:h>
          </table:table-cell>
          <table:table-cell table:style-name="Table8.A3" office:value-type="string">
            <text:h text:style-name="P23" text:outline-level="1"><text:span text:style-name="T15">void</text:span></text:h>
          </table:table-cell>
          <table:table-cell table:style-name="Table8.A3" office:value-type="string">
            <text:h text:style-name="P23" text:outline-level="1"><text:span text:style-name="T15">Node n, Point p</text:span></text:h>
          </table:table-cell>
          <table:table-cell table:style-name="Table8.A3" office:value-type="string">
            <text:h text:style-name="P23" text:outline-level="1"><text:span text:style-name="T6">Добавляет пришедшую точку в </text:span><text:span text:style-name="T15">hashmap</text:span><text:span text:style-name="T6"> обработки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setNodes</text:span></text:h>
          </table:table-cell>
          <table:table-cell table:style-name="Table8.A3" office:value-type="string">
            <text:h text:style-name="P23" text:outline-level="1"><text:span text:style-name="T15">public</text:span></text:h>
          </table:table-cell>
          <table:table-cell table:style-name="Table8.A3" office:value-type="string">
            <text:h text:style-name="P23" text:outline-level="1"><text:span text:style-name="T15">void</text:span></text:h>
          </table:table-cell>
          <table:table-cell table:style-name="Table8.A3" office:value-type="string">
            <text:h text:style-name="P23" text:outline-level="1"><text:span text:style-name="T15">Node n1, Node n2</text:span></text:h>
          </table:table-cell>
          <table:table-cell table:style-name="Table8.A3" office:value-type="string">
            <text:h text:style-name="P23" text:outline-level="1"><text:span text:style-name="T6">Сэттер для смежных вершин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restore</text:span></text:h>
          </table:table-cell>
          <table:table-cell table:style-name="Table8.A3" office:value-type="string">
            <text:h text:style-name="P23" text:outline-level="1"><text:span text:style-name="T15">public</text:span></text:h>
          </table:table-cell>
          <table:table-cell table:style-name="Table8.A3" office:value-type="string">
            <text:h text:style-name="P23" text:outline-level="1"><text:span text:style-name="T15">void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Восстанавливает удаленное ребро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getNodes</text:span></text:h>
          </table:table-cell>
          <table:table-cell table:style-name="Table8.A3" office:value-type="string">
            <text:h text:style-name="P23" text:outline-level="1"><text:span text:style-name="T15">public</text:span></text:h>
          </table:table-cell>
          <table:table-cell table:style-name="Table8.A3" office:value-type="string">
            <text:h text:style-name="P23" text:outline-level="1"><text:span text:style-name="T15">Node[]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Геттер для смежных вершин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getNeighbour</text:span></text:h>
          </table:table-cell>
          <table:table-cell table:style-name="Table8.A3" office:value-type="string">
            <text:h text:style-name="P23" text:outline-level="1"><text:span text:style-name="T15">public</text:span></text:h>
          </table:table-cell>
          <table:table-cell table:style-name="Table8.A3" office:value-type="string">
            <text:h text:style-name="P23" text:outline-level="1"><text:span text:style-name="T15">Node</text:span></text:h>
          </table:table-cell>
          <table:table-cell table:style-name="Table8.A3" office:value-type="string">
            <text:h text:style-name="P23" text:outline-level="1"><text:span text:style-name="T15">Node n</text:span></text:h>
          </table:table-cell>
          <table:table-cell table:style-name="Table8.A3" office:value-type="string">
            <text:h text:style-name="P23" text:outline-level="1"><text:span text:style-name="T6">Возвращает соседа переданной вершины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connectNodes</text:span></text:h>
          </table:table-cell>
          <table:table-cell table:style-name="Table8.A3" office:value-type="string">
            <text:h text:style-name="P23" text:outline-level="1"><text:span text:style-name="T15">public</text:span></text:h>
          </table:table-cell>
          <table:table-cell table:style-name="Table8.A3" office:value-type="string">
            <text:h text:style-name="P23" text:outline-level="1"><text:span text:style-name="T15">void</text:span></text:h>
          </table:table-cell>
          <table:table-cell table:style-name="Table8.A3" office:value-type="string">
            <text:h text:style-name="P23" text:outline-level="1"><text:span text:style-name="T15">Node n1, Node n2</text:span></text:h>
          </table:table-cell>
          <table:table-cell table:style-name="Table8.A3" office:value-type="string">
            <text:h text:style-name="P23" text:outline-level="1"><text:span text:style-name="T6">Соединяет два узла линией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getDistance</text:span></text:h>
          </table:table-cell>
          <table:table-cell table:style-name="Table8.A3" office:value-type="string">
            <text:h text:style-name="P23" text:outline-level="1"><text:span text:style-name="T15">public</text:span></text:h>
          </table:table-cell>
          <table:table-cell table:style-name="Table8.A3" office:value-type="string">
            <text:h text:style-name="P23" text:outline-level="1"><text:span text:style-name="T15">double</text:span></text:h>
          </table:table-cell>
          <table:table-cell table:style-name="Table8.A3" office:value-type="string">
            <text:h text:style-name="P23" text:outline-level="1"><text:span text:style-name="T15">Double xPos, double yPos, double centerX, double centerY</text:span></text:h>
          </table:table-cell>
          <table:table-cell table:style-name="Table8.A3" office:value-type="string">
            <text:h text:style-name="P23" text:outline-level="1"><text:span text:style-name="T6">Возвращает реальную длину (евклидово расстояние)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getStartCoordinates</text:span></text:h>
          </table:table-cell>
          <table:table-cell table:style-name="Table8.A3" office:value-type="string">
            <text:h text:style-name="P23" text:outline-level="1"><text:span text:style-name="T15">public</text:span></text:h>
          </table:table-cell>
          <table:table-cell table:style-name="Table8.A3" office:value-type="string">
            <text:h text:style-name="P23" text:outline-level="1"><text:span text:style-name="T15">Double[]</text:span></text:h>
          </table:table-cell>
          <table:table-cell table:style-name="Table8.A3" office:value-type="string">
            <text:h text:style-name="P23" text:outline-level="1"><text:span text:style-name="T15">Double xPos, double yPos, double centerX, </text:span><text:soft-page-break/><text:span text:style-name="T15">double century, double distance</text:span></text:h>
          </table:table-cell>
          <table:table-cell table:style-name="Table8.A3" office:value-type="string">
            <text:h text:style-name="P23" text:outline-level="1"><text:span text:style-name="T6">Возвращает кординаты начала ребра на узле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create</text:span></text:h>
          </table:table-cell>
          <table:table-cell table:style-name="Table8.A3" office:value-type="string">
            <text:h text:style-name="P23" text:outline-level="1"><text:span text:style-name="T15">public</text:span></text:h>
          </table:table-cell>
          <table:table-cell table:style-name="Table8.A3" office:value-type="string">
            <text:h text:style-name="P23" text:outline-level="1"><text:span text:style-name="T15">boolean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Создает ребро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remove</text:span></text:h>
          </table:table-cell>
          <table:table-cell table:style-name="Table8.A3" office:value-type="string">
            <text:h text:style-name="P23" text:outline-level="1"><text:span text:style-name="T15">public</text:span></text:h>
          </table:table-cell>
          <table:table-cell table:style-name="Table8.A3" office:value-type="string">
            <text:h text:style-name="P23" text:outline-level="1"><text:span text:style-name="T15">void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Удаляет ребро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clone</text:span></text:h>
          </table:table-cell>
          <table:table-cell table:style-name="Table8.A3" office:value-type="string">
            <text:h text:style-name="P23" text:outline-level="1"><text:span text:style-name="T15">public</text:span></text:h>
          </table:table-cell>
          <table:table-cell table:style-name="Table8.A3" office:value-type="string">
            <text:h text:style-name="P23" text:outline-level="1"><text:span text:style-name="T15">Edge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Клонирует ребро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showLength</text:span></text:h>
          </table:table-cell>
          <table:table-cell table:style-name="Table8.A3" office:value-type="string">
            <text:h text:style-name="P23" text:outline-level="1"><text:span text:style-name="T15">Package private</text:span></text:h>
          </table:table-cell>
          <table:table-cell table:style-name="Table8.A3" office:value-type="string">
            <text:h text:style-name="P23" text:outline-level="1"><text:span text:style-name="T15">void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Показывает длину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hideLength</text:span></text:h>
          </table:table-cell>
          <table:table-cell table:style-name="Table8.A3" office:value-type="string">
            <text:h text:style-name="P23" text:outline-level="1"><text:span text:style-name="T15">Package private</text:span></text:h>
          </table:table-cell>
          <table:table-cell table:style-name="Table8.A3" office:value-type="string">
            <text:h text:style-name="P23" text:outline-level="1"><text:span text:style-name="T15">void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Прячет длину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resetLength</text:span></text:h>
          </table:table-cell>
          <table:table-cell table:style-name="Table8.A3" office:value-type="string">
            <text:h text:style-name="P23" text:outline-level="1"><text:span text:style-name="T15">Package private</text:span></text:h>
          </table:table-cell>
          <table:table-cell table:style-name="Table8.A3" office:value-type="string">
            <text:h text:style-name="P23" text:outline-level="1"><text:span text:style-name="T15">void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Сбрасывает значение длины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changeLength</text:span></text:h>
          </table:table-cell>
          <table:table-cell table:style-name="Table8.A3" office:value-type="string">
            <text:h text:style-name="P23" text:outline-level="1"><text:span text:style-name="T15">public</text:span></text:h>
          </table:table-cell>
          <table:table-cell table:style-name="Table8.A3" office:value-type="string">
            <text:h text:style-name="P23" text:outline-level="1"><text:span text:style-name="T15">void</text:span></text:h>
          </table:table-cell>
          <table:table-cell table:style-name="Table8.A3" office:value-type="string">
            <text:h text:style-name="P23" text:outline-level="1"><text:span text:style-name="T15">String text, double val</text:span></text:h>
          </table:table-cell>
          <table:table-cell table:style-name="Table8.A3" office:value-type="string">
            <text:h text:style-name="P23" text:outline-level="1"><text:span text:style-name="T6">Меняет значение длины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getLength</text:span></text:h>
          </table:table-cell>
          <table:table-cell table:style-name="Table8.A3" office:value-type="string">
            <text:h text:style-name="P23" text:outline-level="1"><text:span text:style-name="T15">public</text:span></text:h>
          </table:table-cell>
          <table:table-cell table:style-name="Table8.A3" office:value-type="string">
            <text:h text:style-name="P23" text:outline-level="1"><text:span text:style-name="T15">double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Геттер длины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getTextLength</text:span></text:h>
          </table:table-cell>
          <table:table-cell table:style-name="Table8.A3" office:value-type="string">
            <text:h text:style-name="P23" text:outline-level="1"><text:span text:style-name="T15">Package private</text:span></text:h>
          </table:table-cell>
          <table:table-cell table:style-name="Table8.A3" office:value-type="string">
            <text:h text:style-name="P23" text:outline-level="1"><text:span text:style-name="T15">String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Геттер текстовой длины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isVisited</text:span></text:h>
          </table:table-cell>
          <table:table-cell table:style-name="Table8.A3" office:value-type="string">
            <text:h text:style-name="P23" text:outline-level="1"><text:span text:style-name="T15">public</text:span></text:h>
          </table:table-cell>
          <table:table-cell table:style-name="Table8.A3" office:value-type="string">
            <text:h text:style-name="P23" text:outline-level="1"><text:span text:style-name="T15">boolean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Геттер посещенности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visit</text:span></text:h>
          </table:table-cell>
          <table:table-cell table:style-name="Table8.A3" office:value-type="string">
            <text:h text:style-name="P23" text:outline-level="1"><text:span text:style-name="T15">public</text:span></text:h>
          </table:table-cell>
          <table:table-cell table:style-name="Table8.A3" office:value-type="string">
            <text:h text:style-name="P23" text:outline-level="1"><text:span text:style-name="T15">void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Помечает ребро посещенным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unvisit</text:span></text:h>
          </table:table-cell>
          <table:table-cell table:style-name="Table8.A3" office:value-type="string">
            <text:h text:style-name="P23" text:outline-level="1"><text:span text:style-name="T15">public</text:span></text:h>
          </table:table-cell>
          <table:table-cell table:style-name="Table8.A3" office:value-type="string">
            <text:h text:style-name="P23" text:outline-level="1"><text:span text:style-name="T15">void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Снимает метку посещенности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relocateLabel</text:span></text:h>
          </table:table-cell>
          <table:table-cell table:style-name="Table8.A3" office:value-type="string">
            <text:h text:style-name="P23" text:outline-level="1"><text:span text:style-name="T15">private</text:span></text:h>
          </table:table-cell>
          <table:table-cell table:style-name="Table8.A3" office:value-type="string">
            <text:h text:style-name="P23" text:outline-level="1"><text:span text:style-name="T15">void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Перемещает лейбл длины</text:span></text:h>
          </table:table-cell>
        </table:table-row>
        <table:table-row table:style-name="Table8.1">
          <table:table-cell table:style-name="Table8.A3" office:value-type="string">
            <text:h text:style-name="P23" text:outline-level="1"><text:span text:style-name="T15">setHandlers</text:span></text:h>
          </table:table-cell>
          <table:table-cell table:style-name="Table8.A3" office:value-type="string">
            <text:h text:style-name="P23" text:outline-level="1"><text:span text:style-name="T15">private</text:span></text:h>
          </table:table-cell>
          <table:table-cell table:style-name="Table8.A3" office:value-type="string">
            <text:h text:style-name="P23" text:outline-level="1"><text:span text:style-name="T15">void</text:span></text:h>
          </table:table-cell>
          <table:table-cell table:style-name="Table8.A3" office:value-type="string">
            <text:h text:style-name="P28" text:outline-level="1"/>
          </table:table-cell>
          <table:table-cell table:style-name="Table8.A3" office:value-type="string">
            <text:h text:style-name="P23" text:outline-level="1"><text:span text:style-name="T6">Устанавливает обработчики событий</text:span></text:h>
          </table:table-cell>
        </table:table-row>
      </table:table>
      <text:p text:style-name="P72"/>
      <text:p text:style-name="P66"><text:span text:style-name="T21">Класс <text:s/></text:span><text:span text:style-name="T18">InfiniteGraph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row table:style-name="Table9.1">
          <table:table-cell table:style-name="Table9.A1" table:number-columns-spanned="8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h text:style-name="P23" text:outline-level="1"><text:span text:style-name="T21">Имя</text:span></text:h>
          </table:table-cell>
          <table:table-cell table:style-name="Table9.A2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9.A2" table:number-columns-spanned="3" office:value-type="string">
            <text:h text:style-name="P23" text:outline-level="1"><text:span text:style-name="T21">Тип</text:span></text:h>
          </table:table-cell>
          <table:covered-table-cell/>
          <table:covered-table-cell/>
          <table:table-cell table:style-name="Table9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9.1">
          <table:table-cell table:style-name="Table9.A3" office:value-type="string">
            <text:h text:style-name="P23" text:outline-level="1"><text:span text:style-name="T15">nodes</text:span></text:h>
          </table:table-cell>
          <table:table-cell table:style-name="Table9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9.A3" table:number-columns-spanned="3" office:value-type="string">
            <text:h text:style-name="P23" text:outline-level="1"><text:span text:style-name="T15">Collection&lt;Node&gt;</text:span></text:h>
          </table:table-cell>
          <table:covered-table-cell/>
          <table:covered-table-cell/>
          <table:table-cell table:style-name="Table9.A3" table:number-columns-spanned="2" office:value-type="string">
            <text:h text:style-name="P23" text:outline-level="1"><text:span text:style-name="T6">Список узлов</text:span></text:h>
          </table:table-cell>
          <table:covered-table-cell/>
        </table:table-row>
        <table:table-row table:style-name="Table9.1">
          <table:table-cell table:style-name="Table9.A3" office:value-type="string">
            <text:h text:style-name="P23" text:outline-level="1"><text:span text:style-name="T15">EDGE_LENGTH</text:span></text:h>
          </table:table-cell>
          <table:table-cell table:style-name="Table9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9.A3" table:number-columns-spanned="3" office:value-type="string">
            <text:h text:style-name="P23" text:outline-level="1"><text:span text:style-name="T15">int</text:span></text:h>
          </table:table-cell>
          <table:covered-table-cell/>
          <table:covered-table-cell/>
          <table:table-cell table:style-name="Table9.A3" table:number-columns-spanned="2" office:value-type="string">
            <text:h text:style-name="P23" text:outline-level="1"><text:span text:style-name="T6">Длина ребра</text:span></text:h>
          </table:table-cell>
          <table:covered-table-cell/>
        </table:table-row>
        <table:table-row table:style-name="Table9.1">
          <table:table-cell table:style-name="Table9.A5" table:number-columns-spanned="8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6" table:number-columns-spanned="2" office:value-type="string">
            <text:h text:style-name="P23" text:outline-level="1"><text:span text:style-name="T21">Имя</text:span></text:h>
          </table:table-cell>
          <table:covered-table-cell/>
          <table:table-cell table:style-name="Table9.A6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9.A6" office:value-type="string">
            <text:h text:style-name="P23" text:outline-level="1"><text:span text:style-name="T21">Тип</text:span></text:h>
          </table:table-cell>
          <table:table-cell table:style-name="Table9.A6" table:number-columns-spanned="2" office:value-type="string">
            <text:h text:style-name="P23" text:outline-level="1"><text:span text:style-name="T21">Аргументы</text:span></text:h>
          </table:table-cell>
          <table:covered-table-cell/>
          <table:table-cell table:style-name="Table9.A6" office:value-type="string">
            <text:h text:style-name="P23" text:outline-level="1"><text:span text:style-name="T21">Назначение</text:span></text:h>
          </table:table-cell>
        </table:table-row>
        <table:table-row table:style-name="Table9.1">
          <table:table-cell table:style-name="Table9.A2" table:number-columns-spanned="2" office:value-type="string">
            <text:h text:style-name="P23" text:outline-level="1"><text:span text:style-name="T15">getNodes</text:span></text:h>
          </table:table-cell>
          <table:covered-table-cell/>
          <table:table-cell table:style-name="Table9.A2" table:number-columns-spanned="2" office:value-type="string">
            <text:h text:style-name="P23" text:outline-level="1"><text:span text:style-name="T15">protected</text:span></text:h>
          </table:table-cell>
          <table:covered-table-cell/>
          <table:table-cell table:style-name="Table9.A2" office:value-type="string">
            <text:h text:style-name="P23" text:outline-level="1"><text:span text:style-name="T15">Collection&lt;Node&gt;</text:span></text:h>
          </table:table-cell>
          <table:table-cell table:style-name="Table9.A2" table:number-columns-spanned="2" office:value-type="string">
            <text:h text:style-name="P24" text:outline-level="1"/>
          </table:table-cell>
          <table:covered-table-cell/>
          <table:table-cell table:style-name="Table9.A2" office:value-type="string">
            <text:h text:style-name="P23" text:outline-level="1"><text:span text:style-name="T6">Геттер узлов</text:span></text:h>
          </table:table-cell>
        </table:table-row>
        <table:table-row table:style-name="Table9.1">
          <table:table-cell table:style-name="Table9.A3" table:number-columns-spanned="2" office:value-type="string">
            <text:h text:style-name="P23" text:outline-level="1"><text:span text:style-name="T15">resetNodes</text:span></text:h>
          </table:table-cell>
          <table:covered-table-cell/>
          <table:table-cell table:style-name="Table9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9.A3" office:value-type="string">
            <text:h text:style-name="P23" text:outline-level="1"><text:span text:style-name="T15">void</text:span></text:h>
          </table:table-cell>
          <table:table-cell table:style-name="Table9.A3" table:number-columns-spanned="2" office:value-type="string">
            <text:h text:style-name="P24" text:outline-level="1"/>
          </table:table-cell>
          <table:covered-table-cell/>
          <table:table-cell table:style-name="Table9.A3" office:value-type="string">
            <text:h text:style-name="P23" text:outline-level="1"><text:span text:style-name="T6">Сбрасывает информацию о визуализации для всех вершин</text:span></text:h>
          </table:table-cell>
        </table:table-row>
        <table:table-row table:style-name="Table9.1">
          <table:table-cell table:style-name="Table9.A3" table:number-columns-spanned="2" office:value-type="string">
            <text:h text:style-name="P23" text:outline-level="1"><text:span text:style-name="T15">visualize</text:span></text:h>
          </table:table-cell>
          <table:covered-table-cell/>
          <table:table-cell table:style-name="Table9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9.A3" office:value-type="string">
            <text:h text:style-name="P23" text:outline-level="1"><text:span text:style-name="T15">void</text:span></text:h>
          </table:table-cell>
          <table:table-cell table:style-name="Table9.A3" table:number-columns-spanned="2" office:value-type="string">
            <text:h text:style-name="P24" text:outline-level="1"/>
          </table:table-cell>
          <table:covered-table-cell/>
          <table:table-cell table:style-name="Table9.A3" office:value-type="string">
            <text:h text:style-name="P23" text:outline-level="1"><text:span text:style-name="T6">Запуск визуализации</text:span></text:h>
          </table:table-cell>
        </table:table-row>
        <table:table-row table:style-name="Table9.1">
          <table:table-cell table:style-name="Table9.A3" table:number-columns-spanned="2" office:value-type="string">
            <text:h text:style-name="P23" text:outline-level="1"><text:span text:style-name="T15">stop</text:span></text:h>
          </table:table-cell>
          <table:covered-table-cell/>
          <table:table-cell table:style-name="Table9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9.A3" office:value-type="string">
            <text:h text:style-name="P23" text:outline-level="1"><text:span text:style-name="T15">void</text:span></text:h>
          </table:table-cell>
          <table:table-cell table:style-name="Table9.A3" table:number-columns-spanned="2" office:value-type="string">
            <text:h text:style-name="P24" text:outline-level="1"/>
          </table:table-cell>
          <table:covered-table-cell/>
          <table:table-cell table:style-name="Table9.A3" office:value-type="string">
            <text:h text:style-name="P23" text:outline-level="1"><text:span text:style-name="T6">Остановка визуализации</text:span></text:h>
          </table:table-cell>
        </table:table-row>
        <text:soft-page-break/>
        <table:table-row table:style-name="Table9.1">
          <table:table-cell table:style-name="Table9.A3" table:number-columns-spanned="2" office:value-type="string">
            <text:h text:style-name="P23" text:outline-level="1"><text:span text:style-name="T15">erase</text:span></text:h>
          </table:table-cell>
          <table:covered-table-cell/>
          <table:table-cell table:style-name="Table9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9.A3" office:value-type="string">
            <text:h text:style-name="P23" text:outline-level="1"><text:span text:style-name="T15">void</text:span></text:h>
          </table:table-cell>
          <table:table-cell table:style-name="Table9.A3" table:number-columns-spanned="2" office:value-type="string">
            <text:h text:style-name="P24" text:outline-level="1"/>
          </table:table-cell>
          <table:covered-table-cell/>
          <table:table-cell table:style-name="Table9.A3" office:value-type="string">
            <text:h text:style-name="P23" text:outline-level="1"><text:span text:style-name="T6">Удаление графа с экрана</text:span></text:h>
          </table:table-cell>
        </table:table-row>
      </table:table>
      <text:p text:style-name="P6"/>
      <text:p text:style-name="P66"><text:span text:style-name="T21">Класс </text:span><text:span text:style-name="T18">InfiniteManager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table:number-columns-spanned="5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h text:style-name="P23" text:outline-level="1"><text:span text:style-name="T21">Имя</text:span></text:h>
          </table:table-cell>
          <table:table-cell table:style-name="Table10.A2" office:value-type="string">
            <text:h text:style-name="P23" text:outline-level="1"><text:span text:style-name="T21">Доступ</text:span></text:h>
          </table:table-cell>
          <table:table-cell table:style-name="Table10.A2" office:value-type="string">
            <text:h text:style-name="P23" text:outline-level="1"><text:span text:style-name="T21">Тип</text:span></text:h>
          </table:table-cell>
          <table:table-cell table:style-name="Table10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10.1">
          <table:table-cell table:style-name="Table10.A3" office:value-type="string">
            <text:h text:style-name="P23" text:outline-level="1"><text:span text:style-name="T15">graph</text:span></text:h>
          </table:table-cell>
          <table:table-cell table:style-name="Table10.A3" office:value-type="string">
            <text:h text:style-name="P23" text:outline-level="1"><text:span text:style-name="T15">private</text:span></text:h>
          </table:table-cell>
          <table:table-cell table:style-name="Table10.A3" office:value-type="string">
            <text:h text:style-name="P23" text:outline-level="1"><text:span text:style-name="T15">InfiniteGraph</text:span></text:h>
          </table:table-cell>
          <table:table-cell table:style-name="Table10.A3" table:number-columns-spanned="2" office:value-type="string">
            <text:h text:style-name="P23" text:outline-level="1"><text:span text:style-name="T6">Текущий граф (из встроенных)</text:span></text:h>
          </table:table-cell>
          <table:covered-table-cell/>
        </table:table-row>
        <table:table-row table:style-name="Table10.1">
          <table:table-cell table:style-name="Table10.A3" office:value-type="string">
            <text:h text:style-name="P23" text:outline-level="1"><text:span text:style-name="T15">currentType</text:span></text:h>
          </table:table-cell>
          <table:table-cell table:style-name="Table10.A3" office:value-type="string">
            <text:h text:style-name="P23" text:outline-level="1"><text:span text:style-name="T15">private</text:span></text:h>
          </table:table-cell>
          <table:table-cell table:style-name="Table10.A3" office:value-type="string">
            <text:h text:style-name="P23" text:outline-level="1"><text:span text:style-name="T15">Type (enum {Lattice, Line, Simple})</text:span></text:h>
          </table:table-cell>
          <table:table-cell table:style-name="Table10.A3" table:number-columns-spanned="2" office:value-type="string">
            <text:h text:style-name="P23" text:outline-level="1"><text:span text:style-name="T6">Тип графа, который отображается в данный момент</text:span></text:h>
          </table:table-cell>
          <table:covered-table-cell/>
        </table:table-row>
        <table:table-row table:style-name="Table10.1">
          <table:table-cell table:style-name="Table10.A5" table:number-columns-spanned="5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2" office:value-type="string">
            <text:h text:style-name="P23" text:outline-level="1"><text:span text:style-name="T21">Имя</text:span></text:h>
          </table:table-cell>
          <table:table-cell table:style-name="Table10.A2" office:value-type="string">
            <text:h text:style-name="P23" text:outline-level="1"><text:span text:style-name="T21">Доступ</text:span></text:h>
          </table:table-cell>
          <table:table-cell table:style-name="Table10.A2" office:value-type="string">
            <text:h text:style-name="P23" text:outline-level="1"><text:span text:style-name="T21">Тип</text:span></text:h>
          </table:table-cell>
          <table:table-cell table:style-name="Table10.A2" office:value-type="string">
            <text:h text:style-name="P23" text:outline-level="1"><text:span text:style-name="T21">Аргументы</text:span></text:h>
          </table:table-cell>
          <table:table-cell table:style-name="Table10.A2" office:value-type="string">
            <text:h text:style-name="P23" text:outline-level="1"><text:span text:style-name="T21">Назначение</text:span></text:h>
          </table:table-cell>
        </table:table-row>
        <table:table-row table:style-name="Table10.1">
          <table:table-cell table:style-name="Table10.A3" office:value-type="string">
            <text:h text:style-name="P23" text:outline-level="1"><text:span text:style-name="T15">init</text:span></text:h>
          </table:table-cell>
          <table:table-cell table:style-name="Table10.A3" office:value-type="string">
            <text:h text:style-name="P23" text:outline-level="1"><text:span text:style-name="T15">public</text:span></text:h>
          </table:table-cell>
          <table:table-cell table:style-name="Table10.A3" office:value-type="string">
            <text:h text:style-name="P23" text:outline-level="1"><text:span text:style-name="T15">void</text:span></text:h>
          </table:table-cell>
          <table:table-cell table:style-name="Table10.A3" office:value-type="string">
            <text:h text:style-name="P23" text:outline-level="1"><text:span text:style-name="T15">Type type</text:span></text:h>
          </table:table-cell>
          <table:table-cell table:style-name="Table10.A3" office:value-type="string">
            <text:h text:style-name="P23" text:outline-level="1"><text:span text:style-name="T6">Меняет тип графа на переданный</text:span></text:h>
          </table:table-cell>
        </table:table-row>
        <table:table-row table:style-name="Table10.1">
          <table:table-cell table:style-name="Table10.A3" office:value-type="string">
            <text:h text:style-name="P23" text:outline-level="1"><text:span text:style-name="T15">canEdit</text:span></text:h>
          </table:table-cell>
          <table:table-cell table:style-name="Table10.A3" office:value-type="string">
            <text:h text:style-name="P23" text:outline-level="1"><text:span text:style-name="T15">public</text:span></text:h>
          </table:table-cell>
          <table:table-cell table:style-name="Table10.A3" office:value-type="string">
            <text:h text:style-name="P23" text:outline-level="1"><text:span text:style-name="T15">boolean</text:span></text:h>
          </table:table-cell>
          <table:table-cell table:style-name="Table10.A3" office:value-type="string">
            <text:h text:style-name="P28" text:outline-level="1"/>
          </table:table-cell>
          <table:table-cell table:style-name="Table10.A3" office:value-type="string">
            <text:h text:style-name="P23" text:outline-level="1"><text:span text:style-name="T6">Пользовательский ли граф сейчас отображается</text:span></text:h>
          </table:table-cell>
        </table:table-row>
        <table:table-row table:style-name="Table10.1">
          <table:table-cell table:style-name="Table10.A3" office:value-type="string">
            <text:h text:style-name="P23" text:outline-level="1"><text:span text:style-name="T15">visualize</text:span></text:h>
          </table:table-cell>
          <table:table-cell table:style-name="Table10.A3" office:value-type="string">
            <text:h text:style-name="P23" text:outline-level="1"><text:span text:style-name="T15">public</text:span></text:h>
            <text:p text:style-name="P27"/>
          </table:table-cell>
          <table:table-cell table:style-name="Table10.A3" office:value-type="string">
            <text:h text:style-name="P23" text:outline-level="1"><text:span text:style-name="T15">void</text:span></text:h>
          </table:table-cell>
          <table:table-cell table:style-name="Table10.A3" office:value-type="string">
            <text:h text:style-name="P28" text:outline-level="1"/>
          </table:table-cell>
          <table:table-cell table:style-name="Table10.A3" office:value-type="string">
            <text:h text:style-name="P23" text:outline-level="1"><text:span text:style-name="T6">Запуск визуализации</text:span></text:h>
          </table:table-cell>
        </table:table-row>
        <table:table-row table:style-name="Table10.1">
          <table:table-cell table:style-name="Table10.A3" office:value-type="string">
            <text:h text:style-name="P23" text:outline-level="1"><text:span text:style-name="T15">stop</text:span></text:h>
          </table:table-cell>
          <table:table-cell table:style-name="Table10.A3" office:value-type="string">
            <text:h text:style-name="P23" text:outline-level="1"><text:span text:style-name="T15">public</text:span></text:h>
          </table:table-cell>
          <table:table-cell table:style-name="Table10.A3" office:value-type="string">
            <text:h text:style-name="P23" text:outline-level="1"><text:span text:style-name="T15">void</text:span></text:h>
          </table:table-cell>
          <table:table-cell table:style-name="Table10.A3" office:value-type="string">
            <text:h text:style-name="P28" text:outline-level="1"/>
          </table:table-cell>
          <table:table-cell table:style-name="Table10.A3" office:value-type="string">
            <text:h text:style-name="P23" text:outline-level="1"><text:span text:style-name="T6">Остановка визуализации</text:span></text:h>
          </table:table-cell>
        </table:table-row>
        <table:table-row table:style-name="Table10.1">
          <table:table-cell table:style-name="Table10.A3" office:value-type="string">
            <text:h text:style-name="P23" text:outline-level="1"><text:span text:style-name="T15">resetNodes</text:span></text:h>
          </table:table-cell>
          <table:table-cell table:style-name="Table10.A3" office:value-type="string">
            <text:h text:style-name="P23" text:outline-level="1"><text:span text:style-name="T15">public</text:span></text:h>
          </table:table-cell>
          <table:table-cell table:style-name="Table10.A3" office:value-type="string">
            <text:h text:style-name="P23" text:outline-level="1"><text:span text:style-name="T15">void</text:span></text:h>
          </table:table-cell>
          <table:table-cell table:style-name="Table10.A3" office:value-type="string">
            <text:h text:style-name="P28" text:outline-level="1"/>
          </table:table-cell>
          <table:table-cell table:style-name="Table10.A3" office:value-type="string">
            <text:h text:style-name="P23" text:outline-level="1"><text:span text:style-name="T6">Сброс информации о визуализации</text:span></text:h>
          </table:table-cell>
        </table:table-row>
      </table:table>
      <text:p text:style-name="P6"/>
      <text:p text:style-name="P66"><text:span text:style-name="T21">Класс </text:span><text:span text:style-name="T18">LatticeGraph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row table:style-name="Table11.1">
          <table:table-cell table:style-name="Table11.A1" table:number-columns-spanned="8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office:value-type="string">
            <text:h text:style-name="P23" text:outline-level="1"><text:span text:style-name="T21">Имя</text:span></text:h>
          </table:table-cell>
          <table:table-cell table:style-name="Table11.A2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11.A2" table:number-columns-spanned="3" office:value-type="string">
            <text:h text:style-name="P23" text:outline-level="1"><text:span text:style-name="T21">Тип</text:span></text:h>
          </table:table-cell>
          <table:covered-table-cell/>
          <table:covered-table-cell/>
          <table:table-cell table:style-name="Table11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11.1">
          <table:table-cell table:style-name="Table11.A3" office:value-type="string">
            <text:h text:style-name="P23" text:outline-level="1"><text:span text:style-name="T15">ITERATIONS</text:span></text:h>
          </table:table-cell>
          <table:table-cell table:style-name="Table11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1.A3" table:number-columns-spanned="3" office:value-type="string">
            <text:h text:style-name="P23" text:outline-level="1"><text:span text:style-name="T15">int</text:span></text:h>
          </table:table-cell>
          <table:covered-table-cell/>
          <table:covered-table-cell/>
          <table:table-cell table:style-name="Table11.A3" table:number-columns-spanned="2" office:value-type="string">
            <text:h text:style-name="P23" text:outline-level="1"><text:span text:style-name="T6">Число итераций построения</text:span></text:h>
          </table:table-cell>
          <table:covered-table-cell/>
        </table:table-row>
        <table:table-row table:style-name="Table11.1">
          <table:table-cell table:style-name="Table11.A3" office:value-type="string">
            <text:h text:style-name="P23" text:outline-level="1"><text:span text:style-name="T15">NEIGHBOURS</text:span></text:h>
          </table:table-cell>
          <table:table-cell table:style-name="Table11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1.A3" table:number-columns-spanned="3" office:value-type="string">
            <text:h text:style-name="P23" text:outline-level="1"><text:span text:style-name="T15">int</text:span></text:h>
          </table:table-cell>
          <table:covered-table-cell/>
          <table:covered-table-cell/>
          <table:table-cell table:style-name="Table11.A3" table:number-columns-spanned="2" office:value-type="string">
            <text:h text:style-name="P23" text:outline-level="1"><text:span text:style-name="T6">Число соседей каждого узла</text:span></text:h>
          </table:table-cell>
          <table:covered-table-cell/>
        </table:table-row>
        <table:table-row table:style-name="Table11.1">
          <table:table-cell table:style-name="Table11.A3" office:value-type="string">
            <text:h text:style-name="P23" text:outline-level="1"><text:span text:style-name="T15">startRadius</text:span></text:h>
          </table:table-cell>
          <table:table-cell table:style-name="Table11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1.A3" table:number-columns-spanned="3" office:value-type="string">
            <text:h text:style-name="P23" text:outline-level="1"><text:span text:style-name="T15">int</text:span></text:h>
          </table:table-cell>
          <table:covered-table-cell/>
          <table:covered-table-cell/>
          <table:table-cell table:style-name="Table11.A3" table:number-columns-spanned="2" office:value-type="string">
            <text:h text:style-name="P23" text:outline-level="1"><text:span text:style-name="T6">Радиус первой вершины</text:span></text:h>
          </table:table-cell>
          <table:covered-table-cell/>
        </table:table-row>
        <table:table-row table:style-name="Table11.1">
          <table:table-cell table:style-name="Table11.A3" office:value-type="string">
            <text:h text:style-name="P23" text:outline-level="1"><text:span text:style-name="T15">counter</text:span></text:h>
          </table:table-cell>
          <table:table-cell table:style-name="Table11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1.A3" table:number-columns-spanned="3" office:value-type="string">
            <text:h text:style-name="P23" text:outline-level="1"><text:span text:style-name="T15">int</text:span></text:h>
          </table:table-cell>
          <table:covered-table-cell/>
          <table:covered-table-cell/>
          <table:table-cell table:style-name="Table11.A3" table:number-columns-spanned="2" office:value-type="string">
            <text:h text:style-name="P23" text:outline-level="1"><text:span text:style-name="T6">Счетчик номеров вершин</text:span></text:h>
          </table:table-cell>
          <table:covered-table-cell/>
        </table:table-row>
        <table:table-row table:style-name="Table11.1">
          <table:table-cell table:style-name="Table11.A3" office:value-type="string">
            <text:h text:style-name="P23" text:outline-level="1"><text:span text:style-name="T15">root</text:span></text:h>
          </table:table-cell>
          <table:table-cell table:style-name="Table11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1.A3" table:number-columns-spanned="3" office:value-type="string">
            <text:h text:style-name="P23" text:outline-level="1"><text:span text:style-name="T15">Node</text:span></text:h>
          </table:table-cell>
          <table:covered-table-cell/>
          <table:covered-table-cell/>
          <table:table-cell table:style-name="Table11.A3" table:number-columns-spanned="2" office:value-type="string">
            <text:h text:style-name="P23" text:outline-level="1"><text:span text:style-name="T6">Корневая вершина</text:span></text:h>
          </table:table-cell>
          <table:covered-table-cell/>
        </table:table-row>
        <table:table-row table:style-name="Table11.1">
          <table:table-cell table:style-name="Table11.A3" office:value-type="string">
            <text:h text:style-name="P23" text:outline-level="1"><text:span text:style-name="T15">startLength</text:span></text:h>
          </table:table-cell>
          <table:table-cell table:style-name="Table11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1.A3" table:number-columns-spanned="3" office:value-type="string">
            <text:h text:style-name="P23" text:outline-level="1"><text:span text:style-name="T15">double</text:span></text:h>
          </table:table-cell>
          <table:covered-table-cell/>
          <table:covered-table-cell/>
          <table:table-cell table:style-name="Table11.A3" table:number-columns-spanned="2" office:value-type="string">
            <text:h text:style-name="P23" text:outline-level="1"><text:span text:style-name="T6">Стартовая длина ребра</text:span></text:h>
          </table:table-cell>
          <table:covered-table-cell/>
        </table:table-row>
        <table:table-row table:style-name="Table11.1">
          <table:table-cell table:style-name="Table11.A9" table:number-columns-spanned="8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0" table:number-columns-spanned="2" office:value-type="string">
            <text:h text:style-name="P23" text:outline-level="1"><text:span text:style-name="T21">Имя</text:span></text:h>
          </table:table-cell>
          <table:covered-table-cell/>
          <table:table-cell table:style-name="Table11.A10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11.A10" office:value-type="string">
            <text:h text:style-name="P23" text:outline-level="1"><text:span text:style-name="T21">Тип</text:span></text:h>
          </table:table-cell>
          <table:table-cell table:style-name="Table11.A10" table:number-columns-spanned="2" office:value-type="string">
            <text:h text:style-name="P23" text:outline-level="1"><text:span text:style-name="T21">Аргументы</text:span></text:h>
          </table:table-cell>
          <table:covered-table-cell/>
          <table:table-cell table:style-name="Table11.A10" office:value-type="string">
            <text:h text:style-name="P23" text:outline-level="1"><text:span text:style-name="T21">Назначение</text:span></text:h>
          </table:table-cell>
        </table:table-row>
        <table:table-row table:style-name="Table11.1">
          <table:table-cell table:style-name="Table11.A2" table:number-columns-spanned="2" office:value-type="string">
            <text:h text:style-name="P23" text:outline-level="1"><text:span text:style-name="T15">drawLevel</text:span></text:h>
          </table:table-cell>
          <table:covered-table-cell/>
          <table:table-cell table:style-name="Table11.A2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1.A2" office:value-type="string">
            <text:h text:style-name="P23" text:outline-level="1"><text:span text:style-name="T15">void</text:span></text:h>
          </table:table-cell>
          <table:table-cell table:style-name="Table11.A2" table:number-columns-spanned="2" office:value-type="string">
            <text:h text:style-name="P23" text:outline-level="1"><text:span text:style-name="T15">Int curLevel, int curNodesSum, double curStart, double curLength</text:span></text:h>
          </table:table-cell>
          <table:covered-table-cell/>
          <table:table-cell table:style-name="Table11.A2" office:value-type="string">
            <text:h text:style-name="P23" text:outline-level="1"><text:span text:style-name="T6">Отрисовка очередного уровня решетки</text:span></text:h>
          </table:table-cell>
        </table:table-row>
        <table:table-row table:style-name="Table11.1">
          <table:table-cell table:style-name="Table11.A3" table:number-columns-spanned="2" office:value-type="string">
            <text:h text:style-name="P23" text:outline-level="1"><text:span text:style-name="T15">redraw</text:span></text:h>
          </table:table-cell>
          <table:covered-table-cell/>
          <table:table-cell table:style-name="Table11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1.A3" office:value-type="string">
            <text:h text:style-name="P23" text:outline-level="1"><text:span text:style-name="T15">Node</text:span></text:h>
          </table:table-cell>
          <table:table-cell table:style-name="Table11.A3" table:number-columns-spanned="2" office:value-type="string">
            <text:h text:style-name="P28" text:outline-level="1"/>
          </table:table-cell>
          <table:covered-table-cell/>
          <table:table-cell table:style-name="Table11.A3" office:value-type="string">
            <text:h text:style-name="P23" text:outline-level="1"><text:span text:style-name="T6">Перерисовка</text:span></text:h>
          </table:table-cell>
        </table:table-row>
        <table:table-row table:style-name="Table11.1">
          <table:table-cell table:style-name="Table11.A3" table:number-columns-spanned="2" office:value-type="string">
            <text:h text:style-name="P23" text:outline-level="1"><text:span text:style-name="T15">getAngle</text:span></text:h>
          </table:table-cell>
          <table:covered-table-cell/>
          <table:table-cell table:style-name="Table11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1.A3" office:value-type="string">
            <text:h text:style-name="P23" text:outline-level="1"><text:span text:style-name="T15">Double[]</text:span></text:h>
          </table:table-cell>
          <table:table-cell table:style-name="Table11.A3" table:number-columns-spanned="2" office:value-type="string">
            <text:h text:style-name="P23" text:outline-level="1"><text:span text:style-name="T15">Double startX, double startY, double angle, </text:span><text:soft-page-break/><text:span text:style-name="T15">double length</text:span></text:h>
          </table:table-cell>
          <table:covered-table-cell/>
          <table:table-cell table:style-name="Table11.A3" office:value-type="string">
            <text:h text:style-name="P23" text:outline-level="1"><text:span text:style-name="T6">Возвращает координаты центра узла, который отклонен от переданного </text:span><text:soft-page-break/><text:span text:style-name="T6">на угол</text:span></text:h>
          </table:table-cell>
        </table:table-row>
        <table:table-row table:style-name="Table11.1">
          <table:table-cell table:style-name="Table11.A3" table:number-columns-spanned="2" office:value-type="string">
            <text:h text:style-name="P23" text:outline-level="1"><text:span text:style-name="T15">addNode</text:span></text:h>
          </table:table-cell>
          <table:covered-table-cell/>
          <table:table-cell table:style-name="Table11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1.A3" office:value-type="string">
            <text:h text:style-name="P23" text:outline-level="1"><text:span text:style-name="T15">Node</text:span></text:h>
          </table:table-cell>
          <table:table-cell table:style-name="Table11.A3" table:number-columns-spanned="2" office:value-type="string">
            <text:h text:style-name="P23" text:outline-level="1"><text:span text:style-name="T15">Double x, double y, double radius</text:span></text:h>
          </table:table-cell>
          <table:covered-table-cell/>
          <table:table-cell table:style-name="Table11.A3" office:value-type="string">
            <text:h text:style-name="P23" text:outline-level="1"><text:span text:style-name="T6">Добавление нового узла</text:span></text:h>
          </table:table-cell>
        </table:table-row>
        <table:table-row table:style-name="Table11.1">
          <table:table-cell table:style-name="Table11.A3" table:number-columns-spanned="2" office:value-type="string">
            <text:h text:style-name="P23" text:outline-level="1"><text:span text:style-name="T15">addEdge</text:span></text:h>
          </table:table-cell>
          <table:covered-table-cell/>
          <table:table-cell table:style-name="Table11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1.A3" office:value-type="string">
            <text:h text:style-name="P23" text:outline-level="1"><text:span text:style-name="T15">void</text:span></text:h>
          </table:table-cell>
          <table:table-cell table:style-name="Table11.A3" table:number-columns-spanned="2" office:value-type="string">
            <text:h text:style-name="P23" text:outline-level="1"><text:span text:style-name="T15">Node n1, Node n2</text:span></text:h>
          </table:table-cell>
          <table:covered-table-cell/>
          <table:table-cell table:style-name="Table11.A3" office:value-type="string">
            <text:h text:style-name="P23" text:outline-level="1"><text:span text:style-name="T6">Соединяет узлы ребром</text:span></text:h>
          </table:table-cell>
        </table:table-row>
        <table:table-row table:style-name="Table11.1">
          <table:table-cell table:style-name="Table11.A3" table:number-columns-spanned="2" office:value-type="string">
            <text:h text:style-name="P23" text:outline-level="1"><text:span text:style-name="T15">erase</text:span></text:h>
          </table:table-cell>
          <table:covered-table-cell/>
          <table:table-cell table:style-name="Table11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1.A3" office:value-type="string">
            <text:h text:style-name="P23" text:outline-level="1"><text:span text:style-name="T15">void</text:span></text:h>
          </table:table-cell>
          <table:table-cell table:style-name="Table11.A3" table:number-columns-spanned="2" office:value-type="string">
            <text:h text:style-name="P28" text:outline-level="1"/>
          </table:table-cell>
          <table:covered-table-cell/>
          <table:table-cell table:style-name="Table11.A3" office:value-type="string">
            <text:h text:style-name="P23" text:outline-level="1"><text:span text:style-name="T6">Стирает граф</text:span></text:h>
          </table:table-cell>
        </table:table-row>
        <table:table-row table:style-name="Table11.1">
          <table:table-cell table:style-name="Table11.A3" table:number-columns-spanned="2" office:value-type="string">
            <text:h text:style-name="P23" text:outline-level="1"><text:span text:style-name="T15">stop</text:span></text:h>
          </table:table-cell>
          <table:covered-table-cell/>
          <table:table-cell table:style-name="Table11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1.A3" office:value-type="string">
            <text:h text:style-name="P23" text:outline-level="1"><text:span text:style-name="T15">void</text:span></text:h>
          </table:table-cell>
          <table:table-cell table:style-name="Table11.A3" table:number-columns-spanned="2" office:value-type="string">
            <text:h text:style-name="P28" text:outline-level="1"/>
          </table:table-cell>
          <table:covered-table-cell/>
          <table:table-cell table:style-name="Table11.A3" office:value-type="string">
            <text:h text:style-name="P23" text:outline-level="1"><text:span text:style-name="T6">Остановка визуализации</text:span></text:h>
          </table:table-cell>
        </table:table-row>
        <table:table-row table:style-name="Table11.1">
          <table:table-cell table:style-name="Table11.A3" table:number-columns-spanned="2" office:value-type="string">
            <text:h text:style-name="P23" text:outline-level="1"><text:span text:style-name="T15">visualize</text:span></text:h>
          </table:table-cell>
          <table:covered-table-cell/>
          <table:table-cell table:style-name="Table11.A3" table:number-columns-spanned="2" office:value-type="string">
            <text:h text:style-name="P23" text:outline-level="1"><text:span text:style-name="T15">Public </text:span></text:h>
          </table:table-cell>
          <table:covered-table-cell/>
          <table:table-cell table:style-name="Table11.A3" office:value-type="string">
            <text:h text:style-name="P23" text:outline-level="1"><text:span text:style-name="T15">void</text:span></text:h>
          </table:table-cell>
          <table:table-cell table:style-name="Table11.A3" table:number-columns-spanned="2" office:value-type="string">
            <text:h text:style-name="P28" text:outline-level="1"/>
          </table:table-cell>
          <table:covered-table-cell/>
          <table:table-cell table:style-name="Table11.A3" office:value-type="string">
            <text:h text:style-name="P23" text:outline-level="1"><text:span text:style-name="T6">Старт визуализации</text:span></text:h>
          </table:table-cell>
        </table:table-row>
      </table:table>
      <text:p text:style-name="P70"/>
      <text:p text:style-name="P66"><text:span text:style-name="T21">Класс </text:span><text:span text:style-name="T18">LineGraph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 table:style-name="Table12.1">
          <table:table-cell table:style-name="Table12.A1" table:number-columns-spanned="8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office:value-type="string">
            <text:h text:style-name="P23" text:outline-level="1"><text:span text:style-name="T21">Имя</text:span></text:h>
          </table:table-cell>
          <table:table-cell table:style-name="Table12.A2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12.A2" table:number-columns-spanned="3" office:value-type="string">
            <text:h text:style-name="P23" text:outline-level="1"><text:span text:style-name="T21">Тип</text:span></text:h>
          </table:table-cell>
          <table:covered-table-cell/>
          <table:covered-table-cell/>
          <table:table-cell table:style-name="Table12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12.1">
          <table:table-cell table:style-name="Table12.A3" office:value-type="string">
            <text:h text:style-name="P23" text:outline-level="1"><text:span text:style-name="T15">NUM_OF_NODES</text:span></text:h>
          </table:table-cell>
          <table:table-cell table:style-name="Table12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2.A3" table:number-columns-spanned="3" office:value-type="string">
            <text:h text:style-name="P23" text:outline-level="1"><text:span text:style-name="T15">int</text:span></text:h>
          </table:table-cell>
          <table:covered-table-cell/>
          <table:covered-table-cell/>
          <table:table-cell table:style-name="Table12.A3" table:number-columns-spanned="2" office:value-type="string">
            <text:h text:style-name="P23" text:outline-level="1"><text:span text:style-name="T6">Число вершин в линии</text:span></text:h>
          </table:table-cell>
          <table:covered-table-cell/>
        </table:table-row>
        <table:table-row table:style-name="Table12.1">
          <table:table-cell table:style-name="Table12.A3" office:value-type="string">
            <text:h text:style-name="P23" text:outline-level="1"><text:span text:style-name="T15">START_X</text:span></text:h>
          </table:table-cell>
          <table:table-cell table:style-name="Table12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2.A3" table:number-columns-spanned="3" office:value-type="string">
            <text:h text:style-name="P23" text:outline-level="1"><text:span text:style-name="T15">double</text:span></text:h>
          </table:table-cell>
          <table:covered-table-cell/>
          <table:covered-table-cell/>
          <table:table-cell table:style-name="Table12.A3" table:number-columns-spanned="2" office:value-type="string">
            <text:h text:style-name="P23" text:outline-level="1"><text:span text:style-name="T6">Координата </text:span><text:span text:style-name="T15">x</text:span><text:span text:style-name="T6"> первого узла</text:span></text:h>
          </table:table-cell>
          <table:covered-table-cell/>
        </table:table-row>
        <table:table-row table:style-name="Table12.1">
          <table:table-cell table:style-name="Table12.A3" office:value-type="string">
            <text:h text:style-name="P23" text:outline-level="1"><text:span text:style-name="T15">START_Y</text:span></text:h>
          </table:table-cell>
          <table:table-cell table:style-name="Table12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2.A3" table:number-columns-spanned="3" office:value-type="string">
            <text:h text:style-name="P23" text:outline-level="1"><text:span text:style-name="T15">double</text:span></text:h>
          </table:table-cell>
          <table:covered-table-cell/>
          <table:covered-table-cell/>
          <table:table-cell table:style-name="Table12.A3" table:number-columns-spanned="2" office:value-type="string">
            <text:h text:style-name="P23" text:outline-level="1"><text:span text:style-name="T6">Координата </text:span><text:span text:style-name="T15">y</text:span><text:span text:style-name="T6"> первого узла</text:span></text:h>
          </table:table-cell>
          <table:covered-table-cell/>
        </table:table-row>
        <table:table-row table:style-name="Table12.1">
          <table:table-cell table:style-name="Table12.A3" office:value-type="string">
            <text:h text:style-name="P23" text:outline-level="1"><text:span text:style-name="T15">graph</text:span></text:h>
          </table:table-cell>
          <table:table-cell table:style-name="Table12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2.A3" table:number-columns-spanned="3" office:value-type="string">
            <text:h text:style-name="P23" text:outline-level="1"><text:span text:style-name="T15">Group</text:span></text:h>
          </table:table-cell>
          <table:covered-table-cell/>
          <table:covered-table-cell/>
          <table:table-cell table:style-name="Table12.A3" table:number-columns-spanned="2" office:value-type="string">
            <text:h text:style-name="P23" text:outline-level="1"><text:span text:style-name="T6">Группа всех ребер и узлов</text:span></text:h>
          </table:table-cell>
          <table:covered-table-cell/>
        </table:table-row>
        <table:table-row table:style-name="Table12.1">
          <table:table-cell table:style-name="Table12.A3" office:value-type="string">
            <text:h text:style-name="P23" text:outline-level="1"><text:span text:style-name="T15">transition</text:span></text:h>
          </table:table-cell>
          <table:table-cell table:style-name="Table12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2.A3" table:number-columns-spanned="3" office:value-type="string">
            <text:h text:style-name="P23" text:outline-level="1"><text:span text:style-name="T15">PathTransition</text:span></text:h>
          </table:table-cell>
          <table:covered-table-cell/>
          <table:covered-table-cell/>
          <table:table-cell table:style-name="Table12.A3" table:number-columns-spanned="2" office:value-type="string">
            <text:h text:style-name="P23" text:outline-level="1"><text:span text:style-name="T6">Движение графа</text:span></text:h>
          </table:table-cell>
          <table:covered-table-cell/>
        </table:table-row>
        <table:table-row table:style-name="Table12.1">
          <table:table-cell table:style-name="Table12.A3" office:value-type="string">
            <text:h text:style-name="P23" text:outline-level="1"><text:span text:style-name="T15">ft</text:span></text:h>
          </table:table-cell>
          <table:table-cell table:style-name="Table12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2.A3" table:number-columns-spanned="3" office:value-type="string">
            <text:h text:style-name="P23" text:outline-level="1"><text:span text:style-name="T15">FadeTransition</text:span></text:h>
          </table:table-cell>
          <table:covered-table-cell/>
          <table:covered-table-cell/>
          <table:table-cell table:style-name="Table12.A3" table:number-columns-spanned="2" office:value-type="string">
            <text:h text:style-name="P23" text:outline-level="1"><text:span text:style-name="T15">Opacity</text:span><text:span text:style-name="T6"> первого нода</text:span></text:h>
          </table:table-cell>
          <table:covered-table-cell/>
        </table:table-row>
        <table:table-row table:style-name="Table12.1">
          <table:table-cell table:style-name="Table12.A3" office:value-type="string">
            <text:h text:style-name="P23" text:outline-level="1"><text:span text:style-name="T15">edgeFt</text:span></text:h>
          </table:table-cell>
          <table:table-cell table:style-name="Table12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2.A3" table:number-columns-spanned="3" office:value-type="string">
            <text:h text:style-name="P23" text:outline-level="1"><text:span text:style-name="T15">FadeTransition</text:span></text:h>
          </table:table-cell>
          <table:covered-table-cell/>
          <table:covered-table-cell/>
          <table:table-cell table:style-name="Table12.A3" table:number-columns-spanned="2" office:value-type="string">
            <text:h text:style-name="P23" text:outline-level="1"><text:span text:style-name="T15">Opacity</text:span><text:span text:style-name="T6"> первого ребра</text:span></text:h>
          </table:table-cell>
          <table:covered-table-cell/>
        </table:table-row>
        <table:table-row table:style-name="Table12.1">
          <table:table-cell table:style-name="Table12.A3" office:value-type="string">
            <text:h text:style-name="P23" text:outline-level="1"><text:span text:style-name="T15">line</text:span></text:h>
          </table:table-cell>
          <table:table-cell table:style-name="Table12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2.A3" table:number-columns-spanned="3" office:value-type="string">
            <text:h text:style-name="P23" text:outline-level="1"><text:span text:style-name="T15">LineTo</text:span></text:h>
          </table:table-cell>
          <table:covered-table-cell/>
          <table:covered-table-cell/>
          <table:table-cell table:style-name="Table12.A3" table:number-columns-spanned="2" office:value-type="string">
            <text:h text:style-name="P23" text:outline-level="1"><text:span text:style-name="T6">Координаты конца анимации движения</text:span></text:h>
          </table:table-cell>
          <table:covered-table-cell/>
        </table:table-row>
        <table:table-row table:style-name="Table12.1">
          <table:table-cell table:style-name="Table12.A3" office:value-type="string">
            <text:h text:style-name="P23" text:outline-level="1"><text:span text:style-name="T15">move</text:span></text:h>
          </table:table-cell>
          <table:table-cell table:style-name="Table12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2.A3" table:number-columns-spanned="3" office:value-type="string">
            <text:h text:style-name="P23" text:outline-level="1"><text:span text:style-name="T15">MoveTo</text:span></text:h>
          </table:table-cell>
          <table:covered-table-cell/>
          <table:covered-table-cell/>
          <table:table-cell table:style-name="Table12.A3" table:number-columns-spanned="2" office:value-type="string">
            <text:h text:style-name="P23" text:outline-level="1"><text:span text:style-name="T6">Координаты начала анимации движения</text:span></text:h>
          </table:table-cell>
          <table:covered-table-cell/>
        </table:table-row>
        <table:table-row table:style-name="Table12.1">
          <table:table-cell table:style-name="Table12.A3" office:value-type="string">
            <text:h text:style-name="P23" text:outline-level="1"><text:span text:style-name="T15">path</text:span></text:h>
          </table:table-cell>
          <table:table-cell table:style-name="Table12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2.A3" table:number-columns-spanned="3" office:value-type="string">
            <text:h text:style-name="P23" text:outline-level="1"><text:span text:style-name="T15">Path</text:span></text:h>
          </table:table-cell>
          <table:covered-table-cell/>
          <table:covered-table-cell/>
          <table:table-cell table:style-name="Table12.A3" table:number-columns-spanned="2" office:value-type="string">
            <text:h text:style-name="P23" text:outline-level="1"><text:span text:style-name="T6">Линия движения</text:span></text:h>
          </table:table-cell>
          <table:covered-table-cell/>
        </table:table-row>
        <table:table-row table:style-name="Table12.1">
          <table:table-cell table:style-name="Table12.A3" office:value-type="string">
            <text:h text:style-name="P23" text:outline-level="1"><text:span text:style-name="T15">hero</text:span></text:h>
          </table:table-cell>
          <table:table-cell table:style-name="Table12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2.A3" table:number-columns-spanned="3" office:value-type="string">
            <text:h text:style-name="P23" text:outline-level="1"><text:span text:style-name="T15">Point</text:span></text:h>
          </table:table-cell>
          <table:covered-table-cell/>
          <table:covered-table-cell/>
          <table:table-cell table:style-name="Table12.A3" table:number-columns-spanned="2" office:value-type="string">
            <text:h text:style-name="P23" text:outline-level="1"><text:span text:style-name="T6">Точка для визуализации</text:span></text:h>
          </table:table-cell>
          <table:covered-table-cell/>
        </table:table-row>
        <table:table-row table:style-name="Table12.1">
          <table:table-cell table:style-name="Table12.A14" table:number-columns-spanned="8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5" table:number-columns-spanned="2" office:value-type="string">
            <text:h text:style-name="P23" text:outline-level="1"><text:span text:style-name="T21">Имя</text:span></text:h>
          </table:table-cell>
          <table:covered-table-cell/>
          <table:table-cell table:style-name="Table12.A15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12.A15" office:value-type="string">
            <text:h text:style-name="P23" text:outline-level="1"><text:span text:style-name="T21">Тип</text:span></text:h>
          </table:table-cell>
          <table:table-cell table:style-name="Table12.A15" table:number-columns-spanned="2" office:value-type="string">
            <text:h text:style-name="P23" text:outline-level="1"><text:span text:style-name="T21">Аргументы</text:span></text:h>
          </table:table-cell>
          <table:covered-table-cell/>
          <table:table-cell table:style-name="Table12.A15" office:value-type="string">
            <text:h text:style-name="P23" text:outline-level="1"><text:span text:style-name="T21">Назначение</text:span></text:h>
          </table:table-cell>
        </table:table-row>
        <table:table-row table:style-name="Table12.1">
          <table:table-cell table:style-name="Table12.A2" table:number-columns-spanned="2" office:value-type="string">
            <text:h text:style-name="P23" text:outline-level="1"><text:span text:style-name="T15">stop</text:span></text:h>
          </table:table-cell>
          <table:covered-table-cell/>
          <table:table-cell table:style-name="Table12.A2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2.A2" office:value-type="string">
            <text:h text:style-name="P23" text:outline-level="1"><text:span text:style-name="T15">void</text:span></text:h>
          </table:table-cell>
          <table:table-cell table:style-name="Table12.A2" table:number-columns-spanned="2" office:value-type="string">
            <text:h text:style-name="P24" text:outline-level="1"/>
          </table:table-cell>
          <table:covered-table-cell/>
          <table:table-cell table:style-name="Table12.A2" office:value-type="string">
            <text:h text:style-name="P23" text:outline-level="1"><text:span text:style-name="T6">Остановка визуализации</text:span></text:h>
          </table:table-cell>
        </table:table-row>
        <table:table-row table:style-name="Table12.1">
          <table:table-cell table:style-name="Table12.A3" table:number-columns-spanned="2" office:value-type="string">
            <text:h text:style-name="P23" text:outline-level="1"><text:span text:style-name="T15">addNode</text:span></text:h>
          </table:table-cell>
          <table:covered-table-cell/>
          <table:table-cell table:style-name="Table12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2.A3" office:value-type="string">
            <text:h text:style-name="P23" text:outline-level="1"><text:span text:style-name="T15">Node</text:span></text:h>
          </table:table-cell>
          <table:table-cell table:style-name="Table12.A3" table:number-columns-spanned="2" office:value-type="string">
            <text:h text:style-name="P23" text:outline-level="1"><text:span text:style-name="T15">Node prevNode</text:span></text:h>
          </table:table-cell>
          <table:covered-table-cell/>
          <table:table-cell table:style-name="Table12.A3" office:value-type="string">
            <text:h text:style-name="P23" text:outline-level="1"><text:span text:style-name="T6">Добавление нового узла в линию</text:span></text:h>
          </table:table-cell>
        </table:table-row>
        <table:table-row table:style-name="Table12.1">
          <table:table-cell table:style-name="Table12.A3" table:number-columns-spanned="2" office:value-type="string">
            <text:h text:style-name="P23" text:outline-level="1"><text:span text:style-name="T15">visualize</text:span></text:h>
          </table:table-cell>
          <table:covered-table-cell/>
          <table:table-cell table:style-name="Table12.A3" table:number-columns-spanned="2" office:value-type="string">
            <text:h text:style-name="P23" text:outline-level="1"><text:span text:style-name="T15">Public </text:span></text:h>
          </table:table-cell>
          <table:covered-table-cell/>
          <table:table-cell table:style-name="Table12.A3" office:value-type="string">
            <text:h text:style-name="P23" text:outline-level="1"><text:span text:style-name="T15">void</text:span></text:h>
          </table:table-cell>
          <table:table-cell table:style-name="Table12.A3" table:number-columns-spanned="2" office:value-type="string">
            <text:h text:style-name="P28" text:outline-level="1"/>
          </table:table-cell>
          <table:covered-table-cell/>
          <table:table-cell table:style-name="Table12.A3" office:value-type="string">
            <text:h text:style-name="P23" text:outline-level="1"><text:span text:style-name="T6">Старт визуализации</text:span></text:h>
          </table:table-cell>
        </table:table-row>
        <table:table-row table:style-name="Table12.1">
          <table:table-cell table:style-name="Table12.A3" table:number-columns-spanned="2" office:value-type="string">
            <text:h text:style-name="P23" text:outline-level="1"><text:span text:style-name="T15">erase</text:span></text:h>
          </table:table-cell>
          <table:covered-table-cell/>
          <table:table-cell table:style-name="Table12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2.A3" office:value-type="string">
            <text:h text:style-name="P23" text:outline-level="1"><text:span text:style-name="T15">void</text:span></text:h>
          </table:table-cell>
          <table:table-cell table:style-name="Table12.A3" table:number-columns-spanned="2" office:value-type="string">
            <text:h text:style-name="P28" text:outline-level="1"/>
          </table:table-cell>
          <table:covered-table-cell/>
          <table:table-cell table:style-name="Table12.A3" office:value-type="string">
            <text:h text:style-name="P23" text:outline-level="1"><text:span text:style-name="T6">Удаление графа с экрана</text:span></text:h>
          </table:table-cell>
        </table:table-row>
        <table:table-row table:style-name="Table12.1">
          <table:table-cell table:style-name="Table12.A3" table:number-columns-spanned="2" office:value-type="string">
            <text:h text:style-name="P23" text:outline-level="1"><text:span text:style-name="T15">animate</text:span></text:h>
          </table:table-cell>
          <table:covered-table-cell/>
          <table:table-cell table:style-name="Table12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2.A3" office:value-type="string">
            <text:h text:style-name="P23" text:outline-level="1"><text:span text:style-name="T15">void</text:span></text:h>
          </table:table-cell>
          <table:table-cell table:style-name="Table12.A3" table:number-columns-spanned="2" office:value-type="string">
            <text:h text:style-name="P28" text:outline-level="1"/>
          </table:table-cell>
          <table:covered-table-cell/>
          <table:table-cell table:style-name="Table12.A3" office:value-type="string">
            <text:h text:style-name="P23" text:outline-level="1"><text:span text:style-name="T6">Запуск анимации</text:span></text:h>
          </table:table-cell>
        </table:table-row>
      </table:table>
      <text:p text:style-name="P70"/>
      <text:p text:style-name="P70"/>
      <text:p text:style-name="P66"><text:span text:style-name="T21">Класс </text:span><text:span text:style-name="T18">Node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table:number-columns-spanned="5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h text:style-name="P23" text:outline-level="1"><text:span text:style-name="T21">Имя</text:span></text:h>
          </table:table-cell>
          <table:table-cell table:style-name="Table13.A2" office:value-type="string">
            <text:h text:style-name="P23" text:outline-level="1"><text:span text:style-name="T21">Доступ</text:span></text:h>
          </table:table-cell>
          <table:table-cell table:style-name="Table13.A2" office:value-type="string">
            <text:h text:style-name="P23" text:outline-level="1"><text:span text:style-name="T21">Тип</text:span></text:h>
          </table:table-cell>
          <table:table-cell table:style-name="Table13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13.1">
          <table:table-cell table:style-name="Table13.A3" office:value-type="string">
            <text:h text:style-name="P23" text:outline-level="1"><text:span text:style-name="T15">RADIUS</text:span></text:h>
          </table:table-cell>
          <table:table-cell table:style-name="Table13.A3" office:value-type="string">
            <text:h text:style-name="P23" text:outline-level="1"><text:span text:style-name="T15">public</text:span></text:h>
          </table:table-cell>
          <table:table-cell table:style-name="Table13.A3" office:value-type="string">
            <text:h text:style-name="P23" text:outline-level="1"><text:span text:style-name="T15">double</text:span></text:h>
          </table:table-cell>
          <table:table-cell table:style-name="Table13.A3" table:number-columns-spanned="2" office:value-type="string">
            <text:h text:style-name="P23" text:outline-level="1"><text:span text:style-name="T6">Стандартный радиус вершины</text:span></text:h>
          </table:table-cell>
          <table:covered-table-cell/>
        </table:table-row>
        <table:table-row table:style-name="Table13.1">
          <table:table-cell table:style-name="Table13.A3" office:value-type="string">
            <text:h text:style-name="P23" text:outline-level="1"><text:span text:style-name="T15">num</text:span></text:h>
          </table:table-cell>
          <table:table-cell table:style-name="Table13.A3" office:value-type="string">
            <text:h text:style-name="P23" text:outline-level="1"><text:span text:style-name="T15">private</text:span></text:h>
          </table:table-cell>
          <table:table-cell table:style-name="Table13.A3" office:value-type="string">
            <text:h text:style-name="P23" text:outline-level="1"><text:span text:style-name="T15">int</text:span></text:h>
          </table:table-cell>
          <table:table-cell table:style-name="Table13.A3" table:number-columns-spanned="2" office:value-type="string">
            <text:h text:style-name="P23" text:outline-level="1"><text:span text:style-name="T6">Номер вершины</text:span></text:h>
          </table:table-cell>
          <table:covered-table-cell/>
        </table:table-row>
        <table:table-row table:style-name="Table13.1">
          <table:table-cell table:style-name="Table13.A3" office:value-type="string">
            <text:h text:style-name="P23" text:outline-level="1"><text:span text:style-name="T15">visited</text:span></text:h>
          </table:table-cell>
          <table:table-cell table:style-name="Table13.A3" office:value-type="string">
            <text:h text:style-name="P23" text:outline-level="1"><text:span text:style-name="T15">private</text:span></text:h>
          </table:table-cell>
          <table:table-cell table:style-name="Table13.A3" office:value-type="string">
            <text:h text:style-name="P23" text:outline-level="1"><text:span text:style-name="T15">boolean</text:span></text:h>
          </table:table-cell>
          <table:table-cell table:style-name="Table13.A3" table:number-columns-spanned="2" office:value-type="string">
            <text:h text:style-name="P23" text:outline-level="1"><text:span text:style-name="T6">Метка посещенности</text:span></text:h>
          </table:table-cell>
          <table:covered-table-cell/>
        </table:table-row>
        <table:table-row table:style-name="Table13.1">
          <table:table-cell table:style-name="Table13.A3" office:value-type="string">
            <text:h text:style-name="P23" text:outline-level="1"><text:span text:style-name="T15">edges</text:span></text:h>
          </table:table-cell>
          <table:table-cell table:style-name="Table13.A3" office:value-type="string">
            <text:h text:style-name="P23" text:outline-level="1"><text:span text:style-name="T15">private</text:span></text:h>
          </table:table-cell>
          <table:table-cell table:style-name="Table13.A3" office:value-type="string">
            <text:h text:style-name="P23" text:outline-level="1"><text:span text:style-name="T15">ArrayList&lt;Edge&gt;</text:span></text:h>
          </table:table-cell>
          <table:table-cell table:style-name="Table13.A3" table:number-columns-spanned="2" office:value-type="string">
            <text:h text:style-name="P23" text:outline-level="1"><text:span text:style-name="T6">Смежные ребра</text:span></text:h>
          </table:table-cell>
          <table:covered-table-cell/>
        </table:table-row>
        <table:table-row table:style-name="Table13.1">
          <table:table-cell table:style-name="Table13.A3" office:value-type="string">
            <text:h text:style-name="P23" text:outline-level="1"><text:span text:style-name="T15">color</text:span></text:h>
          </table:table-cell>
          <table:table-cell table:style-name="Table13.A3" office:value-type="string">
            <text:h text:style-name="P23" text:outline-level="1"><text:span text:style-name="T15">private</text:span></text:h>
          </table:table-cell>
          <table:table-cell table:style-name="Table13.A3" office:value-type="string">
            <text:h text:style-name="P23" text:outline-level="1"><text:span text:style-name="T15">Color</text:span></text:h>
          </table:table-cell>
          <table:table-cell table:style-name="Table13.A3" table:number-columns-spanned="2" office:value-type="string">
            <text:h text:style-name="P23" text:outline-level="1"><text:span text:style-name="T6">Базовый цвет</text:span></text:h>
          </table:table-cell>
          <table:covered-table-cell/>
        </table:table-row>
        <table:table-row table:style-name="Table13.1">
          <table:table-cell table:style-name="Table13.A3" office:value-type="string">
            <text:h text:style-name="P23" text:outline-level="1"><text:span text:style-name="T15">selectedColor</text:span></text:h>
          </table:table-cell>
          <table:table-cell table:style-name="Table13.A3" office:value-type="string">
            <text:h text:style-name="P23" text:outline-level="1"><text:span text:style-name="T15">private</text:span></text:h>
          </table:table-cell>
          <table:table-cell table:style-name="Table13.A3" office:value-type="string">
            <text:h text:style-name="P23" text:outline-level="1"><text:span text:style-name="T15">Color</text:span></text:h>
          </table:table-cell>
          <table:table-cell table:style-name="Table13.A3" table:number-columns-spanned="2" office:value-type="string">
            <text:h text:style-name="P23" text:outline-level="1"><text:span text:style-name="T6">Цвет при выделении</text:span></text:h>
          </table:table-cell>
          <table:covered-table-cell/>
        </table:table-row>
        <text:soft-page-break/>
        <table:table-row table:style-name="Table13.1">
          <table:table-cell table:style-name="Table13.A3" office:value-type="string">
            <text:h text:style-name="P23" text:outline-level="1"><text:span text:style-name="T15">curColor</text:span></text:h>
          </table:table-cell>
          <table:table-cell table:style-name="Table13.A3" office:value-type="string">
            <text:h text:style-name="P23" text:outline-level="1"><text:span text:style-name="T15">private</text:span></text:h>
          </table:table-cell>
          <table:table-cell table:style-name="Table13.A3" office:value-type="string">
            <text:h text:style-name="P23" text:outline-level="1"><text:span text:style-name="T15">Color</text:span></text:h>
          </table:table-cell>
          <table:table-cell table:style-name="Table13.A3" table:number-columns-spanned="2" office:value-type="string">
            <text:h text:style-name="P23" text:outline-level="1"><text:span text:style-name="T6">Текущий цвет</text:span></text:h>
          </table:table-cell>
          <table:covered-table-cell/>
        </table:table-row>
        <table:table-row table:style-name="Table13.1">
          <table:table-cell table:style-name="Table13.A3" office:value-type="string">
            <text:h text:style-name="P23" text:outline-level="1"><text:span text:style-name="T15">processed</text:span></text:h>
          </table:table-cell>
          <table:table-cell table:style-name="Table13.A3" office:value-type="string">
            <text:h text:style-name="P23" text:outline-level="1"><text:span text:style-name="T15">Package private</text:span></text:h>
          </table:table-cell>
          <table:table-cell table:style-name="Table13.A3" office:value-type="string">
            <text:h text:style-name="P23" text:outline-level="1"><text:span text:style-name="T15">BooleanProperty</text:span></text:h>
          </table:table-cell>
          <table:table-cell table:style-name="Table13.A3" table:number-columns-spanned="2" office:value-type="string">
            <text:h text:style-name="P23" text:outline-level="1"><text:span text:style-name="T6">Ждет ли вершина точки в данный момент</text:span></text:h>
          </table:table-cell>
          <table:covered-table-cell/>
        </table:table-row>
        <table:table-row table:style-name="Table13.1">
          <table:table-cell table:style-name="Table13.A3" office:value-type="string">
            <text:h text:style-name="P23" text:outline-level="1"><text:span text:style-name="T15">amplitudesSum</text:span></text:h>
          </table:table-cell>
          <table:table-cell table:style-name="Table13.A3" office:value-type="string">
            <text:h text:style-name="P23" text:outline-level="1"><text:span text:style-name="T15">private</text:span></text:h>
          </table:table-cell>
          <table:table-cell table:style-name="Table13.A3" office:value-type="string">
            <text:h text:style-name="P23" text:outline-level="1"><text:span text:style-name="T15">double</text:span></text:h>
          </table:table-cell>
          <table:table-cell table:style-name="Table13.A3" table:number-columns-spanned="2" office:value-type="string">
            <text:h text:style-name="P23" text:outline-level="1"><text:span text:style-name="T6">Сумма амплитуд которые пришли в вершину в данный момент</text:span></text:h>
          </table:table-cell>
          <table:covered-table-cell/>
        </table:table-row>
        <table:table-row table:style-name="Table13.1">
          <table:table-cell table:style-name="Table13.A12" table:number-columns-spanned="5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3.13">
          <table:table-cell table:style-name="Table13.A2" office:value-type="string">
            <text:h text:style-name="P23" text:outline-level="1"><text:span text:style-name="T21">Имя</text:span></text:h>
          </table:table-cell>
          <table:table-cell table:style-name="Table13.A2" office:value-type="string">
            <text:h text:style-name="P23" text:outline-level="1"><text:span text:style-name="T21">Доступ</text:span></text:h>
          </table:table-cell>
          <table:table-cell table:style-name="Table13.A2" office:value-type="string">
            <text:h text:style-name="P23" text:outline-level="1"><text:span text:style-name="T21">Тип</text:span></text:h>
          </table:table-cell>
          <table:table-cell table:style-name="Table13.A2" office:value-type="string">
            <text:h text:style-name="P23" text:outline-level="1"><text:span text:style-name="T21">Аргументы</text:span></text:h>
          </table:table-cell>
          <table:table-cell table:style-name="Table13.A2" office:value-type="string">
            <text:h text:style-name="P23" text:outline-level="1"><text:span text:style-name="T21">Назначение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getCircle</text:span></text:h>
          </table:table-cell>
          <table:table-cell table:style-name="Table13.A3" office:value-type="string">
            <text:h text:style-name="P23" text:outline-level="1"><text:span text:style-name="T15">public</text:span></text:h>
          </table:table-cell>
          <table:table-cell table:style-name="Table13.A3" office:value-type="string">
            <text:h text:style-name="P23" text:outline-level="1"><text:span text:style-name="T15">Circle</text:span></text:h>
          </table:table-cell>
          <table:table-cell table:style-name="Table13.A3" office:value-type="string">
            <text:h text:style-name="P28" text:outline-level="1"/>
          </table:table-cell>
          <table:table-cell table:style-name="Table13.A3" office:value-type="string">
            <text:h text:style-name="P23" text:outline-level="1"><text:span text:style-name="T6">Возвращает круг, которым отрисована вершина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getAmplitudesSum</text:span></text:h>
          </table:table-cell>
          <table:table-cell table:style-name="Table13.A3" office:value-type="string">
            <text:h text:style-name="P23" text:outline-level="1"><text:span text:style-name="T15">Package private</text:span></text:h>
          </table:table-cell>
          <table:table-cell table:style-name="Table13.A3" office:value-type="string">
            <text:h text:style-name="P23" text:outline-level="1"><text:span text:style-name="T15">double</text:span></text:h>
          </table:table-cell>
          <table:table-cell table:style-name="Table13.A3" office:value-type="string">
            <text:h text:style-name="P28" text:outline-level="1"/>
          </table:table-cell>
          <table:table-cell table:style-name="Table13.A3" office:value-type="string">
            <text:h text:style-name="P23" text:outline-level="1"><text:span text:style-name="T6">Возвращает текущую сумму амплитуд в вершине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increaseAmplitudesSum</text:span></text:h>
          </table:table-cell>
          <table:table-cell table:style-name="Table13.A3" office:value-type="string">
            <text:h text:style-name="P23" text:outline-level="1"><text:span text:style-name="T15">Package private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3" text:outline-level="1"><text:span text:style-name="T6"><text:s/></text:span><text:span text:style-name="T15">Double amplitude</text:span></text:h>
          </table:table-cell>
          <table:table-cell table:style-name="Table13.A3" office:value-type="string">
            <text:h text:style-name="P23" text:outline-level="1"><text:span text:style-name="T6">Добавляет амплитуду к текущей сумме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resetNode</text:span></text:h>
          </table:table-cell>
          <table:table-cell table:style-name="Table13.A3" office:value-type="string">
            <text:h text:style-name="P23" text:outline-level="1"><text:span text:style-name="T15">Package private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8" text:outline-level="1"/>
          </table:table-cell>
          <table:table-cell table:style-name="Table13.A3" office:value-type="string">
            <text:h text:style-name="P23" text:outline-level="1"><text:span text:style-name="T6">Сброс информации для визуализации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checkMinEdge</text:span></text:h>
          </table:table-cell>
          <table:table-cell table:style-name="Table13.A3" office:value-type="string">
            <text:h text:style-name="P23" text:outline-level="1"><text:span text:style-name="T15">Package private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8" text:outline-level="1"/>
          </table:table-cell>
          <table:table-cell table:style-name="Table13.A3" office:value-type="string">
            <text:h text:style-name="P23" text:outline-level="1"><text:span text:style-name="T6">Проверяет длины смежных рёбер на минимальность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getNum</text:span></text:h>
          </table:table-cell>
          <table:table-cell table:style-name="Table13.A3" office:value-type="string">
            <text:h text:style-name="P23" text:outline-level="1"><text:span text:style-name="T15">public</text:span></text:h>
          </table:table-cell>
          <table:table-cell table:style-name="Table13.A3" office:value-type="string">
            <text:h text:style-name="P23" text:outline-level="1"><text:span text:style-name="T15">int</text:span></text:h>
          </table:table-cell>
          <table:table-cell table:style-name="Table13.A3" office:value-type="string">
            <text:h text:style-name="P28" text:outline-level="1"/>
          </table:table-cell>
          <table:table-cell table:style-name="Table13.A3" office:value-type="string">
            <text:h text:style-name="P23" text:outline-level="1"><text:span text:style-name="T6">Возвращает номер вершины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select</text:span></text:h>
          </table:table-cell>
          <table:table-cell table:style-name="Table13.A3" office:value-type="string">
            <text:h text:style-name="P23" text:outline-level="1"><text:span text:style-name="T15">public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8" text:outline-level="1"/>
          </table:table-cell>
          <table:table-cell table:style-name="Table13.A3" office:value-type="string">
            <text:h text:style-name="P23" text:outline-level="1"><text:span text:style-name="T6">Выбирает вершину как стартовую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deselect</text:span></text:h>
          </table:table-cell>
          <table:table-cell table:style-name="Table13.A3" office:value-type="string">
            <text:h text:style-name="P23" text:outline-level="1"><text:span text:style-name="T15">public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8" text:outline-level="1"/>
          </table:table-cell>
          <table:table-cell table:style-name="Table13.A3" office:value-type="string">
            <text:h text:style-name="P23" text:outline-level="1"><text:span text:style-name="T6">Снимает отметку выбора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getNeighbours</text:span></text:h>
          </table:table-cell>
          <table:table-cell table:style-name="Table13.A3" office:value-type="string">
            <text:h text:style-name="P23" text:outline-level="1"><text:span text:style-name="T15">Package private</text:span></text:h>
          </table:table-cell>
          <table:table-cell table:style-name="Table13.A3" office:value-type="string">
            <text:h text:style-name="P23" text:outline-level="1"><text:span text:style-name="T15">Set&lt;Node&gt;</text:span></text:h>
          </table:table-cell>
          <table:table-cell table:style-name="Table13.A3" office:value-type="string">
            <text:h text:style-name="P24" text:outline-level="1"/>
          </table:table-cell>
          <table:table-cell table:style-name="Table13.A3" office:value-type="string">
            <text:h text:style-name="P23" text:outline-level="1"><text:span text:style-name="T6">Возвращает коллекцию соседей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getEdges</text:span></text:h>
          </table:table-cell>
          <table:table-cell table:style-name="Table13.A3" office:value-type="string">
            <text:h text:style-name="P23" text:outline-level="1"><text:span text:style-name="T15">public</text:span></text:h>
          </table:table-cell>
          <table:table-cell table:style-name="Table13.A3" office:value-type="string">
            <text:h text:style-name="P23" text:outline-level="1"><text:span text:style-name="T15">ArrayList&lt;Edge&gt;</text:span></text:h>
          </table:table-cell>
          <table:table-cell table:style-name="Table13.A3" office:value-type="string">
            <text:h text:style-name="P24" text:outline-level="1"/>
          </table:table-cell>
          <table:table-cell table:style-name="Table13.A3" office:value-type="string">
            <text:h text:style-name="P23" text:outline-level="1"><text:span text:style-name="T6">Возвращает смежные ребра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renewNum</text:span></text:h>
          </table:table-cell>
          <table:table-cell table:style-name="Table13.A3" office:value-type="string">
            <text:h text:style-name="P23" text:outline-level="1"><text:span text:style-name="T15">Package private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3" text:outline-level="1"><text:span text:style-name="T15">int num</text:span></text:h>
          </table:table-cell>
          <table:table-cell table:style-name="Table13.A3" office:value-type="string">
            <text:h text:style-name="P23" text:outline-level="1"><text:span text:style-name="T6">Обновляет номер вершины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rescaleX</text:span></text:h>
          </table:table-cell>
          <table:table-cell table:style-name="Table13.A3" office:value-type="string">
            <text:h text:style-name="P23" text:outline-level="1"><text:span text:style-name="T15">Package private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3" text:outline-level="1"><text:span text:style-name="T15">Double scale</text:span></text:h>
          </table:table-cell>
          <table:table-cell table:style-name="Table13.A3" office:value-type="string">
            <text:h text:style-name="P23" text:outline-level="1"><text:span text:style-name="T6">Перемещает узел по </text:span><text:span text:style-name="T15">x</text:span><text:span text:style-name="T6"> в соответствии с переданным параметром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rescaleY</text:span></text:h>
          </table:table-cell>
          <table:table-cell table:style-name="Table13.A3" office:value-type="string">
            <text:h text:style-name="P23" text:outline-level="1"><text:span text:style-name="T15">Package private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3" text:outline-level="1"><text:span text:style-name="T15">Double scale</text:span></text:h>
          </table:table-cell>
          <table:table-cell table:style-name="Table13.A3" office:value-type="string">
            <text:h text:style-name="P23" text:outline-level="1"><text:span text:style-name="T6">Перемещает узел по </text:span><text:span text:style-name="T15">y 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getText</text:span></text:h>
          </table:table-cell>
          <table:table-cell table:style-name="Table13.A3" office:value-type="string">
            <text:h text:style-name="P23" text:outline-level="1"><text:span text:style-name="T15">public</text:span></text:h>
          </table:table-cell>
          <table:table-cell table:style-name="Table13.A3" office:value-type="string">
            <text:h text:style-name="P23" text:outline-level="1"><text:span text:style-name="T15">Text</text:span></text:h>
          </table:table-cell>
          <table:table-cell table:style-name="Table13.A3" office:value-type="string">
            <text:h text:style-name="P24" text:outline-level="1"/>
          </table:table-cell>
          <table:table-cell table:style-name="Table13.A3" office:value-type="string">
            <text:h text:style-name="P23" text:outline-level="1"><text:span text:style-name="T6">Геттер текстового объекта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addEdge</text:span></text:h>
          </table:table-cell>
          <table:table-cell table:style-name="Table13.A3" office:value-type="string">
            <text:h text:style-name="P23" text:outline-level="1"><text:span text:style-name="T15">Package private</text:span></text:h>
          </table:table-cell>
          <table:table-cell table:style-name="Table13.A3" office:value-type="string">
            <text:h text:style-name="P23" text:outline-level="1"><text:span text:style-name="T15">Boolean</text:span></text:h>
          </table:table-cell>
          <table:table-cell table:style-name="Table13.A3" office:value-type="string">
            <text:h text:style-name="P23" text:outline-level="1"><text:span text:style-name="T15">Node neighbour, Edge edge</text:span></text:h>
          </table:table-cell>
          <table:table-cell table:style-name="Table13.A3" office:value-type="string">
            <text:h text:style-name="P23" text:outline-level="1"><text:span text:style-name="T6">Добавляет смежное ребро</text:span></text:h>
          </table:table-cell>
        </table:table-row>
        <text:soft-page-break/>
        <table:table-row table:style-name="Table13.1">
          <table:table-cell table:style-name="Table13.A3" office:value-type="string">
            <text:h text:style-name="P23" text:outline-level="1"><text:span text:style-name="T15">removeNeighbour</text:span></text:h>
          </table:table-cell>
          <table:table-cell table:style-name="Table13.A3" office:value-type="string">
            <text:h text:style-name="P23" text:outline-level="1"><text:span text:style-name="T15">Package private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3" text:outline-level="1"><text:span text:style-name="T15">Node n</text:span></text:h>
          </table:table-cell>
          <table:table-cell table:style-name="Table13.A3" office:value-type="string">
            <text:h text:style-name="P23" text:outline-level="1"><text:span text:style-name="T6">Удаляет соседа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toString</text:span></text:h>
          </table:table-cell>
          <table:table-cell table:style-name="Table13.A3" office:value-type="string">
            <text:h text:style-name="P23" text:outline-level="1"><text:span text:style-name="T15">public</text:span></text:h>
          </table:table-cell>
          <table:table-cell table:style-name="Table13.A3" office:value-type="string">
            <text:h text:style-name="P23" text:outline-level="1"><text:span text:style-name="T15">String</text:span></text:h>
          </table:table-cell>
          <table:table-cell table:style-name="Table13.A3" office:value-type="string">
            <text:h text:style-name="P28" text:outline-level="1"/>
          </table:table-cell>
          <table:table-cell table:style-name="Table13.A3" office:value-type="string">
            <text:h text:style-name="P23" text:outline-level="1"><text:span text:style-name="T6">Перегрузка метода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relocateCircleCenter</text:span></text:h>
          </table:table-cell>
          <table:table-cell table:style-name="Table13.A3" office:value-type="string">
            <text:h text:style-name="P23" text:outline-level="1"><text:span text:style-name="T15">private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3" text:outline-level="1"><text:span text:style-name="T15">Double x, double y</text:span></text:h>
          </table:table-cell>
          <table:table-cell table:style-name="Table13.A3" office:value-type="string">
            <text:h text:style-name="P23" text:outline-level="1"><text:span text:style-name="T6">Перемещает вершину в переданную точку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fixPosition</text:span></text:h>
          </table:table-cell>
          <table:table-cell table:style-name="Table13.A3" office:value-type="string">
            <text:h text:style-name="P23" text:outline-level="1"><text:span text:style-name="T15">public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3" text:outline-level="1"><text:span text:style-name="T15">Double xPos, double yPos</text:span></text:h>
          </table:table-cell>
          <table:table-cell table:style-name="Table13.A3" office:value-type="string">
            <text:h text:style-name="P23" text:outline-level="1"><text:span text:style-name="T6">Фиксирует позицию нода после перемещения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remove</text:span></text:h>
          </table:table-cell>
          <table:table-cell table:style-name="Table13.A3" office:value-type="string">
            <text:h text:style-name="P23" text:outline-level="1"><text:span text:style-name="T15">public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4" text:outline-level="1"/>
          </table:table-cell>
          <table:table-cell table:style-name="Table13.A3" office:value-type="string">
            <text:h text:style-name="P23" text:outline-level="1"><text:span text:style-name="T6">Удаляет узел со сцены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create</text:span></text:h>
          </table:table-cell>
          <table:table-cell table:style-name="Table13.A3" office:value-type="string">
            <text:h text:style-name="P23" text:outline-level="1"><text:span text:style-name="T15">public</text:span></text:h>
          </table:table-cell>
          <table:table-cell table:style-name="Table13.A3" office:value-type="string">
            <text:h text:style-name="P23" text:outline-level="1"><text:span text:style-name="T15">boolean</text:span></text:h>
          </table:table-cell>
          <table:table-cell table:style-name="Table13.A3" office:value-type="string">
            <text:h text:style-name="P24" text:outline-level="1"/>
          </table:table-cell>
          <table:table-cell table:style-name="Table13.A3" office:value-type="string">
            <text:h text:style-name="P23" text:outline-level="1"><text:span text:style-name="T6">Создает узел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isVisited</text:span></text:h>
          </table:table-cell>
          <table:table-cell table:style-name="Table13.A3" office:value-type="string">
            <text:h text:style-name="P23" text:outline-level="1"><text:span text:style-name="T15">public</text:span></text:h>
          </table:table-cell>
          <table:table-cell table:style-name="Table13.A3" office:value-type="string">
            <text:h text:style-name="P23" text:outline-level="1"><text:span text:style-name="T15">boolean</text:span></text:h>
          </table:table-cell>
          <table:table-cell table:style-name="Table13.A3" office:value-type="string">
            <text:h text:style-name="P28" text:outline-level="1"/>
          </table:table-cell>
          <table:table-cell table:style-name="Table13.A3" office:value-type="string">
            <text:h text:style-name="P23" text:outline-level="1"><text:span text:style-name="T6">Посещен ли узел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visit</text:span></text:h>
          </table:table-cell>
          <table:table-cell table:style-name="Table13.A3" office:value-type="string">
            <text:h text:style-name="P23" text:outline-level="1"><text:span text:style-name="T15">public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4" text:outline-level="1"/>
          </table:table-cell>
          <table:table-cell table:style-name="Table13.A3" office:value-type="string">
            <text:h text:style-name="P23" text:outline-level="1"><text:span text:style-name="T6">Помечает посещенным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unvisit</text:span></text:h>
          </table:table-cell>
          <table:table-cell table:style-name="Table13.A3" office:value-type="string">
            <text:h text:style-name="P23" text:outline-level="1"><text:span text:style-name="T15">public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4" text:outline-level="1"/>
          </table:table-cell>
          <table:table-cell table:style-name="Table13.A3" office:value-type="string">
            <text:h text:style-name="P23" text:outline-level="1"><text:span text:style-name="T6">Снимает отметку посещенности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showLengths</text:span></text:h>
          </table:table-cell>
          <table:table-cell table:style-name="Table13.A3" office:value-type="string">
            <text:h text:style-name="P23" text:outline-level="1"><text:span text:style-name="T15">Package private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8" text:outline-level="1"/>
          </table:table-cell>
          <table:table-cell table:style-name="Table13.A3" office:value-type="string">
            <text:h text:style-name="P23" text:outline-level="1"><text:span text:style-name="T6">Показывает длины смежных ребер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hideLengths</text:span></text:h>
          </table:table-cell>
          <table:table-cell table:style-name="Table13.A3" office:value-type="string">
            <text:h text:style-name="P23" text:outline-level="1"><text:span text:style-name="T15">Package private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4" text:outline-level="1"/>
          </table:table-cell>
          <table:table-cell table:style-name="Table13.A3" office:value-type="string">
            <text:h text:style-name="P23" text:outline-level="1"><text:span text:style-name="T6">Прячет длины смежных ребер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restore</text:span></text:h>
          </table:table-cell>
          <table:table-cell table:style-name="Table13.A3" office:value-type="string">
            <text:h text:style-name="P23" text:outline-level="1"><text:span text:style-name="T15">public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4" text:outline-level="1"/>
          </table:table-cell>
          <table:table-cell table:style-name="Table13.A3" office:value-type="string">
            <text:h text:style-name="P23" text:outline-level="1"><text:span text:style-name="T6">Восстанавливает узел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handleEdges</text:span></text:h>
          </table:table-cell>
          <table:table-cell table:style-name="Table13.A3" office:value-type="string">
            <text:h text:style-name="P23" text:outline-level="1"><text:span text:style-name="T15">private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3" text:outline-level="1"><text:span text:style-name="T15">Consumer&lt;Edge&gt; handler</text:span></text:h>
          </table:table-cell>
          <table:table-cell table:style-name="Table13.A3" office:value-type="string">
            <text:h text:style-name="P23" text:outline-level="1"><text:span text:style-name="T6">Обработчик рёбер в </text:span><text:span text:style-name="T15">dfs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recalculateEdges</text:span></text:h>
          </table:table-cell>
          <table:table-cell table:style-name="Table13.A3" office:value-type="string">
            <text:h text:style-name="P23" text:outline-level="1"><text:span text:style-name="T15">private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8" text:outline-level="1"/>
          </table:table-cell>
          <table:table-cell table:style-name="Table13.A3" office:value-type="string">
            <text:h text:style-name="P23" text:outline-level="1"><text:span text:style-name="T6">Заново соединяет вершину с ребрами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checkBoundsCrossed</text:span></text:h>
          </table:table-cell>
          <table:table-cell table:style-name="Table13.A3" office:value-type="string">
            <text:h text:style-name="P23" text:outline-level="1"><text:span text:style-name="T15">private</text:span></text:h>
          </table:table-cell>
          <table:table-cell table:style-name="Table13.A3" office:value-type="string">
            <text:h text:style-name="P23" text:outline-level="1"><text:span text:style-name="T15">Boolean[]</text:span></text:h>
          </table:table-cell>
          <table:table-cell table:style-name="Table13.A3" office:value-type="string">
            <text:h text:style-name="P23" text:outline-level="1"><text:span text:style-name="T15">MouseEvent event</text:span></text:h>
          </table:table-cell>
          <table:table-cell table:style-name="Table13.A3" office:value-type="string">
            <text:h text:style-name="P23" text:outline-level="1"><text:span text:style-name="T6">Проверка на то, пересекает ли вершина границы отрисовки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setText</text:span></text:h>
          </table:table-cell>
          <table:table-cell table:style-name="Table13.A3" office:value-type="string">
            <text:h text:style-name="P23" text:outline-level="1"><text:span text:style-name="T15">private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8" text:outline-level="1"/>
          </table:table-cell>
          <table:table-cell table:style-name="Table13.A3" office:value-type="string">
            <text:h text:style-name="P23" text:outline-level="1"><text:span text:style-name="T6">Сеттер текста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setHandlers</text:span></text:h>
          </table:table-cell>
          <table:table-cell table:style-name="Table13.A3" office:value-type="string">
            <text:h text:style-name="P23" text:outline-level="1"><text:span text:style-name="T15">private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8" text:outline-level="1"/>
          </table:table-cell>
          <table:table-cell table:style-name="Table13.A3" office:value-type="string">
            <text:h text:style-name="P23" text:outline-level="1"><text:span text:style-name="T6">Устанавливает нужные обработчики событий</text:span></text:h>
          </table:table-cell>
        </table:table-row>
        <table:table-row table:style-name="Table13.1">
          <table:table-cell table:style-name="Table13.A3" office:value-type="string">
            <text:h text:style-name="P23" text:outline-level="1"><text:span text:style-name="T15">handlePoints</text:span></text:h>
          </table:table-cell>
          <table:table-cell table:style-name="Table13.A3" office:value-type="string">
            <text:h text:style-name="P23" text:outline-level="1"><text:span text:style-name="T15">private</text:span></text:h>
          </table:table-cell>
          <table:table-cell table:style-name="Table13.A3" office:value-type="string">
            <text:h text:style-name="P23" text:outline-level="1"><text:span text:style-name="T15">void</text:span></text:h>
          </table:table-cell>
          <table:table-cell table:style-name="Table13.A3" office:value-type="string">
            <text:h text:style-name="P28" text:outline-level="1"/>
          </table:table-cell>
          <table:table-cell table:style-name="Table13.A3" office:value-type="string">
            <text:h text:style-name="P23" text:outline-level="1"><text:span text:style-name="T6">Обрабатывает все ребра и запускает новые анимации точек</text:span></text:h>
          </table:table-cell>
        </table:table-row>
      </table:table>
      <text:p text:style-name="P70"/>
      <text:p text:style-name="P66"><text:span text:style-name="T21">Класс </text:span><text:span text:style-name="T18">Point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 table:style-name="Table14.1">
          <table:table-cell table:style-name="Table14.A1" table:number-columns-spanned="5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2" office:value-type="string">
            <text:h text:style-name="P23" text:outline-level="1"><text:span text:style-name="T21">Имя</text:span></text:h>
          </table:table-cell>
          <table:table-cell table:style-name="Table14.A2" office:value-type="string">
            <text:h text:style-name="P23" text:outline-level="1"><text:span text:style-name="T21">Доступ</text:span></text:h>
          </table:table-cell>
          <table:table-cell table:style-name="Table14.A2" office:value-type="string">
            <text:h text:style-name="P23" text:outline-level="1"><text:span text:style-name="T21">Тип</text:span></text:h>
          </table:table-cell>
          <table:table-cell table:style-name="Table14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ext:soft-page-break/>
        <table:table-row table:style-name="Table14.1">
          <table:table-cell table:style-name="Table14.A3" office:value-type="string">
            <text:h text:style-name="P23" text:outline-level="1"><text:span text:style-name="T15">RADIUS</text:span></text:h>
          </table:table-cell>
          <table:table-cell table:style-name="Table14.A3" office:value-type="string">
            <text:h text:style-name="P23" text:outline-level="1"><text:span text:style-name="T15">Package private</text:span></text:h>
          </table:table-cell>
          <table:table-cell table:style-name="Table14.A3" office:value-type="string">
            <text:h text:style-name="P23" text:outline-level="1"><text:span text:style-name="T15">int</text:span></text:h>
          </table:table-cell>
          <table:table-cell table:style-name="Table14.A3" table:number-columns-spanned="2" office:value-type="string">
            <text:h text:style-name="P23" text:outline-level="1"><text:span text:style-name="T6">Базовый радиус точки</text:span></text:h>
          </table:table-cell>
          <table:covered-table-cell/>
        </table:table-row>
        <table:table-row table:style-name="Table14.1">
          <table:table-cell table:style-name="Table14.A3" office:value-type="string">
            <text:h text:style-name="P23" text:outline-level="1"><text:span text:style-name="T15">SHIFT</text:span></text:h>
          </table:table-cell>
          <table:table-cell table:style-name="Table14.A3" office:value-type="string">
            <text:h text:style-name="P23" text:outline-level="1"><text:span text:style-name="T15">private</text:span></text:h>
          </table:table-cell>
          <table:table-cell table:style-name="Table14.A3" office:value-type="string">
            <text:h text:style-name="P23" text:outline-level="1"><text:span text:style-name="T15">int</text:span></text:h>
          </table:table-cell>
          <table:table-cell table:style-name="Table14.A3" table:number-columns-spanned="2" office:value-type="string">
            <text:h text:style-name="P23" text:outline-level="1"><text:span text:style-name="T6">Сдвиг числового значения амплитуды от точки</text:span></text:h>
          </table:table-cell>
          <table:covered-table-cell/>
        </table:table-row>
        <table:table-row table:style-name="Table14.1">
          <table:table-cell table:style-name="Table14.A3" office:value-type="string">
            <text:h text:style-name="P23" text:outline-level="1"><text:span text:style-name="T15">BASE_COLOR</text:span></text:h>
          </table:table-cell>
          <table:table-cell table:style-name="Table14.A3" office:value-type="string">
            <text:h text:style-name="P23" text:outline-level="1"><text:span text:style-name="T15">private</text:span></text:h>
          </table:table-cell>
          <table:table-cell table:style-name="Table14.A3" office:value-type="string">
            <text:h text:style-name="P23" text:outline-level="1"><text:span text:style-name="T15">Color</text:span></text:h>
          </table:table-cell>
          <table:table-cell table:style-name="Table14.A3" table:number-columns-spanned="2" office:value-type="string">
            <text:h text:style-name="P23" text:outline-level="1"><text:span text:style-name="T6">Базовый цвет</text:span></text:h>
          </table:table-cell>
          <table:covered-table-cell/>
        </table:table-row>
        <table:table-row table:style-name="Table14.1">
          <table:table-cell table:style-name="Table14.A3" office:value-type="string">
            <text:h text:style-name="P23" text:outline-level="1"><text:span text:style-name="T15">amplitude</text:span></text:h>
          </table:table-cell>
          <table:table-cell table:style-name="Table14.A3" office:value-type="string">
            <text:h text:style-name="P23" text:outline-level="1"><text:span text:style-name="T15">private</text:span></text:h>
          </table:table-cell>
          <table:table-cell table:style-name="Table14.A3" office:value-type="string">
            <text:h text:style-name="P23" text:outline-level="1"><text:span text:style-name="T15">Double</text:span></text:h>
          </table:table-cell>
          <table:table-cell table:style-name="Table14.A3" table:number-columns-spanned="2" office:value-type="string">
            <text:h text:style-name="P23" text:outline-level="1"><text:span text:style-name="T6">Числовая амплитуда</text:span></text:h>
          </table:table-cell>
          <table:covered-table-cell/>
        </table:table-row>
        <table:table-row table:style-name="Table14.1">
          <table:table-cell table:style-name="Table14.A3" office:value-type="string">
            <text:h text:style-name="P23" text:outline-level="1"><text:span text:style-name="T15">destination</text:span></text:h>
          </table:table-cell>
          <table:table-cell table:style-name="Table14.A3" office:value-type="string">
            <text:h text:style-name="P23" text:outline-level="1"><text:span text:style-name="T15">private</text:span></text:h>
          </table:table-cell>
          <table:table-cell table:style-name="Table14.A3" office:value-type="string">
            <text:h text:style-name="P23" text:outline-level="1"><text:span text:style-name="T15">Node</text:span></text:h>
          </table:table-cell>
          <table:table-cell table:style-name="Table14.A3" table:number-columns-spanned="2" office:value-type="string">
            <text:h text:style-name="P23" text:outline-level="1"><text:span text:style-name="T6">Вершина, к которой движется точка</text:span></text:h>
          </table:table-cell>
          <table:covered-table-cell/>
        </table:table-row>
        <table:table-row table:style-name="Table14.1">
          <table:table-cell table:style-name="Table14.A3" office:value-type="string">
            <text:h text:style-name="P23" text:outline-level="1"><text:span text:style-name="T15">pathTransition</text:span></text:h>
          </table:table-cell>
          <table:table-cell table:style-name="Table14.A3" office:value-type="string">
            <text:h text:style-name="P23" text:outline-level="1"><text:span text:style-name="T15">private</text:span></text:h>
          </table:table-cell>
          <table:table-cell table:style-name="Table14.A3" office:value-type="string">
            <text:h text:style-name="P23" text:outline-level="1"><text:span text:style-name="T15">PathTransition</text:span></text:h>
          </table:table-cell>
          <table:table-cell table:style-name="Table14.A3" table:number-columns-spanned="2" office:value-type="string">
            <text:h text:style-name="P23" text:outline-level="1"><text:span text:style-name="T6">Анимация</text:span></text:h>
          </table:table-cell>
          <table:covered-table-cell/>
        </table:table-row>
        <table:table-row table:style-name="Table14.1">
          <table:table-cell table:style-name="Table14.A3" office:value-type="string">
            <text:h text:style-name="P23" text:outline-level="1"><text:span text:style-name="T15">edge</text:span></text:h>
          </table:table-cell>
          <table:table-cell table:style-name="Table14.A3" office:value-type="string">
            <text:h text:style-name="P23" text:outline-level="1"><text:span text:style-name="T15">private</text:span></text:h>
          </table:table-cell>
          <table:table-cell table:style-name="Table14.A3" office:value-type="string">
            <text:h text:style-name="P23" text:outline-level="1"><text:span text:style-name="T15">Edge</text:span></text:h>
          </table:table-cell>
          <table:table-cell table:style-name="Table14.A3" table:number-columns-spanned="2" office:value-type="string">
            <text:h text:style-name="P23" text:outline-level="1"><text:span text:style-name="T6">Ребро, на которой точка</text:span></text:h>
          </table:table-cell>
          <table:covered-table-cell/>
        </table:table-row>
        <table:table-row table:style-name="Table14.1">
          <table:table-cell table:style-name="Table14.A3" office:value-type="string">
            <text:h text:style-name="P23" text:outline-level="1"><text:span text:style-name="T15">line</text:span></text:h>
          </table:table-cell>
          <table:table-cell table:style-name="Table14.A3" office:value-type="string">
            <text:h text:style-name="P23" text:outline-level="1"><text:span text:style-name="T15">private</text:span></text:h>
          </table:table-cell>
          <table:table-cell table:style-name="Table14.A3" office:value-type="string">
            <text:h text:style-name="P23" text:outline-level="1"><text:span text:style-name="T15">LineTo</text:span></text:h>
          </table:table-cell>
          <table:table-cell table:style-name="Table14.A3" table:number-columns-spanned="2" office:value-type="string">
            <text:h text:style-name="P23" text:outline-level="1"><text:span text:style-name="T6">Конечные координаты анимации</text:span></text:h>
          </table:table-cell>
          <table:covered-table-cell/>
        </table:table-row>
        <table:table-row table:style-name="Table14.1">
          <table:table-cell table:style-name="Table14.A3" office:value-type="string">
            <text:h text:style-name="P23" text:outline-level="1"><text:span text:style-name="T15">path</text:span></text:h>
          </table:table-cell>
          <table:table-cell table:style-name="Table14.A3" office:value-type="string">
            <text:h text:style-name="P23" text:outline-level="1"><text:span text:style-name="T15">private</text:span></text:h>
          </table:table-cell>
          <table:table-cell table:style-name="Table14.A3" office:value-type="string">
            <text:h text:style-name="P23" text:outline-level="1"><text:span text:style-name="T15">Path</text:span></text:h>
          </table:table-cell>
          <table:table-cell table:style-name="Table14.A3" table:number-columns-spanned="2" office:value-type="string">
            <text:h text:style-name="P23" text:outline-level="1"><text:span text:style-name="T6">Путь анимации</text:span></text:h>
          </table:table-cell>
          <table:covered-table-cell/>
        </table:table-row>
        <table:table-row table:style-name="Table14.1">
          <table:table-cell table:style-name="Table14.A3" office:value-type="string">
            <text:h text:style-name="P23" text:outline-level="1"><text:span text:style-name="T15">move</text:span></text:h>
          </table:table-cell>
          <table:table-cell table:style-name="Table14.A3" office:value-type="string">
            <text:h text:style-name="P23" text:outline-level="1"><text:span text:style-name="T15">private</text:span></text:h>
          </table:table-cell>
          <table:table-cell table:style-name="Table14.A3" office:value-type="string">
            <text:h text:style-name="P23" text:outline-level="1"><text:span text:style-name="T15">MoveTo</text:span></text:h>
          </table:table-cell>
          <table:table-cell table:style-name="Table14.A3" table:number-columns-spanned="2" office:value-type="string">
            <text:h text:style-name="P23" text:outline-level="1"><text:span text:style-name="T6">Начальные координаты анимации</text:span></text:h>
          </table:table-cell>
          <table:covered-table-cell/>
        </table:table-row>
        <table:table-row table:style-name="Table14.1">
          <table:table-cell table:style-name="Table14.A3" office:value-type="string">
            <text:h text:style-name="P23" text:outline-level="1"><text:span text:style-name="T15">numAplitude</text:span></text:h>
          </table:table-cell>
          <table:table-cell table:style-name="Table14.A3" office:value-type="string">
            <text:h text:style-name="P23" text:outline-level="1"><text:span text:style-name="T15">private</text:span></text:h>
          </table:table-cell>
          <table:table-cell table:style-name="Table14.A3" office:value-type="string">
            <text:h text:style-name="P23" text:outline-level="1"><text:span text:style-name="T15">Text</text:span></text:h>
          </table:table-cell>
          <table:table-cell table:style-name="Table14.A3" table:number-columns-spanned="2" office:value-type="string">
            <text:h text:style-name="P23" text:outline-level="1"><text:span text:style-name="T6">Объект числового значения амплитуды</text:span></text:h>
          </table:table-cell>
          <table:covered-table-cell/>
        </table:table-row>
        <table:table-row table:style-name="Table14.1">
          <table:table-cell table:style-name="Table14.A14" office:value-type="string">
            <text:h text:style-name="P23" text:outline-level="1"><text:span text:style-name="T15">arrow</text:span></text:h>
          </table:table-cell>
          <table:table-cell table:style-name="Table14.A14" office:value-type="string">
            <text:h text:style-name="P23" text:outline-level="1"><text:span text:style-name="T15">private</text:span></text:h>
          </table:table-cell>
          <table:table-cell table:style-name="Table14.A14" office:value-type="string">
            <text:h text:style-name="P23" text:outline-level="1"><text:span text:style-name="T15">Arrow</text:span></text:h>
          </table:table-cell>
          <table:table-cell table:style-name="Table14.A14" table:number-columns-spanned="2" office:value-type="string">
            <text:h text:style-name="P23" text:outline-level="1"><text:span text:style-name="T6">Объект вектора амплитуды</text:span></text:h>
          </table:table-cell>
          <table:covered-table-cell/>
        </table:table-row>
        <table:table-row table:style-name="Table14.1">
          <table:table-cell table:style-name="Table14.A15" table:number-columns-spanned="5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2" office:value-type="string">
            <text:h text:style-name="P23" text:outline-level="1"><text:span text:style-name="T21">Имя</text:span></text:h>
          </table:table-cell>
          <table:table-cell table:style-name="Table14.A2" office:value-type="string">
            <text:h text:style-name="P23" text:outline-level="1"><text:span text:style-name="T21">Доступ</text:span></text:h>
          </table:table-cell>
          <table:table-cell table:style-name="Table14.A2" office:value-type="string">
            <text:h text:style-name="P23" text:outline-level="1"><text:span text:style-name="T21">Тип</text:span></text:h>
          </table:table-cell>
          <table:table-cell table:style-name="Table14.A2" office:value-type="string">
            <text:h text:style-name="P23" text:outline-level="1"><text:span text:style-name="T21">Аргументы</text:span></text:h>
          </table:table-cell>
          <table:table-cell table:style-name="Table14.A2" office:value-type="string">
            <text:h text:style-name="P23" text:outline-level="1"><text:span text:style-name="T21">Назначение</text:span></text:h>
          </table:table-cell>
        </table:table-row>
        <table:table-row table:style-name="Table14.1">
          <table:table-cell table:style-name="Table14.A3" office:value-type="string">
            <text:h text:style-name="P23" text:outline-level="1"><text:span text:style-name="T15">getAmplitude</text:span></text:h>
          </table:table-cell>
          <table:table-cell table:style-name="Table14.A3" office:value-type="string">
            <text:h text:style-name="P23" text:outline-level="1"><text:span text:style-name="T15">public</text:span></text:h>
          </table:table-cell>
          <table:table-cell table:style-name="Table14.A3" office:value-type="string">
            <text:h text:style-name="P23" text:outline-level="1"><text:span text:style-name="T15">String</text:span></text:h>
          </table:table-cell>
          <table:table-cell table:style-name="Table14.A3" office:value-type="string">
            <text:h text:style-name="P28" text:outline-level="1"/>
          </table:table-cell>
          <table:table-cell table:style-name="Table14.A3" office:value-type="string">
            <text:h text:style-name="P23" text:outline-level="1"><text:span text:style-name="T6">Геттер амплитуды</text:span></text:h>
          </table:table-cell>
        </table:table-row>
        <table:table-row table:style-name="Table14.1">
          <table:table-cell table:style-name="Table14.A3" office:value-type="string">
            <text:h text:style-name="P23" text:outline-level="1"><text:span text:style-name="T15">showAttributes</text:span></text:h>
          </table:table-cell>
          <table:table-cell table:style-name="Table14.A3" office:value-type="string">
            <text:h text:style-name="P23" text:outline-level="1"><text:span text:style-name="T15">public</text:span></text:h>
          </table:table-cell>
          <table:table-cell table:style-name="Table14.A3" office:value-type="string">
            <text:h text:style-name="P23" text:outline-level="1"><text:span text:style-name="T15">void</text:span></text:h>
          </table:table-cell>
          <table:table-cell table:style-name="Table14.A3" office:value-type="string">
            <text:h text:style-name="P28" text:outline-level="1"/>
          </table:table-cell>
          <table:table-cell table:style-name="Table14.A3" office:value-type="string">
            <text:h text:style-name="P23" text:outline-level="1"><text:span text:style-name="T6">Показывает стрелку и число, если нужно</text:span></text:h>
          </table:table-cell>
        </table:table-row>
        <table:table-row table:style-name="Table14.1">
          <table:table-cell table:style-name="Table14.A3" office:value-type="string">
            <text:h text:style-name="P23" text:outline-level="1"><text:span text:style-name="T15">showNumbers/showArrows/showColour</text:span></text:h>
          </table:table-cell>
          <table:table-cell table:style-name="Table14.A3" office:value-type="string">
            <text:h text:style-name="P23" text:outline-level="1"><text:span text:style-name="T15">public</text:span></text:h>
          </table:table-cell>
          <table:table-cell table:style-name="Table14.A3" office:value-type="string">
            <text:h text:style-name="P23" text:outline-level="1"><text:span text:style-name="T15">void</text:span></text:h>
          </table:table-cell>
          <table:table-cell table:style-name="Table14.A3" office:value-type="string">
            <text:h text:style-name="P28" text:outline-level="1"/>
          </table:table-cell>
          <table:table-cell table:style-name="Table14.A3" office:value-type="string">
            <text:h text:style-name="P23" text:outline-level="1"><text:span text:style-name="T6">Показывает число</text:span><text:span text:style-name="T15">/</text:span><text:span text:style-name="T6">стрелку</text:span><text:span text:style-name="T15">/</text:span><text:span text:style-name="T6">цвет</text:span></text:h>
          </table:table-cell>
        </table:table-row>
        <table:table-row table:style-name="Table14.1">
          <table:table-cell table:style-name="Table14.A3" office:value-type="string">
            <text:h text:style-name="P23" text:outline-level="1"><text:span text:style-name="T15">hideNumbers/hideArrows/hideColour</text:span></text:h>
          </table:table-cell>
          <table:table-cell table:style-name="Table14.A3" office:value-type="string">
            <text:h text:style-name="P23" text:outline-level="1"><text:span text:style-name="T15">public</text:span></text:h>
          </table:table-cell>
          <table:table-cell table:style-name="Table14.A3" office:value-type="string">
            <text:h text:style-name="P23" text:outline-level="1"><text:span text:style-name="T15">void</text:span></text:h>
          </table:table-cell>
          <table:table-cell table:style-name="Table14.A3" office:value-type="string">
            <text:h text:style-name="P28" text:outline-level="1"/>
          </table:table-cell>
          <table:table-cell table:style-name="Table14.A3" office:value-type="string">
            <text:h text:style-name="P23" text:outline-level="1"><text:span text:style-name="T6">Скрывает число</text:span><text:span text:style-name="T15">/</text:span><text:span text:style-name="T6">стрелку</text:span><text:span text:style-name="T15">/</text:span><text:span text:style-name="T6">цвет</text:span></text:h>
          </table:table-cell>
        </table:table-row>
        <table:table-row table:style-name="Table14.1">
          <table:table-cell table:style-name="Table14.A3" office:value-type="string">
            <text:h text:style-name="P23" text:outline-level="1"><text:span text:style-name="T15">hideEnabled</text:span></text:h>
          </table:table-cell>
          <table:table-cell table:style-name="Table14.A3" office:value-type="string">
            <text:h text:style-name="P23" text:outline-level="1"><text:span text:style-name="T15">public</text:span></text:h>
          </table:table-cell>
          <table:table-cell table:style-name="Table14.A3" office:value-type="string">
            <text:h text:style-name="P23" text:outline-level="1"><text:span text:style-name="T15">void</text:span></text:h>
          </table:table-cell>
          <table:table-cell table:style-name="Table14.A3" office:value-type="string">
            <text:h text:style-name="P28" text:outline-level="1"/>
          </table:table-cell>
          <table:table-cell table:style-name="Table14.A3" office:value-type="string">
            <text:h text:style-name="P23" text:outline-level="1"><text:span text:style-name="T6">Скрывает те атрибуты, которые показаны</text:span></text:h>
          </table:table-cell>
        </table:table-row>
        <table:table-row table:style-name="Table14.1">
          <table:table-cell table:style-name="Table14.A3" office:value-type="string">
            <text:h text:style-name="P23" text:outline-level="1"><text:span text:style-name="T15">setDestination</text:span></text:h>
          </table:table-cell>
          <table:table-cell table:style-name="Table14.A3" office:value-type="string">
            <text:h text:style-name="P23" text:outline-level="1"><text:span text:style-name="T15">Package private</text:span></text:h>
          </table:table-cell>
          <table:table-cell table:style-name="Table14.A3" office:value-type="string">
            <text:h text:style-name="P23" text:outline-level="1"><text:span text:style-name="T15">void</text:span></text:h>
          </table:table-cell>
          <table:table-cell table:style-name="Table14.A3" office:value-type="string">
            <text:h text:style-name="P23" text:outline-level="1"><text:span text:style-name="T15">Node n</text:span></text:h>
          </table:table-cell>
          <table:table-cell table:style-name="Table14.A3" office:value-type="string">
            <text:h text:style-name="P23" text:outline-level="1"><text:span text:style-name="T6">Задает новый пункт назначения </text:span></text:h>
          </table:table-cell>
        </table:table-row>
        <table:table-row table:style-name="Table14.1">
          <table:table-cell table:style-name="Table14.A3" office:value-type="string">
            <text:h text:style-name="P23" text:outline-level="1"><text:span text:style-name="T15">changeAmplitude</text:span></text:h>
          </table:table-cell>
          <table:table-cell table:style-name="Table14.A3" office:value-type="string">
            <text:h text:style-name="P23" text:outline-level="1"><text:span text:style-name="T15">Package private</text:span></text:h>
          </table:table-cell>
          <table:table-cell table:style-name="Table14.A3" office:value-type="string">
            <text:h text:style-name="P23" text:outline-level="1"><text:span text:style-name="T15">void</text:span></text:h>
          </table:table-cell>
          <table:table-cell table:style-name="Table14.A3" office:value-type="string">
            <text:h text:style-name="P23" text:outline-level="1"><text:span text:style-name="T15">Int degree</text:span></text:h>
          </table:table-cell>
          <table:table-cell table:style-name="Table14.A3" office:value-type="string">
            <text:h text:style-name="P23" text:outline-level="1"><text:span text:style-name="T6">Меняет амплитуду</text:span></text:h>
          </table:table-cell>
        </table:table-row>
        <table:table-row table:style-name="Table14.1">
          <table:table-cell table:style-name="Table14.A3" office:value-type="string">
            <text:h text:style-name="P23" text:outline-level="1"><text:span text:style-name="T15">setAmplitude</text:span></text:h>
          </table:table-cell>
          <table:table-cell table:style-name="Table14.A3" office:value-type="string">
            <text:h text:style-name="P23" text:outline-level="1"><text:span text:style-name="T15">Package private</text:span></text:h>
          </table:table-cell>
          <table:table-cell table:style-name="Table14.A3" office:value-type="string">
            <text:h text:style-name="P23" text:outline-level="1"><text:span text:style-name="T15">void</text:span></text:h>
          </table:table-cell>
          <table:table-cell table:style-name="Table14.A3" office:value-type="string">
            <text:h text:style-name="P23" text:outline-level="1"><text:span text:style-name="T15">Int degree</text:span></text:h>
          </table:table-cell>
          <table:table-cell table:style-name="Table14.A3" office:value-type="string">
            <text:h text:style-name="P23" text:outline-level="1"><text:span text:style-name="T6">Задает амплитуду</text:span></text:h>
          </table:table-cell>
        </table:table-row>
        <table:table-row table:style-name="Table14.1">
          <table:table-cell table:style-name="Table14.A3" office:value-type="string">
            <text:h text:style-name="P23" text:outline-level="1"><text:span text:style-name="T15">removePath</text:span></text:h>
          </table:table-cell>
          <table:table-cell table:style-name="Table14.A3" office:value-type="string">
            <text:h text:style-name="P23" text:outline-level="1"><text:span text:style-name="T15">public</text:span></text:h>
          </table:table-cell>
          <table:table-cell table:style-name="Table14.A3" office:value-type="string">
            <text:h text:style-name="P23" text:outline-level="1"><text:span text:style-name="T15">void</text:span></text:h>
          </table:table-cell>
          <table:table-cell table:style-name="Table14.A3" office:value-type="string">
            <text:h text:style-name="P28" text:outline-level="1"/>
          </table:table-cell>
          <table:table-cell table:style-name="Table14.A3" office:value-type="string">
            <text:h text:style-name="P23" text:outline-level="1"><text:span text:style-name="T6">Удаляет анимацию из визуализатора</text:span></text:h>
          </table:table-cell>
        </table:table-row>
        <table:table-row table:style-name="Table14.1">
          <table:table-cell table:style-name="Table14.A3" office:value-type="string">
            <text:h text:style-name="P23" text:outline-level="1"><text:span text:style-name="T15">startPath</text:span></text:h>
          </table:table-cell>
          <table:table-cell table:style-name="Table14.A3" office:value-type="string">
            <text:h text:style-name="P23" text:outline-level="1"><text:span text:style-name="T15">public</text:span></text:h>
          </table:table-cell>
          <table:table-cell table:style-name="Table14.A3" office:value-type="string">
            <text:h text:style-name="P23" text:outline-level="1"><text:span text:style-name="T15">PathTransition</text:span></text:h>
          </table:table-cell>
          <table:table-cell table:style-name="Table14.A3" office:value-type="string">
            <text:h text:style-name="P23" text:outline-level="1"><text:span text:style-name="T15">Double[] start, double[] end, double startEdge</text:span></text:h>
          </table:table-cell>
          <table:table-cell table:style-name="Table14.A3" office:value-type="string">
            <text:h text:style-name="P23" text:outline-level="1"><text:span text:style-name="T6">Создает объект анимации</text:span></text:h>
          </table:table-cell>
        </table:table-row>
        <table:table-row table:style-name="Table14.1">
          <table:table-cell table:style-name="Table14.A3" office:value-type="string">
            <text:h text:style-name="P23" text:outline-level="1"><text:span text:style-name="T15">setPointToEdge</text:span></text:h>
          </table:table-cell>
          <table:table-cell table:style-name="Table14.A3" office:value-type="string">
            <text:h text:style-name="P23" text:outline-level="1"><text:span text:style-name="T15">private</text:span></text:h>
          </table:table-cell>
          <table:table-cell table:style-name="Table14.A3" office:value-type="string">
            <text:h text:style-name="P23" text:outline-level="1"><text:span text:style-name="T15">void</text:span></text:h>
          </table:table-cell>
          <table:table-cell table:style-name="Table14.A3" office:value-type="string">
            <text:h text:style-name="P24" text:outline-level="1"/>
          </table:table-cell>
          <table:table-cell table:style-name="Table14.A3" office:value-type="string">
            <text:h text:style-name="P23" text:outline-level="1"><text:span text:style-name="T6">Присваивает точку ребру</text:span></text:h>
          </table:table-cell>
        </table:table-row>
        <table:table-row table:style-name="Table14.1">
          <table:table-cell table:style-name="Table14.A3" office:value-type="string">
            <text:h text:style-name="P23" text:outline-level="1"><text:span text:style-name="T15">calculateInterpolation</text:span></text:h>
          </table:table-cell>
          <table:table-cell table:style-name="Table14.A3" office:value-type="string">
            <text:h text:style-name="P23" text:outline-level="1"><text:span text:style-name="T15">private</text:span></text:h>
          </table:table-cell>
          <table:table-cell table:style-name="Table14.A3" office:value-type="string">
            <text:h text:style-name="P23" text:outline-level="1"><text:span text:style-name="T15">Color</text:span></text:h>
          </table:table-cell>
          <table:table-cell table:style-name="Table14.A3" office:value-type="string">
            <text:h text:style-name="P24" text:outline-level="1"/>
          </table:table-cell>
          <table:table-cell table:style-name="Table14.A3" office:value-type="string">
            <text:h text:style-name="P23" text:outline-level="1"><text:span text:style-name="T6">Вычисляет цвет точки</text:span></text:h>
          </table:table-cell>
        </table:table-row>
        <table:table-row table:style-name="Table14.1">
          <table:table-cell table:style-name="Table14.A3" office:value-type="string">
            <text:h text:style-name="P23" text:outline-level="1"><text:span text:style-name="T15">setBindings</text:span></text:h>
          </table:table-cell>
          <table:table-cell table:style-name="Table14.A3" office:value-type="string">
            <text:h text:style-name="P23" text:outline-level="1"><text:span text:style-name="T15">private</text:span></text:h>
          </table:table-cell>
          <table:table-cell table:style-name="Table14.A3" office:value-type="string">
            <text:h text:style-name="P23" text:outline-level="1"><text:span text:style-name="T15">void</text:span></text:h>
          </table:table-cell>
          <table:table-cell table:style-name="Table14.A3" office:value-type="string">
            <text:h text:style-name="P24" text:outline-level="1"/>
          </table:table-cell>
          <table:table-cell table:style-name="Table14.A3" office:value-type="string">
            <text:h text:style-name="P23" text:outline-level="1"><text:span text:style-name="T6">Задает обработчики событий</text:span></text:h>
          </table:table-cell>
        </table:table-row>
        <table:table-row table:style-name="Table14.1">
          <table:table-cell table:style-name="Table14.A3" office:value-type="string">
            <text:h text:style-name="P23" text:outline-level="1"><text:span text:style-name="T15">updateInfo</text:span></text:h>
          </table:table-cell>
          <table:table-cell table:style-name="Table14.A3" office:value-type="string">
            <text:h text:style-name="P23" text:outline-level="1"><text:span text:style-name="T15">private</text:span></text:h>
          </table:table-cell>
          <table:table-cell table:style-name="Table14.A3" office:value-type="string">
            <text:h text:style-name="P23" text:outline-level="1"><text:span text:style-name="T15">void</text:span></text:h>
          </table:table-cell>
          <table:table-cell table:style-name="Table14.A3" office:value-type="string">
            <text:h text:style-name="P23" text:outline-level="1"><text:span text:style-name="T15">Node toCheck</text:span></text:h>
          </table:table-cell>
          <table:table-cell table:style-name="Table14.A3" office:value-type="string">
            <text:h text:style-name="P23" text:outline-level="1"><text:span text:style-name="T6">Апдейт общей информации после задания амплитуды</text:span></text:h>
          </table:table-cell>
        </table:table-row>
      </table:table>
      <text:p text:style-name="P70"/>
      <text:p text:style-name="P66"><text:soft-page-break/><text:span text:style-name="T21">Класс </text:span><text:span text:style-name="T18">SimpleGraph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row table:style-name="Table15.1">
          <table:table-cell table:style-name="Table15.A1" table:number-columns-spanned="8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2" office:value-type="string">
            <text:h text:style-name="P23" text:outline-level="1"><text:span text:style-name="T21">Имя</text:span></text:h>
          </table:table-cell>
          <table:table-cell table:style-name="Table15.A2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15.A2" table:number-columns-spanned="3" office:value-type="string">
            <text:h text:style-name="P23" text:outline-level="1"><text:span text:style-name="T21">Тип</text:span></text:h>
          </table:table-cell>
          <table:covered-table-cell/>
          <table:covered-table-cell/>
          <table:table-cell table:style-name="Table15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15.1">
          <table:table-cell table:style-name="Table15.A3" office:value-type="string">
            <text:h text:style-name="P23" text:outline-level="1"><text:span text:style-name="T15">MAX_SIZE</text:span></text:h>
          </table:table-cell>
          <table:table-cell table:style-name="Table15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3" table:number-columns-spanned="3" office:value-type="string">
            <text:h text:style-name="P23" text:outline-level="1"><text:span text:style-name="T15">int</text:span></text:h>
          </table:table-cell>
          <table:covered-table-cell/>
          <table:covered-table-cell/>
          <table:table-cell table:style-name="Table15.A3" table:number-columns-spanned="2" office:value-type="string">
            <text:h text:style-name="P23" text:outline-level="1"><text:span text:style-name="T6">Максимальное количество узлов, которое можно создать</text:span></text:h>
          </table:table-cell>
          <table:covered-table-cell/>
        </table:table-row>
        <table:table-row table:style-name="Table15.1">
          <table:table-cell table:style-name="Table15.A3" office:value-type="string">
            <text:h text:style-name="P23" text:outline-level="1"><text:span text:style-name="T15">nodes</text:span></text:h>
          </table:table-cell>
          <table:table-cell table:style-name="Table15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5.A3" table:number-columns-spanned="3" office:value-type="string">
            <text:h text:style-name="P23" text:outline-level="1"><text:span text:style-name="T15">ArrayList&lt;Node&gt;</text:span></text:h>
          </table:table-cell>
          <table:covered-table-cell/>
          <table:covered-table-cell/>
          <table:table-cell table:style-name="Table15.A3" table:number-columns-spanned="2" office:value-type="string">
            <text:h text:style-name="P23" text:outline-level="1"><text:span text:style-name="T6">Список всех вершин графа</text:span></text:h>
          </table:table-cell>
          <table:covered-table-cell/>
        </table:table-row>
        <table:table-row table:style-name="Table15.1">
          <table:table-cell table:style-name="Table15.A3" office:value-type="string">
            <text:h text:style-name="P23" text:outline-level="1"><text:span text:style-name="T15">instance</text:span></text:h>
          </table:table-cell>
          <table:table-cell table:style-name="Table15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5.A3" table:number-columns-spanned="3" office:value-type="string">
            <text:h text:style-name="P23" text:outline-level="1"><text:span text:style-name="T15">SimpleGraph</text:span></text:h>
          </table:table-cell>
          <table:covered-table-cell/>
          <table:covered-table-cell/>
          <table:table-cell table:style-name="Table15.A3" table:number-columns-spanned="2" office:value-type="string">
            <text:h text:style-name="P23" text:outline-level="1"><text:span text:style-name="T6">Синглтон</text:span></text:h>
          </table:table-cell>
          <table:covered-table-cell/>
        </table:table-row>
        <table:table-row table:style-name="Table15.1">
          <table:table-cell table:style-name="Table15.A3" office:value-type="string">
            <text:h text:style-name="P23" text:outline-level="1"><text:span text:style-name="T15">dfsStack</text:span></text:h>
          </table:table-cell>
          <table:table-cell table:style-name="Table15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5.A3" table:number-columns-spanned="3" office:value-type="string">
            <text:h text:style-name="P23" text:outline-level="1"><text:span text:style-name="T15">Stack&lt;Node&gt;</text:span></text:h>
          </table:table-cell>
          <table:covered-table-cell/>
          <table:covered-table-cell/>
          <table:table-cell table:style-name="Table15.A3" table:number-columns-spanned="2" office:value-type="string">
            <text:h text:style-name="P23" text:outline-level="1"><text:span text:style-name="T6">Стэк для <text:s/></text:span><text:span text:style-name="T15">DFS</text:span></text:h>
          </table:table-cell>
          <table:covered-table-cell/>
        </table:table-row>
        <table:table-row table:style-name="Table15.1">
          <table:table-cell table:style-name="Table15.A3" office:value-type="string">
            <text:h text:style-name="P23" text:outline-level="1"><text:span text:style-name="T15">showDistances</text:span></text:h>
          </table:table-cell>
          <table:table-cell table:style-name="Table15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5.A3" table:number-columns-spanned="3" office:value-type="string">
            <text:h text:style-name="P23" text:outline-level="1"><text:span text:style-name="T15">boolean</text:span></text:h>
          </table:table-cell>
          <table:covered-table-cell/>
          <table:covered-table-cell/>
          <table:table-cell table:style-name="Table15.A3" table:number-columns-spanned="2" office:value-type="string">
            <text:h text:style-name="P23" text:outline-level="1"><text:span text:style-name="T6">Показываются ли длины ребер</text:span></text:h>
          </table:table-cell>
          <table:covered-table-cell/>
        </table:table-row>
        <table:table-row table:style-name="Table15.1">
          <table:table-cell table:style-name="Table15.A3" office:value-type="string">
            <text:h text:style-name="P23" text:outline-level="1"><text:span text:style-name="T15">startEdge</text:span></text:h>
          </table:table-cell>
          <table:table-cell table:style-name="Table15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5.A3" table:number-columns-spanned="3" office:value-type="string">
            <text:h text:style-name="P23" text:outline-level="1"><text:span text:style-name="T15">Edge</text:span></text:h>
          </table:table-cell>
          <table:covered-table-cell/>
          <table:covered-table-cell/>
          <table:table-cell table:style-name="Table15.A3" table:number-columns-spanned="2" office:value-type="string">
            <text:h text:style-name="P23" text:outline-level="1"><text:span text:style-name="T6">Ребро для старта визуализации</text:span></text:h>
          </table:table-cell>
          <table:covered-table-cell/>
        </table:table-row>
        <table:table-row table:style-name="Table15.1">
          <table:table-cell table:style-name="Table15.A3" office:value-type="string">
            <text:h text:style-name="P23" text:outline-level="1"><text:span text:style-name="T15">startNode</text:span></text:h>
          </table:table-cell>
          <table:table-cell table:style-name="Table15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5.A3" table:number-columns-spanned="3" office:value-type="string">
            <text:h text:style-name="P23" text:outline-level="1"><text:span text:style-name="T15">Node</text:span></text:h>
          </table:table-cell>
          <table:covered-table-cell/>
          <table:covered-table-cell/>
          <table:table-cell table:style-name="Table15.A3" table:number-columns-spanned="2" office:value-type="string">
            <text:h text:style-name="P23" text:outline-level="1"><text:span text:style-name="T6">Вершина для старта визуализации</text:span></text:h>
          </table:table-cell>
          <table:covered-table-cell/>
        </table:table-row>
        <table:table-row table:style-name="Table15.1">
          <table:table-cell table:style-name="Table15.A3" office:value-type="string">
            <text:h text:style-name="P23" text:outline-level="1"><text:span text:style-name="T15">curMinEdge</text:span></text:h>
          </table:table-cell>
          <table:table-cell table:style-name="Table15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5.A3" table:number-columns-spanned="3" office:value-type="string">
            <text:h text:style-name="P23" text:outline-level="1"><text:span text:style-name="T15">double</text:span></text:h>
          </table:table-cell>
          <table:covered-table-cell/>
          <table:covered-table-cell/>
          <table:table-cell table:style-name="Table15.A3" table:number-columns-spanned="2" office:value-type="string">
            <text:h text:style-name="P23" text:outline-level="1"><text:span text:style-name="T6">Минимальная длина ребра в текущем графе</text:span></text:h>
          </table:table-cell>
          <table:covered-table-cell/>
        </table:table-row>
        <table:table-row table:style-name="Table15.1">
          <table:table-cell table:style-name="Table15.A11" table:number-columns-spanned="8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12" table:number-columns-spanned="2" office:value-type="string">
            <text:h text:style-name="P23" text:outline-level="1"><text:span text:style-name="T21">Имя</text:span></text:h>
          </table:table-cell>
          <table:covered-table-cell/>
          <table:table-cell table:style-name="Table15.A12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15.A12" office:value-type="string">
            <text:h text:style-name="P23" text:outline-level="1"><text:span text:style-name="T21">Тип</text:span></text:h>
          </table:table-cell>
          <table:table-cell table:style-name="Table15.A12" table:number-columns-spanned="2" office:value-type="string">
            <text:h text:style-name="P23" text:outline-level="1"><text:span text:style-name="T21">Аргументы</text:span></text:h>
          </table:table-cell>
          <table:covered-table-cell/>
          <table:table-cell table:style-name="Table15.A12" office:value-type="string">
            <text:h text:style-name="P23" text:outline-level="1"><text:span text:style-name="T21">Назначение</text:span></text:h>
          </table:table-cell>
        </table:table-row>
        <table:table-row table:style-name="Table15.1">
          <table:table-cell table:style-name="Table15.A2" table:number-columns-spanned="2" office:value-type="string">
            <text:h text:style-name="P23" text:outline-level="1"><text:span text:style-name="T15">getStartEdge</text:span></text:h>
          </table:table-cell>
          <table:covered-table-cell/>
          <table:table-cell table:style-name="Table15.A2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2" office:value-type="string">
            <text:h text:style-name="P23" text:outline-level="1"><text:span text:style-name="T15">Edge</text:span></text:h>
          </table:table-cell>
          <table:table-cell table:style-name="Table15.A2" table:number-columns-spanned="2" office:value-type="string">
            <text:h text:style-name="P24" text:outline-level="1"/>
          </table:table-cell>
          <table:covered-table-cell/>
          <table:table-cell table:style-name="Table15.A2" office:value-type="string">
            <text:h text:style-name="P23" text:outline-level="1"><text:span text:style-name="T6">Геттер стартового ребра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getStartNode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3" office:value-type="string">
            <text:h text:style-name="P23" text:outline-level="1"><text:span text:style-name="T15">Node</text:span></text:h>
          </table:table-cell>
          <table:table-cell table:style-name="Table15.A3" table:number-columns-spanned="2" office:value-type="string">
            <text:h text:style-name="P24" text:outline-level="1"/>
          </table:table-cell>
          <table:covered-table-cell/>
          <table:table-cell table:style-name="Table15.A3" office:value-type="string">
            <text:h text:style-name="P23" text:outline-level="1"><text:span text:style-name="T6">Геттер стартового узла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setStartEdge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3" office:value-type="string">
            <text:h text:style-name="P23" text:outline-level="1"><text:span text:style-name="T15">void</text:span></text:h>
          </table:table-cell>
          <table:table-cell table:style-name="Table15.A3" table:number-columns-spanned="2" office:value-type="string">
            <text:h text:style-name="P23" text:outline-level="1"><text:span text:style-name="T15">Edge start</text:span></text:h>
          </table:table-cell>
          <table:covered-table-cell/>
          <table:table-cell table:style-name="Table15.A3" office:value-type="string">
            <text:h text:style-name="P23" text:outline-level="1"><text:span text:style-name="T6">Сеттер стартового ребра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setStartNode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3" office:value-type="string">
            <text:h text:style-name="P23" text:outline-level="1"><text:span text:style-name="T15">void</text:span></text:h>
          </table:table-cell>
          <table:table-cell table:style-name="Table15.A3" table:number-columns-spanned="2" office:value-type="string">
            <text:h text:style-name="P23" text:outline-level="1"><text:span text:style-name="T15">Node start</text:span></text:h>
          </table:table-cell>
          <table:covered-table-cell/>
          <table:table-cell table:style-name="Table15.A3" office:value-type="string">
            <text:h text:style-name="P23" text:outline-level="1"><text:span text:style-name="T6">Сеттер стартового узла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setMin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3" office:value-type="string">
            <text:h text:style-name="P23" text:outline-level="1"><text:span text:style-name="T15">void</text:span></text:h>
          </table:table-cell>
          <table:table-cell table:style-name="Table15.A3" table:number-columns-spanned="2" office:value-type="string">
            <text:h text:style-name="P23" text:outline-level="1"><text:span text:style-name="T15">Double pretender</text:span></text:h>
          </table:table-cell>
          <table:covered-table-cell/>
          <table:table-cell table:style-name="Table15.A3" office:value-type="string">
            <text:h text:style-name="P23" text:outline-level="1"><text:span text:style-name="T6">Проверяет и обновляет минимальную длину ребра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getCurMinEdge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3" office:value-type="string">
            <text:h text:style-name="P23" text:outline-level="1"><text:span text:style-name="T15">double</text:span></text:h>
          </table:table-cell>
          <table:table-cell table:style-name="Table15.A3" table:number-columns-spanned="2" office:value-type="string">
            <text:h text:style-name="P24" text:outline-level="1"/>
          </table:table-cell>
          <table:covered-table-cell/>
          <table:table-cell table:style-name="Table15.A3" office:value-type="string">
            <text:h text:style-name="P23" text:outline-level="1"><text:span text:style-name="T6">Геттер минимальной длины ребра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getInstance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3" office:value-type="string">
            <text:h text:style-name="P23" text:outline-level="1"><text:span text:style-name="T15">SimpleGraph</text:span></text:h>
          </table:table-cell>
          <table:table-cell table:style-name="Table15.A3" table:number-columns-spanned="2" office:value-type="string">
            <text:h text:style-name="P24" text:outline-level="1"/>
          </table:table-cell>
          <table:covered-table-cell/>
          <table:table-cell table:style-name="Table15.A3" office:value-type="string">
            <text:h text:style-name="P23" text:outline-level="1"><text:span text:style-name="T6">Геттер инстанса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getSize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3" office:value-type="string">
            <text:h text:style-name="P23" text:outline-level="1"><text:span text:style-name="T15">int</text:span></text:h>
          </table:table-cell>
          <table:table-cell table:style-name="Table15.A3" table:number-columns-spanned="2" office:value-type="string">
            <text:h text:style-name="P24" text:outline-level="1"/>
          </table:table-cell>
          <table:covered-table-cell/>
          <table:table-cell table:style-name="Table15.A3" office:value-type="string">
            <text:h text:style-name="P23" text:outline-level="1"><text:span text:style-name="T6">Геттер числа узлов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areDistancesShown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3" office:value-type="string">
            <text:h text:style-name="P23" text:outline-level="1"><text:span text:style-name="T15">boolean</text:span></text:h>
          </table:table-cell>
          <table:table-cell table:style-name="Table15.A3" table:number-columns-spanned="2" office:value-type="string">
            <text:h text:style-name="P24" text:outline-level="1"/>
          </table:table-cell>
          <table:covered-table-cell/>
          <table:table-cell table:style-name="Table15.A3" office:value-type="string">
            <text:h text:style-name="P23" text:outline-level="1"><text:span text:style-name="T6">Показываются ли длины ребер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hideGraph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3" office:value-type="string">
            <text:h text:style-name="P23" text:outline-level="1"><text:span text:style-name="T15">void</text:span></text:h>
          </table:table-cell>
          <table:table-cell table:style-name="Table15.A3" table:number-columns-spanned="2" office:value-type="string">
            <text:h text:style-name="P24" text:outline-level="1"/>
          </table:table-cell>
          <table:covered-table-cell/>
          <table:table-cell table:style-name="Table15.A3" office:value-type="string">
            <text:h text:style-name="P23" text:outline-level="1"><text:span text:style-name="T6">Прячет граф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showGraph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3" office:value-type="string">
            <text:h text:style-name="P23" text:outline-level="1"><text:span text:style-name="T15">void</text:span></text:h>
          </table:table-cell>
          <table:table-cell table:style-name="Table15.A3" table:number-columns-spanned="2" office:value-type="string">
            <text:h text:style-name="P24" text:outline-level="1"/>
          </table:table-cell>
          <table:covered-table-cell/>
          <table:table-cell table:style-name="Table15.A3" office:value-type="string">
            <text:h text:style-name="P23" text:outline-level="1"><text:span text:style-name="T6">Показывает граф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addNode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ackage private</text:span></text:h>
          </table:table-cell>
          <table:covered-table-cell/>
          <table:table-cell table:style-name="Table15.A3" office:value-type="string">
            <text:h text:style-name="P23" text:outline-level="1"><text:span text:style-name="T15">void</text:span></text:h>
          </table:table-cell>
          <table:table-cell table:style-name="Table15.A3" table:number-columns-spanned="2" office:value-type="string">
            <text:h text:style-name="P23" text:outline-level="1"><text:span text:style-name="T15">Node node</text:span></text:h>
          </table:table-cell>
          <table:covered-table-cell/>
          <table:table-cell table:style-name="Table15.A3" office:value-type="string">
            <text:h text:style-name="P23" text:outline-level="1"><text:span text:style-name="T6">Добавляет новый узел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removeNode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ackage private</text:span></text:h>
          </table:table-cell>
          <table:covered-table-cell/>
          <table:table-cell table:style-name="Table15.A3" office:value-type="string">
            <text:h text:style-name="P23" text:outline-level="1"><text:span text:style-name="T15">void</text:span></text:h>
          </table:table-cell>
          <table:table-cell table:style-name="Table15.A3" table:number-columns-spanned="2" office:value-type="string">
            <text:h text:style-name="P23" text:outline-level="1"><text:span text:style-name="T15">Node circle</text:span></text:h>
          </table:table-cell>
          <table:covered-table-cell/>
          <table:table-cell table:style-name="Table15.A3" office:value-type="string">
            <text:h text:style-name="P23" text:outline-level="1"><text:span text:style-name="T6">Удаляет узел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refreshLabels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ackage private</text:span></text:h>
          </table:table-cell>
          <table:covered-table-cell/>
          <table:table-cell table:style-name="Table15.A3" office:value-type="string">
            <text:h text:style-name="P23" text:outline-level="1"><text:span text:style-name="T15">void</text:span></text:h>
          </table:table-cell>
          <table:table-cell table:style-name="Table15.A3" table:number-columns-spanned="2" office:value-type="string">
            <text:h text:style-name="P23" text:outline-level="1"><text:span text:style-name="T15">Node circle</text:span></text:h>
          </table:table-cell>
          <table:covered-table-cell/>
          <table:table-cell table:style-name="Table15.A3" office:value-type="string">
            <text:h text:style-name="P23" text:outline-level="1"><text:span text:style-name="T6">Обновляет значения лейблов после удаления переданного узла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getEdgesAndDistances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3" office:value-type="string">
            <text:h text:style-name="P23" text:outline-level="1"><text:span text:style-name="T15">HashMap&lt;Edge, Pair&lt;String, Double&gt;&gt;</text:span></text:h>
          </table:table-cell>
          <table:table-cell table:style-name="Table15.A3" table:number-columns-spanned="2" office:value-type="string">
            <text:h text:style-name="P28" text:outline-level="1"/>
          </table:table-cell>
          <table:covered-table-cell/>
          <table:table-cell table:style-name="Table15.A3" office:value-type="string">
            <text:h text:style-name="P23" text:outline-level="1"><text:span text:style-name="T6">Метод для операции </text:span><text:span text:style-name="T15">setAll</text:span><text:span text:style-name="T6"> у инвокера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clearGraph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3" office:value-type="string">
            <text:h text:style-name="P23" text:outline-level="1"><text:span text:style-name="T15">void</text:span></text:h>
          </table:table-cell>
          <table:table-cell table:style-name="Table15.A3" table:number-columns-spanned="2" office:value-type="string">
            <text:h text:style-name="P28" text:outline-level="1"/>
          </table:table-cell>
          <table:covered-table-cell/>
          <table:table-cell table:style-name="Table15.A3" office:value-type="string">
            <text:h text:style-name="P23" text:outline-level="1"><text:span text:style-name="T6">Очищает список узлов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rescale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3" office:value-type="string">
            <text:h text:style-name="P23" text:outline-level="1"><text:span text:style-name="T15">void</text:span></text:h>
          </table:table-cell>
          <table:table-cell table:style-name="Table15.A3" table:number-columns-spanned="2" office:value-type="string">
            <text:h text:style-name="P23" text:outline-level="1"><text:span text:style-name="T15">Char axis, double </text:span><text:soft-page-break/><text:span text:style-name="T15">oldVal, double newVal</text:span></text:h>
          </table:table-cell>
          <table:covered-table-cell/>
          <table:table-cell table:style-name="Table15.A3" office:value-type="string">
            <text:h text:style-name="P23" text:outline-level="1"><text:span text:style-name="T6">Перемещает граф </text:span><text:soft-page-break/><text:span text:style-name="T6">после ресайза сцены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resetNodes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3" office:value-type="string">
            <text:h text:style-name="P23" text:outline-level="1"><text:span text:style-name="T15">void</text:span></text:h>
          </table:table-cell>
          <table:table-cell table:style-name="Table15.A3" table:number-columns-spanned="2" office:value-type="string">
            <text:h text:style-name="P28" text:outline-level="1"/>
          </table:table-cell>
          <table:covered-table-cell/>
          <table:table-cell table:style-name="Table15.A3" office:value-type="string">
            <text:h text:style-name="P23" text:outline-level="1"><text:span text:style-name="T6">Сбрасывает информацию о визуализации для всех узлов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setLengths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3" office:value-type="string">
            <text:h text:style-name="P23" text:outline-level="1"><text:span text:style-name="T15">void</text:span></text:h>
          </table:table-cell>
          <table:table-cell table:style-name="Table15.A3" table:number-columns-spanned="2" office:value-type="string">
            <text:h text:style-name="P28" text:outline-level="1"/>
          </table:table-cell>
          <table:covered-table-cell/>
          <table:table-cell table:style-name="Table15.A3" office:value-type="string">
            <text:h text:style-name="P23" text:outline-level="1"><text:span text:style-name="T6">Показывает длины всех ребер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hideLengths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ublic </text:span></text:h>
          </table:table-cell>
          <table:covered-table-cell/>
          <table:table-cell table:style-name="Table15.A3" office:value-type="string">
            <text:h text:style-name="P23" text:outline-level="1"><text:span text:style-name="T15">void</text:span></text:h>
          </table:table-cell>
          <table:table-cell table:style-name="Table15.A3" table:number-columns-spanned="2" office:value-type="string">
            <text:h text:style-name="P28" text:outline-level="1"/>
          </table:table-cell>
          <table:covered-table-cell/>
          <table:table-cell table:style-name="Table15.A3" office:value-type="string">
            <text:h text:style-name="P23" text:outline-level="1"><text:span text:style-name="T6">Прячет все длины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resetDistances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3" office:value-type="string">
            <text:h text:style-name="P23" text:outline-level="1"><text:span text:style-name="T15">void</text:span></text:h>
          </table:table-cell>
          <table:table-cell table:style-name="Table15.A3" table:number-columns-spanned="2" office:value-type="string">
            <text:h text:style-name="P28" text:outline-level="1"/>
          </table:table-cell>
          <table:covered-table-cell/>
          <table:table-cell table:style-name="Table15.A3" office:value-type="string">
            <text:h text:style-name="P23" text:outline-level="1"><text:span text:style-name="T6">Сбрасывает длины в бесконечность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changeDistances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3" office:value-type="string">
            <text:h text:style-name="P23" text:outline-level="1"><text:span text:style-name="T15">void</text:span></text:h>
          </table:table-cell>
          <table:table-cell table:style-name="Table15.A3" table:number-columns-spanned="2" office:value-type="string">
            <text:h text:style-name="P23" text:outline-level="1"><text:span text:style-name="T15">String input</text:span></text:h>
          </table:table-cell>
          <table:covered-table-cell/>
          <table:table-cell table:style-name="Table15.A3" office:value-type="string">
            <text:h text:style-name="P23" text:outline-level="1"><text:span text:style-name="T6">Меняет длины ребер на переданное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visualizeAmplitudes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5.A3" office:value-type="string">
            <text:h text:style-name="P23" text:outline-level="1"><text:span text:style-name="T15">void</text:span></text:h>
          </table:table-cell>
          <table:table-cell table:style-name="Table15.A3" table:number-columns-spanned="2" office:value-type="string">
            <text:h text:style-name="P28" text:outline-level="1"/>
          </table:table-cell>
          <table:covered-table-cell/>
          <table:table-cell table:style-name="Table15.A3" office:value-type="string">
            <text:h text:style-name="P23" text:outline-level="1"><text:span text:style-name="T6">Делает проверку графа на корректность и запускает визуализацию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DFS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5.A3" office:value-type="string">
            <text:h text:style-name="P23" text:outline-level="1"><text:span text:style-name="T15">void</text:span></text:h>
          </table:table-cell>
          <table:table-cell table:style-name="Table15.A3" table:number-columns-spanned="2" office:value-type="string">
            <text:h text:style-name="P23" text:outline-level="1"><text:span text:style-name="T15">Consumer&lt;Node&gt; handler</text:span></text:h>
          </table:table-cell>
          <table:covered-table-cell/>
          <table:table-cell table:style-name="Table15.A3" office:value-type="string">
            <text:h text:style-name="P23" text:outline-level="1"><text:span text:style-name="T6">Поиск в глубину из одного узла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runDFS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5.A3" office:value-type="string">
            <text:h text:style-name="P23" text:outline-level="1"><text:span text:style-name="T15">int</text:span></text:h>
          </table:table-cell>
          <table:table-cell table:style-name="Table15.A3" table:number-columns-spanned="2" office:value-type="string">
            <text:h text:style-name="P23" text:outline-level="1"><text:span text:style-name="T15">Consumer&lt;Node&gt; handler</text:span></text:h>
          </table:table-cell>
          <table:covered-table-cell/>
          <table:table-cell table:style-name="Table15.A3" office:value-type="string">
            <text:h text:style-name="P23" text:outline-level="1"><text:span text:style-name="T6">Поиск в глубину (применяет хендлер ко всем узлам)</text:span></text:h>
          </table:table-cell>
        </table:table-row>
        <table:table-row table:style-name="Table15.1">
          <table:table-cell table:style-name="Table15.A3" table:number-columns-spanned="2" office:value-type="string">
            <text:h text:style-name="P23" text:outline-level="1"><text:span text:style-name="T15">resetDFS</text:span></text:h>
          </table:table-cell>
          <table:covered-table-cell/>
          <table:table-cell table:style-name="Table15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5.A3" office:value-type="string">
            <text:h text:style-name="P23" text:outline-level="1"><text:span text:style-name="T15">void</text:span></text:h>
          </table:table-cell>
          <table:table-cell table:style-name="Table15.A3" table:number-columns-spanned="2" office:value-type="string">
            <text:h text:style-name="P28" text:outline-level="1"/>
          </table:table-cell>
          <table:covered-table-cell/>
          <table:table-cell table:style-name="Table15.A3" office:value-type="string">
            <text:h text:style-name="P23" text:outline-level="1"><text:span text:style-name="T6">Сбрасывает метки посещенности всех узлов</text:span></text:h>
          </table:table-cell>
        </table:table-row>
      </table:table>
      <text:p text:style-name="P70"/>
      <text:p text:style-name="P66"><text:span text:style-name="T21">Класс </text:span><text:span text:style-name="T18">TexLabel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row table:style-name="Table16.1">
          <table:table-cell table:style-name="Table16.A1" table:number-columns-spanned="8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2" office:value-type="string">
            <text:h text:style-name="P23" text:outline-level="1"><text:span text:style-name="T21">Имя</text:span></text:h>
          </table:table-cell>
          <table:table-cell table:style-name="Table16.A2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16.A2" table:number-columns-spanned="3" office:value-type="string">
            <text:h text:style-name="P23" text:outline-level="1"><text:span text:style-name="T21">Тип</text:span></text:h>
          </table:table-cell>
          <table:covered-table-cell/>
          <table:covered-table-cell/>
          <table:table-cell table:style-name="Table16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16.1">
          <table:table-cell table:style-name="Table16.A3" office:value-type="string">
            <text:h text:style-name="P23" text:outline-level="1"><text:span text:style-name="T15">DEFAULT</text:span></text:h>
          </table:table-cell>
          <table:table-cell table:style-name="Table16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16.A3" table:number-columns-spanned="3" office:value-type="string">
            <text:h text:style-name="P23" text:outline-level="1"><text:span text:style-name="T15">String</text:span></text:h>
          </table:table-cell>
          <table:covered-table-cell/>
          <table:covered-table-cell/>
          <table:table-cell table:style-name="Table16.A3" table:number-columns-spanned="2" office:value-type="string">
            <text:h text:style-name="P23" text:outline-level="1"><text:span text:style-name="T6">Дефолтное значение лейбла длины</text:span></text:h>
          </table:table-cell>
          <table:covered-table-cell/>
        </table:table-row>
        <table:table-row table:style-name="Table16.1">
          <table:table-cell table:style-name="Table16.A3" office:value-type="string">
            <text:h text:style-name="P23" text:outline-level="1"><text:span text:style-name="T15">gc</text:span></text:h>
          </table:table-cell>
          <table:table-cell table:style-name="Table16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6.A3" table:number-columns-spanned="3" office:value-type="string">
            <text:h text:style-name="P23" text:outline-level="1"><text:span text:style-name="T15">FXGraphics2D</text:span></text:h>
          </table:table-cell>
          <table:covered-table-cell/>
          <table:covered-table-cell/>
          <table:table-cell table:style-name="Table16.A3" table:number-rows-spanned="3" table:number-columns-spanned="2" office:value-type="string">
            <text:h text:style-name="P23" text:outline-level="1"><text:span text:style-name="T6">Объекты для отображения </text:span><text:span text:style-name="T15">LaTeX</text:span></text:h>
          </table:table-cell>
          <table:covered-table-cell/>
        </table:table-row>
        <table:table-row table:style-name="Table16.1">
          <table:table-cell table:style-name="Table16.A3" office:value-type="string">
            <text:h text:style-name="P23" text:outline-level="1"><text:span text:style-name="T15">icon</text:span></text:h>
          </table:table-cell>
          <table:table-cell table:style-name="Table16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6.A3" table:number-columns-spanned="3" office:value-type="string">
            <text:h text:style-name="P23" text:outline-level="1"><text:span text:style-name="T15">TeXIco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h text:style-name="P23" text:outline-level="1"><text:span text:style-name="T15">input</text:span></text:h>
          </table:table-cell>
          <table:table-cell table:style-name="Table16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16.A3" table:number-columns-spanned="3" office:value-type="string">
            <text:h text:style-name="P23" text:outline-level="1"><text:span text:style-name="T15">TextField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7" table:number-columns-spanned="8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8" table:number-columns-spanned="2" office:value-type="string">
            <text:h text:style-name="P23" text:outline-level="1"><text:span text:style-name="T21">Имя</text:span></text:h>
          </table:table-cell>
          <table:covered-table-cell/>
          <table:table-cell table:style-name="Table16.A8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16.A8" office:value-type="string">
            <text:h text:style-name="P23" text:outline-level="1"><text:span text:style-name="T21">Тип</text:span></text:h>
          </table:table-cell>
          <table:table-cell table:style-name="Table16.A8" table:number-columns-spanned="2" office:value-type="string">
            <text:h text:style-name="P23" text:outline-level="1"><text:span text:style-name="T21">Аргументы</text:span></text:h>
          </table:table-cell>
          <table:covered-table-cell/>
          <table:table-cell table:style-name="Table16.A8" office:value-type="string">
            <text:h text:style-name="P23" text:outline-level="1"><text:span text:style-name="T21">Назначение</text:span></text:h>
          </table:table-cell>
        </table:table-row>
        <table:table-row table:style-name="Table16.1">
          <table:table-cell table:style-name="Table16.A2" table:number-columns-spanned="2" office:value-type="string">
            <text:h text:style-name="P23" text:outline-level="1"><text:span text:style-name="T15">setText</text:span></text:h>
          </table:table-cell>
          <table:covered-table-cell/>
          <table:table-cell table:style-name="Table16.A2" table:number-columns-spanned="2" office:value-type="string">
            <text:h text:style-name="P23" text:outline-level="1"><text:span text:style-name="T15">Package private</text:span></text:h>
          </table:table-cell>
          <table:covered-table-cell/>
          <table:table-cell table:style-name="Table16.A2" office:value-type="string">
            <text:h text:style-name="P23" text:outline-level="1"><text:span text:style-name="T15">String</text:span></text:h>
          </table:table-cell>
          <table:table-cell table:style-name="Table16.A2" table:number-columns-spanned="2" office:value-type="string">
            <text:h text:style-name="P23" text:outline-level="1"><text:span text:style-name="T15">String text</text:span></text:h>
          </table:table-cell>
          <table:covered-table-cell/>
          <table:table-cell table:style-name="Table16.A2" office:value-type="string">
            <text:h text:style-name="P23" text:outline-level="1"><text:span text:style-name="T6">Задает текст для </text:span><text:span text:style-name="T15">LaTeX</text:span><text:span text:style-name="T6"> объекта</text:span></text:h>
          </table:table-cell>
        </table:table-row>
      </table:table>
      <text:p text:style-name="P70"/>
      <text:p text:style-name="P66"><text:span text:style-name="T21">Класс </text:span><text:span text:style-name="T18">Cache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 table:style-name="Table17.1">
          <table:table-cell table:style-name="Table17.A1" table:number-columns-spanned="5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2" office:value-type="string">
            <text:h text:style-name="P23" text:outline-level="1"><text:span text:style-name="T21">Имя</text:span></text:h>
          </table:table-cell>
          <table:table-cell table:style-name="Table17.A2" office:value-type="string">
            <text:h text:style-name="P23" text:outline-level="1"><text:span text:style-name="T21">Доступ</text:span></text:h>
          </table:table-cell>
          <table:table-cell table:style-name="Table17.A2" office:value-type="string">
            <text:h text:style-name="P23" text:outline-level="1"><text:span text:style-name="T21">Тип</text:span></text:h>
          </table:table-cell>
          <table:table-cell table:style-name="Table17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17.1">
          <table:table-cell table:style-name="Table17.A3" office:value-type="string">
            <text:h text:style-name="P23" text:outline-level="1"><text:span text:style-name="T15">CAPACITY</text:span></text:h>
          </table:table-cell>
          <table:table-cell table:style-name="Table17.A3" office:value-type="string">
            <text:h text:style-name="P23" text:outline-level="1"><text:span text:style-name="T15">private</text:span></text:h>
          </table:table-cell>
          <table:table-cell table:style-name="Table17.A3" office:value-type="string">
            <text:h text:style-name="P23" text:outline-level="1"><text:span text:style-name="T15">int</text:span></text:h>
          </table:table-cell>
          <table:table-cell table:style-name="Table17.A3" table:number-columns-spanned="2" office:value-type="string">
            <text:h text:style-name="P23" text:outline-level="1"><text:span text:style-name="T6">Вместимость кэша</text:span></text:h>
          </table:table-cell>
          <table:covered-table-cell/>
        </table:table-row>
        <table:table-row table:style-name="Table17.1">
          <table:table-cell table:style-name="Table17.A3" office:value-type="string">
            <text:h text:style-name="P23" text:outline-level="1"><text:span text:style-name="T15">stack</text:span></text:h>
          </table:table-cell>
          <table:table-cell table:style-name="Table17.A3" office:value-type="string">
            <text:h text:style-name="P23" text:outline-level="1"><text:span text:style-name="T15">private</text:span></text:h>
          </table:table-cell>
          <table:table-cell table:style-name="Table17.A3" office:value-type="string">
            <text:h text:style-name="P23" text:outline-level="1"><text:span text:style-name="T15">Command[]</text:span></text:h>
          </table:table-cell>
          <table:table-cell table:style-name="Table17.A3" table:number-columns-spanned="2" office:value-type="string">
            <text:h text:style-name="P23" text:outline-level="1"><text:span text:style-name="T6">Список команд в стеке</text:span></text:h>
          </table:table-cell>
          <table:covered-table-cell/>
        </table:table-row>
        <text:soft-page-break/>
        <table:table-row table:style-name="Table17.1">
          <table:table-cell table:style-name="Table17.A3" office:value-type="string">
            <text:h text:style-name="P23" text:outline-level="1"><text:span text:style-name="T15">curCapacity</text:span></text:h>
          </table:table-cell>
          <table:table-cell table:style-name="Table17.A3" office:value-type="string">
            <text:h text:style-name="P23" text:outline-level="1"><text:span text:style-name="T15">private</text:span></text:h>
          </table:table-cell>
          <table:table-cell table:style-name="Table17.A3" office:value-type="string">
            <text:h text:style-name="P23" text:outline-level="1"><text:span text:style-name="T15">Int</text:span></text:h>
          </table:table-cell>
          <table:table-cell table:style-name="Table17.A3" table:number-columns-spanned="2" office:value-type="string">
            <text:h text:style-name="P23" text:outline-level="1"><text:span text:style-name="T6">Текущая заполненность стека</text:span></text:h>
          </table:table-cell>
          <table:covered-table-cell/>
        </table:table-row>
        <table:table-row table:style-name="Table17.1">
          <table:table-cell table:style-name="Table17.A3" office:value-type="string">
            <text:h text:style-name="P23" text:outline-level="1"><text:span text:style-name="T15">pointer</text:span></text:h>
          </table:table-cell>
          <table:table-cell table:style-name="Table17.A3" office:value-type="string">
            <text:h text:style-name="P23" text:outline-level="1"><text:span text:style-name="T15">private</text:span></text:h>
          </table:table-cell>
          <table:table-cell table:style-name="Table17.A3" office:value-type="string">
            <text:h text:style-name="P23" text:outline-level="1"><text:span text:style-name="T15">Int</text:span></text:h>
          </table:table-cell>
          <table:table-cell table:style-name="Table17.A3" table:number-columns-spanned="2" office:value-type="string">
            <text:h text:style-name="P23" text:outline-level="1"><text:span text:style-name="T6">Указатель для </text:span><text:span text:style-name="T15">undo </text:span><text:span text:style-name="T6">комманд</text:span></text:h>
          </table:table-cell>
          <table:covered-table-cell/>
        </table:table-row>
        <table:table-row table:style-name="Table17.1">
          <table:table-cell table:style-name="Table17.A3" office:value-type="string">
            <text:h text:style-name="P23" text:outline-level="1"><text:span text:style-name="T26">redoPointer</text:span></text:h>
          </table:table-cell>
          <table:table-cell table:style-name="Table17.A3" office:value-type="string">
            <text:h text:style-name="P23" text:outline-level="1"><text:span text:style-name="T15">private</text:span></text:h>
          </table:table-cell>
          <table:table-cell table:style-name="Table17.A3" office:value-type="string">
            <text:h text:style-name="P23" text:outline-level="1"><text:span text:style-name="T15">int</text:span></text:h>
          </table:table-cell>
          <table:table-cell table:style-name="Table17.A3" table:number-columns-spanned="2" office:value-type="string">
            <text:h text:style-name="P23" text:outline-level="1"><text:span text:style-name="T6">Указатель для </text:span><text:span text:style-name="T15">redo </text:span><text:span text:style-name="T6">комманд</text:span></text:h>
          </table:table-cell>
          <table:covered-table-cell/>
        </table:table-row>
        <table:table-row table:style-name="Table17.1">
          <table:table-cell table:style-name="Table17.A8" table:number-columns-spanned="5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2" office:value-type="string">
            <text:h text:style-name="P23" text:outline-level="1"><text:span text:style-name="T21">Имя</text:span></text:h>
          </table:table-cell>
          <table:table-cell table:style-name="Table17.A2" office:value-type="string">
            <text:h text:style-name="P23" text:outline-level="1"><text:span text:style-name="T21">Доступ</text:span></text:h>
          </table:table-cell>
          <table:table-cell table:style-name="Table17.A2" office:value-type="string">
            <text:h text:style-name="P23" text:outline-level="1"><text:span text:style-name="T21">Тип</text:span></text:h>
          </table:table-cell>
          <table:table-cell table:style-name="Table17.A2" office:value-type="string">
            <text:h text:style-name="P23" text:outline-level="1"><text:span text:style-name="T21">Аргументы</text:span></text:h>
          </table:table-cell>
          <table:table-cell table:style-name="Table17.A2" office:value-type="string">
            <text:h text:style-name="P23" text:outline-level="1"><text:span text:style-name="T21">Назначение</text:span></text:h>
          </table:table-cell>
        </table:table-row>
        <table:table-row table:style-name="Table17.1">
          <table:table-cell table:style-name="Table17.A3" office:value-type="string">
            <text:h text:style-name="P23" text:outline-level="1"><text:span text:style-name="T15">push</text:span></text:h>
          </table:table-cell>
          <table:table-cell table:style-name="Table17.A3" office:value-type="string">
            <text:h text:style-name="P23" text:outline-level="1"><text:span text:style-name="T15">public</text:span></text:h>
          </table:table-cell>
          <table:table-cell table:style-name="Table17.A3" office:value-type="string">
            <text:h text:style-name="P23" text:outline-level="1"><text:span text:style-name="T15">Command</text:span></text:h>
          </table:table-cell>
          <table:table-cell table:style-name="Table17.A3" office:value-type="string">
            <text:h text:style-name="P23" text:outline-level="1"><text:span text:style-name="T15">Command elem</text:span></text:h>
          </table:table-cell>
          <table:table-cell table:style-name="Table17.A3" office:value-type="string">
            <text:h text:style-name="P23" text:outline-level="1"><text:span text:style-name="T6"><text:s/>Добавляет команду в стек</text:span></text:h>
          </table:table-cell>
        </table:table-row>
        <table:table-row table:style-name="Table17.1">
          <table:table-cell table:style-name="Table17.A3" office:value-type="string">
            <text:h text:style-name="P23" text:outline-level="1"><text:span text:style-name="T15">pop</text:span></text:h>
          </table:table-cell>
          <table:table-cell table:style-name="Table17.A3" office:value-type="string">
            <text:h text:style-name="P23" text:outline-level="1"><text:span text:style-name="T15">public</text:span></text:h>
          </table:table-cell>
          <table:table-cell table:style-name="Table17.A3" office:value-type="string">
            <text:h text:style-name="P23" text:outline-level="1"><text:span text:style-name="T15">Command</text:span></text:h>
          </table:table-cell>
          <table:table-cell table:style-name="Table17.A3" office:value-type="string">
            <text:h text:style-name="P24" text:outline-level="1"/>
          </table:table-cell>
          <table:table-cell table:style-name="Table17.A3" office:value-type="string">
            <text:h text:style-name="P23" text:outline-level="1"><text:span text:style-name="T6">Удаляет последнюю команду (сдвигом указателя)</text:span></text:h>
          </table:table-cell>
        </table:table-row>
        <table:table-row table:style-name="Table17.1">
          <table:table-cell table:style-name="Table17.A3" office:value-type="string">
            <text:h text:style-name="P23" text:outline-level="1"><text:span text:style-name="T15">getNext</text:span></text:h>
          </table:table-cell>
          <table:table-cell table:style-name="Table17.A3" office:value-type="string">
            <text:h text:style-name="P23" text:outline-level="1"><text:span text:style-name="T15">public</text:span></text:h>
          </table:table-cell>
          <table:table-cell table:style-name="Table17.A3" office:value-type="string">
            <text:h text:style-name="P23" text:outline-level="1"><text:span text:style-name="T15">Command</text:span></text:h>
          </table:table-cell>
          <table:table-cell table:style-name="Table17.A3" office:value-type="string">
            <text:h text:style-name="P28" text:outline-level="1"/>
          </table:table-cell>
          <table:table-cell table:style-name="Table17.A3" office:value-type="string">
            <text:h text:style-name="P23" text:outline-level="1"><text:span text:style-name="T6">Возвращает следующую за последней команду</text:span></text:h>
          </table:table-cell>
        </table:table-row>
        <table:table-row table:style-name="Table17.1">
          <table:table-cell table:style-name="Table17.A3" office:value-type="string">
            <text:h text:style-name="P23" text:outline-level="1"><text:span text:style-name="T15">getCurrent</text:span></text:h>
          </table:table-cell>
          <table:table-cell table:style-name="Table17.A3" office:value-type="string">
            <text:h text:style-name="P23" text:outline-level="1"><text:span text:style-name="T15">public</text:span></text:h>
          </table:table-cell>
          <table:table-cell table:style-name="Table17.A3" office:value-type="string">
            <text:h text:style-name="P23" text:outline-level="1"><text:span text:style-name="T15">Command</text:span></text:h>
          </table:table-cell>
          <table:table-cell table:style-name="Table17.A3" office:value-type="string">
            <text:h text:style-name="P28" text:outline-level="1"/>
          </table:table-cell>
          <table:table-cell table:style-name="Table17.A3" office:value-type="string">
            <text:h text:style-name="P23" text:outline-level="1"><text:span text:style-name="T6">Возвращает текущую команду</text:span></text:h>
          </table:table-cell>
        </table:table-row>
      </table:table>
      <text:p text:style-name="P70"/>
      <text:p text:style-name="P66"><text:span text:style-name="T21">Интерфейс </text:span><text:span text:style-name="T18">Command</text:span><text:span text:style-name="T21"> (для всех классов </text:span><text:span text:style-name="T18">Command</text:span><text:span text:style-name="T21"> методы повторяются)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 table:style-name="Table18.1">
          <table:table-cell table:style-name="Table18.A1" table:number-columns-spanned="5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2" office:value-type="string">
            <text:h text:style-name="P23" text:outline-level="1"><text:span text:style-name="T21">Имя</text:span></text:h>
          </table:table-cell>
          <table:table-cell table:style-name="Table18.A2" office:value-type="string">
            <text:h text:style-name="P23" text:outline-level="1"><text:span text:style-name="T21">Доступ</text:span></text:h>
          </table:table-cell>
          <table:table-cell table:style-name="Table18.A2" office:value-type="string">
            <text:h text:style-name="P23" text:outline-level="1"><text:span text:style-name="T21">Тип</text:span></text:h>
          </table:table-cell>
          <table:table-cell table:style-name="Table18.A2" office:value-type="string">
            <text:h text:style-name="P23" text:outline-level="1"><text:span text:style-name="T21">Аргументы</text:span></text:h>
          </table:table-cell>
          <table:table-cell table:style-name="Table18.A2" office:value-type="string">
            <text:h text:style-name="P23" text:outline-level="1"><text:span text:style-name="T21">Назначение</text:span></text:h>
          </table:table-cell>
        </table:table-row>
        <table:table-row table:style-name="Table18.1">
          <table:table-cell table:style-name="Table18.A3" office:value-type="string">
            <text:h text:style-name="P23" text:outline-level="1"><text:span text:style-name="T15">undo</text:span></text:h>
          </table:table-cell>
          <table:table-cell table:style-name="Table18.A3" office:value-type="string">
            <text:h text:style-name="P23" text:outline-level="1"><text:span text:style-name="T15">public</text:span></text:h>
          </table:table-cell>
          <table:table-cell table:style-name="Table18.A3" office:value-type="string">
            <text:h text:style-name="P23" text:outline-level="1"><text:span text:style-name="T15">void</text:span></text:h>
          </table:table-cell>
          <table:table-cell table:style-name="Table18.A3" office:value-type="string">
            <text:h text:style-name="P28" text:outline-level="1"/>
          </table:table-cell>
          <table:table-cell table:style-name="Table18.A3" office:value-type="string">
            <text:h text:style-name="P23" text:outline-level="1"><text:span text:style-name="T6">Отменяет последнюю команду </text:span></text:h>
          </table:table-cell>
        </table:table-row>
        <table:table-row table:style-name="Table18.1">
          <table:table-cell table:style-name="Table18.A3" office:value-type="string">
            <text:h text:style-name="P23" text:outline-level="1"><text:span text:style-name="T15">execute</text:span></text:h>
          </table:table-cell>
          <table:table-cell table:style-name="Table18.A3" office:value-type="string">
            <text:h text:style-name="P23" text:outline-level="1"><text:span text:style-name="T15">boolean</text:span></text:h>
          </table:table-cell>
          <table:table-cell table:style-name="Table18.A3" office:value-type="string">
            <text:h text:style-name="P23" text:outline-level="1"><text:span text:style-name="T15">void</text:span></text:h>
          </table:table-cell>
          <table:table-cell table:style-name="Table18.A3" office:value-type="string">
            <text:h text:style-name="P28" text:outline-level="1"/>
          </table:table-cell>
          <table:table-cell table:style-name="Table18.A3" office:value-type="string">
            <text:h text:style-name="P23" text:outline-level="1"><text:span text:style-name="T6">Воспроизводит следующую команду в стеке</text:span></text:h>
          </table:table-cell>
        </table:table-row>
      </table:table>
      <text:p text:style-name="P70"/>
      <text:p text:style-name="P66"><text:span text:style-name="T21">Класс </text:span><text:span text:style-name="T18">ChangeDistCommand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table:number-columns-spanned="4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" office:value-type="string">
            <text:h text:style-name="P23" text:outline-level="1"><text:span text:style-name="T21">Имя</text:span></text:h>
          </table:table-cell>
          <table:table-cell table:style-name="Table19.A2" office:value-type="string">
            <text:h text:style-name="P23" text:outline-level="1"><text:span text:style-name="T21">Доступ</text:span></text:h>
          </table:table-cell>
          <table:table-cell table:style-name="Table19.A2" office:value-type="string">
            <text:h text:style-name="P23" text:outline-level="1"><text:span text:style-name="T21">Тип</text:span></text:h>
          </table:table-cell>
          <table:table-cell table:style-name="Table19.A2" office:value-type="string">
            <text:h text:style-name="P23" text:outline-level="1"><text:span text:style-name="T21">Назначение</text:span></text:h>
          </table:table-cell>
        </table:table-row>
        <table:table-row table:style-name="Table19.1">
          <table:table-cell table:style-name="Table19.A3" office:value-type="string">
            <text:h text:style-name="P23" text:outline-level="1"><text:span text:style-name="T15">dist</text:span></text:h>
          </table:table-cell>
          <table:table-cell table:style-name="Table19.A3" office:value-type="string">
            <text:h text:style-name="P23" text:outline-level="1"><text:span text:style-name="T15">private</text:span></text:h>
          </table:table-cell>
          <table:table-cell table:style-name="Table19.A3" office:value-type="string">
            <text:h text:style-name="P23" text:outline-level="1"><text:span text:style-name="T15">Distance</text:span></text:h>
          </table:table-cell>
          <table:table-cell table:style-name="Table19.A3" office:value-type="string">
            <text:h text:style-name="P23" text:outline-level="1"><text:span text:style-name="T6">Объект длины, над которым совершалась операция</text:span></text:h>
          </table:table-cell>
        </table:table-row>
        <table:table-row table:style-name="Table19.1">
          <table:table-cell table:style-name="Table19.A3" office:value-type="string">
            <text:h text:style-name="P23" text:outline-level="1"><text:span text:style-name="T15">oldDist</text:span></text:h>
          </table:table-cell>
          <table:table-cell table:style-name="Table19.A3" office:value-type="string">
            <text:h text:style-name="P23" text:outline-level="1"><text:span text:style-name="T15">private</text:span></text:h>
          </table:table-cell>
          <table:table-cell table:style-name="Table19.A3" office:value-type="string">
            <text:h text:style-name="P23" text:outline-level="1"><text:span text:style-name="T15">String</text:span></text:h>
          </table:table-cell>
          <table:table-cell table:style-name="Table19.A3" office:value-type="string">
            <text:h text:style-name="P23" text:outline-level="1"><text:span text:style-name="T6">Старое значение длины (текст)</text:span></text:h>
          </table:table-cell>
        </table:table-row>
        <table:table-row table:style-name="Table19.1">
          <table:table-cell table:style-name="Table19.A3" office:value-type="string">
            <text:h text:style-name="P23" text:outline-level="1"><text:span text:style-name="T15">oldVal</text:span></text:h>
          </table:table-cell>
          <table:table-cell table:style-name="Table19.A3" office:value-type="string">
            <text:h text:style-name="P23" text:outline-level="1"><text:span text:style-name="T15">private</text:span></text:h>
          </table:table-cell>
          <table:table-cell table:style-name="Table19.A3" office:value-type="string">
            <text:h text:style-name="P23" text:outline-level="1"><text:span text:style-name="T15">Double</text:span></text:h>
          </table:table-cell>
          <table:table-cell table:style-name="Table19.A3" office:value-type="string">
            <text:h text:style-name="P23" text:outline-level="1"><text:span text:style-name="T6">Старое значение длины (число)</text:span></text:h>
          </table:table-cell>
        </table:table-row>
        <table:table-row table:style-name="Table19.1">
          <table:table-cell table:style-name="Table19.A3" office:value-type="string">
            <text:h text:style-name="P23" text:outline-level="1"><text:span text:style-name="T15">newDist</text:span></text:h>
          </table:table-cell>
          <table:table-cell table:style-name="Table19.A3" office:value-type="string">
            <text:h text:style-name="P23" text:outline-level="1"><text:span text:style-name="T15">private</text:span></text:h>
          </table:table-cell>
          <table:table-cell table:style-name="Table19.A3" office:value-type="string">
            <text:h text:style-name="P23" text:outline-level="1"><text:span text:style-name="T15">String</text:span></text:h>
          </table:table-cell>
          <table:table-cell table:style-name="Table19.A3" office:value-type="string">
            <text:h text:style-name="P23" text:outline-level="1"><text:span text:style-name="T6">Новое значение длины (текст)</text:span></text:h>
          </table:table-cell>
        </table:table-row>
        <table:table-row table:style-name="Table19.1">
          <table:table-cell table:style-name="Table19.A3" office:value-type="string">
            <text:h text:style-name="P23" text:outline-level="1"><text:span text:style-name="T15">newVal</text:span></text:h>
          </table:table-cell>
          <table:table-cell table:style-name="Table19.A3" office:value-type="string">
            <text:h text:style-name="P23" text:outline-level="1"><text:span text:style-name="T15">private</text:span></text:h>
          </table:table-cell>
          <table:table-cell table:style-name="Table19.A3" office:value-type="string">
            <text:h text:style-name="P23" text:outline-level="1"><text:span text:style-name="T15">Double</text:span></text:h>
          </table:table-cell>
          <table:table-cell table:style-name="Table19.A3" office:value-type="string">
            <text:h text:style-name="P23" text:outline-level="1"><text:span text:style-name="T6">Новое значение длины (число)</text:span></text:h>
          </table:table-cell>
        </table:table-row>
      </table:table>
      <text:p text:style-name="P70"/>
      <text:p text:style-name="P66"><text:span text:style-name="T21">Класс </text:span><text:span text:style-name="T18">CreateCommand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table:number-columns-spanned="4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2" office:value-type="string">
            <text:h text:style-name="P23" text:outline-level="1"><text:span text:style-name="T21">Имя</text:span></text:h>
          </table:table-cell>
          <table:table-cell table:style-name="Table20.A2" office:value-type="string">
            <text:h text:style-name="P23" text:outline-level="1"><text:span text:style-name="T21">Доступ</text:span></text:h>
          </table:table-cell>
          <table:table-cell table:style-name="Table20.A2" office:value-type="string">
            <text:h text:style-name="P23" text:outline-level="1"><text:span text:style-name="T21">Тип</text:span></text:h>
          </table:table-cell>
          <table:table-cell table:style-name="Table20.A2" office:value-type="string">
            <text:h text:style-name="P23" text:outline-level="1"><text:span text:style-name="T21">Назначение</text:span></text:h>
          </table:table-cell>
        </table:table-row>
        <table:table-row table:style-name="Table20.1">
          <table:table-cell table:style-name="Table20.A3" office:value-type="string">
            <text:h text:style-name="P23" text:outline-level="1"><text:span text:style-name="T15">elem</text:span></text:h>
          </table:table-cell>
          <table:table-cell table:style-name="Table20.A3" office:value-type="string">
            <text:h text:style-name="P23" text:outline-level="1"><text:span text:style-name="T15">private</text:span></text:h>
          </table:table-cell>
          <table:table-cell table:style-name="Table20.A3" office:value-type="string">
            <text:h text:style-name="P23" text:outline-level="1"><text:span text:style-name="T15">Undoable</text:span></text:h>
          </table:table-cell>
          <table:table-cell table:style-name="Table20.A3" office:value-type="string">
            <text:h text:style-name="P23" text:outline-level="1"><text:span text:style-name="T6">Элемент, который создавался</text:span></text:h>
          </table:table-cell>
        </table:table-row>
      </table:table>
      <text:p text:style-name="P70"/>
      <text:p text:style-name="P66"><text:span text:style-name="T21">Класс </text:span><text:span text:style-name="T18">DeleteCommand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table:number-columns-spanned="4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</table:table-row>
        <text:soft-page-break/>
        <table:table-row table:style-name="Table21.1">
          <table:table-cell table:style-name="Table21.A2" office:value-type="string">
            <text:h text:style-name="P23" text:outline-level="1"><text:span text:style-name="T21">Имя</text:span></text:h>
          </table:table-cell>
          <table:table-cell table:style-name="Table21.A2" office:value-type="string">
            <text:h text:style-name="P23" text:outline-level="1"><text:span text:style-name="T21">Доступ</text:span></text:h>
          </table:table-cell>
          <table:table-cell table:style-name="Table21.A2" office:value-type="string">
            <text:h text:style-name="P23" text:outline-level="1"><text:span text:style-name="T21">Тип</text:span></text:h>
          </table:table-cell>
          <table:table-cell table:style-name="Table21.A2" office:value-type="string">
            <text:h text:style-name="P23" text:outline-level="1"><text:span text:style-name="T21">Назначение</text:span></text:h>
          </table:table-cell>
        </table:table-row>
        <table:table-row table:style-name="Table21.1">
          <table:table-cell table:style-name="Table21.A3" office:value-type="string">
            <text:h text:style-name="P23" text:outline-level="1"><text:span text:style-name="T15">elem</text:span></text:h>
          </table:table-cell>
          <table:table-cell table:style-name="Table21.A3" office:value-type="string">
            <text:h text:style-name="P23" text:outline-level="1"><text:span text:style-name="T15">private</text:span></text:h>
          </table:table-cell>
          <table:table-cell table:style-name="Table21.A3" office:value-type="string">
            <text:h text:style-name="P23" text:outline-level="1"><text:span text:style-name="T15">Undoable</text:span></text:h>
          </table:table-cell>
          <table:table-cell table:style-name="Table21.A3" office:value-type="string">
            <text:h text:style-name="P23" text:outline-level="1"><text:span text:style-name="T6">Элемент, который удалялся</text:span></text:h>
          </table:table-cell>
        </table:table-row>
        <table:table-row table:style-name="Table21.1">
          <table:table-cell table:style-name="Table21.A3" office:value-type="string">
            <text:h text:style-name="P23" text:outline-level="1"><text:span text:style-name="T15">cachedEdges</text:span></text:h>
          </table:table-cell>
          <table:table-cell table:style-name="Table21.A3" office:value-type="string">
            <text:h text:style-name="P23" text:outline-level="1"><text:span text:style-name="T15">private</text:span></text:h>
          </table:table-cell>
          <table:table-cell table:style-name="Table21.A3" office:value-type="string">
            <text:h text:style-name="P23" text:outline-level="1"><text:span text:style-name="T15">ArrayList&lt;Edge&gt;</text:span></text:h>
          </table:table-cell>
          <table:table-cell table:style-name="Table21.A3" office:value-type="string">
            <text:h text:style-name="P23" text:outline-level="1"><text:span text:style-name="T6">Сохраненные ребра, если удалялся узел</text:span></text:h>
          </table:table-cell>
        </table:table-row>
      </table:table>
      <text:p text:style-name="P70"/>
      <text:p text:style-name="P66"><text:span text:style-name="T21">Класс </text:span><text:span text:style-name="T18">ChangeAllDistancesCommand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table:number-columns-spanned="4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</table:table-row>
        <table:table-row table:style-name="Table22.1">
          <table:table-cell table:style-name="Table22.A2" office:value-type="string">
            <text:h text:style-name="P23" text:outline-level="1"><text:span text:style-name="T21">Имя</text:span></text:h>
          </table:table-cell>
          <table:table-cell table:style-name="Table22.A2" office:value-type="string">
            <text:h text:style-name="P23" text:outline-level="1"><text:span text:style-name="T21">Доступ</text:span></text:h>
          </table:table-cell>
          <table:table-cell table:style-name="Table22.A2" office:value-type="string">
            <text:h text:style-name="P23" text:outline-level="1"><text:span text:style-name="T21">Тип</text:span></text:h>
          </table:table-cell>
          <table:table-cell table:style-name="Table22.A2" office:value-type="string">
            <text:h text:style-name="P23" text:outline-level="1"><text:span text:style-name="T21">Назначение</text:span></text:h>
          </table:table-cell>
        </table:table-row>
        <table:table-row table:style-name="Table22.1">
          <table:table-cell table:style-name="Table22.A3" office:value-type="string">
            <text:h text:style-name="P23" text:outline-level="1"><text:span text:style-name="T15">commonValue</text:span></text:h>
          </table:table-cell>
          <table:table-cell table:style-name="Table22.A3" office:value-type="string">
            <text:h text:style-name="P23" text:outline-level="1"><text:span text:style-name="T15">private</text:span></text:h>
          </table:table-cell>
          <table:table-cell table:style-name="Table22.A3" office:value-type="string">
            <text:h text:style-name="P23" text:outline-level="1"><text:span text:style-name="T15">Double</text:span></text:h>
          </table:table-cell>
          <table:table-cell table:style-name="Table22.A3" office:value-type="string">
            <text:h text:style-name="P23" text:outline-level="1"><text:span text:style-name="T6">Введенная длина (число)</text:span></text:h>
          </table:table-cell>
        </table:table-row>
        <table:table-row table:style-name="Table22.1">
          <table:table-cell table:style-name="Table22.A3" office:value-type="string">
            <text:h text:style-name="P23" text:outline-level="1"><text:span text:style-name="T15">initialized</text:span></text:h>
          </table:table-cell>
          <table:table-cell table:style-name="Table22.A3" office:value-type="string">
            <text:h text:style-name="P23" text:outline-level="1"><text:span text:style-name="T15">private</text:span></text:h>
          </table:table-cell>
          <table:table-cell table:style-name="Table22.A3" office:value-type="string">
            <text:h text:style-name="P23" text:outline-level="1"><text:span text:style-name="T15">boolean</text:span></text:h>
          </table:table-cell>
          <table:table-cell table:style-name="Table22.A3" office:value-type="string">
            <text:h text:style-name="P23" text:outline-level="1"><text:span text:style-name="T6">Были ли инициализированы длины</text:span></text:h>
          </table:table-cell>
        </table:table-row>
        <table:table-row table:style-name="Table22.1">
          <table:table-cell table:style-name="Table22.A3" office:value-type="string">
            <text:h text:style-name="P23" text:outline-level="1"><text:span text:style-name="T15">input</text:span></text:h>
          </table:table-cell>
          <table:table-cell table:style-name="Table22.A3" office:value-type="string">
            <text:h text:style-name="P23" text:outline-level="1"><text:span text:style-name="T15">private</text:span></text:h>
          </table:table-cell>
          <table:table-cell table:style-name="Table22.A3" office:value-type="string">
            <text:h text:style-name="P23" text:outline-level="1"><text:span text:style-name="T15">String</text:span></text:h>
          </table:table-cell>
          <table:table-cell table:style-name="Table22.A3" office:value-type="string">
            <text:h text:style-name="P23" text:outline-level="1"><text:span text:style-name="T6">Введенная длина</text:span></text:h>
          </table:table-cell>
        </table:table-row>
        <table:table-row table:style-name="Table22.1">
          <table:table-cell table:style-name="Table22.A3" office:value-type="string">
            <text:h text:style-name="P23" text:outline-level="1"><text:span text:style-name="T15">oldVals</text:span></text:h>
          </table:table-cell>
          <table:table-cell table:style-name="Table22.A3" office:value-type="string">
            <text:h text:style-name="P23" text:outline-level="1"><text:span text:style-name="T15">private</text:span></text:h>
          </table:table-cell>
          <table:table-cell table:style-name="Table22.A3" office:value-type="string">
            <text:h text:style-name="P23" text:outline-level="1"><text:span text:style-name="T15">HashMap&lt;Edge, Pair&lt;String, Double&gt;&gt; </text:span></text:h>
          </table:table-cell>
          <table:table-cell table:style-name="Table22.A3" office:value-type="string">
            <text:h text:style-name="P23" text:outline-level="1"><text:span text:style-name="T6">Старые длины ребер</text:span></text:h>
          </table:table-cell>
        </table:table-row>
      </table:table>
      <text:p text:style-name="P72"/>
      <text:p text:style-name="P66"><text:span text:style-name="T21">Класс </text:span><text:span text:style-name="T18">Controller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row table:style-name="Table23.1">
          <table:table-cell table:style-name="Table23.A1" table:number-columns-spanned="5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2" office:value-type="string">
            <text:h text:style-name="P23" text:outline-level="1"><text:span text:style-name="T21">Имя</text:span></text:h>
          </table:table-cell>
          <table:table-cell table:style-name="Table23.A2" office:value-type="string">
            <text:h text:style-name="P23" text:outline-level="1"><text:span text:style-name="T21">Доступ</text:span></text:h>
          </table:table-cell>
          <table:table-cell table:style-name="Table23.A2" office:value-type="string">
            <text:h text:style-name="P23" text:outline-level="1"><text:span text:style-name="T21">Тип</text:span></text:h>
          </table:table-cell>
          <table:table-cell table:style-name="Table23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23.1">
          <table:table-cell table:style-name="Table23.A3" table:number-columns-spanned="5" office:value-type="string">
            <text:h text:style-name="P23" text:outline-level="1"><text:span text:style-name="T6">Все поля соответствуют элементам интерфейса.</text:span></text:h>
          </table:table-cell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4" table:number-columns-spanned="5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2" office:value-type="string">
            <text:h text:style-name="P23" text:outline-level="1"><text:span text:style-name="T21">Имя</text:span></text:h>
          </table:table-cell>
          <table:table-cell table:style-name="Table23.A2" office:value-type="string">
            <text:h text:style-name="P23" text:outline-level="1"><text:span text:style-name="T21">Доступ</text:span></text:h>
          </table:table-cell>
          <table:table-cell table:style-name="Table23.A2" office:value-type="string">
            <text:h text:style-name="P23" text:outline-level="1"><text:span text:style-name="T21">Тип</text:span></text:h>
          </table:table-cell>
          <table:table-cell table:style-name="Table23.A2" office:value-type="string">
            <text:h text:style-name="P23" text:outline-level="1"><text:span text:style-name="T21">Аргументы</text:span></text:h>
          </table:table-cell>
          <table:table-cell table:style-name="Table23.A2" office:value-type="string">
            <text:h text:style-name="P23" text:outline-level="1"><text:span text:style-name="T21">Назначение</text:span></text:h>
          </table:table-cell>
        </table:table-row>
        <table:table-row table:style-name="Table23.1">
          <table:table-cell table:style-name="Table23.A2" office:value-type="string">
            <text:h text:style-name="P23" text:outline-level="1"><text:span text:style-name="T17">setIcons</text:span></text:h>
          </table:table-cell>
          <table:table-cell table:style-name="Table23.A2" office:value-type="string">
            <text:h text:style-name="P23" text:outline-level="1"><text:span text:style-name="T17">public</text:span></text:h>
          </table:table-cell>
          <table:table-cell table:style-name="Table23.A2" office:value-type="string">
            <text:h text:style-name="P23" text:outline-level="1"><text:span text:style-name="T17">void</text:span></text:h>
          </table:table-cell>
          <table:table-cell table:style-name="Table23.A2" office:value-type="string">
            <text:h text:style-name="P26" text:outline-level="1"/>
          </table:table-cell>
          <table:table-cell table:style-name="Table23.A2" office:value-type="string">
            <text:h text:style-name="P23" text:outline-level="1"><text:span text:style-name="T11">Подгрузка иконок кнопок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setButtons</text:span></text:h>
          </table:table-cell>
          <table:table-cell table:style-name="Table23.A3" office:value-type="string">
            <text:h text:style-name="P23" text:outline-level="1"><text:span text:style-name="T15">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Привязывает анимацию к кнопкам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openFile</text:span></text:h>
          </table:table-cell>
          <table:table-cell table:style-name="Table23.A3" office:value-type="string">
            <text:h text:style-name="P23" text:outline-level="1"><text:span text:style-name="T15">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Диалог открытия файла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saveUnchanged</text:span></text:h>
          </table:table-cell>
          <table:table-cell table:style-name="Table23.A3" office:value-type="string">
            <text:h text:style-name="P23" text:outline-level="1"><text:span text:style-name="T15">Package 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Сохранение графа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addListeners</text:span></text:h>
          </table:table-cell>
          <table:table-cell table:style-name="Table23.A3" office:value-type="string">
            <text:h text:style-name="P23" text:outline-level="1"><text:span text:style-name="T15">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4" text:outline-level="1"/>
          </table:table-cell>
          <table:table-cell table:style-name="Table23.A3" office:value-type="string">
            <text:h text:style-name="P23" text:outline-level="1"><text:span text:style-name="T6">Привязывает к сцене нужные обработчики событий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discardAndOpen</text:span></text:h>
          </table:table-cell>
          <table:table-cell table:style-name="Table23.A3" office:value-type="string">
            <text:h text:style-name="P23" text:outline-level="1"><text:span text:style-name="T15">Package 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Открывает файл и сбрасывает несохраненные данные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hideDialog</text:span></text:h>
          </table:table-cell>
          <table:table-cell table:style-name="Table23.A3" office:value-type="string">
            <text:h text:style-name="P23" text:outline-level="1"><text:span text:style-name="T15">Package 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Прячет файловый диалог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initialize</text:span></text:h>
          </table:table-cell>
          <table:table-cell table:style-name="Table23.A3" office:value-type="string">
            <text:h text:style-name="P23" text:outline-level="1"><text:span text:style-name="T15">Package 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Инициализация сцены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createNode</text:span></text:h>
          </table:table-cell>
          <table:table-cell table:style-name="Table23.A3" office:value-type="string">
            <text:h text:style-name="P23" text:outline-level="1"><text:span text:style-name="T15">Package 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3" text:outline-level="1"><text:span text:style-name="T15">MouseEvent event</text:span></text:h>
          </table:table-cell>
          <table:table-cell table:style-name="Table23.A3" office:value-type="string">
            <text:h text:style-name="P23" text:outline-level="1"><text:span text:style-name="T6">Создание узла по клику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clearWorkingArea</text:span></text:h>
          </table:table-cell>
          <table:table-cell table:style-name="Table23.A3" office:value-type="string">
            <text:h text:style-name="P23" text:outline-level="1"><text:span text:style-name="T15">Package 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Очищает область отрисовки</text:span></text:h>
          </table:table-cell>
        </table:table-row>
        <text:soft-page-break/>
        <table:table-row table:style-name="Table23.1">
          <table:table-cell table:style-name="Table23.A3" office:value-type="string">
            <text:h text:style-name="P23" text:outline-level="1"><text:span text:style-name="T15">undoAction</text:span></text:h>
          </table:table-cell>
          <table:table-cell table:style-name="Table23.A3" office:value-type="string">
            <text:h text:style-name="P23" text:outline-level="1"><text:span text:style-name="T15">Package 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Отменяет действие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redoAction</text:span></text:h>
          </table:table-cell>
          <table:table-cell table:style-name="Table23.A3" office:value-type="string">
            <text:h text:style-name="P23" text:outline-level="1"><text:span text:style-name="T15">Package 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Повторяет отмененное действие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showDist</text:span></text:h>
          </table:table-cell>
          <table:table-cell table:style-name="Table23.A3" office:value-type="string">
            <text:h text:style-name="P23" text:outline-level="1"><text:span text:style-name="T15">Package 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Показывает длины ребер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hideDist</text:span></text:h>
          </table:table-cell>
          <table:table-cell table:style-name="Table23.A3" office:value-type="string">
            <text:h text:style-name="P23" text:outline-level="1"><text:span text:style-name="T15">Package 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Скрывает длины ребер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resetDist</text:span></text:h>
          </table:table-cell>
          <table:table-cell table:style-name="Table23.A3" office:value-type="string">
            <text:h text:style-name="P23" text:outline-level="1"><text:span text:style-name="T15">Package 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Сбрасывает длины ребер в бесконечность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changeDist</text:span></text:h>
          </table:table-cell>
          <table:table-cell table:style-name="Table23.A3" office:value-type="string">
            <text:h text:style-name="P23" text:outline-level="1"><text:span text:style-name="T15">Package 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Меняет длины ребер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visualizeAmplitudes</text:span></text:h>
          </table:table-cell>
          <table:table-cell table:style-name="Table23.A3" office:value-type="string">
            <text:h text:style-name="P23" text:outline-level="1"><text:span text:style-name="T15">Package 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Запуск анимации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createGIF</text:span></text:h>
          </table:table-cell>
          <table:table-cell table:style-name="Table23.A3" office:value-type="string">
            <text:h text:style-name="P23" text:outline-level="1"><text:span text:style-name="T15">Package 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Создание </text:span><text:span text:style-name="T15">.gif</text:span><text:span text:style-name="T6"> файла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stopVisualizing</text:span></text:h>
          </table:table-cell>
          <table:table-cell table:style-name="Table23.A3" office:value-type="string">
            <text:h text:style-name="P23" text:outline-level="1"><text:span text:style-name="T15">Package 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Остановка анимации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setTime</text:span></text:h>
          </table:table-cell>
          <table:table-cell table:style-name="Table23.A3" office:value-type="string">
            <text:h text:style-name="P23" text:outline-level="1"><text:span text:style-name="T15">Package 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Задает время для </text:span><text:span text:style-name="T15">.gif</text:span><text:span text:style-name="T6"> 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drawSimple</text:span></text:h>
          </table:table-cell>
          <table:table-cell table:style-name="Table23.A3" office:value-type="string">
            <text:h text:style-name="P23" text:outline-level="1"><text:span text:style-name="T15">Package 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Выбор пользовательского графа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drawLine</text:span></text:h>
          </table:table-cell>
          <table:table-cell table:style-name="Table23.A3" office:value-type="string">
            <text:h text:style-name="P23" text:outline-level="1"><text:span text:style-name="T15">Package 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Выбор графа-линии</text:span></text:h>
          </table:table-cell>
        </table:table-row>
        <table:table-row table:style-name="Table23.1">
          <table:table-cell table:style-name="Table23.A3" office:value-type="string">
            <text:h text:style-name="P23" text:outline-level="1"><text:span text:style-name="T15">drawLattice</text:span></text:h>
          </table:table-cell>
          <table:table-cell table:style-name="Table23.A3" office:value-type="string">
            <text:h text:style-name="P23" text:outline-level="1"><text:span text:style-name="T15">Package private</text:span></text:h>
          </table:table-cell>
          <table:table-cell table:style-name="Table23.A3" office:value-type="string">
            <text:h text:style-name="P23" text:outline-level="1"><text:span text:style-name="T15">void</text:span></text:h>
          </table:table-cell>
          <table:table-cell table:style-name="Table23.A3" office:value-type="string">
            <text:h text:style-name="P28" text:outline-level="1"/>
          </table:table-cell>
          <table:table-cell table:style-name="Table23.A3" office:value-type="string">
            <text:h text:style-name="P23" text:outline-level="1"><text:span text:style-name="T6">Выбор графа-решетки</text:span></text:h>
          </table:table-cell>
        </table:table-row>
      </table:table>
      <text:p text:style-name="P70"/>
      <text:p text:style-name="P66"><text:span text:style-name="T21">Класс </text:span><text:span text:style-name="T18">Drawer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 table:style-name="Table24.1">
          <table:table-cell table:style-name="Table24.A1" table:number-columns-spanned="5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</table:table-row>
        <table:table-row table:style-name="Table24.1">
          <table:table-cell table:style-name="Table24.A2" office:value-type="string">
            <text:h text:style-name="P23" text:outline-level="1"><text:span text:style-name="T21">Имя</text:span></text:h>
          </table:table-cell>
          <table:table-cell table:style-name="Table24.A2" office:value-type="string">
            <text:h text:style-name="P23" text:outline-level="1"><text:span text:style-name="T21">Доступ</text:span></text:h>
          </table:table-cell>
          <table:table-cell table:style-name="Table24.A2" office:value-type="string">
            <text:h text:style-name="P23" text:outline-level="1"><text:span text:style-name="T21">Тип</text:span></text:h>
          </table:table-cell>
          <table:table-cell table:style-name="Table24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24.1">
          <table:table-cell table:style-name="Table24.A3" office:value-type="string">
            <text:h text:style-name="P23" text:outline-level="1"><text:span text:style-name="T15">BOUNDS_GAP</text:span></text:h>
          </table:table-cell>
          <table:table-cell table:style-name="Table24.A3" office:value-type="string">
            <text:h text:style-name="P23" text:outline-level="1"><text:span text:style-name="T15">public</text:span></text:h>
          </table:table-cell>
          <table:table-cell table:style-name="Table24.A3" office:value-type="string">
            <text:h text:style-name="P23" text:outline-level="1"><text:span text:style-name="T15">int</text:span></text:h>
          </table:table-cell>
          <table:table-cell table:style-name="Table24.A3" table:number-columns-spanned="2" office:value-type="string">
            <text:h text:style-name="P23" text:outline-level="1"><text:span text:style-name="T6">Минимальное расстояние от края области отрисовки до узла</text:span></text:h>
          </table:table-cell>
          <table:covered-table-cell/>
        </table:table-row>
        <table:table-row table:style-name="Table24.1">
          <table:table-cell table:style-name="Table24.A3" office:value-type="string">
            <text:h text:style-name="P23" text:outline-level="1"><text:span text:style-name="T15">NODE_TEXT</text:span></text:h>
          </table:table-cell>
          <table:table-cell table:style-name="Table24.A3" office:value-type="string">
            <text:h text:style-name="P23" text:outline-level="1"><text:span text:style-name="T15">public</text:span></text:h>
          </table:table-cell>
          <table:table-cell table:style-name="Table24.A3" office:value-type="string">
            <text:h text:style-name="P23" text:outline-level="1"><text:span text:style-name="T15">String</text:span></text:h>
          </table:table-cell>
          <table:table-cell table:style-name="Table24.A3" table:number-columns-spanned="2" office:value-type="string">
            <text:h text:style-name="P23" text:outline-level="1"><text:span text:style-name="T6">Стиль для текста узла</text:span></text:h>
          </table:table-cell>
          <table:covered-table-cell/>
        </table:table-row>
        <table:table-row table:style-name="Table24.1">
          <table:table-cell table:style-name="Table24.A3" office:value-type="string">
            <text:h text:style-name="P23" text:outline-level="1"><text:span text:style-name="T15">instance</text:span></text:h>
          </table:table-cell>
          <table:table-cell table:style-name="Table24.A3" office:value-type="string">
            <text:h text:style-name="P23" text:outline-level="1"><text:span text:style-name="T15">private</text:span></text:h>
          </table:table-cell>
          <table:table-cell table:style-name="Table24.A3" office:value-type="string">
            <text:h text:style-name="P23" text:outline-level="1"><text:span text:style-name="T15">Drawer</text:span></text:h>
          </table:table-cell>
          <table:table-cell table:style-name="Table24.A3" table:number-columns-spanned="2" office:value-type="string">
            <text:h text:style-name="P23" text:outline-level="1"><text:span text:style-name="T6">синглтон</text:span></text:h>
          </table:table-cell>
          <table:covered-table-cell/>
        </table:table-row>
        <table:table-row table:style-name="Table24.1">
          <table:table-cell table:style-name="Table24.A3" office:value-type="string">
            <text:h text:style-name="P23" text:outline-level="1"><text:span text:style-name="T15">pane</text:span></text:h>
          </table:table-cell>
          <table:table-cell table:style-name="Table24.A3" office:value-type="string">
            <text:h text:style-name="P23" text:outline-level="1"><text:span text:style-name="T15">private</text:span></text:h>
          </table:table-cell>
          <table:table-cell table:style-name="Table24.A3" office:value-type="string">
            <text:h text:style-name="P23" text:outline-level="1"><text:span text:style-name="T15">AnchorPane</text:span></text:h>
          </table:table-cell>
          <table:table-cell table:style-name="Table24.A3" table:number-columns-spanned="2" office:value-type="string">
            <text:h text:style-name="P23" text:outline-level="1"><text:span text:style-name="T6">Панель отрисовки</text:span></text:h>
          </table:table-cell>
          <table:covered-table-cell/>
        </table:table-row>
        <table:table-row table:style-name="Table24.1">
          <table:table-cell table:style-name="Table24.A3" office:value-type="string">
            <text:h text:style-name="P23" text:outline-level="1"><text:span text:style-name="T15">dialog</text:span></text:h>
          </table:table-cell>
          <table:table-cell table:style-name="Table24.A3" office:value-type="string">
            <text:h text:style-name="P23" text:outline-level="1"><text:span text:style-name="T15">private</text:span></text:h>
          </table:table-cell>
          <table:table-cell table:style-name="Table24.A3" office:value-type="string">
            <text:h text:style-name="P23" text:outline-level="1"><text:span text:style-name="T15">StackPane</text:span></text:h>
          </table:table-cell>
          <table:table-cell table:style-name="Table24.A3" table:number-columns-spanned="2" office:value-type="string">
            <text:h text:style-name="P23" text:outline-level="1"><text:span text:style-name="T6">Файловый диалог</text:span></text:h>
          </table:table-cell>
          <table:covered-table-cell/>
        </table:table-row>
        <table:table-row table:style-name="Table24.1">
          <table:table-cell table:style-name="Table24.A8" table:number-columns-spanned="5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</table:table-row>
        <table:table-row table:style-name="Table24.1">
          <table:table-cell table:style-name="Table24.A2" office:value-type="string">
            <text:h text:style-name="P23" text:outline-level="1"><text:span text:style-name="T21">Имя</text:span></text:h>
          </table:table-cell>
          <table:table-cell table:style-name="Table24.A2" office:value-type="string">
            <text:h text:style-name="P23" text:outline-level="1"><text:span text:style-name="T21">Доступ</text:span></text:h>
          </table:table-cell>
          <table:table-cell table:style-name="Table24.A2" office:value-type="string">
            <text:h text:style-name="P23" text:outline-level="1"><text:span text:style-name="T21">Тип</text:span></text:h>
          </table:table-cell>
          <table:table-cell table:style-name="Table24.A2" office:value-type="string">
            <text:h text:style-name="P23" text:outline-level="1"><text:span text:style-name="T21">Аргументы</text:span></text:h>
          </table:table-cell>
          <table:table-cell table:style-name="Table24.A2" office:value-type="string">
            <text:h text:style-name="P23" text:outline-level="1"><text:span text:style-name="T21">Назначение</text:span></text:h>
          </table:table-cell>
        </table:table-row>
        <table:table-row table:style-name="Table24.1">
          <table:table-cell table:style-name="Table24.A3" office:value-type="string">
            <text:h text:style-name="P23" text:outline-level="1"><text:span text:style-name="T15">getInstance</text:span></text:h>
          </table:table-cell>
          <table:table-cell table:style-name="Table24.A3" office:value-type="string">
            <text:h text:style-name="P23" text:outline-level="1"><text:span text:style-name="T15">public</text:span></text:h>
          </table:table-cell>
          <table:table-cell table:style-name="Table24.A3" office:value-type="string">
            <text:h text:style-name="P23" text:outline-level="1"><text:span text:style-name="T15">Drawer</text:span></text:h>
          </table:table-cell>
          <table:table-cell table:style-name="Table24.A3" office:value-type="string">
            <text:h text:style-name="P28" text:outline-level="1"/>
          </table:table-cell>
          <table:table-cell table:style-name="Table24.A3" office:value-type="string">
            <text:h text:style-name="P23" text:outline-level="1"><text:span text:style-name="T6">Геттер синглтона</text:span></text:h>
          </table:table-cell>
        </table:table-row>
        <table:table-row table:style-name="Table24.1">
          <table:table-cell table:style-name="Table24.A3" office:value-type="string">
            <text:h text:style-name="P23" text:outline-level="1"><text:span text:style-name="T15">clear</text:span></text:h>
          </table:table-cell>
          <table:table-cell table:style-name="Table24.A3" office:value-type="string">
            <text:h text:style-name="P23" text:outline-level="1"><text:span text:style-name="T15">public</text:span></text:h>
          </table:table-cell>
          <table:table-cell table:style-name="Table24.A3" office:value-type="string">
            <text:h text:style-name="P23" text:outline-level="1"><text:span text:style-name="T15">void</text:span></text:h>
          </table:table-cell>
          <table:table-cell table:style-name="Table24.A3" office:value-type="string">
            <text:h text:style-name="P24" text:outline-level="1"/>
          </table:table-cell>
          <table:table-cell table:style-name="Table24.A3" office:value-type="string">
            <text:h text:style-name="P23" text:outline-level="1"><text:span text:style-name="T6">Очищает область отрисовки</text:span></text:h>
          </table:table-cell>
        </table:table-row>
        <table:table-row table:style-name="Table24.1">
          <table:table-cell table:style-name="Table24.A3" office:value-type="string">
            <text:h text:style-name="P23" text:outline-level="1"><text:span text:style-name="T15">takeSnap</text:span></text:h>
          </table:table-cell>
          <table:table-cell table:style-name="Table24.A3" office:value-type="string">
            <text:h text:style-name="P23" text:outline-level="1"><text:span text:style-name="T15">public</text:span></text:h>
          </table:table-cell>
          <table:table-cell table:style-name="Table24.A3" office:value-type="string">
            <text:h text:style-name="P23" text:outline-level="1"><text:span text:style-name="T15">WritableImage</text:span></text:h>
          </table:table-cell>
          <table:table-cell table:style-name="Table24.A3" office:value-type="string">
            <text:h text:style-name="P28" text:outline-level="1"/>
          </table:table-cell>
          <table:table-cell table:style-name="Table24.A3" office:value-type="string">
            <text:h text:style-name="P23" text:outline-level="1"><text:span text:style-name="T6">Делает снимок экрана</text:span></text:h>
          </table:table-cell>
        </table:table-row>
        <table:table-row table:style-name="Table24.1">
          <table:table-cell table:style-name="Table24.A3" office:value-type="string">
            <text:h text:style-name="P23" text:outline-level="1"><text:span text:style-name="T15">removeElement</text:span></text:h>
          </table:table-cell>
          <table:table-cell table:style-name="Table24.A3" office:value-type="string">
            <text:h text:style-name="P23" text:outline-level="1"><text:span text:style-name="T15">public</text:span></text:h>
          </table:table-cell>
          <table:table-cell table:style-name="Table24.A3" office:value-type="string">
            <text:h text:style-name="P23" text:outline-level="1"><text:span text:style-name="T15">void</text:span></text:h>
          </table:table-cell>
          <table:table-cell table:style-name="Table24.A3" office:value-type="string">
            <text:h text:style-name="P28" text:outline-level="1"/>
          </table:table-cell>
          <table:table-cell table:style-name="Table24.A3" office:value-type="string">
            <text:h text:style-name="P23" text:outline-level="1"><text:span text:style-name="T6">Удаляет элемент из области отрисовки</text:span></text:h>
          </table:table-cell>
        </table:table-row>
        <text:soft-page-break/>
        <table:table-row table:style-name="Table24.1">
          <table:table-cell table:style-name="Table24.A3" office:value-type="string">
            <text:h text:style-name="P23" text:outline-level="1"><text:span text:style-name="T15">setFocus</text:span></text:h>
          </table:table-cell>
          <table:table-cell table:style-name="Table24.A3" office:value-type="string">
            <text:h text:style-name="P23" text:outline-level="1"><text:span text:style-name="T15">Package private</text:span></text:h>
          </table:table-cell>
          <table:table-cell table:style-name="Table24.A3" office:value-type="string">
            <text:h text:style-name="P23" text:outline-level="1"><text:span text:style-name="T15">void</text:span></text:h>
          </table:table-cell>
          <table:table-cell table:style-name="Table24.A3" office:value-type="string">
            <text:h text:style-name="P28" text:outline-level="1"/>
          </table:table-cell>
          <table:table-cell table:style-name="Table24.A3" office:value-type="string">
            <text:h text:style-name="P23" text:outline-level="1"><text:span text:style-name="T6">Фокус на область отрисовки</text:span></text:h>
          </table:table-cell>
        </table:table-row>
        <table:table-row table:style-name="Table24.1">
          <table:table-cell table:style-name="Table24.A3" office:value-type="string">
            <text:h text:style-name="P23" text:outline-level="1"><text:span text:style-name="T15">setPane</text:span></text:h>
          </table:table-cell>
          <table:table-cell table:style-name="Table24.A3" office:value-type="string">
            <text:h text:style-name="P23" text:outline-level="1"><text:span text:style-name="T15">Package private</text:span></text:h>
          </table:table-cell>
          <table:table-cell table:style-name="Table24.A3" office:value-type="string">
            <text:h text:style-name="P23" text:outline-level="1"><text:span text:style-name="T15">void</text:span></text:h>
          </table:table-cell>
          <table:table-cell table:style-name="Table24.A3" office:value-type="string">
            <text:h text:style-name="P28" text:outline-level="1"/>
          </table:table-cell>
          <table:table-cell table:style-name="Table24.A3" office:value-type="string">
            <text:h text:style-name="P23" text:outline-level="1"><text:span text:style-name="T6">Сеттер панели отрисовки</text:span></text:h>
          </table:table-cell>
        </table:table-row>
        <table:table-row table:style-name="Table24.1">
          <table:table-cell table:style-name="Table24.A3" office:value-type="string">
            <text:h text:style-name="P23" text:outline-level="1"><text:span text:style-name="T15">enableDialog</text:span></text:h>
          </table:table-cell>
          <table:table-cell table:style-name="Table24.A3" office:value-type="string">
            <text:h text:style-name="P23" text:outline-level="1"><text:span text:style-name="T15">public</text:span></text:h>
          </table:table-cell>
          <table:table-cell table:style-name="Table24.A3" office:value-type="string">
            <text:h text:style-name="P23" text:outline-level="1"><text:span text:style-name="T15">void</text:span></text:h>
          </table:table-cell>
          <table:table-cell table:style-name="Table24.A3" office:value-type="string">
            <text:h text:style-name="P28" text:outline-level="1"/>
          </table:table-cell>
          <table:table-cell table:style-name="Table24.A3" office:value-type="string">
            <text:h text:style-name="P23" text:outline-level="1"><text:span text:style-name="T6">Выводит на экран файловый диалог</text:span></text:h>
          </table:table-cell>
        </table:table-row>
        <table:table-row table:style-name="Table24.1">
          <table:table-cell table:style-name="Table24.A3" office:value-type="string">
            <text:h text:style-name="P23" text:outline-level="1"><text:span text:style-name="T15">setMoveHandler</text:span></text:h>
          </table:table-cell>
          <table:table-cell table:style-name="Table24.A3" office:value-type="string">
            <text:h text:style-name="P23" text:outline-level="1"><text:span text:style-name="T15">Package private</text:span></text:h>
          </table:table-cell>
          <table:table-cell table:style-name="Table24.A3" office:value-type="string">
            <text:h text:style-name="P23" text:outline-level="1"><text:span text:style-name="T15">void</text:span></text:h>
          </table:table-cell>
          <table:table-cell table:style-name="Table24.A3" office:value-type="string">
            <text:h text:style-name="P23" text:outline-level="1"><text:span text:style-name="T15">EventHandler h</text:span></text:h>
          </table:table-cell>
          <table:table-cell table:style-name="Table24.A3" office:value-type="string">
            <text:h text:style-name="P23" text:outline-level="1"><text:span text:style-name="T6">Добавляет хендлер на панель</text:span></text:h>
          </table:table-cell>
        </table:table-row>
        <table:table-row table:style-name="Table24.1">
          <table:table-cell table:style-name="Table24.A3" office:value-type="string">
            <text:h text:style-name="P23" text:outline-level="1"><text:span text:style-name="T15">removeMoveHandler</text:span></text:h>
          </table:table-cell>
          <table:table-cell table:style-name="Table24.A3" office:value-type="string">
            <text:h text:style-name="P23" text:outline-level="1"><text:span text:style-name="T15">Package private</text:span></text:h>
          </table:table-cell>
          <table:table-cell table:style-name="Table24.A3" office:value-type="string">
            <text:h text:style-name="P23" text:outline-level="1"><text:span text:style-name="T15">void</text:span></text:h>
          </table:table-cell>
          <table:table-cell table:style-name="Table24.A3" office:value-type="string">
            <text:h text:style-name="P28" text:outline-level="1"/>
          </table:table-cell>
          <table:table-cell table:style-name="Table24.A3" office:value-type="string">
            <text:h text:style-name="P23" text:outline-level="1"><text:span text:style-name="T6">Удаляет хендлер</text:span></text:h>
          </table:table-cell>
        </table:table-row>
        <table:table-row table:style-name="Table24.1">
          <table:table-cell table:style-name="Table24.A3" office:value-type="string">
            <text:h text:style-name="P23" text:outline-level="1"><text:span text:style-name="T15">addElem</text:span></text:h>
          </table:table-cell>
          <table:table-cell table:style-name="Table24.A3" office:value-type="string">
            <text:h text:style-name="P23" text:outline-level="1"><text:span text:style-name="T15">public</text:span></text:h>
          </table:table-cell>
          <table:table-cell table:style-name="Table24.A3" office:value-type="string">
            <text:h text:style-name="P23" text:outline-level="1"><text:span text:style-name="T15">void</text:span></text:h>
          </table:table-cell>
          <table:table-cell table:style-name="Table24.A3" office:value-type="string">
            <text:h text:style-name="P28" text:outline-level="1"/>
          </table:table-cell>
          <table:table-cell table:style-name="Table24.A3" office:value-type="string">
            <text:h text:style-name="P23" text:outline-level="1"><text:span text:style-name="T6">Добавляет элемент на панель отрисовки</text:span></text:h>
          </table:table-cell>
        </table:table-row>
        <table:table-row table:style-name="Table24.1">
          <table:table-cell table:style-name="Table24.A3" office:value-type="string">
            <text:h text:style-name="P23" text:outline-level="1"><text:span text:style-name="T15">removePoints</text:span></text:h>
          </table:table-cell>
          <table:table-cell table:style-name="Table24.A3" office:value-type="string">
            <text:h text:style-name="P23" text:outline-level="1"><text:span text:style-name="T15">Package private</text:span></text:h>
          </table:table-cell>
          <table:table-cell table:style-name="Table24.A3" office:value-type="string">
            <text:h text:style-name="P23" text:outline-level="1"><text:span text:style-name="T15">void</text:span></text:h>
          </table:table-cell>
          <table:table-cell table:style-name="Table24.A3" office:value-type="string">
            <text:h text:style-name="P28" text:outline-level="1"/>
          </table:table-cell>
          <table:table-cell table:style-name="Table24.A3" office:value-type="string">
            <text:h text:style-name="P23" text:outline-level="1"><text:span text:style-name="T6">Удаляет с экрана все точки </text:span></text:h>
          </table:table-cell>
        </table:table-row>
        <table:table-row table:style-name="Table24.1">
          <table:table-cell table:style-name="Table24.A3" office:value-type="string">
            <text:h text:style-name="P23" text:outline-level="1"><text:span text:style-name="T15">getBounds</text:span></text:h>
          </table:table-cell>
          <table:table-cell table:style-name="Table24.A3" office:value-type="string">
            <text:h text:style-name="P23" text:outline-level="1"><text:span text:style-name="T15">public</text:span></text:h>
          </table:table-cell>
          <table:table-cell table:style-name="Table24.A3" office:value-type="string">
            <text:h text:style-name="P23" text:outline-level="1"><text:span text:style-name="T15">Bounds</text:span></text:h>
          </table:table-cell>
          <table:table-cell table:style-name="Table24.A3" office:value-type="string">
            <text:h text:style-name="P28" text:outline-level="1"/>
          </table:table-cell>
          <table:table-cell table:style-name="Table24.A3" office:value-type="string">
            <text:h text:style-name="P23" text:outline-level="1"><text:span text:style-name="T6">Возвращает границы отрисовки</text:span></text:h>
          </table:table-cell>
        </table:table-row>
        <table:table-row table:style-name="Table24.1">
          <table:table-cell table:style-name="Table24.A3" office:value-type="string">
            <text:h text:style-name="P23" text:outline-level="1"><text:span text:style-name="T15">drawNode</text:span></text:h>
          </table:table-cell>
          <table:table-cell table:style-name="Table24.A3" office:value-type="string">
            <text:h text:style-name="P23" text:outline-level="1"><text:span text:style-name="T15">Package private</text:span></text:h>
          </table:table-cell>
          <table:table-cell table:style-name="Table24.A3" office:value-type="string">
            <text:h text:style-name="P23" text:outline-level="1"><text:span text:style-name="T15">Node</text:span></text:h>
          </table:table-cell>
          <table:table-cell table:style-name="Table24.A3" office:value-type="string">
            <text:h text:style-name="P23" text:outline-level="1"><text:span text:style-name="T15">MouseEvent ev</text:span></text:h>
          </table:table-cell>
          <table:table-cell table:style-name="Table24.A3" office:value-type="string">
            <text:h text:style-name="P23" text:outline-level="1"><text:span text:style-name="T6">Добавление узла в область клика</text:span></text:h>
          </table:table-cell>
        </table:table-row>
        <table:table-row table:style-name="Table24.1">
          <table:table-cell table:style-name="Table24.A3" office:value-type="string">
            <text:h text:style-name="P23" text:outline-level="1"><text:span text:style-name="T15">drawInfiniteNode</text:span></text:h>
          </table:table-cell>
          <table:table-cell table:style-name="Table24.A3" office:value-type="string">
            <text:h text:style-name="P23" text:outline-level="1"><text:span text:style-name="T15">public</text:span></text:h>
          </table:table-cell>
          <table:table-cell table:style-name="Table24.A3" office:value-type="string">
            <text:h text:style-name="P23" text:outline-level="1"><text:span text:style-name="T15">Node</text:span></text:h>
          </table:table-cell>
          <table:table-cell table:style-name="Table24.A3" office:value-type="string">
            <text:h text:style-name="P23" text:outline-level="1"><text:span text:style-name="T15">Double xPos, double yPos, int num, double radius, boolean needText</text:span></text:h>
          </table:table-cell>
          <table:table-cell table:style-name="Table24.A3" office:value-type="string">
            <text:h text:style-name="P23" text:outline-level="1"><text:span text:style-name="T6">Добавление узла для бесконечного графа</text:span></text:h>
          </table:table-cell>
        </table:table-row>
        <table:table-row table:style-name="Table24.1">
          <table:table-cell table:style-name="Table24.A3" office:value-type="string">
            <text:h text:style-name="P23" text:outline-level="1"><text:span text:style-name="T15">createLayout</text:span></text:h>
          </table:table-cell>
          <table:table-cell table:style-name="Table24.A3" office:value-type="string">
            <text:h text:style-name="P23" text:outline-level="1"><text:span text:style-name="T15">private</text:span></text:h>
          </table:table-cell>
          <table:table-cell table:style-name="Table24.A3" office:value-type="string">
            <text:h text:style-name="P23" text:outline-level="1"><text:span text:style-name="T15">Node</text:span></text:h>
          </table:table-cell>
          <table:table-cell table:style-name="Table24.A3" office:value-type="string">
            <text:h text:style-name="P23" text:outline-level="1"><text:span text:style-name="T15">Double xPos, double yPos</text:span></text:h>
          </table:table-cell>
          <table:table-cell table:style-name="Table24.A3" office:value-type="string">
            <text:h text:style-name="P23" text:outline-level="1"><text:span text:style-name="T6">Отрисовка модели узла</text:span></text:h>
          </table:table-cell>
        </table:table-row>
        <table:table-row table:style-name="Table24.1">
          <table:table-cell table:style-name="Table24.A3" office:value-type="string">
            <text:h text:style-name="P23" text:outline-level="1"><text:span text:style-name="T15">checkBounds</text:span></text:h>
          </table:table-cell>
          <table:table-cell table:style-name="Table24.A3" office:value-type="string">
            <text:h text:style-name="P23" text:outline-level="1"><text:span text:style-name="T15">private</text:span></text:h>
          </table:table-cell>
          <table:table-cell table:style-name="Table24.A3" office:value-type="string">
            <text:h text:style-name="P23" text:outline-level="1"><text:span text:style-name="T15">Double[]</text:span></text:h>
          </table:table-cell>
          <table:table-cell table:style-name="Table24.A3" office:value-type="string">
            <text:h text:style-name="P23" text:outline-level="1"><text:span text:style-name="T15">Double xPos, double yPos</text:span></text:h>
          </table:table-cell>
          <table:table-cell table:style-name="Table24.A3" office:value-type="string">
            <text:h text:style-name="P23" text:outline-level="1"><text:span text:style-name="T6">Проверка на выход за границы отрисовки</text:span></text:h>
          </table:table-cell>
        </table:table-row>
      </table:table>
      <text:p text:style-name="P70"/>
      <text:p text:style-name="P66"><text:span text:style-name="T21">Класс </text:span><text:span text:style-name="T18">EdgeContextMenu</text:span><text:span text:style-name="T21">, </text:span><text:span text:style-name="T18">NodeContextMenu</text:span></text:p>
      <text:p text:style-name="P66"><text:span text:style-name="T11">Добавляют хендлеры ребрам и нодам соответственно в конструкторе.</text:span></text:p>
      <text:p text:style-name="P69"/>
      <text:p text:style-name="P66"><text:span text:style-name="T21">Класс </text:span><text:span text:style-name="T18">FileManager</text:span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 table:style-name="Table25.1">
          <table:table-cell table:style-name="Table25.A1" table:number-columns-spanned="5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2" office:value-type="string">
            <text:h text:style-name="P23" text:outline-level="1"><text:span text:style-name="T21">Имя</text:span></text:h>
          </table:table-cell>
          <table:table-cell table:style-name="Table25.A2" office:value-type="string">
            <text:h text:style-name="P23" text:outline-level="1"><text:span text:style-name="T21">Доступ</text:span></text:h>
          </table:table-cell>
          <table:table-cell table:style-name="Table25.A2" office:value-type="string">
            <text:h text:style-name="P23" text:outline-level="1"><text:span text:style-name="T21">Тип</text:span></text:h>
          </table:table-cell>
          <table:table-cell table:style-name="Table25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25.1">
          <table:table-cell table:style-name="Table25.A3" office:value-type="string">
            <text:h text:style-name="P23" text:outline-level="1"><text:span text:style-name="T15">curFile</text:span></text:h>
          </table:table-cell>
          <table:table-cell table:style-name="Table25.A3" office:value-type="string">
            <text:h text:style-name="P23" text:outline-level="1"><text:span text:style-name="T15">private</text:span></text:h>
          </table:table-cell>
          <table:table-cell table:style-name="Table25.A3" office:value-type="string">
            <text:h text:style-name="P23" text:outline-level="1"><text:span text:style-name="T15">File</text:span></text:h>
          </table:table-cell>
          <table:table-cell table:style-name="Table25.A3" table:number-columns-spanned="2" office:value-type="string">
            <text:h text:style-name="P23" text:outline-level="1"><text:span text:style-name="T6">Текущий файл</text:span></text:h>
          </table:table-cell>
          <table:covered-table-cell/>
        </table:table-row>
        <table:table-row table:style-name="Table25.1">
          <table:table-cell table:style-name="Table25.A3" office:value-type="string">
            <text:h text:style-name="P23" text:outline-level="1"><text:span text:style-name="T15">fileChooser</text:span></text:h>
          </table:table-cell>
          <table:table-cell table:style-name="Table25.A3" office:value-type="string">
            <text:h text:style-name="P23" text:outline-level="1"><text:span text:style-name="T15">private</text:span></text:h>
          </table:table-cell>
          <table:table-cell table:style-name="Table25.A3" office:value-type="string">
            <text:h text:style-name="P23" text:outline-level="1"><text:span text:style-name="T15">FileChooser</text:span></text:h>
          </table:table-cell>
          <table:table-cell table:style-name="Table25.A3" table:number-columns-spanned="2" office:value-type="string">
            <text:h text:style-name="P23" text:outline-level="1"><text:span text:style-name="T6">Диалог для выбора файла .</text:span><text:span text:style-name="T15">graph</text:span></text:h>
          </table:table-cell>
          <table:covered-table-cell/>
        </table:table-row>
        <table:table-row table:style-name="Table25.1">
          <table:table-cell table:style-name="Table25.A3" office:value-type="string">
            <text:h text:style-name="P23" text:outline-level="1"><text:span text:style-name="T15">gifChooser</text:span></text:h>
          </table:table-cell>
          <table:table-cell table:style-name="Table25.A3" office:value-type="string">
            <text:h text:style-name="P23" text:outline-level="1"><text:span text:style-name="T15">private</text:span></text:h>
          </table:table-cell>
          <table:table-cell table:style-name="Table25.A3" office:value-type="string">
            <text:h text:style-name="P23" text:outline-level="1"><text:span text:style-name="T15">FileChooser</text:span></text:h>
          </table:table-cell>
          <table:table-cell table:style-name="Table25.A3" table:number-columns-spanned="2" office:value-type="string">
            <text:h text:style-name="P23" text:outline-level="1"><text:span text:style-name="T6">Диалог для выбора файла .</text:span><text:span text:style-name="T15">gif</text:span></text:h>
          </table:table-cell>
          <table:covered-table-cell/>
        </table:table-row>
        <table:table-row table:style-name="Table25.1">
          <table:table-cell table:style-name="Table25.A3" office:value-type="string">
            <text:h text:style-name="P23" text:outline-level="1"><text:span text:style-name="T15">mainStage</text:span></text:h>
          </table:table-cell>
          <table:table-cell table:style-name="Table25.A3" office:value-type="string">
            <text:h text:style-name="P23" text:outline-level="1"><text:span text:style-name="T15">private</text:span></text:h>
          </table:table-cell>
          <table:table-cell table:style-name="Table25.A3" office:value-type="string">
            <text:h text:style-name="P23" text:outline-level="1"><text:span text:style-name="T15">Stage</text:span></text:h>
          </table:table-cell>
          <table:table-cell table:style-name="Table25.A3" table:number-columns-spanned="2" office:value-type="string">
            <text:h text:style-name="P23" text:outline-level="1"><text:span text:style-name="T6">Инстанс главной сцены</text:span></text:h>
          </table:table-cell>
          <table:covered-table-cell/>
        </table:table-row>
        <table:table-row table:style-name="Table25.1">
          <table:table-cell table:style-name="Table25.A3" office:value-type="string">
            <text:h text:style-name="P23" text:outline-level="1"><text:span text:style-name="T15">noSave</text:span></text:h>
          </table:table-cell>
          <table:table-cell table:style-name="Table25.A3" office:value-type="string">
            <text:h text:style-name="P23" text:outline-level="1"><text:span text:style-name="T15">private</text:span></text:h>
          </table:table-cell>
          <table:table-cell table:style-name="Table25.A3" office:value-type="string">
            <text:h text:style-name="P23" text:outline-level="1"><text:span text:style-name="T15">BooleanProperty</text:span></text:h>
          </table:table-cell>
          <table:table-cell table:style-name="Table25.A3" table:number-columns-spanned="2" office:value-type="string">
            <text:h text:style-name="P23" text:outline-level="1"><text:span text:style-name="T6">Требуется ли сохранение</text:span></text:h>
          </table:table-cell>
          <table:covered-table-cell/>
        </table:table-row>
        <table:table-row table:style-name="Table25.1">
          <table:table-cell table:style-name="Table25.A8" table:number-columns-spanned="5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2" office:value-type="string">
            <text:h text:style-name="P23" text:outline-level="1"><text:span text:style-name="T21">Имя</text:span></text:h>
          </table:table-cell>
          <table:table-cell table:style-name="Table25.A2" office:value-type="string">
            <text:h text:style-name="P23" text:outline-level="1"><text:span text:style-name="T21">Доступ</text:span></text:h>
          </table:table-cell>
          <table:table-cell table:style-name="Table25.A2" office:value-type="string">
            <text:h text:style-name="P23" text:outline-level="1"><text:span text:style-name="T21">Тип</text:span></text:h>
          </table:table-cell>
          <table:table-cell table:style-name="Table25.A2" office:value-type="string">
            <text:h text:style-name="P23" text:outline-level="1"><text:span text:style-name="T21">Аргументы</text:span></text:h>
          </table:table-cell>
          <table:table-cell table:style-name="Table25.A2" office:value-type="string">
            <text:h text:style-name="P23" text:outline-level="1"><text:span text:style-name="T21">Назначение</text:span></text:h>
          </table:table-cell>
        </table:table-row>
        <text:soft-page-break/>
        <table:table-row table:style-name="Table25.1">
          <table:table-cell table:style-name="Table25.A3" office:value-type="string">
            <text:h text:style-name="P23" text:outline-level="1"><text:span text:style-name="T15">getGifFile</text:span></text:h>
          </table:table-cell>
          <table:table-cell table:style-name="Table25.A3" office:value-type="string">
            <text:h text:style-name="P23" text:outline-level="1"><text:span text:style-name="T15">public</text:span></text:h>
          </table:table-cell>
          <table:table-cell table:style-name="Table25.A3" office:value-type="string">
            <text:h text:style-name="P23" text:outline-level="1"><text:span text:style-name="T15">File</text:span></text:h>
          </table:table-cell>
          <table:table-cell table:style-name="Table25.A3" office:value-type="string">
            <text:h text:style-name="P28" text:outline-level="1"/>
          </table:table-cell>
          <table:table-cell table:style-name="Table25.A3" office:value-type="string">
            <text:h text:style-name="P23" text:outline-level="1"><text:span text:style-name="T6">Открывает диалог сохранения .</text:span><text:span text:style-name="T15">gif</text:span><text:span text:style-name="T6"> файла</text:span></text:h>
          </table:table-cell>
        </table:table-row>
        <table:table-row table:style-name="Table25.1">
          <table:table-cell table:style-name="Table25.A3" office:value-type="string">
            <text:h text:style-name="P23" text:outline-level="1"><text:span text:style-name="T15">setStage</text:span></text:h>
          </table:table-cell>
          <table:table-cell table:style-name="Table25.A3" office:value-type="string">
            <text:h text:style-name="P23" text:outline-level="1"><text:span text:style-name="T15">public</text:span></text:h>
          </table:table-cell>
          <table:table-cell table:style-name="Table25.A3" office:value-type="string">
            <text:h text:style-name="P23" text:outline-level="1"><text:span text:style-name="T15">void</text:span></text:h>
          </table:table-cell>
          <table:table-cell table:style-name="Table25.A3" office:value-type="string">
            <text:h text:style-name="P23" text:outline-level="1"><text:span text:style-name="T15">Stage stage</text:span></text:h>
          </table:table-cell>
          <table:table-cell table:style-name="Table25.A3" office:value-type="string">
            <text:h text:style-name="P23" text:outline-level="1"><text:span text:style-name="T6">Сеттер сцены</text:span></text:h>
          </table:table-cell>
        </table:table-row>
        <table:table-row table:style-name="Table25.1">
          <table:table-cell table:style-name="Table25.A3" office:value-type="string">
            <text:h text:style-name="P23" text:outline-level="1"><text:span text:style-name="T15">getDisable</text:span></text:h>
          </table:table-cell>
          <table:table-cell table:style-name="Table25.A3" office:value-type="string">
            <text:h text:style-name="P23" text:outline-level="1"><text:span text:style-name="T15">Package private</text:span></text:h>
          </table:table-cell>
          <table:table-cell table:style-name="Table25.A3" office:value-type="string">
            <text:h text:style-name="P23" text:outline-level="1"><text:span text:style-name="T15">BooleanProperty</text:span></text:h>
          </table:table-cell>
          <table:table-cell table:style-name="Table25.A3" office:value-type="string">
            <text:h text:style-name="P28" text:outline-level="1"/>
          </table:table-cell>
          <table:table-cell table:style-name="Table25.A3" office:value-type="string">
            <text:h text:style-name="P23" text:outline-level="1"><text:span text:style-name="T6">Геттер необходимости сохранения</text:span></text:h>
          </table:table-cell>
        </table:table-row>
        <table:table-row table:style-name="Table25.1">
          <table:table-cell table:style-name="Table25.A3" office:value-type="string">
            <text:h text:style-name="P23" text:outline-level="1"><text:span text:style-name="T15">setNoSave</text:span></text:h>
          </table:table-cell>
          <table:table-cell table:style-name="Table25.A3" office:value-type="string">
            <text:h text:style-name="P23" text:outline-level="1"><text:span text:style-name="T15">Package private</text:span></text:h>
          </table:table-cell>
          <table:table-cell table:style-name="Table25.A3" office:value-type="string">
            <text:h text:style-name="P23" text:outline-level="1"><text:span text:style-name="T6">Boolean val</text:span></text:h>
          </table:table-cell>
          <table:table-cell table:style-name="Table25.A3" office:value-type="string">
            <text:h text:style-name="P23" text:outline-level="1"><text:span text:style-name="T15">Boolean val</text:span></text:h>
          </table:table-cell>
          <table:table-cell table:style-name="Table25.A3" office:value-type="string">
            <text:h text:style-name="P23" text:outline-level="1"><text:span text:style-name="T6">Сеттер необходимости сохранение</text:span></text:h>
          </table:table-cell>
        </table:table-row>
        <table:table-row table:style-name="Table25.1">
          <table:table-cell table:style-name="Table25.A3" office:value-type="string">
            <text:h text:style-name="P23" text:outline-level="1"><text:span text:style-name="T15">isSaveNeeded</text:span></text:h>
          </table:table-cell>
          <table:table-cell table:style-name="Table25.A3" office:value-type="string">
            <text:h text:style-name="P23" text:outline-level="1"><text:span text:style-name="T15">Package private</text:span></text:h>
          </table:table-cell>
          <table:table-cell table:style-name="Table25.A3" office:value-type="string">
            <text:h text:style-name="P23" text:outline-level="1"><text:span text:style-name="T15">boolean</text:span></text:h>
          </table:table-cell>
          <table:table-cell table:style-name="Table25.A3" office:value-type="string">
            <text:h text:style-name="P28" text:outline-level="1"/>
          </table:table-cell>
          <table:table-cell table:style-name="Table25.A3" office:value-type="string">
            <text:h text:style-name="P23" text:outline-level="1"><text:span text:style-name="T6">Нужно ли сохранение</text:span></text:h>
          </table:table-cell>
        </table:table-row>
        <table:table-row table:style-name="Table25.1">
          <table:table-cell table:style-name="Table25.A3" office:value-type="string">
            <text:h text:style-name="P23" text:outline-level="1"><text:span text:style-name="T15">save</text:span></text:h>
          </table:table-cell>
          <table:table-cell table:style-name="Table25.A3" office:value-type="string">
            <text:h text:style-name="P23" text:outline-level="1"><text:span text:style-name="T15">Package private</text:span></text:h>
          </table:table-cell>
          <table:table-cell table:style-name="Table25.A3" office:value-type="string">
            <text:h text:style-name="P23" text:outline-level="1"><text:span text:style-name="T15">void</text:span></text:h>
          </table:table-cell>
          <table:table-cell table:style-name="Table25.A3" office:value-type="string">
            <text:h text:style-name="P28" text:outline-level="1"/>
          </table:table-cell>
          <table:table-cell table:style-name="Table25.A3" office:value-type="string">
            <text:h text:style-name="P23" text:outline-level="1"><text:span text:style-name="T6">Сохраняет текущий файл</text:span></text:h>
          </table:table-cell>
        </table:table-row>
        <table:table-row table:style-name="Table25.1">
          <table:table-cell table:style-name="Table25.A3" office:value-type="string">
            <text:h text:style-name="P23" text:outline-level="1"><text:span text:style-name="T15">saveAs</text:span></text:h>
          </table:table-cell>
          <table:table-cell table:style-name="Table25.A3" office:value-type="string">
            <text:h text:style-name="P23" text:outline-level="1"><text:span text:style-name="T15">Package private</text:span></text:h>
          </table:table-cell>
          <table:table-cell table:style-name="Table25.A3" office:value-type="string">
            <text:h text:style-name="P23" text:outline-level="1"><text:span text:style-name="T15">void</text:span></text:h>
          </table:table-cell>
          <table:table-cell table:style-name="Table25.A3" office:value-type="string">
            <text:h text:style-name="P28" text:outline-level="1"/>
          </table:table-cell>
          <table:table-cell table:style-name="Table25.A3" office:value-type="string">
            <text:h text:style-name="P23" text:outline-level="1"><text:span text:style-name="T6">Сохранение файла в конкретный файл выбранный пользователем</text:span></text:h>
          </table:table-cell>
        </table:table-row>
        <table:table-row table:style-name="Table25.1">
          <table:table-cell table:style-name="Table25.A3" office:value-type="string">
            <text:h text:style-name="P23" text:outline-level="1"><text:span text:style-name="T15">open</text:span></text:h>
          </table:table-cell>
          <table:table-cell table:style-name="Table25.A3" office:value-type="string">
            <text:h text:style-name="P23" text:outline-level="1"><text:span text:style-name="T15">Package private</text:span></text:h>
          </table:table-cell>
          <table:table-cell table:style-name="Table25.A3" office:value-type="string">
            <text:h text:style-name="P23" text:outline-level="1"><text:span text:style-name="T15">void</text:span></text:h>
          </table:table-cell>
          <table:table-cell table:style-name="Table25.A3" office:value-type="string">
            <text:h text:style-name="P28" text:outline-level="1"/>
          </table:table-cell>
          <table:table-cell table:style-name="Table25.A3" office:value-type="string">
            <text:h text:style-name="P23" text:outline-level="1"><text:span text:style-name="T6">Открывает текущий файл</text:span></text:h>
          </table:table-cell>
        </table:table-row>
        <table:table-row table:style-name="Table25.1">
          <table:table-cell table:style-name="Table25.A3" office:value-type="string">
            <text:h text:style-name="P23" text:outline-level="1"><text:span text:style-name="T15">convertGraph</text:span></text:h>
          </table:table-cell>
          <table:table-cell table:style-name="Table25.A3" office:value-type="string">
            <text:h text:style-name="P23" text:outline-level="1"><text:span text:style-name="T15">private</text:span></text:h>
          </table:table-cell>
          <table:table-cell table:style-name="Table25.A3" office:value-type="string">
            <text:h text:style-name="P23" text:outline-level="1"><text:span text:style-name="T15">void</text:span></text:h>
          </table:table-cell>
          <table:table-cell table:style-name="Table25.A3" office:value-type="string">
            <text:h text:style-name="P23" text:outline-level="1"><text:span text:style-name="T15">File file</text:span></text:h>
          </table:table-cell>
          <table:table-cell table:style-name="Table25.A3" office:value-type="string">
            <text:h text:style-name="P23" text:outline-level="1"><text:span text:style-name="T6">Сериализует текущий граф для сохранения</text:span></text:h>
          </table:table-cell>
        </table:table-row>
      </table:table>
      <text:p text:style-name="P70"/>
      <text:p text:style-name="P66"><text:span text:style-name="T21">Класс </text:span><text:span text:style-name="T18">Filter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 table:style-name="Table26.1">
          <table:table-cell table:style-name="Table26.A1" table:number-columns-spanned="5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</table:table-row>
        <table:table-row table:style-name="Table26.1">
          <table:table-cell table:style-name="Table26.A2" office:value-type="string">
            <text:h text:style-name="P23" text:outline-level="1"><text:span text:style-name="T21">Имя</text:span></text:h>
          </table:table-cell>
          <table:table-cell table:style-name="Table26.A2" office:value-type="string">
            <text:h text:style-name="P23" text:outline-level="1"><text:span text:style-name="T21">Доступ</text:span></text:h>
          </table:table-cell>
          <table:table-cell table:style-name="Table26.A2" office:value-type="string">
            <text:h text:style-name="P23" text:outline-level="1"><text:span text:style-name="T21">Тип</text:span></text:h>
          </table:table-cell>
          <table:table-cell table:style-name="Table26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26.1">
          <table:table-cell table:style-name="Table26.A2" office:value-type="string">
            <text:h text:style-name="P23" text:outline-level="1"><text:span text:style-name="T17">SELECTED_BUTTON</text:span></text:h>
          </table:table-cell>
          <table:table-cell table:style-name="Table26.A2" office:value-type="string">
            <text:h text:style-name="P23" text:outline-level="1"><text:span text:style-name="T17">private</text:span></text:h>
          </table:table-cell>
          <table:table-cell table:style-name="Table26.A2" office:value-type="string">
            <text:h text:style-name="P23" text:outline-level="1"><text:span text:style-name="T17">String</text:span></text:h>
          </table:table-cell>
          <table:table-cell table:style-name="Table26.A2" table:number-columns-spanned="2" office:value-type="string">
            <text:h text:style-name="P23" text:outline-level="1"><text:span text:style-name="T11">Стиль для выбранной кнопки</text:span></text:h>
          </table:table-cell>
          <table:covered-table-cell/>
        </table:table-row>
        <table:table-row table:style-name="Table26.1">
          <table:table-cell table:style-name="Table26.A4" office:value-type="string">
            <text:h text:style-name="P23" text:outline-level="1"><text:span text:style-name="T15">UNSELECTED_BUTTON</text:span></text:h>
          </table:table-cell>
          <table:table-cell table:style-name="Table26.A4" office:value-type="string">
            <text:h text:style-name="P23" text:outline-level="1"><text:span text:style-name="T15">private</text:span></text:h>
          </table:table-cell>
          <table:table-cell table:style-name="Table26.A4" office:value-type="string">
            <text:h text:style-name="P23" text:outline-level="1"><text:span text:style-name="T15">String</text:span></text:h>
          </table:table-cell>
          <table:table-cell table:style-name="Table26.A4" table:number-columns-spanned="2" office:value-type="string">
            <text:h text:style-name="P23" text:outline-level="1"><text:span text:style-name="T6">Стиль кнопки, которая не выделена</text:span></text:h>
          </table:table-cell>
          <table:covered-table-cell/>
        </table:table-row>
        <table:table-row table:style-name="Table26.1">
          <table:table-cell table:style-name="Table26.A4" office:value-type="string">
            <text:h text:style-name="P23" text:outline-level="1"><text:span text:style-name="T15">dragging</text:span></text:h>
          </table:table-cell>
          <table:table-cell table:style-name="Table26.A4" office:value-type="string">
            <text:h text:style-name="P23" text:outline-level="1"><text:span text:style-name="T15">private</text:span></text:h>
          </table:table-cell>
          <table:table-cell table:style-name="Table26.A4" office:value-type="string">
            <text:h text:style-name="P23" text:outline-level="1"><text:span text:style-name="T15">boolean</text:span></text:h>
          </table:table-cell>
          <table:table-cell table:style-name="Table26.A4" table:number-columns-spanned="2" office:value-type="string">
            <text:h text:style-name="P23" text:outline-level="1"><text:span text:style-name="T6">Осуществляется ли </text:span><text:span text:style-name="T15">dragging</text:span><text:span text:style-name="T6"> в текущий момент</text:span></text:h>
          </table:table-cell>
          <table:covered-table-cell/>
        </table:table-row>
        <table:table-row table:style-name="Table26.1">
          <table:table-cell table:style-name="Table26.A4" office:value-type="string">
            <text:h text:style-name="P23" text:outline-level="1"><text:span text:style-name="T15">edgeStarted</text:span></text:h>
          </table:table-cell>
          <table:table-cell table:style-name="Table26.A4" office:value-type="string">
            <text:h text:style-name="P23" text:outline-level="1"><text:span text:style-name="T15">private</text:span></text:h>
          </table:table-cell>
          <table:table-cell table:style-name="Table26.A4" office:value-type="string">
            <text:h text:style-name="P23" text:outline-level="1"><text:span text:style-name="T15">boolean</text:span></text:h>
          </table:table-cell>
          <table:table-cell table:style-name="Table26.A4" table:number-columns-spanned="2" office:value-type="string">
            <text:h text:style-name="P23" text:outline-level="1"><text:span text:style-name="T6">Создается ли новое ребро</text:span></text:h>
          </table:table-cell>
          <table:covered-table-cell/>
        </table:table-row>
        <table:table-row table:style-name="Table26.1">
          <table:table-cell table:style-name="Table26.A4" office:value-type="string">
            <text:h text:style-name="P23" text:outline-level="1"><text:span text:style-name="T15">editing</text:span></text:h>
          </table:table-cell>
          <table:table-cell table:style-name="Table26.A4" office:value-type="string">
            <text:h text:style-name="P23" text:outline-level="1"><text:span text:style-name="T15">private</text:span></text:h>
          </table:table-cell>
          <table:table-cell table:style-name="Table26.A4" office:value-type="string">
            <text:h text:style-name="P23" text:outline-level="1"><text:span text:style-name="T15">boolean</text:span></text:h>
          </table:table-cell>
          <table:table-cell table:style-name="Table26.A4" table:number-columns-spanned="2" office:value-type="string">
            <text:h text:style-name="P23" text:outline-level="1"><text:span text:style-name="T6">Происходит ли редактирование графа </text:span></text:h>
          </table:table-cell>
          <table:covered-table-cell/>
        </table:table-row>
        <table:table-row table:style-name="Table26.1">
          <table:table-cell table:style-name="Table26.A4" office:value-type="string">
            <text:h text:style-name="P23" text:outline-level="1"><text:span text:style-name="T15">pretender</text:span></text:h>
          </table:table-cell>
          <table:table-cell table:style-name="Table26.A4" office:value-type="string">
            <text:h text:style-name="P23" text:outline-level="1"><text:span text:style-name="T15">private</text:span></text:h>
          </table:table-cell>
          <table:table-cell table:style-name="Table26.A4" office:value-type="string">
            <text:h text:style-name="P23" text:outline-level="1"><text:span text:style-name="T15">Node</text:span></text:h>
          </table:table-cell>
          <table:table-cell table:style-name="Table26.A4" table:number-columns-spanned="2" office:value-type="string">
            <text:h text:style-name="P23" text:outline-level="1"><text:span text:style-name="T6">Узел, из которого начато ребро</text:span></text:h>
          </table:table-cell>
          <table:covered-table-cell/>
        </table:table-row>
        <table:table-row table:style-name="Table26.1">
          <table:table-cell table:style-name="Table26.A4" office:value-type="string">
            <text:h text:style-name="P23" text:outline-level="1"><text:span text:style-name="T15">edgePretender</text:span></text:h>
          </table:table-cell>
          <table:table-cell table:style-name="Table26.A4" office:value-type="string">
            <text:h text:style-name="P23" text:outline-level="1"><text:span text:style-name="T15">private</text:span></text:h>
          </table:table-cell>
          <table:table-cell table:style-name="Table26.A4" office:value-type="string">
            <text:h text:style-name="P23" text:outline-level="1"><text:span text:style-name="T15">Edge</text:span></text:h>
          </table:table-cell>
          <table:table-cell table:style-name="Table26.A4" table:number-columns-spanned="2" office:value-type="string">
            <text:h text:style-name="P23" text:outline-level="1"><text:span text:style-name="T6">Ребро, которое еще не соединено со вторым узлом</text:span></text:h>
          </table:table-cell>
          <table:covered-table-cell/>
        </table:table-row>
        <table:table-row table:style-name="Table26.1">
          <table:table-cell table:style-name="Table26.A4" office:value-type="string">
            <text:h text:style-name="P23" text:outline-level="1"><text:span text:style-name="T15">CURSOR_GAP</text:span></text:h>
          </table:table-cell>
          <table:table-cell table:style-name="Table26.A4" office:value-type="string">
            <text:h text:style-name="P23" text:outline-level="1"><text:span text:style-name="T15">private</text:span></text:h>
          </table:table-cell>
          <table:table-cell table:style-name="Table26.A4" office:value-type="string">
            <text:h text:style-name="P23" text:outline-level="1"><text:span text:style-name="T15">int</text:span></text:h>
          </table:table-cell>
          <table:table-cell table:style-name="Table26.A4" table:number-columns-spanned="2" office:value-type="string">
            <text:h text:style-name="P23" text:outline-level="1"><text:span text:style-name="T6">Промежуток между концом начатого ребра и курсором</text:span></text:h>
          </table:table-cell>
          <table:covered-table-cell/>
        </table:table-row>
        <table:table-row table:style-name="Table26.1">
          <table:table-cell table:style-name="Table26.A4" office:value-type="string">
            <text:h text:style-name="P23" text:outline-level="1"><text:span text:style-name="T15">dragFilter</text:span></text:h>
          </table:table-cell>
          <table:table-cell table:style-name="Table26.A4" office:value-type="string">
            <text:h text:style-name="P23" text:outline-level="1"><text:span text:style-name="T15">public</text:span></text:h>
          </table:table-cell>
          <table:table-cell table:style-name="Table26.A4" office:value-type="string">
            <text:h text:style-name="P23" text:outline-level="1"><text:span text:style-name="T15">EventFilter&lt;MouseEvent&gt;</text:span></text:h>
          </table:table-cell>
          <table:table-cell table:style-name="Table26.A4" table:number-columns-spanned="2" office:value-type="string">
            <text:h text:style-name="P23" text:outline-level="1"><text:span text:style-name="T6">Обработчик всех событий </text:span><text:span text:style-name="T15">dragging</text:span><text:span text:style-name="T6"> в области отрисовки</text:span></text:h>
          </table:table-cell>
          <table:covered-table-cell/>
        </table:table-row>
        <table:table-row table:style-name="Table26.1">
          <table:table-cell table:style-name="Table26.A4" office:value-type="string">
            <text:h text:style-name="P23" text:outline-level="1"><text:span text:style-name="T15">clickFilter</text:span></text:h>
          </table:table-cell>
          <table:table-cell table:style-name="Table26.A4" office:value-type="string">
            <text:h text:style-name="P23" text:outline-level="1"><text:span text:style-name="T15">public</text:span></text:h>
          </table:table-cell>
          <table:table-cell table:style-name="Table26.A4" office:value-type="string">
            <text:h text:style-name="P23" text:outline-level="1"><text:span text:style-name="T15">EventHandler&lt;MouseEvent&gt;</text:span></text:h>
          </table:table-cell>
          <table:table-cell table:style-name="Table26.A4" table:number-columns-spanned="2" office:value-type="string">
            <text:h text:style-name="P23" text:outline-level="1"><text:span text:style-name="T6">Обработка всех событий кликов в области отрисовки</text:span></text:h>
          </table:table-cell>
          <table:covered-table-cell/>
        </table:table-row>
        <table:table-row table:style-name="Table26.1">
          <table:table-cell table:style-name="Table26.A4" office:value-type="string">
            <text:h text:style-name="P23" text:outline-level="1"><text:span text:style-name="T15">edgeMoveHandler</text:span></text:h>
          </table:table-cell>
          <table:table-cell table:style-name="Table26.A4" office:value-type="string">
            <text:h text:style-name="P23" text:outline-level="1"><text:span text:style-name="T15">private</text:span></text:h>
          </table:table-cell>
          <table:table-cell table:style-name="Table26.A4" office:value-type="string">
            <text:h text:style-name="P23" text:outline-level="1"><text:span text:style-name="T15">EventHandler&lt;MouseEvent&gt;</text:span></text:h>
          </table:table-cell>
          <table:table-cell table:style-name="Table26.A4" table:number-columns-spanned="2" office:value-type="string">
            <text:h text:style-name="P23" text:outline-level="1"><text:span text:style-name="T6">Обработчик движений мыши при создании нового ребра</text:span></text:h>
          </table:table-cell>
          <table:covered-table-cell/>
        </table:table-row>
        <table:table-row table:style-name="Table26.1">
          <table:table-cell table:style-name="Table26.A4" office:value-type="string">
            <text:h text:style-name="P23" text:outline-level="1"><text:span text:style-name="T15">buttonEnterHandler</text:span></text:h>
          </table:table-cell>
          <table:table-cell table:style-name="Table26.A4" office:value-type="string">
            <text:h text:style-name="P23" text:outline-level="1"><text:span text:style-name="T15">Package private</text:span></text:h>
          </table:table-cell>
          <table:table-cell table:style-name="Table26.A4" office:value-type="string">
            <text:h text:style-name="P23" text:outline-level="1"><text:span text:style-name="T15">EventHandler&lt;MouseEvent&gt;</text:span></text:h>
          </table:table-cell>
          <table:table-cell table:style-name="Table26.A4" table:number-columns-spanned="2" office:value-type="string">
            <text:h text:style-name="P23" text:outline-level="1"><text:span text:style-name="T6">Обработчик попадания курсора на кнопку</text:span></text:h>
          </table:table-cell>
          <table:covered-table-cell/>
        </table:table-row>
        <text:soft-page-break/>
        <table:table-row table:style-name="Table26.1">
          <table:table-cell table:style-name="Table26.A4" office:value-type="string">
            <text:h text:style-name="P23" text:outline-level="1"><text:span text:style-name="T15">buttonExitHandler</text:span></text:h>
          </table:table-cell>
          <table:table-cell table:style-name="Table26.A4" office:value-type="string">
            <text:h text:style-name="P23" text:outline-level="1"><text:span text:style-name="T15">Package private</text:span></text:h>
          </table:table-cell>
          <table:table-cell table:style-name="Table26.A4" office:value-type="string">
            <text:h text:style-name="P23" text:outline-level="1"><text:span text:style-name="T15">EventHandler&lt;MouseEvent&gt;</text:span></text:h>
          </table:table-cell>
          <table:table-cell table:style-name="Table26.A4" table:number-columns-spanned="2" office:value-type="string">
            <text:h text:style-name="P23" text:outline-level="1"><text:span text:style-name="T6">Обработчик выхода курсора за область кнопки</text:span></text:h>
          </table:table-cell>
          <table:covered-table-cell/>
        </table:table-row>
        <table:table-row table:style-name="Table26.1">
          <table:table-cell table:style-name="Table26.A16" table:number-columns-spanned="5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</table:table-row>
        <table:table-row table:style-name="Table26.1">
          <table:table-cell table:style-name="Table26.A2" office:value-type="string">
            <text:h text:style-name="P23" text:outline-level="1"><text:span text:style-name="T21">Имя</text:span></text:h>
          </table:table-cell>
          <table:table-cell table:style-name="Table26.A2" office:value-type="string">
            <text:h text:style-name="P23" text:outline-level="1"><text:span text:style-name="T21">Доступ</text:span></text:h>
          </table:table-cell>
          <table:table-cell table:style-name="Table26.A2" office:value-type="string">
            <text:h text:style-name="P23" text:outline-level="1"><text:span text:style-name="T21">Тип</text:span></text:h>
          </table:table-cell>
          <table:table-cell table:style-name="Table26.A2" office:value-type="string">
            <text:h text:style-name="P23" text:outline-level="1"><text:span text:style-name="T21">Аргументы</text:span></text:h>
          </table:table-cell>
          <table:table-cell table:style-name="Table26.A2" office:value-type="string">
            <text:h text:style-name="P23" text:outline-level="1"><text:span text:style-name="T21">Назначение</text:span></text:h>
          </table:table-cell>
        </table:table-row>
        <table:table-row table:style-name="Table26.1">
          <table:table-cell table:style-name="Table26.A4" office:value-type="string">
            <text:h text:style-name="P23" text:outline-level="1"><text:span text:style-name="T15">isEdgeStarted</text:span></text:h>
          </table:table-cell>
          <table:table-cell table:style-name="Table26.A4" office:value-type="string">
            <text:h text:style-name="P23" text:outline-level="1"><text:span text:style-name="T15">public</text:span></text:h>
          </table:table-cell>
          <table:table-cell table:style-name="Table26.A4" office:value-type="string">
            <text:h text:style-name="P23" text:outline-level="1"><text:span text:style-name="T15">boolean</text:span></text:h>
          </table:table-cell>
          <table:table-cell table:style-name="Table26.A4" office:value-type="string">
            <text:h text:style-name="P28" text:outline-level="1"/>
          </table:table-cell>
          <table:table-cell table:style-name="Table26.A4" office:value-type="string">
            <text:h text:style-name="P23" text:outline-level="1"><text:span text:style-name="T6">Редактируется ли новое ребро</text:span></text:h>
          </table:table-cell>
        </table:table-row>
        <table:table-row table:style-name="Table26.1">
          <table:table-cell table:style-name="Table26.A4" office:value-type="string">
            <text:h text:style-name="P23" text:outline-level="1"><text:span text:style-name="T15">isEditing</text:span></text:h>
          </table:table-cell>
          <table:table-cell table:style-name="Table26.A4" office:value-type="string">
            <text:h text:style-name="P23" text:outline-level="1"><text:span text:style-name="T15">public</text:span></text:h>
          </table:table-cell>
          <table:table-cell table:style-name="Table26.A4" office:value-type="string">
            <text:h text:style-name="P23" text:outline-level="1"><text:span text:style-name="T15">boolean</text:span></text:h>
          </table:table-cell>
          <table:table-cell table:style-name="Table26.A4" office:value-type="string">
            <text:h text:style-name="P28" text:outline-level="1"/>
          </table:table-cell>
          <table:table-cell table:style-name="Table26.A4" office:value-type="string">
            <text:h text:style-name="P23" text:outline-level="1"><text:span text:style-name="T6">Происходит ли редактирование области отрисовки</text:span></text:h>
          </table:table-cell>
        </table:table-row>
        <table:table-row table:style-name="Table26.1">
          <table:table-cell table:style-name="Table26.A4" office:value-type="string">
            <text:h text:style-name="P23" text:outline-level="1"><text:span text:style-name="T15">endEdit</text:span></text:h>
          </table:table-cell>
          <table:table-cell table:style-name="Table26.A4" office:value-type="string">
            <text:h text:style-name="P23" text:outline-level="1"><text:span text:style-name="T15">public</text:span></text:h>
          </table:table-cell>
          <table:table-cell table:style-name="Table26.A4" office:value-type="string">
            <text:h text:style-name="P23" text:outline-level="1"><text:span text:style-name="T15">void</text:span></text:h>
          </table:table-cell>
          <table:table-cell table:style-name="Table26.A4" office:value-type="string">
            <text:h text:style-name="P24" text:outline-level="1"/>
          </table:table-cell>
          <table:table-cell table:style-name="Table26.A4" office:value-type="string">
            <text:h text:style-name="P23" text:outline-level="1"><text:span text:style-name="T6">Закончить редактирование</text:span></text:h>
          </table:table-cell>
        </table:table-row>
        <table:table-row table:style-name="Table26.1">
          <table:table-cell table:style-name="Table26.A4" office:value-type="string">
            <text:h text:style-name="P23" text:outline-level="1"><text:span text:style-name="T15">removeStartedEdge</text:span></text:h>
          </table:table-cell>
          <table:table-cell table:style-name="Table26.A4" office:value-type="string">
            <text:h text:style-name="P23" text:outline-level="1"><text:span text:style-name="T15">private</text:span></text:h>
          </table:table-cell>
          <table:table-cell table:style-name="Table26.A4" office:value-type="string">
            <text:h text:style-name="P23" text:outline-level="1"><text:span text:style-name="T15">void</text:span></text:h>
          </table:table-cell>
          <table:table-cell table:style-name="Table26.A4" office:value-type="string">
            <text:h text:style-name="P24" text:outline-level="1"/>
          </table:table-cell>
          <table:table-cell table:style-name="Table26.A4" office:value-type="string">
            <text:h text:style-name="P23" text:outline-level="1"><text:span text:style-name="T6">Удаляет начатое ребро, если его соединили с пустотой</text:span></text:h>
          </table:table-cell>
        </table:table-row>
      </table:table>
      <text:p text:style-name="P70"/>
      <text:p text:style-name="P66"><text:span text:style-name="T21">Класс </text:span><text:span text:style-name="T18">Formatter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row table:style-name="Table27.1">
          <table:table-cell table:style-name="Table27.A1" table:number-columns-spanned="5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</table:table-row>
        <table:table-row table:style-name="Table27.1">
          <table:table-cell table:style-name="Table27.A2" office:value-type="string">
            <text:h text:style-name="P23" text:outline-level="1"><text:span text:style-name="T21">Имя</text:span></text:h>
          </table:table-cell>
          <table:table-cell table:style-name="Table27.A2" office:value-type="string">
            <text:h text:style-name="P23" text:outline-level="1"><text:span text:style-name="T21">Доступ</text:span></text:h>
          </table:table-cell>
          <table:table-cell table:style-name="Table27.A2" office:value-type="string">
            <text:h text:style-name="P23" text:outline-level="1"><text:span text:style-name="T21">Тип</text:span></text:h>
          </table:table-cell>
          <table:table-cell table:style-name="Table27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27.1">
          <table:table-cell table:style-name="Table27.A3" office:value-type="string">
            <text:h text:style-name="P23" text:outline-level="1"><text:span text:style-name="T15">formatter</text:span></text:h>
          </table:table-cell>
          <table:table-cell table:style-name="Table27.A3" office:value-type="string">
            <text:h text:style-name="P23" text:outline-level="1"><text:span text:style-name="T15">private</text:span></text:h>
          </table:table-cell>
          <table:table-cell table:style-name="Table27.A3" office:value-type="string">
            <text:h text:style-name="P23" text:outline-level="1"><text:span text:style-name="T6">DecimalFormat</text:span></text:h>
          </table:table-cell>
          <table:table-cell table:style-name="Table27.A3" table:number-columns-spanned="2" office:value-type="string">
            <text:h text:style-name="P23" text:outline-level="1"><text:span text:style-name="T6">Определяет число знаков после запятой</text:span></text:h>
          </table:table-cell>
          <table:covered-table-cell/>
        </table:table-row>
        <table:table-row table:style-name="Table27.1">
          <table:table-cell table:style-name="Table27.A4" table:number-columns-spanned="5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</table:table-row>
        <table:table-row table:style-name="Table27.1">
          <table:table-cell table:style-name="Table27.A2" office:value-type="string">
            <text:h text:style-name="P23" text:outline-level="1"><text:span text:style-name="T21">Имя</text:span></text:h>
          </table:table-cell>
          <table:table-cell table:style-name="Table27.A2" office:value-type="string">
            <text:h text:style-name="P23" text:outline-level="1"><text:span text:style-name="T21">Доступ</text:span></text:h>
          </table:table-cell>
          <table:table-cell table:style-name="Table27.A2" office:value-type="string">
            <text:h text:style-name="P23" text:outline-level="1"><text:span text:style-name="T21">Тип</text:span></text:h>
          </table:table-cell>
          <table:table-cell table:style-name="Table27.A2" office:value-type="string">
            <text:h text:style-name="P23" text:outline-level="1"><text:span text:style-name="T21">Аргументы</text:span></text:h>
          </table:table-cell>
          <table:table-cell table:style-name="Table27.A2" office:value-type="string">
            <text:h text:style-name="P23" text:outline-level="1"><text:span text:style-name="T21">Назначение</text:span></text:h>
          </table:table-cell>
        </table:table-row>
        <table:table-row table:style-name="Table27.1">
          <table:table-cell table:style-name="Table27.A3" office:value-type="string">
            <text:h text:style-name="P23" text:outline-level="1"><text:span text:style-name="T15">format</text:span></text:h>
          </table:table-cell>
          <table:table-cell table:style-name="Table27.A3" office:value-type="string">
            <text:h text:style-name="P23" text:outline-level="1"><text:span text:style-name="T15">Public</text:span></text:h>
          </table:table-cell>
          <table:table-cell table:style-name="Table27.A3" office:value-type="string">
            <text:h text:style-name="P23" text:outline-level="1"><text:span text:style-name="T15">String</text:span></text:h>
          </table:table-cell>
          <table:table-cell table:style-name="Table27.A3" office:value-type="string">
            <text:h text:style-name="P23" text:outline-level="1"><text:span text:style-name="T15">Double val</text:span></text:h>
          </table:table-cell>
          <table:table-cell table:style-name="Table27.A3" office:value-type="string">
            <text:h text:style-name="P23" text:outline-level="1"><text:span text:style-name="T6">Форматирует переданное число</text:span></text:h>
          </table:table-cell>
        </table:table-row>
      </table:table>
      <text:p text:style-name="P70"/>
      <text:p text:style-name="P66"><text:span text:style-name="T21">Класс </text:span><text:span text:style-name="T18">GIFMaker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row table:style-name="Table28.1">
          <table:table-cell table:style-name="Table28.A1" table:number-columns-spanned="5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2" office:value-type="string">
            <text:h text:style-name="P23" text:outline-level="1"><text:span text:style-name="T21">Имя</text:span></text:h>
          </table:table-cell>
          <table:table-cell table:style-name="Table28.A2" office:value-type="string">
            <text:h text:style-name="P23" text:outline-level="1"><text:span text:style-name="T21">Доступ</text:span></text:h>
          </table:table-cell>
          <table:table-cell table:style-name="Table28.A2" office:value-type="string">
            <text:h text:style-name="P23" text:outline-level="1"><text:span text:style-name="T21">Тип</text:span></text:h>
          </table:table-cell>
          <table:table-cell table:style-name="Table28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28.1">
          <table:table-cell table:style-name="Table28.A3" office:value-type="string">
            <text:h text:style-name="P23" text:outline-level="1"><text:span text:style-name="T15">images</text:span></text:h>
          </table:table-cell>
          <table:table-cell table:style-name="Table28.A3" office:value-type="string">
            <text:h text:style-name="P23" text:outline-level="1"><text:span text:style-name="T15">private</text:span></text:h>
          </table:table-cell>
          <table:table-cell table:style-name="Table28.A3" office:value-type="string">
            <text:h text:style-name="P23" text:outline-level="1"><text:span text:style-name="T15">List&lt;WritableImage&gt;</text:span></text:h>
          </table:table-cell>
          <table:table-cell table:style-name="Table28.A3" table:number-columns-spanned="2" office:value-type="string">
            <text:h text:style-name="P23" text:outline-level="1"><text:span text:style-name="T6">Список скринов для записи в .</text:span><text:span text:style-name="T15">gif</text:span></text:h>
          </table:table-cell>
          <table:covered-table-cell/>
        </table:table-row>
        <table:table-row table:style-name="Table28.1">
          <table:table-cell table:style-name="Table28.A3" office:value-type="string">
            <text:h text:style-name="P23" text:outline-level="1"><text:span text:style-name="T15">DEFAULT_TIME</text:span></text:h>
          </table:table-cell>
          <table:table-cell table:style-name="Table28.A3" office:value-type="string">
            <text:h text:style-name="P23" text:outline-level="1"><text:span text:style-name="T15">public</text:span></text:h>
          </table:table-cell>
          <table:table-cell table:style-name="Table28.A3" office:value-type="string">
            <text:h text:style-name="P23" text:outline-level="1"><text:span text:style-name="T15">int</text:span></text:h>
          </table:table-cell>
          <table:table-cell table:style-name="Table28.A3" table:number-columns-spanned="2" office:value-type="string">
            <text:h text:style-name="P23" text:outline-level="1"><text:span text:style-name="T6">Дефолтная длительность </text:span><text:span text:style-name="T15">.gif</text:span></text:h>
          </table:table-cell>
          <table:covered-table-cell/>
        </table:table-row>
        <table:table-row table:style-name="Table28.1">
          <table:table-cell table:style-name="Table28.A3" office:value-type="string">
            <text:h text:style-name="P23" text:outline-level="1"><text:span text:style-name="T15">timer</text:span></text:h>
          </table:table-cell>
          <table:table-cell table:style-name="Table28.A3" office:value-type="string">
            <text:h text:style-name="P23" text:outline-level="1"><text:span text:style-name="T15">private</text:span></text:h>
          </table:table-cell>
          <table:table-cell table:style-name="Table28.A3" office:value-type="string">
            <text:h text:style-name="P23" text:outline-level="1"><text:span text:style-name="T15">Timer</text:span></text:h>
          </table:table-cell>
          <table:table-cell table:style-name="Table28.A3" table:number-columns-spanned="2" office:value-type="string">
            <text:h text:style-name="P23" text:outline-level="1"><text:span text:style-name="T6">Таймер анимации</text:span></text:h>
          </table:table-cell>
          <table:covered-table-cell/>
        </table:table-row>
        <table:table-row table:style-name="Table28.1">
          <table:table-cell table:style-name="Table28.A3" office:value-type="string">
            <text:h text:style-name="P23" text:outline-level="1"><text:span text:style-name="T15">DELAY_TIME</text:span></text:h>
          </table:table-cell>
          <table:table-cell table:style-name="Table28.A3" office:value-type="string">
            <text:h text:style-name="P23" text:outline-level="1"><text:span text:style-name="T15">prrivate</text:span></text:h>
          </table:table-cell>
          <table:table-cell table:style-name="Table28.A3" office:value-type="string">
            <text:h text:style-name="P23" text:outline-level="1"><text:span text:style-name="T15">int</text:span></text:h>
          </table:table-cell>
          <table:table-cell table:style-name="Table28.A3" table:number-columns-spanned="2" office:value-type="string">
            <text:h text:style-name="P23" text:outline-level="1"><text:span text:style-name="T6">Задержка между скринами графа</text:span></text:h>
          </table:table-cell>
          <table:covered-table-cell/>
        </table:table-row>
        <table:table-row table:style-name="Table28.7">
          <table:table-cell table:style-name="Table28.A3" office:value-type="string">
            <text:h text:style-name="P23" text:outline-level="1"><text:span text:style-name="T15">out</text:span></text:h>
          </table:table-cell>
          <table:table-cell table:style-name="Table28.A3" office:value-type="string">
            <text:h text:style-name="P23" text:outline-level="1"><text:span text:style-name="T15">private</text:span></text:h>
          </table:table-cell>
          <table:table-cell table:style-name="Table28.A3" office:value-type="string">
            <text:h text:style-name="P23" text:outline-level="1"><text:span text:style-name="T15">ImageOutputStream</text:span></text:h>
          </table:table-cell>
          <table:table-cell table:style-name="Table28.A3" table:number-columns-spanned="2" office:value-type="string">
            <text:h text:style-name="P23" text:outline-level="1"><text:span text:style-name="T6">Поток записи файла</text:span></text:h>
          </table:table-cell>
          <table:covered-table-cell/>
        </table:table-row>
        <table:table-row table:style-name="Table28.7">
          <table:table-cell table:style-name="Table28.A3" office:value-type="string">
            <text:h text:style-name="P23" text:outline-level="1"><text:span text:style-name="T15">time</text:span></text:h>
          </table:table-cell>
          <table:table-cell table:style-name="Table28.A3" office:value-type="string">
            <text:h text:style-name="P23" text:outline-level="1"><text:span text:style-name="T15">private</text:span></text:h>
          </table:table-cell>
          <table:table-cell table:style-name="Table28.A3" office:value-type="string">
            <text:h text:style-name="P23" text:outline-level="1"><text:span text:style-name="T15">int</text:span></text:h>
          </table:table-cell>
          <table:table-cell table:style-name="Table28.A3" table:number-columns-spanned="2" office:value-type="string">
            <text:h text:style-name="P23" text:outline-level="1"><text:span text:style-name="T6">Время записи </text:span><text:span text:style-name="T15">.gif</text:span></text:h>
          </table:table-cell>
          <table:covered-table-cell/>
        </table:table-row>
        <table:table-row table:style-name="Table28.1">
          <table:table-cell table:style-name="Table28.A9" table:number-columns-spanned="5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2" office:value-type="string">
            <text:h text:style-name="P23" text:outline-level="1"><text:span text:style-name="T21">Имя</text:span></text:h>
          </table:table-cell>
          <table:table-cell table:style-name="Table28.A2" office:value-type="string">
            <text:h text:style-name="P23" text:outline-level="1"><text:span text:style-name="T21">Доступ</text:span></text:h>
          </table:table-cell>
          <table:table-cell table:style-name="Table28.A2" office:value-type="string">
            <text:h text:style-name="P23" text:outline-level="1"><text:span text:style-name="T21">Тип</text:span></text:h>
          </table:table-cell>
          <table:table-cell table:style-name="Table28.A2" office:value-type="string">
            <text:h text:style-name="P23" text:outline-level="1"><text:span text:style-name="T21">Аргументы</text:span></text:h>
          </table:table-cell>
          <table:table-cell table:style-name="Table28.A2" office:value-type="string">
            <text:h text:style-name="P23" text:outline-level="1"><text:span text:style-name="T21">Назначение</text:span></text:h>
          </table:table-cell>
        </table:table-row>
        <text:soft-page-break/>
        <table:table-row table:style-name="Table28.1">
          <table:table-cell table:style-name="Table28.A3" office:value-type="string">
            <text:h text:style-name="P23" text:outline-level="1"><text:span text:style-name="T15">setTime</text:span></text:h>
          </table:table-cell>
          <table:table-cell table:style-name="Table28.A3" office:value-type="string">
            <text:h text:style-name="P23" text:outline-level="1"><text:span text:style-name="T15">public</text:span></text:h>
          </table:table-cell>
          <table:table-cell table:style-name="Table28.A3" office:value-type="string">
            <text:h text:style-name="P23" text:outline-level="1"><text:span text:style-name="T15">String</text:span></text:h>
          </table:table-cell>
          <table:table-cell table:style-name="Table28.A3" office:value-type="string">
            <text:h text:style-name="P23" text:outline-level="1"><text:span text:style-name="T15">String input</text:span></text:h>
          </table:table-cell>
          <table:table-cell table:style-name="Table28.A3" office:value-type="string">
            <text:h text:style-name="P23" text:outline-level="1"><text:span text:style-name="T6">Сеттер времени </text:span><text:span text:style-name="T15">.gif</text:span></text:h>
          </table:table-cell>
        </table:table-row>
        <table:table-row table:style-name="Table28.1">
          <table:table-cell table:style-name="Table28.A3" office:value-type="string">
            <text:h text:style-name="P23" text:outline-level="1"><text:span text:style-name="T15">createGif</text:span></text:h>
          </table:table-cell>
          <table:table-cell table:style-name="Table28.A3" office:value-type="string">
            <text:h text:style-name="P23" text:outline-level="1"><text:span text:style-name="T15">public</text:span></text:h>
          </table:table-cell>
          <table:table-cell table:style-name="Table28.A3" office:value-type="string">
            <text:h text:style-name="P23" text:outline-level="1"><text:span text:style-name="T15">void</text:span></text:h>
          </table:table-cell>
          <table:table-cell table:style-name="Table28.A3" office:value-type="string">
            <text:h text:style-name="P28" text:outline-level="1"/>
          </table:table-cell>
          <table:table-cell table:style-name="Table28.A3" office:value-type="string">
            <text:h text:style-name="P23" text:outline-level="1"><text:span text:style-name="T6">Запуск записи</text:span></text:h>
          </table:table-cell>
        </table:table-row>
        <table:table-row table:style-name="Table28.1">
          <table:table-cell table:style-name="Table28.A3" office:value-type="string">
            <text:h text:style-name="P23" text:outline-level="1"><text:span text:style-name="T15">takeSnapshots</text:span></text:h>
          </table:table-cell>
          <table:table-cell table:style-name="Table28.A3" office:value-type="string">
            <text:h text:style-name="P23" text:outline-level="1"><text:span text:style-name="T15">public</text:span></text:h>
          </table:table-cell>
          <table:table-cell table:style-name="Table28.A3" office:value-type="string">
            <text:h text:style-name="P23" text:outline-level="1"><text:span text:style-name="T15">void</text:span></text:h>
          </table:table-cell>
          <table:table-cell table:style-name="Table28.A3" office:value-type="string">
            <text:h text:style-name="P24" text:outline-level="1"/>
          </table:table-cell>
          <table:table-cell table:style-name="Table28.A3" office:value-type="string">
            <text:h text:style-name="P23" text:outline-level="1"><text:span text:style-name="T6">Запускает тред, который делает снимки экрана</text:span></text:h>
          </table:table-cell>
        </table:table-row>
        <table:table-row table:style-name="Table28.1">
          <table:table-cell table:style-name="Table28.A3" office:value-type="string">
            <text:h text:style-name="P23" text:outline-level="1"><text:span text:style-name="T15">stopTimer</text:span></text:h>
          </table:table-cell>
          <table:table-cell table:style-name="Table28.A3" office:value-type="string">
            <text:h text:style-name="P23" text:outline-level="1"><text:span text:style-name="T15">public</text:span></text:h>
          </table:table-cell>
          <table:table-cell table:style-name="Table28.A3" office:value-type="string">
            <text:h text:style-name="P23" text:outline-level="1"><text:span text:style-name="T15">void</text:span></text:h>
          </table:table-cell>
          <table:table-cell table:style-name="Table28.A3" office:value-type="string">
            <text:h text:style-name="P28" text:outline-level="1"/>
          </table:table-cell>
          <table:table-cell table:style-name="Table28.A3" office:value-type="string">
            <text:h text:style-name="P23" text:outline-level="1"><text:span text:style-name="T6">Остановка таймера</text:span></text:h>
          </table:table-cell>
        </table:table-row>
        <table:table-row table:style-name="Table28.1">
          <table:table-cell table:style-name="Table28.A3" office:value-type="string">
            <text:h text:style-name="P23" text:outline-level="1"><text:span text:style-name="T15">isTimeDefault</text:span></text:h>
          </table:table-cell>
          <table:table-cell table:style-name="Table28.A3" office:value-type="string">
            <text:h text:style-name="P23" text:outline-level="1"><text:span text:style-name="T15">public</text:span></text:h>
          </table:table-cell>
          <table:table-cell table:style-name="Table28.A3" office:value-type="string">
            <text:h text:style-name="P23" text:outline-level="1"><text:span text:style-name="T15">boolean</text:span></text:h>
          </table:table-cell>
          <table:table-cell table:style-name="Table28.A3" office:value-type="string">
            <text:h text:style-name="P28" text:outline-level="1"/>
          </table:table-cell>
          <table:table-cell table:style-name="Table28.A3" office:value-type="string">
            <text:h text:style-name="P23" text:outline-level="1"><text:span text:style-name="T6">Дефолтное ли время установлено</text:span></text:h>
          </table:table-cell>
        </table:table-row>
        <table:table-row table:style-name="Table28.1">
          <table:table-cell table:style-name="Table28.A3" office:value-type="string">
            <text:h text:style-name="P23" text:outline-level="1"><text:span text:style-name="T15">specifyMetaData</text:span></text:h>
          </table:table-cell>
          <table:table-cell table:style-name="Table28.A3" office:value-type="string">
            <text:h text:style-name="P23" text:outline-level="1"><text:span text:style-name="T15">private</text:span></text:h>
          </table:table-cell>
          <table:table-cell table:style-name="Table28.A3" office:value-type="string">
            <text:h text:style-name="P23" text:outline-level="1"><text:span text:style-name="T15">void</text:span></text:h>
          </table:table-cell>
          <table:table-cell table:style-name="Table28.A3" office:value-type="string">
            <text:h text:style-name="P23" text:outline-level="1"><text:span text:style-name="T15">IIOMetadata metadata </text:span></text:h>
          </table:table-cell>
          <table:table-cell table:style-name="Table28.A3" office:value-type="string">
            <text:h text:style-name="P23" text:outline-level="1"><text:span text:style-name="T6">Задает параметры класса, создающего .</text:span><text:span text:style-name="T15">gif</text:span></text:h>
          </table:table-cell>
        </table:table-row>
        <table:table-row table:style-name="Table28.1">
          <table:table-cell table:style-name="Table28.A3" office:value-type="string">
            <text:h text:style-name="P23" text:outline-level="1"><text:span text:style-name="T15">getNode</text:span></text:h>
          </table:table-cell>
          <table:table-cell table:style-name="Table28.A3" office:value-type="string">
            <text:h text:style-name="P23" text:outline-level="1"><text:span text:style-name="T15">private</text:span></text:h>
          </table:table-cell>
          <table:table-cell table:style-name="Table28.A3" office:value-type="string">
            <text:h text:style-name="P23" text:outline-level="1"><text:span text:style-name="T15">IIOMetadata</text:span></text:h>
          </table:table-cell>
          <table:table-cell table:style-name="Table28.A3" office:value-type="string">
            <text:h text:style-name="P23" text:outline-level="1"><text:span text:style-name="T15">IIOMetadataNode rootNode, String nodeName</text:span></text:h>
          </table:table-cell>
          <table:table-cell table:style-name="Table28.A3" office:value-type="string">
            <text:h text:style-name="P24" text:outline-level="1"/>
          </table:table-cell>
        </table:table-row>
        <table:table-row table:style-name="Table28.1">
          <table:table-cell table:style-name="Table28.A3" office:value-type="string">
            <text:h text:style-name="P23" text:outline-level="1"><text:span text:style-name="T15">specifyOutput</text:span></text:h>
          </table:table-cell>
          <table:table-cell table:style-name="Table28.A3" office:value-type="string">
            <text:h text:style-name="P23" text:outline-level="1"><text:span text:style-name="T15">private</text:span></text:h>
          </table:table-cell>
          <table:table-cell table:style-name="Table28.A3" office:value-type="string">
            <text:h text:style-name="P23" text:outline-level="1"><text:span text:style-name="T15">void</text:span></text:h>
          </table:table-cell>
          <table:table-cell table:style-name="Table28.A3" office:value-type="string">
            <text:h text:style-name="P28" text:outline-level="1"/>
          </table:table-cell>
          <table:table-cell table:style-name="Table28.A3" office:value-type="string">
            <text:h text:style-name="P23" text:outline-level="1"><text:span text:style-name="T6">Задает файл для записи</text:span></text:h>
          </table:table-cell>
        </table:table-row>
      </table:table>
      <text:p text:style-name="P70"/>
      <text:p text:style-name="P66"><text:span text:style-name="T21">Класс </text:span><text:span text:style-name="T18">Invoker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row table:style-name="Table29.1">
          <table:table-cell table:style-name="Table29.A1" table:number-columns-spanned="5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</table:table-row>
        <table:table-row table:style-name="Table29.1">
          <table:table-cell table:style-name="Table29.A2" office:value-type="string">
            <text:h text:style-name="P23" text:outline-level="1"><text:span text:style-name="T21">Имя</text:span></text:h>
          </table:table-cell>
          <table:table-cell table:style-name="Table29.A2" office:value-type="string">
            <text:h text:style-name="P23" text:outline-level="1"><text:span text:style-name="T21">Доступ</text:span></text:h>
          </table:table-cell>
          <table:table-cell table:style-name="Table29.A2" office:value-type="string">
            <text:h text:style-name="P23" text:outline-level="1"><text:span text:style-name="T21">Тип</text:span></text:h>
          </table:table-cell>
          <table:table-cell table:style-name="Table29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29.1">
          <table:table-cell table:style-name="Table29.A3" office:value-type="string">
            <text:h text:style-name="P23" text:outline-level="1"><text:span text:style-name="T15">commands</text:span></text:h>
          </table:table-cell>
          <table:table-cell table:style-name="Table29.A3" office:value-type="string">
            <text:h text:style-name="P23" text:outline-level="1"><text:span text:style-name="T15">private</text:span></text:h>
          </table:table-cell>
          <table:table-cell table:style-name="Table29.A3" office:value-type="string">
            <text:h text:style-name="P23" text:outline-level="1"><text:span text:style-name="T15">Cache</text:span></text:h>
          </table:table-cell>
          <table:table-cell table:style-name="Table29.A3" table:number-columns-spanned="2" office:value-type="string">
            <text:h text:style-name="P23" text:outline-level="1"><text:span text:style-name="T6">Кэш комманд</text:span></text:h>
          </table:table-cell>
          <table:covered-table-cell/>
        </table:table-row>
        <table:table-row table:style-name="Table29.1">
          <table:table-cell table:style-name="Table29.A3" office:value-type="string">
            <text:h text:style-name="P23" text:outline-level="1"><text:span text:style-name="T15">instance</text:span></text:h>
          </table:table-cell>
          <table:table-cell table:style-name="Table29.A3" office:value-type="string">
            <text:h text:style-name="P23" text:outline-level="1"><text:span text:style-name="T15">private</text:span></text:h>
          </table:table-cell>
          <table:table-cell table:style-name="Table29.A3" office:value-type="string">
            <text:h text:style-name="P23" text:outline-level="1"><text:span text:style-name="T15">Imvoker</text:span></text:h>
          </table:table-cell>
          <table:table-cell table:style-name="Table29.A3" table:number-columns-spanned="2" office:value-type="string">
            <text:h text:style-name="P23" text:outline-level="1"><text:span text:style-name="T6">Синглтон</text:span></text:h>
          </table:table-cell>
          <table:covered-table-cell/>
        </table:table-row>
        <table:table-row table:style-name="Table29.1">
          <table:table-cell table:style-name="Table29.A3" office:value-type="string">
            <text:h text:style-name="P23" text:outline-level="1"><text:span text:style-name="T15">toUndo</text:span></text:h>
          </table:table-cell>
          <table:table-cell table:style-name="Table29.A3" office:value-type="string">
            <text:h text:style-name="P23" text:outline-level="1"><text:span text:style-name="T15">private</text:span></text:h>
          </table:table-cell>
          <table:table-cell table:style-name="Table29.A3" office:value-type="string">
            <text:h text:style-name="P23" text:outline-level="1"><text:span text:style-name="T15">Command</text:span></text:h>
          </table:table-cell>
          <table:table-cell table:style-name="Table29.A3" table:number-columns-spanned="2" office:value-type="string">
            <text:h text:style-name="P23" text:outline-level="1"><text:span text:style-name="T6">Команда, которую надо отменить</text:span></text:h>
          </table:table-cell>
          <table:covered-table-cell/>
        </table:table-row>
        <table:table-row table:style-name="Table29.1">
          <table:table-cell table:style-name="Table29.A3" office:value-type="string">
            <text:h text:style-name="P23" text:outline-level="1"><text:span text:style-name="T15">toRedo</text:span></text:h>
          </table:table-cell>
          <table:table-cell table:style-name="Table29.A3" office:value-type="string">
            <text:h text:style-name="P23" text:outline-level="1"><text:span text:style-name="T15">private</text:span></text:h>
          </table:table-cell>
          <table:table-cell table:style-name="Table29.A3" office:value-type="string">
            <text:h text:style-name="P23" text:outline-level="1"><text:span text:style-name="T15">Command</text:span></text:h>
          </table:table-cell>
          <table:table-cell table:style-name="Table29.A3" table:number-columns-spanned="2" office:value-type="string">
            <text:h text:style-name="P23" text:outline-level="1"><text:span text:style-name="T6">Команда, которую надо сохранить</text:span></text:h>
          </table:table-cell>
          <table:covered-table-cell/>
        </table:table-row>
        <table:table-row table:style-name="Table29.7">
          <table:table-cell table:style-name="Table29.A3" office:value-type="string">
            <text:h text:style-name="P23" text:outline-level="1"><text:span text:style-name="T15">lastSaveCommand</text:span></text:h>
          </table:table-cell>
          <table:table-cell table:style-name="Table29.A3" office:value-type="string">
            <text:h text:style-name="P23" text:outline-level="1"><text:span text:style-name="T15">private</text:span></text:h>
          </table:table-cell>
          <table:table-cell table:style-name="Table29.A3" office:value-type="string">
            <text:h text:style-name="P23" text:outline-level="1"><text:span text:style-name="T15">Command</text:span></text:h>
          </table:table-cell>
          <table:table-cell table:style-name="Table29.A3" table:number-columns-spanned="2" office:value-type="string">
            <text:h text:style-name="P23" text:outline-level="1"><text:span text:style-name="T6">Последняя команда, на которой граф сохранялся</text:span></text:h>
          </table:table-cell>
          <table:covered-table-cell/>
        </table:table-row>
        <table:table-row table:style-name="Table29.1">
          <table:table-cell table:style-name="Table29.A8" table:number-columns-spanned="5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</table:table-row>
        <table:table-row table:style-name="Table29.1">
          <table:table-cell table:style-name="Table29.A2" office:value-type="string">
            <text:h text:style-name="P23" text:outline-level="1"><text:span text:style-name="T21">Имя</text:span></text:h>
          </table:table-cell>
          <table:table-cell table:style-name="Table29.A2" office:value-type="string">
            <text:h text:style-name="P23" text:outline-level="1"><text:span text:style-name="T21">Доступ</text:span></text:h>
          </table:table-cell>
          <table:table-cell table:style-name="Table29.A2" office:value-type="string">
            <text:h text:style-name="P23" text:outline-level="1"><text:span text:style-name="T21">Тип</text:span></text:h>
          </table:table-cell>
          <table:table-cell table:style-name="Table29.A2" office:value-type="string">
            <text:h text:style-name="P23" text:outline-level="1"><text:span text:style-name="T21">Аргументы</text:span></text:h>
          </table:table-cell>
          <table:table-cell table:style-name="Table29.A2" office:value-type="string">
            <text:h text:style-name="P23" text:outline-level="1"><text:span text:style-name="T21">Назначение</text:span></text:h>
          </table:table-cell>
        </table:table-row>
        <table:table-row table:style-name="Table29.1">
          <table:table-cell table:style-name="Table29.A3" office:value-type="string">
            <text:h text:style-name="P23" text:outline-level="1"><text:span text:style-name="T15">getInstance</text:span></text:h>
          </table:table-cell>
          <table:table-cell table:style-name="Table29.A3" office:value-type="string">
            <text:h text:style-name="P23" text:outline-level="1"><text:span text:style-name="T15">public</text:span></text:h>
          </table:table-cell>
          <table:table-cell table:style-name="Table29.A3" office:value-type="string">
            <text:h text:style-name="P23" text:outline-level="1"><text:span text:style-name="T15">Invoker</text:span></text:h>
          </table:table-cell>
          <table:table-cell table:style-name="Table29.A3" office:value-type="string">
            <text:h text:style-name="P28" text:outline-level="1"/>
          </table:table-cell>
          <table:table-cell table:style-name="Table29.A3" office:value-type="string">
            <text:h text:style-name="P23" text:outline-level="1"><text:span text:style-name="T6">Геттер синглтона</text:span></text:h>
          </table:table-cell>
        </table:table-row>
        <table:table-row table:style-name="Table29.1">
          <table:table-cell table:style-name="Table29.A3" office:value-type="string">
            <text:h text:style-name="P23" text:outline-level="1"><text:span text:style-name="T15">reset</text:span></text:h>
          </table:table-cell>
          <table:table-cell table:style-name="Table29.A3" office:value-type="string">
            <text:h text:style-name="P23" text:outline-level="1"><text:span text:style-name="T15">Package private</text:span></text:h>
          </table:table-cell>
          <table:table-cell table:style-name="Table29.A3" office:value-type="string">
            <text:h text:style-name="P23" text:outline-level="1"><text:span text:style-name="T15">void</text:span></text:h>
          </table:table-cell>
          <table:table-cell table:style-name="Table29.A3" office:value-type="string">
            <text:h text:style-name="P28" text:outline-level="1"/>
          </table:table-cell>
          <table:table-cell table:style-name="Table29.A3" office:value-type="string">
            <text:h text:style-name="P23" text:outline-level="1"><text:span text:style-name="T6">Сброс кеша</text:span></text:h>
          </table:table-cell>
        </table:table-row>
        <table:table-row table:style-name="Table29.1">
          <table:table-cell table:style-name="Table29.A3" office:value-type="string">
            <text:h text:style-name="P23" text:outline-level="1"><text:span text:style-name="T15">renewLastCommand</text:span></text:h>
          </table:table-cell>
          <table:table-cell table:style-name="Table29.A3" office:value-type="string">
            <text:h text:style-name="P23" text:outline-level="1"><text:span text:style-name="T15">Package private</text:span></text:h>
          </table:table-cell>
          <table:table-cell table:style-name="Table29.A3" office:value-type="string">
            <text:h text:style-name="P23" text:outline-level="1"><text:span text:style-name="T15">void</text:span></text:h>
          </table:table-cell>
          <table:table-cell table:style-name="Table29.A3" office:value-type="string">
            <text:h text:style-name="P24" text:outline-level="1"/>
          </table:table-cell>
          <table:table-cell table:style-name="Table29.A3" office:value-type="string">
            <text:h text:style-name="P23" text:outline-level="1"><text:span text:style-name="T6">Обновляет последнюю сохраненную команду</text:span></text:h>
          </table:table-cell>
        </table:table-row>
        <table:table-row table:style-name="Table29.1">
          <table:table-cell table:style-name="Table29.A3" office:value-type="string">
            <text:h text:style-name="P23" text:outline-level="1"><text:span text:style-name="T15">checkLastCommand</text:span></text:h>
          </table:table-cell>
          <table:table-cell table:style-name="Table29.A3" office:value-type="string">
            <text:h text:style-name="P23" text:outline-level="1"><text:span text:style-name="T15">Package private</text:span></text:h>
          </table:table-cell>
          <table:table-cell table:style-name="Table29.A3" office:value-type="string">
            <text:h text:style-name="P23" text:outline-level="1"><text:span text:style-name="T15">void</text:span></text:h>
          </table:table-cell>
          <table:table-cell table:style-name="Table29.A3" office:value-type="string">
            <text:h text:style-name="P28" text:outline-level="1"/>
          </table:table-cell>
          <table:table-cell table:style-name="Table29.A3" office:value-type="string">
            <text:h text:style-name="P23" text:outline-level="1"><text:span text:style-name="T6">Проверяет, нужно ли сохранение текущего графа</text:span></text:h>
          </table:table-cell>
        </table:table-row>
        <table:table-row table:style-name="Table29.1">
          <table:table-cell table:style-name="Table29.A3" office:value-type="string">
            <text:h text:style-name="P23" text:outline-level="1"><text:span text:style-name="T15">createElement</text:span></text:h>
          </table:table-cell>
          <table:table-cell table:style-name="Table29.A3" office:value-type="string">
            <text:h text:style-name="P23" text:outline-level="1"><text:span text:style-name="T15">public</text:span></text:h>
          </table:table-cell>
          <table:table-cell table:style-name="Table29.A3" office:value-type="string">
            <text:h text:style-name="P23" text:outline-level="1"><text:span text:style-name="T15">void</text:span></text:h>
          </table:table-cell>
          <table:table-cell table:style-name="Table29.A3" office:value-type="string">
            <text:h text:style-name="P23" text:outline-level="1"><text:span text:style-name="T15">Undoable el</text:span></text:h>
          </table:table-cell>
          <table:table-cell table:style-name="Table29.A3" office:value-type="string">
            <text:h text:style-name="P23" text:outline-level="1"><text:span text:style-name="T6">Запись команды создания элемента</text:span></text:h>
          </table:table-cell>
        </table:table-row>
        <table:table-row table:style-name="Table29.1">
          <table:table-cell table:style-name="Table29.A3" office:value-type="string">
            <text:h text:style-name="P23" text:outline-level="1"><text:span text:style-name="T15">changeAllDistances</text:span></text:h>
          </table:table-cell>
          <table:table-cell table:style-name="Table29.A3" office:value-type="string">
            <text:h text:style-name="P23" text:outline-level="1"><text:span text:style-name="T15">public</text:span></text:h>
          </table:table-cell>
          <table:table-cell table:style-name="Table29.A3" office:value-type="string">
            <text:h text:style-name="P23" text:outline-level="1"><text:span text:style-name="T15">void</text:span></text:h>
          </table:table-cell>
          <table:table-cell table:style-name="Table29.A3" office:value-type="string">
            <text:h text:style-name="P23" text:outline-level="1"><text:span text:style-name="T15">String input </text:span></text:h>
          </table:table-cell>
          <table:table-cell table:style-name="Table29.A3" office:value-type="string">
            <text:h text:style-name="P23" text:outline-level="1"><text:span text:style-name="T6">Запись команды изменения всех длин</text:span></text:h>
          </table:table-cell>
        </table:table-row>
        <table:table-row table:style-name="Table29.1">
          <table:table-cell table:style-name="Table29.A3" office:value-type="string">
            <text:h text:style-name="P23" text:outline-level="1"><text:span text:style-name="T15">deleteElement</text:span></text:h>
          </table:table-cell>
          <table:table-cell table:style-name="Table29.A3" office:value-type="string">
            <text:h text:style-name="P23" text:outline-level="1"><text:span text:style-name="T15">public</text:span></text:h>
          </table:table-cell>
          <table:table-cell table:style-name="Table29.A3" office:value-type="string">
            <text:h text:style-name="P23" text:outline-level="1"><text:span text:style-name="T15">void</text:span></text:h>
          </table:table-cell>
          <table:table-cell table:style-name="Table29.A3" office:value-type="string">
            <text:h text:style-name="P23" text:outline-level="1"><text:span text:style-name="T15">Distance d, String text, double val</text:span></text:h>
          </table:table-cell>
          <table:table-cell table:style-name="Table29.A3" office:value-type="string">
            <text:h text:style-name="P23" text:outline-level="1"><text:span text:style-name="T6">Запись команды удаления элемента</text:span></text:h>
          </table:table-cell>
        </table:table-row>
        <table:table-row table:style-name="Table29.1">
          <table:table-cell table:style-name="Table29.A3" office:value-type="string">
            <text:h text:style-name="P23" text:outline-level="1"><text:span text:style-name="T15">undoLast</text:span></text:h>
          </table:table-cell>
          <table:table-cell table:style-name="Table29.A3" office:value-type="string">
            <text:h text:style-name="P23" text:outline-level="1"><text:span text:style-name="T15">Package private</text:span></text:h>
          </table:table-cell>
          <table:table-cell table:style-name="Table29.A3" office:value-type="string">
            <text:h text:style-name="P23" text:outline-level="1"><text:span text:style-name="T15">void</text:span></text:h>
          </table:table-cell>
          <table:table-cell table:style-name="Table29.A3" office:value-type="string">
            <text:h text:style-name="P28" text:outline-level="1"/>
          </table:table-cell>
          <table:table-cell table:style-name="Table29.A3" office:value-type="string">
            <text:h text:style-name="P23" text:outline-level="1"><text:span text:style-name="T6">Отменяет последнюю </text:span><text:soft-page-break/><text:span text:style-name="T6">команду</text:span></text:h>
          </table:table-cell>
        </table:table-row>
        <table:table-row table:style-name="Table29.1">
          <table:table-cell table:style-name="Table29.A3" office:value-type="string">
            <text:h text:style-name="P23" text:outline-level="1"><text:span text:style-name="T15">redoLast</text:span></text:h>
          </table:table-cell>
          <table:table-cell table:style-name="Table29.A3" office:value-type="string">
            <text:h text:style-name="P23" text:outline-level="1"><text:span text:style-name="T15">Package private</text:span></text:h>
          </table:table-cell>
          <table:table-cell table:style-name="Table29.A3" office:value-type="string">
            <text:h text:style-name="P23" text:outline-level="1"><text:span text:style-name="T15">void</text:span></text:h>
          </table:table-cell>
          <table:table-cell table:style-name="Table29.A3" office:value-type="string">
            <text:h text:style-name="P28" text:outline-level="1"/>
          </table:table-cell>
          <table:table-cell table:style-name="Table29.A3" office:value-type="string">
            <text:h text:style-name="P23" text:outline-level="1"><text:span text:style-name="T6">Повторяет отмененную ранее команду</text:span></text:h>
          </table:table-cell>
        </table:table-row>
      </table:table>
      <text:p text:style-name="P70"/>
      <text:p text:style-name="P66"><text:span text:style-name="T21">Класс </text:span><text:span text:style-name="T18">Manager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 table:style-name="Table30.1">
          <table:table-cell table:style-name="Table30.A1" table:number-columns-spanned="5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</table:table-row>
        <table:table-row table:style-name="Table30.1">
          <table:table-cell table:style-name="Table30.A2" office:value-type="string">
            <text:h text:style-name="P23" text:outline-level="1"><text:span text:style-name="T21">Имя</text:span></text:h>
          </table:table-cell>
          <table:table-cell table:style-name="Table30.A2" office:value-type="string">
            <text:h text:style-name="P23" text:outline-level="1"><text:span text:style-name="T21">Доступ</text:span></text:h>
          </table:table-cell>
          <table:table-cell table:style-name="Table30.A2" office:value-type="string">
            <text:h text:style-name="P23" text:outline-level="1"><text:span text:style-name="T21">Тип</text:span></text:h>
          </table:table-cell>
          <table:table-cell table:style-name="Table30.A2" office:value-type="string">
            <text:h text:style-name="P23" text:outline-level="1"><text:span text:style-name="T21">Аргументы</text:span></text:h>
          </table:table-cell>
          <table:table-cell table:style-name="Table30.A2" office:value-type="string">
            <text:h text:style-name="P23" text:outline-level="1"><text:span text:style-name="T21">Назначение</text:span></text:h>
          </table:table-cell>
        </table:table-row>
        <table:table-row table:style-name="Table30.1">
          <table:table-cell table:style-name="Table30.A3" office:value-type="string">
            <text:h text:style-name="P23" text:outline-level="1"><text:span text:style-name="T15">main</text:span></text:h>
          </table:table-cell>
          <table:table-cell table:style-name="Table30.A3" office:value-type="string">
            <text:h text:style-name="P23" text:outline-level="1"><text:span text:style-name="T15">public</text:span></text:h>
          </table:table-cell>
          <table:table-cell table:style-name="Table30.A3" office:value-type="string">
            <text:h text:style-name="P23" text:outline-level="1"><text:span text:style-name="T15">void</text:span></text:h>
          </table:table-cell>
          <table:table-cell table:style-name="Table30.A3" office:value-type="string">
            <text:h text:style-name="P23" text:outline-level="1"><text:span text:style-name="T15">String args[]</text:span></text:h>
          </table:table-cell>
          <table:table-cell table:style-name="Table30.A3" office:value-type="string">
            <text:h text:style-name="P23" text:outline-level="1"><text:span text:style-name="T6">Входная точка приложения</text:span></text:h>
          </table:table-cell>
        </table:table-row>
        <table:table-row table:style-name="Table30.1">
          <table:table-cell table:style-name="Table30.A4" office:value-type="string">
            <text:h text:style-name="P23" text:outline-level="1"><text:span text:style-name="T15">start</text:span></text:h>
          </table:table-cell>
          <table:table-cell table:style-name="Table30.A4" office:value-type="string">
            <text:h text:style-name="P23" text:outline-level="1"><text:span text:style-name="T15">public</text:span></text:h>
          </table:table-cell>
          <table:table-cell table:style-name="Table30.A4" office:value-type="string">
            <text:h text:style-name="P23" text:outline-level="1"><text:span text:style-name="T15">void</text:span></text:h>
          </table:table-cell>
          <table:table-cell table:style-name="Table30.A4" office:value-type="string">
            <text:h text:style-name="P23" text:outline-level="1"><text:span text:style-name="T15">Stage stage</text:span></text:h>
          </table:table-cell>
          <table:table-cell table:style-name="Table30.A4" office:value-type="string">
            <text:h text:style-name="P23" text:outline-level="1"><text:span text:style-name="T6">Инициализация главной сцены</text:span></text:h>
          </table:table-cell>
        </table:table-row>
      </table:table>
      <text:p text:style-name="P70"/>
      <text:p text:style-name="P66"><text:span text:style-name="T21">Класс </text:span><text:span text:style-name="T18">MenuManager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 table:style-name="Table31.1">
          <table:table-cell table:style-name="Table31.A1" table:number-columns-spanned="5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</table:table-row>
        <table:table-row table:style-name="Table31.1">
          <table:table-cell table:style-name="Table31.A2" office:value-type="string">
            <text:h text:style-name="P23" text:outline-level="1"><text:span text:style-name="T21">Имя</text:span></text:h>
          </table:table-cell>
          <table:table-cell table:style-name="Table31.A2" office:value-type="string">
            <text:h text:style-name="P23" text:outline-level="1"><text:span text:style-name="T21">Доступ</text:span></text:h>
          </table:table-cell>
          <table:table-cell table:style-name="Table31.A2" office:value-type="string">
            <text:h text:style-name="P23" text:outline-level="1"><text:span text:style-name="T21">Тип</text:span></text:h>
          </table:table-cell>
          <table:table-cell table:style-name="Table31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31.1">
          <table:table-cell table:style-name="Table31.A3" office:value-type="string">
            <text:h text:style-name="P23" text:outline-level="1"><text:span text:style-name="T15">edgeMenu</text:span></text:h>
          </table:table-cell>
          <table:table-cell table:style-name="Table31.A3" office:value-type="string">
            <text:h text:style-name="P23" text:outline-level="1"><text:span text:style-name="T15">private</text:span></text:h>
          </table:table-cell>
          <table:table-cell table:style-name="Table31.A3" office:value-type="string">
            <text:h text:style-name="P23" text:outline-level="1"><text:span text:style-name="T15">EdgeContextMenu</text:span></text:h>
          </table:table-cell>
          <table:table-cell table:style-name="Table31.A3" table:number-columns-spanned="2" office:value-type="string">
            <text:h text:style-name="P23" text:outline-level="1"><text:span text:style-name="T6">Контекстное меню ребра</text:span></text:h>
          </table:table-cell>
          <table:covered-table-cell/>
        </table:table-row>
        <table:table-row table:style-name="Table31.1">
          <table:table-cell table:style-name="Table31.A3" office:value-type="string">
            <text:h text:style-name="P23" text:outline-level="1"><text:span text:style-name="T15">nodeMenu</text:span></text:h>
          </table:table-cell>
          <table:table-cell table:style-name="Table31.A3" office:value-type="string">
            <text:h text:style-name="P23" text:outline-level="1"><text:span text:style-name="T15">private</text:span></text:h>
          </table:table-cell>
          <table:table-cell table:style-name="Table31.A3" office:value-type="string">
            <text:h text:style-name="P23" text:outline-level="1"><text:span text:style-name="T15">NodeContextMenu</text:span></text:h>
          </table:table-cell>
          <table:table-cell table:style-name="Table31.A3" table:number-columns-spanned="2" office:value-type="string">
            <text:h text:style-name="P23" text:outline-level="1"><text:span text:style-name="T6">Контекстное меню вершины</text:span></text:h>
          </table:table-cell>
          <table:covered-table-cell/>
        </table:table-row>
        <table:table-row table:style-name="Table31.1">
          <table:table-cell table:style-name="Table31.A5" table:number-columns-spanned="5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</table:table-row>
        <table:table-row table:style-name="Table31.1">
          <table:table-cell table:style-name="Table31.A2" office:value-type="string">
            <text:h text:style-name="P23" text:outline-level="1"><text:span text:style-name="T21">Имя</text:span></text:h>
          </table:table-cell>
          <table:table-cell table:style-name="Table31.A2" office:value-type="string">
            <text:h text:style-name="P23" text:outline-level="1"><text:span text:style-name="T21">Доступ</text:span></text:h>
          </table:table-cell>
          <table:table-cell table:style-name="Table31.A2" office:value-type="string">
            <text:h text:style-name="P23" text:outline-level="1"><text:span text:style-name="T21">Тип</text:span></text:h>
          </table:table-cell>
          <table:table-cell table:style-name="Table31.A2" office:value-type="string">
            <text:h text:style-name="P23" text:outline-level="1"><text:span text:style-name="T21">Аргументы</text:span></text:h>
          </table:table-cell>
          <table:table-cell table:style-name="Table31.A2" office:value-type="string">
            <text:h text:style-name="P23" text:outline-level="1"><text:span text:style-name="T21">Назначение</text:span></text:h>
          </table:table-cell>
        </table:table-row>
        <table:table-row table:style-name="Table31.1">
          <table:table-cell table:style-name="Table31.A3" office:value-type="string">
            <text:h text:style-name="P23" text:outline-level="1"><text:span text:style-name="T15">getEdgeMenu</text:span></text:h>
          </table:table-cell>
          <table:table-cell table:style-name="Table31.A3" office:value-type="string">
            <text:h text:style-name="P23" text:outline-level="1"><text:span text:style-name="T15">public</text:span></text:h>
          </table:table-cell>
          <table:table-cell table:style-name="Table31.A3" office:value-type="string">
            <text:h text:style-name="P23" text:outline-level="1"><text:span text:style-name="T15">EdgeContextMenu</text:span></text:h>
          </table:table-cell>
          <table:table-cell table:style-name="Table31.A3" office:value-type="string">
            <text:h text:style-name="P28" text:outline-level="1"/>
          </table:table-cell>
          <table:table-cell table:style-name="Table31.A3" office:value-type="string">
            <text:h text:style-name="P23" text:outline-level="1"><text:span text:style-name="T6">Геттер контекстного меню ребра</text:span></text:h>
          </table:table-cell>
        </table:table-row>
        <table:table-row table:style-name="Table31.1">
          <table:table-cell table:style-name="Table31.A3" office:value-type="string">
            <text:h text:style-name="P23" text:outline-level="1"><text:span text:style-name="T15">getNodeMenu</text:span></text:h>
          </table:table-cell>
          <table:table-cell table:style-name="Table31.A3" office:value-type="string">
            <text:h text:style-name="P23" text:outline-level="1"><text:span text:style-name="T15">public</text:span></text:h>
          </table:table-cell>
          <table:table-cell table:style-name="Table31.A3" office:value-type="string">
            <text:h text:style-name="P23" text:outline-level="1"><text:span text:style-name="T15">NodeContextMenu</text:span></text:h>
          </table:table-cell>
          <table:table-cell table:style-name="Table31.A3" office:value-type="string">
            <text:h text:style-name="P28" text:outline-level="1"/>
          </table:table-cell>
          <table:table-cell table:style-name="Table31.A3" office:value-type="string">
            <text:h text:style-name="P23" text:outline-level="1"><text:span text:style-name="T6">Геттер контекстного меню вершины</text:span></text:h>
          </table:table-cell>
        </table:table-row>
      </table:table>
      <text:p text:style-name="P70"/>
      <text:p text:style-name="P66"><text:span text:style-name="T21">Класс </text:span><text:span text:style-name="T18">MyContextMenu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column table:style-name="Table32.G"/>
        <table:table-column table:style-name="Table32.H"/>
        <table:table-row table:style-name="Table32.1">
          <table:table-cell table:style-name="Table32.A1" table:number-columns-spanned="8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2.1">
          <table:table-cell table:style-name="Table32.A2" office:value-type="string">
            <text:h text:style-name="P23" text:outline-level="1"><text:span text:style-name="T21">Имя</text:span></text:h>
          </table:table-cell>
          <table:table-cell table:style-name="Table32.A2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32.A2" table:number-columns-spanned="3" office:value-type="string">
            <text:h text:style-name="P23" text:outline-level="1"><text:span text:style-name="T21">Тип</text:span></text:h>
          </table:table-cell>
          <table:covered-table-cell/>
          <table:covered-table-cell/>
          <table:table-cell table:style-name="Table32.A2" office:value-type="string">
            <text:h text:style-name="P23" text:outline-level="1"><text:span text:style-name="T21">Аргументы</text:span></text:h>
          </table:table-cell>
          <table:table-cell table:style-name="Table32.A2" office:value-type="string">
            <text:h text:style-name="P23" text:outline-level="1"><text:span text:style-name="T21">Назначение</text:span></text:h>
          </table:table-cell>
        </table:table-row>
        <table:table-row table:style-name="Table32.1">
          <table:table-cell table:style-name="Table32.A2" office:value-type="string">
            <text:h text:style-name="P23" text:outline-level="1"><text:span text:style-name="T15">show</text:span></text:h>
          </table:table-cell>
          <table:table-cell table:style-name="Table32.A2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2.A2" table:number-columns-spanned="3" office:value-type="string">
            <text:h text:style-name="P23" text:outline-level="1"><text:span text:style-name="T15">void</text:span></text:h>
          </table:table-cell>
          <table:covered-table-cell/>
          <table:covered-table-cell/>
          <table:table-cell table:style-name="Table32.A2" office:value-type="string">
            <text:h text:style-name="P23" text:outline-level="1"><text:span text:style-name="T15">javafx.scene.Node node, double x, double y</text:span></text:h>
            <text:h text:style-name="P28" text:outline-level="1"/>
          </table:table-cell>
          <table:table-cell table:style-name="Table32.A2" office:value-type="string">
            <text:h text:style-name="P23" text:outline-level="1"><text:span text:style-name="T6">Показывает контекстное меню</text:span></text:h>
          </table:table-cell>
        </table:table-row>
        <table:table-row table:style-name="Table32.1">
          <table:table-cell table:style-name="Table32.A4" office:value-type="string">
            <text:h text:style-name="P23" text:outline-level="1"><text:span text:style-name="T15">bindElem</text:span></text:h>
          </table:table-cell>
          <table:table-cell table:style-name="Table32.A4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2.A4" table:number-columns-spanned="3" office:value-type="string">
            <text:h text:style-name="P23" text:outline-level="1"><text:span text:style-name="T15">void</text:span></text:h>
          </table:table-cell>
          <table:covered-table-cell/>
          <table:covered-table-cell/>
          <table:table-cell table:style-name="Table32.A4" office:value-type="string">
            <text:h text:style-name="P23" text:outline-level="1"><text:span text:style-name="T15">Javafx.scene.Node el</text:span></text:h>
          </table:table-cell>
          <table:table-cell table:style-name="Table32.A4" office:value-type="string">
            <text:h text:style-name="P23" text:outline-level="1"><text:span text:style-name="T6">Привязывает элемент к меню</text:span></text:h>
          </table:table-cell>
        </table:table-row>
        <table:table-row table:style-name="Table32.1">
          <table:table-cell table:style-name="Table32.A5" table:number-columns-spanned="8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2.1">
          <table:table-cell table:style-name="Table32.A2" table:number-columns-spanned="2" office:value-type="string">
            <text:h text:style-name="P23" text:outline-level="1"><text:span text:style-name="T21">Имя</text:span></text:h>
          </table:table-cell>
          <table:covered-table-cell/>
          <table:table-cell table:style-name="Table32.A2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32.A2" office:value-type="string">
            <text:h text:style-name="P23" text:outline-level="1"><text:span text:style-name="T21">Тип</text:span></text:h>
          </table:table-cell>
          <table:table-cell table:style-name="Table32.A2" table:number-columns-spanned="3" office:value-type="string">
            <text:h text:style-name="P23" text:outline-level="1"><text:span text:style-name="T21">Назначение</text:span></text:h>
          </table:table-cell>
          <table:covered-table-cell/>
          <table:covered-table-cell/>
        </table:table-row>
        <table:table-row table:style-name="Table32.1">
          <table:table-cell table:style-name="Table32.A2" table:number-columns-spanned="2" office:value-type="string">
            <text:h text:style-name="P23" text:outline-level="1"><text:span text:style-name="T15">deletion</text:span></text:h>
          </table:table-cell>
          <table:covered-table-cell/>
          <table:table-cell table:style-name="Table32.A2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2.A2" office:value-type="string">
            <text:h text:style-name="P23" text:outline-level="1"><text:span text:style-name="T15">MenuItem</text:span></text:h>
          </table:table-cell>
          <table:table-cell table:style-name="Table32.A2" table:number-columns-spanned="3" office:value-type="string">
            <text:h text:style-name="P23" text:outline-level="1"><text:span text:style-name="T6">Пункт удаления в меню</text:span></text:h>
          </table:table-cell>
          <table:covered-table-cell/>
          <table:covered-table-cell/>
        </table:table-row>
        <table:table-row table:style-name="Table32.1">
          <table:table-cell table:style-name="Table32.A4" table:number-columns-spanned="2" office:value-type="string">
            <text:h text:style-name="P23" text:outline-level="1"><text:span text:style-name="T15">elem</text:span></text:h>
          </table:table-cell>
          <table:covered-table-cell/>
          <table:table-cell table:style-name="Table32.A4" table:number-columns-spanned="2" office:value-type="string">
            <text:h text:style-name="P23" text:outline-level="1"><text:span text:style-name="T15">protected</text:span></text:h>
          </table:table-cell>
          <table:covered-table-cell/>
          <table:table-cell table:style-name="Table32.A4" office:value-type="string">
            <text:h text:style-name="P23" text:outline-level="1"><text:span text:style-name="T15">Undoable</text:span></text:h>
          </table:table-cell>
          <table:table-cell table:style-name="Table32.A4" table:number-columns-spanned="3" office:value-type="string">
            <text:h text:style-name="P23" text:outline-level="1"><text:span text:style-name="T6">Элемент, к которому привязано меню</text:span></text:h>
          </table:table-cell>
          <table:covered-table-cell/>
          <table:covered-table-cell/>
        </table:table-row>
      </table:table>
      <text:p text:style-name="P70"/>
      <text:p text:style-name="P66"><text:soft-page-break/><text:span text:style-name="T21">Класс </text:span><text:span text:style-name="T18">Token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table:number-columns-spanned="4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</table:table-row>
        <table:table-row table:style-name="Table33.1">
          <table:table-cell table:style-name="Table33.A2" office:value-type="string">
            <text:h text:style-name="P23" text:outline-level="1"><text:span text:style-name="T21">Имя</text:span></text:h>
          </table:table-cell>
          <table:table-cell table:style-name="Table33.A2" office:value-type="string">
            <text:h text:style-name="P23" text:outline-level="1"><text:span text:style-name="T21">Доступ</text:span></text:h>
          </table:table-cell>
          <table:table-cell table:style-name="Table33.A2" office:value-type="string">
            <text:h text:style-name="P23" text:outline-level="1"><text:span text:style-name="T21">Тип</text:span></text:h>
          </table:table-cell>
          <table:table-cell table:style-name="Table33.A2" office:value-type="string">
            <text:h text:style-name="P23" text:outline-level="1"><text:span text:style-name="T21">Назначение</text:span></text:h>
          </table:table-cell>
        </table:table-row>
        <table:table-row table:style-name="Table33.1">
          <table:table-cell table:style-name="Table33.A3" office:value-type="string">
            <text:h text:style-name="P23" text:outline-level="1"><text:span text:style-name="T15">val</text:span></text:h>
          </table:table-cell>
          <table:table-cell table:style-name="Table33.A3" office:value-type="string">
            <text:h text:style-name="P23" text:outline-level="1"><text:span text:style-name="T15">private</text:span></text:h>
          </table:table-cell>
          <table:table-cell table:style-name="Table33.A3" office:value-type="string">
            <text:h text:style-name="P23" text:outline-level="1"><text:span text:style-name="T6">String</text:span></text:h>
          </table:table-cell>
          <table:table-cell table:style-name="Table33.A3" office:value-type="string">
            <text:h text:style-name="P23" text:outline-level="1"><text:span text:style-name="T6">Знак операции</text:span></text:h>
          </table:table-cell>
        </table:table-row>
      </table:table>
      <text:p text:style-name="P70"/>
      <text:p text:style-name="P66"><text:span text:style-name="T21">Класс </text:span><text:span text:style-name="T18">Operation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row table:style-name="Table34.1">
          <table:table-cell table:style-name="Table34.A1" table:number-columns-spanned="5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</table:table-row>
        <table:table-row table:style-name="Table34.1">
          <table:table-cell table:style-name="Table34.A2" office:value-type="string">
            <text:h text:style-name="P23" text:outline-level="1"><text:span text:style-name="T21">Имя</text:span></text:h>
          </table:table-cell>
          <table:table-cell table:style-name="Table34.A2" office:value-type="string">
            <text:h text:style-name="P23" text:outline-level="1"><text:span text:style-name="T21">Доступ</text:span></text:h>
          </table:table-cell>
          <table:table-cell table:style-name="Table34.A2" office:value-type="string">
            <text:h text:style-name="P23" text:outline-level="1"><text:span text:style-name="T21">Тип</text:span></text:h>
          </table:table-cell>
          <table:table-cell table:style-name="Table34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34.1">
          <table:table-cell table:style-name="Table34.A3" office:value-type="string">
            <text:h text:style-name="P23" text:outline-level="1"><text:span text:style-name="T15">priority</text:span></text:h>
          </table:table-cell>
          <table:table-cell table:style-name="Table34.A3" office:value-type="string">
            <text:h text:style-name="P23" text:outline-level="1"><text:span text:style-name="T15">private</text:span></text:h>
          </table:table-cell>
          <table:table-cell table:style-name="Table34.A3" office:value-type="string">
            <text:h text:style-name="P23" text:outline-level="1"><text:span text:style-name="T15">int</text:span></text:h>
          </table:table-cell>
          <table:table-cell table:style-name="Table34.A3" table:number-columns-spanned="2" office:value-type="string">
            <text:h text:style-name="P23" text:outline-level="1"><text:span text:style-name="T6">Приоритет операции</text:span></text:h>
          </table:table-cell>
          <table:covered-table-cell/>
        </table:table-row>
        <table:table-row table:style-name="Table34.1">
          <table:table-cell table:style-name="Table34.A4" table:number-columns-spanned="5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</table:table-row>
        <table:table-row table:style-name="Table34.1">
          <table:table-cell table:style-name="Table34.A2" office:value-type="string">
            <text:h text:style-name="P23" text:outline-level="1"><text:span text:style-name="T21">Имя</text:span></text:h>
          </table:table-cell>
          <table:table-cell table:style-name="Table34.A2" office:value-type="string">
            <text:h text:style-name="P23" text:outline-level="1"><text:span text:style-name="T21">Доступ</text:span></text:h>
          </table:table-cell>
          <table:table-cell table:style-name="Table34.A2" office:value-type="string">
            <text:h text:style-name="P23" text:outline-level="1"><text:span text:style-name="T21">Тип</text:span></text:h>
          </table:table-cell>
          <table:table-cell table:style-name="Table34.A2" office:value-type="string">
            <text:h text:style-name="P23" text:outline-level="1"><text:span text:style-name="T21">Аргументы</text:span></text:h>
          </table:table-cell>
          <table:table-cell table:style-name="Table34.A2" office:value-type="string">
            <text:h text:style-name="P23" text:outline-level="1"><text:span text:style-name="T21">Назначение</text:span></text:h>
          </table:table-cell>
        </table:table-row>
        <table:table-row table:style-name="Table34.1">
          <table:table-cell table:style-name="Table34.A3" office:value-type="string">
            <text:h text:style-name="P23" text:outline-level="1"><text:span text:style-name="T15">execute</text:span></text:h>
          </table:table-cell>
          <table:table-cell table:style-name="Table34.A3" office:value-type="string">
            <text:h text:style-name="P23" text:outline-level="1"><text:span text:style-name="T15">Package private</text:span></text:h>
          </table:table-cell>
          <table:table-cell table:style-name="Table34.A3" office:value-type="string">
            <text:h text:style-name="P23" text:outline-level="1"><text:span text:style-name="T15">Double </text:span></text:h>
          </table:table-cell>
          <table:table-cell table:style-name="Table34.A3" office:value-type="string">
            <text:h text:style-name="P23" text:outline-level="1"><text:span text:style-name="T15">Double x, double y</text:span></text:h>
          </table:table-cell>
          <table:table-cell table:style-name="Table34.A3" office:value-type="string">
            <text:h text:style-name="P23" text:outline-level="1"><text:span text:style-name="T6">Выполняет операцию над переданными значениями</text:span></text:h>
          </table:table-cell>
        </table:table-row>
      </table:table>
      <text:p text:style-name="P6"/>
      <text:p text:style-name="P6"/>
      <text:p text:style-name="P66"><text:span text:style-name="T21">Класс </text:span><text:span text:style-name="T18">Function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G"/>
        <table:table-column table:style-name="Table35.H"/>
        <table:table-row table:style-name="Table35.1">
          <table:table-cell table:style-name="Table35.A1" table:number-columns-spanned="8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5.1">
          <table:table-cell table:style-name="Table35.A2" office:value-type="string">
            <text:h text:style-name="P23" text:outline-level="1"><text:span text:style-name="T21">Имя</text:span></text:h>
          </table:table-cell>
          <table:table-cell table:style-name="Table35.A2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35.A2" table:number-columns-spanned="3" office:value-type="string">
            <text:h text:style-name="P23" text:outline-level="1"><text:span text:style-name="T21">Тип</text:span></text:h>
          </table:table-cell>
          <table:covered-table-cell/>
          <table:covered-table-cell/>
          <table:table-cell table:style-name="Table35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35.1">
          <table:table-cell table:style-name="Table35.A3" office:value-type="string">
            <text:h text:style-name="P23" text:outline-level="1"><text:span text:style-name="T15">data</text:span></text:h>
          </table:table-cell>
          <table:table-cell table:style-name="Table35.A3" table:number-columns-spanned="2" office:value-type="string">
            <text:h text:style-name="P23" text:outline-level="1"><text:span text:style-name="T15">Package private</text:span></text:h>
          </table:table-cell>
          <table:covered-table-cell/>
          <table:table-cell table:style-name="Table35.A3" table:number-columns-spanned="3" office:value-type="string">
            <text:h text:style-name="P23" text:outline-level="1"><text:span text:style-name="T15">double</text:span></text:h>
          </table:table-cell>
          <table:covered-table-cell/>
          <table:covered-table-cell/>
          <table:table-cell table:style-name="Table35.A3" table:number-columns-spanned="2" office:value-type="string">
            <text:h text:style-name="P23" text:outline-level="1"><text:span text:style-name="T6">Степень корня</text:span></text:h>
          </table:table-cell>
          <table:covered-table-cell/>
        </table:table-row>
        <table:table-row table:style-name="Table35.1">
          <table:table-cell table:style-name="Table35.A3" office:value-type="string">
            <text:h text:style-name="P23" text:outline-level="1"><text:span text:style-name="T15">fractionCounter</text:span></text:h>
          </table:table-cell>
          <table:table-cell table:style-name="Table35.A3" table:number-columns-spanned="2" office:value-type="string">
            <text:h text:style-name="P23" text:outline-level="1"><text:span text:style-name="T15">Package private</text:span></text:h>
          </table:table-cell>
          <table:covered-table-cell/>
          <table:table-cell table:style-name="Table35.A3" table:number-columns-spanned="3" office:value-type="string">
            <text:h text:style-name="P23" text:outline-level="1"><text:span text:style-name="T15">int</text:span></text:h>
          </table:table-cell>
          <table:covered-table-cell/>
          <table:covered-table-cell/>
          <table:table-cell table:style-name="Table35.A3" table:number-columns-spanned="2" office:value-type="string">
            <text:h text:style-name="P24" text:outline-level="1"/>
          </table:table-cell>
          <table:covered-table-cell/>
        </table:table-row>
        <table:table-row table:style-name="Table35.1">
          <table:table-cell table:style-name="Table35.A5" table:number-columns-spanned="8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5.1">
          <table:table-cell table:style-name="Table35.A6" table:number-columns-spanned="2" office:value-type="string">
            <text:h text:style-name="P23" text:outline-level="1"><text:span text:style-name="T21">Имя</text:span></text:h>
          </table:table-cell>
          <table:covered-table-cell/>
          <table:table-cell table:style-name="Table35.A6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35.A6" office:value-type="string">
            <text:h text:style-name="P23" text:outline-level="1"><text:span text:style-name="T21">Тип</text:span></text:h>
          </table:table-cell>
          <table:table-cell table:style-name="Table35.A6" table:number-columns-spanned="2" office:value-type="string">
            <text:h text:style-name="P23" text:outline-level="1"><text:span text:style-name="T21">Аргументы</text:span></text:h>
          </table:table-cell>
          <table:covered-table-cell/>
          <table:table-cell table:style-name="Table35.A6" office:value-type="string">
            <text:h text:style-name="P23" text:outline-level="1"><text:span text:style-name="T21">Назначение</text:span></text:h>
          </table:table-cell>
        </table:table-row>
        <table:table-row table:style-name="Table35.1">
          <table:table-cell table:style-name="Table35.A2" table:number-columns-spanned="2" office:value-type="string">
            <text:h text:style-name="P23" text:outline-level="1"><text:span text:style-name="T15">execute</text:span></text:h>
          </table:table-cell>
          <table:covered-table-cell/>
          <table:table-cell table:style-name="Table35.A2" table:number-columns-spanned="2" office:value-type="string">
            <text:h text:style-name="P23" text:outline-level="1"><text:span text:style-name="T15">Package private</text:span></text:h>
          </table:table-cell>
          <table:covered-table-cell/>
          <table:table-cell table:style-name="Table35.A2" office:value-type="string">
            <text:h text:style-name="P23" text:outline-level="1"><text:span text:style-name="T15">double</text:span></text:h>
          </table:table-cell>
          <table:table-cell table:style-name="Table35.A2" table:number-columns-spanned="2" office:value-type="string">
            <text:h text:style-name="P23" text:outline-level="1"><text:span text:style-name="T15">Double x</text:span></text:h>
          </table:table-cell>
          <table:covered-table-cell/>
          <table:table-cell table:style-name="Table35.A2" office:value-type="string">
            <text:h text:style-name="P23" text:outline-level="1"><text:span text:style-name="T6">Применяет функцию к переданному значению</text:span></text:h>
          </table:table-cell>
        </table:table-row>
      </table:table>
      <text:p text:style-name="P70"/>
      <text:p text:style-name="P66"><text:span text:style-name="T21">Класс </text:span><text:span text:style-name="T18">Parser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column table:style-name="Table36.G"/>
        <table:table-column table:style-name="Table36.H"/>
        <table:table-row table:style-name="Table36.1">
          <table:table-cell table:style-name="Table36.A1" table:number-columns-spanned="8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6.1">
          <table:table-cell table:style-name="Table36.A2" office:value-type="string">
            <text:h text:style-name="P23" text:outline-level="1"><text:span text:style-name="T21">Имя</text:span></text:h>
          </table:table-cell>
          <table:table-cell table:style-name="Table36.A2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36.A2" table:number-columns-spanned="3" office:value-type="string">
            <text:h text:style-name="P23" text:outline-level="1"><text:span text:style-name="T21">Тип</text:span></text:h>
          </table:table-cell>
          <table:covered-table-cell/>
          <table:covered-table-cell/>
          <table:table-cell table:style-name="Table36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36.1">
          <table:table-cell table:style-name="Table36.A3" office:value-type="string">
            <text:h text:style-name="P23" text:outline-level="1"><text:span text:style-name="T15">operations</text:span></text:h>
          </table:table-cell>
          <table:table-cell table:style-name="Table36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6.A3" table:number-columns-spanned="3" office:value-type="string">
            <text:h text:style-name="P23" text:outline-level="1"><text:span text:style-name="T15">HashMap&lt;Character, Operation&gt;</text:span></text:h>
          </table:table-cell>
          <table:covered-table-cell/>
          <table:covered-table-cell/>
          <table:table-cell table:style-name="Table36.A3" table:number-columns-spanned="2" office:value-type="string">
            <text:h text:style-name="P23" text:outline-level="1"><text:span text:style-name="T6">Список доступных парсеру операций</text:span></text:h>
          </table:table-cell>
          <table:covered-table-cell/>
        </table:table-row>
        <table:table-row table:style-name="Table36.1">
          <table:table-cell table:style-name="Table36.A4" table:number-columns-spanned="8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6.1">
          <table:table-cell table:style-name="Table36.A5" table:number-columns-spanned="2" office:value-type="string">
            <text:h text:style-name="P23" text:outline-level="1"><text:span text:style-name="T21">Имя</text:span></text:h>
          </table:table-cell>
          <table:covered-table-cell/>
          <table:table-cell table:style-name="Table36.A5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36.A5" office:value-type="string">
            <text:h text:style-name="P23" text:outline-level="1"><text:span text:style-name="T21">Тип</text:span></text:h>
          </table:table-cell>
          <table:table-cell table:style-name="Table36.A5" table:number-columns-spanned="2" office:value-type="string">
            <text:h text:style-name="P23" text:outline-level="1"><text:span text:style-name="T21">Аргументы</text:span></text:h>
          </table:table-cell>
          <table:covered-table-cell/>
          <table:table-cell table:style-name="Table36.A5" office:value-type="string">
            <text:h text:style-name="P23" text:outline-level="1"><text:span text:style-name="T21">Назначение</text:span></text:h>
          </table:table-cell>
        </table:table-row>
        <table:table-row table:style-name="Table36.1">
          <table:table-cell table:style-name="Table36.A2" table:number-columns-spanned="2" office:value-type="string">
            <text:h text:style-name="P23" text:outline-level="1"><text:span text:style-name="T15">parseDistance</text:span></text:h>
          </table:table-cell>
          <table:covered-table-cell/>
          <table:table-cell table:style-name="Table36.A2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6.A2" office:value-type="string">
            <text:h text:style-name="P23" text:outline-level="1"><text:span text:style-name="T15">double</text:span></text:h>
          </table:table-cell>
          <table:table-cell table:style-name="Table36.A2" table:number-columns-spanned="2" office:value-type="string">
            <text:h text:style-name="P23" text:outline-level="1"><text:span text:style-name="T15">String input</text:span></text:h>
          </table:table-cell>
          <table:covered-table-cell/>
          <table:table-cell table:style-name="Table36.A2" office:value-type="string">
            <text:h text:style-name="P23" text:outline-level="1"><text:span text:style-name="T6">Парсит переданную строку в число</text:span></text:h>
          </table:table-cell>
        </table:table-row>
        <table:table-row table:style-name="Table36.1">
          <table:table-cell table:style-name="Table36.A3" table:number-columns-spanned="2" office:value-type="string">
            <text:h text:style-name="P23" text:outline-level="1"><text:span text:style-name="T15">createPolandNotation</text:span></text:h>
          </table:table-cell>
          <table:covered-table-cell/>
          <table:table-cell table:style-name="Table36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6.A3" office:value-type="string">
            <text:h text:style-name="P23" text:outline-level="1"><text:span text:style-name="T15">void</text:span></text:h>
          </table:table-cell>
          <table:table-cell table:style-name="Table36.A3" table:number-columns-spanned="2" office:value-type="string">
            <text:h text:style-name="P23" text:outline-level="1"><text:span text:style-name="T15">ArrayDeque&lt;Token&gt; queue, ArrayDeque&lt;Token&gt; stack, String input</text:span></text:h>
          </table:table-cell>
          <table:covered-table-cell/>
          <table:table-cell table:style-name="Table36.A3" office:value-type="string">
            <text:h text:style-name="P23" text:outline-level="1"><text:span text:style-name="T6">Создает польскую нотацию из строки</text:span></text:h>
          </table:table-cell>
        </table:table-row>
      </table:table>
      <text:p text:style-name="P70"><text:soft-page-break/></text:p>
      <text:p text:style-name="P66"><text:span text:style-name="T21">Класс </text:span><text:span text:style-name="T18">PopupMessage 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/>
        <table:table-column table:style-name="Table37.G"/>
        <table:table-column table:style-name="Table37.H"/>
        <table:table-row table:style-name="Table37.1">
          <table:table-cell table:style-name="Table37.A1" table:number-columns-spanned="8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7.1">
          <table:table-cell table:style-name="Table37.A2" office:value-type="string">
            <text:h text:style-name="P23" text:outline-level="1"><text:span text:style-name="T21">Имя</text:span></text:h>
          </table:table-cell>
          <table:table-cell table:style-name="Table37.A2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37.A2" table:number-columns-spanned="3" office:value-type="string">
            <text:h text:style-name="P23" text:outline-level="1"><text:span text:style-name="T21">Тип</text:span></text:h>
          </table:table-cell>
          <table:covered-table-cell/>
          <table:covered-table-cell/>
          <table:table-cell table:style-name="Table37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37.1">
          <table:table-cell table:style-name="Table37.A3" office:value-type="string">
            <text:h text:style-name="P23" text:outline-level="1"><text:span text:style-name="T15">popup</text:span></text:h>
          </table:table-cell>
          <table:table-cell table:style-name="Table37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7.A3" table:number-columns-spanned="3" office:value-type="string">
            <text:h text:style-name="P23" text:outline-level="1"><text:span text:style-name="T15">Label</text:span></text:h>
          </table:table-cell>
          <table:covered-table-cell/>
          <table:covered-table-cell/>
          <table:table-cell table:style-name="Table37.A3" table:number-columns-spanned="2" office:value-type="string">
            <text:h text:style-name="P23" text:outline-level="1"><text:span text:style-name="T6">Текст всплывающей подсказки</text:span></text:h>
          </table:table-cell>
          <table:covered-table-cell/>
        </table:table-row>
        <table:table-row table:style-name="Table37.1">
          <table:table-cell table:style-name="Table37.A3" office:value-type="string">
            <text:h text:style-name="P23" text:outline-level="1"><text:span text:style-name="T15">ft</text:span></text:h>
          </table:table-cell>
          <table:table-cell table:style-name="Table37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7.A3" table:number-columns-spanned="3" office:value-type="string">
            <text:h text:style-name="P23" text:outline-level="1"><text:span text:style-name="T15">FadeTransition</text:span></text:h>
          </table:table-cell>
          <table:covered-table-cell/>
          <table:covered-table-cell/>
          <table:table-cell table:style-name="Table37.A3" table:number-columns-spanned="2" office:value-type="string">
            <text:h text:style-name="P23" text:outline-level="1"><text:span text:style-name="T6">Анимация, растворяющая подсказку</text:span></text:h>
          </table:table-cell>
          <table:covered-table-cell/>
        </table:table-row>
        <table:table-row table:style-name="Table37.1">
          <table:table-cell table:style-name="Table37.A5" table:number-columns-spanned="8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7.1">
          <table:table-cell table:style-name="Table37.A6" table:number-columns-spanned="2" office:value-type="string">
            <text:h text:style-name="P23" text:outline-level="1"><text:span text:style-name="T21">Имя</text:span></text:h>
          </table:table-cell>
          <table:covered-table-cell/>
          <table:table-cell table:style-name="Table37.A6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37.A6" office:value-type="string">
            <text:h text:style-name="P23" text:outline-level="1"><text:span text:style-name="T21">Тип</text:span></text:h>
          </table:table-cell>
          <table:table-cell table:style-name="Table37.A6" table:number-columns-spanned="2" office:value-type="string">
            <text:h text:style-name="P23" text:outline-level="1"><text:span text:style-name="T21">Аргументы</text:span></text:h>
          </table:table-cell>
          <table:covered-table-cell/>
          <table:table-cell table:style-name="Table37.A6" office:value-type="string">
            <text:h text:style-name="P23" text:outline-level="1"><text:span text:style-name="T21">Назначение</text:span></text:h>
          </table:table-cell>
        </table:table-row>
        <table:table-row table:style-name="Table37.1">
          <table:table-cell table:style-name="Table37.A2" table:number-columns-spanned="2" office:value-type="string">
            <text:h text:style-name="P23" text:outline-level="1"><text:span text:style-name="T15">setPopup</text:span></text:h>
          </table:table-cell>
          <table:covered-table-cell/>
          <table:table-cell table:style-name="Table37.A2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7.A2" office:value-type="string">
            <text:h text:style-name="P23" text:outline-level="1"><text:span text:style-name="T15">void</text:span></text:h>
          </table:table-cell>
          <table:table-cell table:style-name="Table37.A2" table:number-columns-spanned="2" office:value-type="string">
            <text:h text:style-name="P23" text:outline-level="1"><text:span text:style-name="T15">Label label</text:span></text:h>
          </table:table-cell>
          <table:covered-table-cell/>
          <table:table-cell table:style-name="Table37.A2" office:value-type="string">
            <text:h text:style-name="P23" text:outline-level="1"><text:span text:style-name="T6">Инициализация анимации и лейбла</text:span></text:h>
          </table:table-cell>
        </table:table-row>
        <table:table-row table:style-name="Table37.1">
          <table:table-cell table:style-name="Table37.A3" table:number-columns-spanned="2" office:value-type="string">
            <text:h text:style-name="P23" text:outline-level="1"><text:span text:style-name="T15">showMessage</text:span></text:h>
          </table:table-cell>
          <table:covered-table-cell/>
          <table:table-cell table:style-name="Table37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7.A3" office:value-type="string">
            <text:h text:style-name="P23" text:outline-level="1"><text:span text:style-name="T15">void</text:span></text:h>
          </table:table-cell>
          <table:table-cell table:style-name="Table37.A3" table:number-columns-spanned="2" office:value-type="string">
            <text:h text:style-name="P23" text:outline-level="1"><text:span text:style-name="T15">String mes</text:span></text:h>
          </table:table-cell>
          <table:covered-table-cell/>
          <table:table-cell table:style-name="Table37.A3" office:value-type="string">
            <text:h text:style-name="P23" text:outline-level="1"><text:span text:style-name="T6">Вызывает всплывающую подсказку</text:span></text:h>
          </table:table-cell>
        </table:table-row>
        <table:table-row table:style-name="Table37.1">
          <table:table-cell table:style-name="Table37.A3" table:number-columns-spanned="2" office:value-type="string">
            <text:h text:style-name="P23" text:outline-level="1"><text:span text:style-name="T15">fixMessage</text:span></text:h>
          </table:table-cell>
          <table:covered-table-cell/>
          <table:table-cell table:style-name="Table37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7.A3" office:value-type="string">
            <text:h text:style-name="P23" text:outline-level="1"><text:span text:style-name="T15">void</text:span></text:h>
          </table:table-cell>
          <table:table-cell table:style-name="Table37.A3" table:number-columns-spanned="2" office:value-type="string">
            <text:h text:style-name="P23" text:outline-level="1"><text:span text:style-name="T15">String mes</text:span></text:h>
          </table:table-cell>
          <table:covered-table-cell/>
          <table:table-cell table:style-name="Table37.A3" office:value-type="string">
            <text:h text:style-name="P23" text:outline-level="1"><text:span text:style-name="T6">Фиксирует сообщение на экране (без анимации)</text:span></text:h>
          </table:table-cell>
        </table:table-row>
        <table:table-row table:style-name="Table37.1">
          <table:table-cell table:style-name="Table37.A3" table:number-columns-spanned="2" office:value-type="string">
            <text:h text:style-name="P23" text:outline-level="1"><text:span text:style-name="T15">unfixMessage</text:span></text:h>
          </table:table-cell>
          <table:covered-table-cell/>
          <table:table-cell table:style-name="Table37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7.A3" office:value-type="string">
            <text:h text:style-name="P23" text:outline-level="1"><text:span text:style-name="T15">void</text:span></text:h>
          </table:table-cell>
          <table:table-cell table:style-name="Table37.A3" table:number-columns-spanned="2" office:value-type="string">
            <text:h text:style-name="P24" text:outline-level="1"/>
          </table:table-cell>
          <table:covered-table-cell/>
          <table:table-cell table:style-name="Table37.A3" office:value-type="string">
            <text:h text:style-name="P23" text:outline-level="1"><text:span text:style-name="T6">Открепляет зафиксированное сообщение</text:span></text:h>
          </table:table-cell>
        </table:table-row>
      </table:table>
      <text:p text:style-name="P72"/>
      <text:p text:style-name="P66"><text:span text:style-name="T21">Класс </text:span><text:span text:style-name="T18">Visualizer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F"/>
        <table:table-column table:style-name="Table38.G"/>
        <table:table-column table:style-name="Table38.H"/>
        <table:table-row table:style-name="Table38.1">
          <table:table-cell table:style-name="Table38.A1" table:number-columns-spanned="8" office:value-type="string">
            <text:h text:style-name="P23" text:outline-level="1"><text:span text:style-name="T6">Поля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8.1">
          <table:table-cell table:style-name="Table38.A2" office:value-type="string">
            <text:h text:style-name="P23" text:outline-level="1"><text:span text:style-name="T21">Имя</text:span></text:h>
          </table:table-cell>
          <table:table-cell table:style-name="Table38.A2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38.A2" table:number-columns-spanned="3" office:value-type="string">
            <text:h text:style-name="P23" text:outline-level="1"><text:span text:style-name="T21">Тип</text:span></text:h>
          </table:table-cell>
          <table:covered-table-cell/>
          <table:covered-table-cell/>
          <table:table-cell table:style-name="Table38.A2" table:number-columns-spanned="2" office:value-type="string">
            <text:h text:style-name="P23" text:outline-level="1"><text:span text:style-name="T21">Назначение</text:span></text:h>
          </table:table-cell>
          <table:covered-table-cell/>
        </table:table-row>
        <table:table-row table:style-name="Table38.1">
          <table:table-cell table:style-name="Table38.A3" office:value-type="string">
            <text:h text:style-name="P23" text:outline-level="1"><text:span text:style-name="T15">MAX_POINTS</text:span></text:h>
          </table:table-cell>
          <table:table-cell table:style-name="Table38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8.A3" table:number-columns-spanned="3" office:value-type="string">
            <text:h text:style-name="P23" text:outline-level="1"><text:span text:style-name="T15">int</text:span></text:h>
          </table:table-cell>
          <table:covered-table-cell/>
          <table:covered-table-cell/>
          <table:table-cell table:style-name="Table38.A3" table:number-columns-spanned="2" office:value-type="string">
            <text:h text:style-name="P23" text:outline-level="1"><text:span text:style-name="T6">Максимальное число точек, которое может быть отрисовано</text:span></text:h>
          </table:table-cell>
          <table:covered-table-cell/>
        </table:table-row>
        <table:table-row table:style-name="Table38.1">
          <table:table-cell table:style-name="Table38.A3" office:value-type="string">
            <text:h text:style-name="P23" text:outline-level="1"><text:span text:style-name="T15">GAP</text:span></text:h>
          </table:table-cell>
          <table:table-cell table:style-name="Table38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8.A3" table:number-columns-spanned="3" office:value-type="string">
            <text:h text:style-name="P23" text:outline-level="1"><text:span text:style-name="T15">int</text:span></text:h>
          </table:table-cell>
          <table:covered-table-cell/>
          <table:covered-table-cell/>
          <table:table-cell table:style-name="Table38.A3" table:number-columns-spanned="2" office:value-type="string">
            <text:h text:style-name="P23" text:outline-level="1"><text:span text:style-name="T6">Время ожидания точек в узле</text:span></text:h>
          </table:table-cell>
          <table:covered-table-cell/>
        </table:table-row>
        <table:table-row table:style-name="Table38.1">
          <table:table-cell table:style-name="Table38.A3" office:value-type="string">
            <text:h text:style-name="P23" text:outline-level="1"><text:span text:style-name="T15">threadPool</text:span></text:h>
          </table:table-cell>
          <table:table-cell table:style-name="Table38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8.A3" table:number-columns-spanned="3" office:value-type="string">
            <text:h text:style-name="P23" text:outline-level="1"><text:span text:style-name="T15">ExecutorService</text:span></text:h>
          </table:table-cell>
          <table:covered-table-cell/>
          <table:covered-table-cell/>
          <table:table-cell table:style-name="Table38.A3" table:number-columns-spanned="2" office:value-type="string">
            <text:h text:style-name="P23" text:outline-level="1"><text:span text:style-name="T6">Треды, которые запускают ожидание точек в ноде</text:span></text:h>
          </table:table-cell>
          <table:covered-table-cell/>
        </table:table-row>
        <table:table-row table:style-name="Table38.1">
          <table:table-cell table:style-name="Table38.A3" office:value-type="string">
            <text:h text:style-name="P23" text:outline-level="1"><text:span text:style-name="T15">animations</text:span></text:h>
          </table:table-cell>
          <table:table-cell table:style-name="Table38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8.A3" table:number-columns-spanned="3" office:value-type="string">
            <text:h text:style-name="P23" text:outline-level="1"><text:span text:style-name="T15">HashSet&lt;PathTransition&gt;</text:span></text:h>
          </table:table-cell>
          <table:covered-table-cell/>
          <table:covered-table-cell/>
          <table:table-cell table:style-name="Table38.A3" table:number-columns-spanned="2" office:value-type="string">
            <text:h text:style-name="P23" text:outline-level="1"><text:span text:style-name="T6">Список всех активных анимаций</text:span></text:h>
          </table:table-cell>
          <table:covered-table-cell/>
        </table:table-row>
        <table:table-row table:style-name="Table38.1">
          <table:table-cell table:style-name="Table38.A3" office:value-type="string">
            <text:h text:style-name="P23" text:outline-level="1"><text:span text:style-name="T15">isRunning</text:span></text:h>
          </table:table-cell>
          <table:table-cell table:style-name="Table38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8.A3" table:number-columns-spanned="3" office:value-type="string">
            <text:h text:style-name="P23" text:outline-level="1"><text:span text:style-name="T15">boolean</text:span></text:h>
          </table:table-cell>
          <table:covered-table-cell/>
          <table:covered-table-cell/>
          <table:table-cell table:style-name="Table38.A3" table:number-columns-spanned="2" office:value-type="string">
            <text:h text:style-name="P23" text:outline-level="1"><text:span text:style-name="T6">Идет ли визуализация</text:span></text:h>
          </table:table-cell>
          <table:covered-table-cell/>
        </table:table-row>
        <table:table-row table:style-name="Table38.1">
          <table:table-cell table:style-name="Table38.A3" office:value-type="string">
            <text:h text:style-name="P23" text:outline-level="1"><text:span text:style-name="T15">enabledGIF</text:span></text:h>
          </table:table-cell>
          <table:table-cell table:style-name="Table38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8.A3" table:number-columns-spanned="3" office:value-type="string">
            <text:h text:style-name="P23" text:outline-level="1"><text:span text:style-name="T15">boolean</text:span></text:h>
          </table:table-cell>
          <table:covered-table-cell/>
          <table:covered-table-cell/>
          <table:table-cell table:style-name="Table38.A3" table:number-columns-spanned="2" office:value-type="string">
            <text:h text:style-name="P23" text:outline-level="1"><text:span text:style-name="T6">Записывается ли </text:span><text:span text:style-name="T15">.gif</text:span></text:h>
          </table:table-cell>
          <table:covered-table-cell/>
        </table:table-row>
        <table:table-row table:style-name="Table38.1">
          <table:table-cell table:style-name="Table38.A3" office:value-type="string">
            <text:h text:style-name="P23" text:outline-level="1"><text:span text:style-name="T15">numeric</text:span></text:h>
          </table:table-cell>
          <table:table-cell table:style-name="Table38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8.A3" table:number-columns-spanned="3" office:value-type="string">
            <text:h text:style-name="P23" text:outline-level="1"><text:span text:style-name="T15">boolean</text:span></text:h>
          </table:table-cell>
          <table:covered-table-cell/>
          <table:covered-table-cell/>
          <table:table-cell table:style-name="Table38.A3" table:number-columns-spanned="2" office:value-type="string">
            <text:h text:style-name="P23" text:outline-level="1"><text:span text:style-name="T6">Отображаются ли числа амплитуд</text:span></text:h>
          </table:table-cell>
          <table:covered-table-cell/>
        </table:table-row>
        <table:table-row table:style-name="Table38.1">
          <table:table-cell table:style-name="Table38.A3" office:value-type="string">
            <text:h text:style-name="P23" text:outline-level="1"><text:span text:style-name="T15">colour</text:span></text:h>
          </table:table-cell>
          <table:table-cell table:style-name="Table38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8.A3" table:number-columns-spanned="3" office:value-type="string">
            <text:h text:style-name="P23" text:outline-level="1"><text:span text:style-name="T15">boolean</text:span></text:h>
          </table:table-cell>
          <table:covered-table-cell/>
          <table:covered-table-cell/>
          <table:table-cell table:style-name="Table38.A3" table:number-columns-spanned="2" office:value-type="string">
            <text:h text:style-name="P23" text:outline-level="1"><text:span text:style-name="T6">Идет ли отрисовка амплитуды цветом</text:span></text:h>
          </table:table-cell>
          <table:covered-table-cell/>
        </table:table-row>
        <table:table-row table:style-name="Table38.1">
          <table:table-cell table:style-name="Table38.A3" office:value-type="string">
            <text:h text:style-name="P23" text:outline-level="1"><text:span text:style-name="T15">arrows</text:span></text:h>
          </table:table-cell>
          <table:table-cell table:style-name="Table38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8.A3" table:number-columns-spanned="3" office:value-type="string">
            <text:h text:style-name="P23" text:outline-level="1"><text:span text:style-name="T15">boolean</text:span></text:h>
          </table:table-cell>
          <table:covered-table-cell/>
          <table:covered-table-cell/>
          <table:table-cell table:style-name="Table38.A3" table:number-columns-spanned="2" office:value-type="string">
            <text:h text:style-name="P23" text:outline-level="1"><text:span text:style-name="T6">Отображаются ли стрелки амплитуд</text:span></text:h>
          </table:table-cell>
          <table:covered-table-cell/>
        </table:table-row>
        <table:table-row table:style-name="Table38.1">
          <table:table-cell table:style-name="Table38.A3" office:value-type="string">
            <text:h text:style-name="P23" text:outline-level="1"><text:span text:style-name="T15">curNumOfPoints</text:span></text:h>
          </table:table-cell>
          <table:table-cell table:style-name="Table38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8.A3" table:number-columns-spanned="3" office:value-type="string">
            <text:h text:style-name="P23" text:outline-level="1"><text:span text:style-name="T15">IntegerProperty</text:span></text:h>
          </table:table-cell>
          <table:covered-table-cell/>
          <table:covered-table-cell/>
          <table:table-cell table:style-name="Table38.A3" table:number-columns-spanned="2" office:value-type="string">
            <text:h text:style-name="P23" text:outline-level="1"><text:span text:style-name="T6">Текущее количество точек на сцене</text:span></text:h>
          </table:table-cell>
          <table:covered-table-cell/>
        </table:table-row>
        <table:table-row table:style-name="Table38.1">
          <table:table-cell table:style-name="Table38.A3" office:value-type="string">
            <text:h text:style-name="P23" text:outline-level="1"><text:span text:style-name="T15">needStartPeriod</text:span></text:h>
          </table:table-cell>
          <table:table-cell table:style-name="Table38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8.A3" table:number-columns-spanned="3" office:value-type="string">
            <text:h text:style-name="P23" text:outline-level="1"><text:span text:style-name="T15">boolean</text:span></text:h>
          </table:table-cell>
          <table:covered-table-cell/>
          <table:covered-table-cell/>
          <table:table-cell table:style-name="Table38.A3" table:number-columns-spanned="2" office:value-type="string">
            <text:h text:style-name="P23" text:outline-level="1"><text:span text:style-name="T6">Нужно ли начинать новый период</text:span></text:h>
          </table:table-cell>
          <table:covered-table-cell/>
        </table:table-row>
        <table:table-row table:style-name="Table38.1">
          <table:table-cell table:style-name="Table38.A3" office:value-type="string">
            <text:h text:style-name="P23" text:outline-level="1"><text:span text:style-name="T15">startTime</text:span></text:h>
          </table:table-cell>
          <table:table-cell table:style-name="Table38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8.A3" table:number-columns-spanned="3" office:value-type="string">
            <text:h text:style-name="P23" text:outline-level="1"><text:span text:style-name="T15">long</text:span></text:h>
          </table:table-cell>
          <table:covered-table-cell/>
          <table:covered-table-cell/>
          <table:table-cell table:style-name="Table38.A3" table:number-columns-spanned="2" office:value-type="string">
            <text:h text:style-name="P23" text:outline-level="1"><text:span text:style-name="T6">Время старта предыдущего периода</text:span></text:h>
          </table:table-cell>
          <table:covered-table-cell/>
        </table:table-row>
        <table:table-row table:style-name="Table38.1">
          <table:table-cell table:style-name="Table38.A3" office:value-type="string">
            <text:h text:style-name="P23" text:outline-level="1"><text:span text:style-name="T15">periodTime</text:span></text:h>
          </table:table-cell>
          <table:table-cell table:style-name="Table38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8.A3" table:number-columns-spanned="3" office:value-type="string">
            <text:h text:style-name="P23" text:outline-level="1"><text:span text:style-name="T15">long</text:span></text:h>
          </table:table-cell>
          <table:covered-table-cell/>
          <table:covered-table-cell/>
          <table:table-cell table:style-name="Table38.A3" table:number-columns-spanned="2" office:value-type="string">
            <text:h text:style-name="P23" text:outline-level="1"><text:span text:style-name="T6">Время периода</text:span></text:h>
          </table:table-cell>
          <table:covered-table-cell/>
        </table:table-row>
        <table:table-row table:style-name="Table38.1">
          <table:table-cell table:style-name="Table38.A3" office:value-type="string">
            <text:h text:style-name="P23" text:outline-level="1"><text:span text:style-name="T15">timeout</text:span></text:h>
          </table:table-cell>
          <table:table-cell table:style-name="Table38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8.A3" table:number-columns-spanned="3" office:value-type="string">
            <text:h text:style-name="P23" text:outline-level="1"><text:span text:style-name="T15">int</text:span></text:h>
          </table:table-cell>
          <table:covered-table-cell/>
          <table:covered-table-cell/>
          <table:table-cell table:style-name="Table38.A3" table:number-columns-spanned="2" office:value-type="string">
            <text:h text:style-name="P24" text:outline-level="1"/>
          </table:table-cell>
          <table:covered-table-cell/>
        </table:table-row>
        <table:table-row table:style-name="Table38.1">
          <table:table-cell table:style-name="Table38.A3" office:value-type="string">
            <text:h text:style-name="P23" text:outline-level="1"><text:span text:style-name="T15">globalStart</text:span></text:h>
          </table:table-cell>
          <table:table-cell table:style-name="Table38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8.A3" table:number-columns-spanned="3" office:value-type="string">
            <text:h text:style-name="P23" text:outline-level="1"><text:span text:style-name="T15">Node</text:span></text:h>
          </table:table-cell>
          <table:covered-table-cell/>
          <table:covered-table-cell/>
          <table:table-cell table:style-name="Table38.A3" table:number-columns-spanned="2" office:value-type="string">
            <text:h text:style-name="P23" text:outline-level="1"><text:span text:style-name="T6">Вершина, в которой начался период</text:span></text:h>
          </table:table-cell>
          <table:covered-table-cell/>
        </table:table-row>
        <table:table-row table:style-name="Table38.1">
          <table:table-cell table:style-name="Table38.A3" office:value-type="string">
            <text:h text:style-name="P23" text:outline-level="1"><text:span text:style-name="T15">observer</text:span></text:h>
          </table:table-cell>
          <table:table-cell table:style-name="Table38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8.A3" table:number-columns-spanned="3" office:value-type="string">
            <text:h text:style-name="P23" text:outline-level="1"><text:span text:style-name="T15">ChangeListener&lt;Number&gt;</text:span></text:h>
          </table:table-cell>
          <table:covered-table-cell/>
          <table:covered-table-cell/>
          <table:table-cell table:style-name="Table38.A3" table:number-columns-spanned="2" office:value-type="string">
            <text:h text:style-name="P23" text:outline-level="1"><text:span text:style-name="T6">Отслеживает начало периода</text:span></text:h>
          </table:table-cell>
          <table:covered-table-cell/>
        </table:table-row>
        <table:table-row table:style-name="Table38.1">
          <table:table-cell table:style-name="Table38.A3" office:value-type="string">
            <text:h text:style-name="P23" text:outline-level="1"><text:span text:style-name="T15">lowerBound</text:span></text:h>
          </table:table-cell>
          <table:table-cell table:style-name="Table38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8.A3" table:number-columns-spanned="3" office:value-type="string">
            <text:h text:style-name="P23" text:outline-level="1"><text:span text:style-name="T15">LongProperty</text:span></text:h>
          </table:table-cell>
          <table:covered-table-cell/>
          <table:covered-table-cell/>
          <table:table-cell table:style-name="Table38.A3" table:number-columns-spanned="2" office:value-type="string">
            <text:h text:style-name="P23" text:outline-level="1"><text:span text:style-name="T6">Текущее минимальное значение амплитуды</text:span></text:h>
          </table:table-cell>
          <table:covered-table-cell/>
        </table:table-row>
        <table:table-row table:style-name="Table38.1">
          <table:table-cell table:style-name="Table38.A3" office:value-type="string">
            <text:h text:style-name="P23" text:outline-level="1"><text:span text:style-name="T15">upperBound</text:span></text:h>
          </table:table-cell>
          <table:table-cell table:style-name="Table38.A3" table:number-columns-spanned="2" office:value-type="string">
            <text:h text:style-name="P23" text:outline-level="1"><text:span text:style-name="T15">private</text:span></text:h>
          </table:table-cell>
          <table:covered-table-cell/>
          <table:table-cell table:style-name="Table38.A3" table:number-columns-spanned="3" office:value-type="string">
            <text:h text:style-name="P23" text:outline-level="1"><text:span text:style-name="T15">LongProperty</text:span></text:h>
          </table:table-cell>
          <table:covered-table-cell/>
          <table:covered-table-cell/>
          <table:table-cell table:style-name="Table38.A3" table:number-columns-spanned="2" office:value-type="string">
            <text:h text:style-name="P23" text:outline-level="1"><text:span text:style-name="T6">Текущее максимальное значение </text:span><text:soft-page-break/><text:span text:style-name="T6">амплитуды</text:span></text:h>
          </table:table-cell>
          <table:covered-table-cell/>
        </table:table-row>
        <table:table-row table:style-name="Table38.1">
          <table:table-cell table:style-name="Table38.A21" table:number-columns-spanned="8" office:value-type="string">
            <text:h text:style-name="P23" text:outline-level="1"><text:span text:style-name="T6">Методы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8.1">
          <table:table-cell table:style-name="Table38.A22" table:number-columns-spanned="2" office:value-type="string">
            <text:h text:style-name="P23" text:outline-level="1"><text:span text:style-name="T21">Имя</text:span></text:h>
          </table:table-cell>
          <table:covered-table-cell/>
          <table:table-cell table:style-name="Table38.A22" table:number-columns-spanned="2" office:value-type="string">
            <text:h text:style-name="P23" text:outline-level="1"><text:span text:style-name="T21">Доступ</text:span></text:h>
          </table:table-cell>
          <table:covered-table-cell/>
          <table:table-cell table:style-name="Table38.A22" office:value-type="string">
            <text:h text:style-name="P23" text:outline-level="1"><text:span text:style-name="T21">Тип</text:span></text:h>
          </table:table-cell>
          <table:table-cell table:style-name="Table38.A22" table:number-columns-spanned="2" office:value-type="string">
            <text:h text:style-name="P23" text:outline-level="1"><text:span text:style-name="T21">Аргументы</text:span></text:h>
          </table:table-cell>
          <table:covered-table-cell/>
          <table:table-cell table:style-name="Table38.A22" office:value-type="string">
            <text:h text:style-name="P23" text:outline-level="1"><text:span text:style-name="T21">Назначение</text:span></text:h>
          </table:table-cell>
        </table:table-row>
        <table:table-row table:style-name="Table38.1">
          <table:table-cell table:style-name="Table38.A2" table:number-columns-spanned="2" office:value-type="string">
            <text:h text:style-name="P23" text:outline-level="1"><text:span text:style-name="T15">enableGif</text:span></text:h>
          </table:table-cell>
          <table:covered-table-cell/>
          <table:table-cell table:style-name="Table38.A2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8.A2" office:value-type="string">
            <text:h text:style-name="P23" text:outline-level="1"><text:span text:style-name="T15">void</text:span></text:h>
          </table:table-cell>
          <table:table-cell table:style-name="Table38.A2" table:number-columns-spanned="2" office:value-type="string">
            <text:h text:style-name="P23" text:outline-level="1"><text:span text:style-name="T15">Boolean enable</text:span></text:h>
          </table:table-cell>
          <table:covered-table-cell/>
          <table:table-cell table:style-name="Table38.A2" office:value-type="string">
            <text:h text:style-name="P23" text:outline-level="1"><text:span text:style-name="T6">Сеттер записи </text:span><text:span text:style-name="T15">.gif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runTask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8.A3" office:value-type="string">
            <text:h text:style-name="P23" text:outline-level="1"><text:span text:style-name="T15">void</text:span></text:h>
          </table:table-cell>
          <table:table-cell table:style-name="Table38.A3" table:number-columns-spanned="2" office:value-type="string">
            <text:h text:style-name="P23" text:outline-level="1"><text:span text:style-name="T15">Task t</text:span></text:h>
          </table:table-cell>
          <table:covered-table-cell/>
          <table:table-cell table:style-name="Table38.A3" office:value-type="string">
            <text:h text:style-name="P23" text:outline-level="1"><text:span text:style-name="T6">Запускает задачу в локальном тред пуле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setNumeric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8.A3" office:value-type="string">
            <text:h text:style-name="P23" text:outline-level="1"><text:span text:style-name="T15">void</text:span></text:h>
          </table:table-cell>
          <table:table-cell table:style-name="Table38.A3" table:number-columns-spanned="2" office:value-type="string">
            <text:h text:style-name="P23" text:outline-level="1"><text:span text:style-name="T15">Boolean val</text:span></text:h>
          </table:table-cell>
          <table:covered-table-cell/>
          <table:table-cell table:style-name="Table38.A3" office:value-type="string">
            <text:h text:style-name="P23" text:outline-level="1"><text:span text:style-name="T6">Управление отображением числовой амплитуды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isNumeric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8.A3" office:value-type="string">
            <text:h text:style-name="P23" text:outline-level="1"><text:span text:style-name="T15">boolean</text:span></text:h>
          </table:table-cell>
          <table:table-cell table:style-name="Table38.A3" table:number-columns-spanned="2" office:value-type="string">
            <text:h text:style-name="P28" text:outline-level="1"/>
          </table:table-cell>
          <table:covered-table-cell/>
          <table:table-cell table:style-name="Table38.A3" office:value-type="string">
            <text:h text:style-name="P23" text:outline-level="1"><text:span text:style-name="T6">Геттер числовой амплитуды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setColour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ackage private</text:span></text:h>
          </table:table-cell>
          <table:covered-table-cell/>
          <table:table-cell table:style-name="Table38.A3" office:value-type="string">
            <text:h text:style-name="P23" text:outline-level="1"><text:span text:style-name="T15">void</text:span></text:h>
          </table:table-cell>
          <table:table-cell table:style-name="Table38.A3" table:number-columns-spanned="2" office:value-type="string">
            <text:h text:style-name="P23" text:outline-level="1"><text:span text:style-name="T15">Boolean val</text:span></text:h>
          </table:table-cell>
          <table:covered-table-cell/>
          <table:table-cell table:style-name="Table38.A3" office:value-type="string">
            <text:h text:style-name="P23" text:outline-level="1"><text:span text:style-name="T6">Управление отображением амплитуды цветом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isColoured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8.A3" office:value-type="string">
            <text:h text:style-name="P23" text:outline-level="1"><text:span text:style-name="T15">boolean</text:span></text:h>
          </table:table-cell>
          <table:table-cell table:style-name="Table38.A3" table:number-columns-spanned="2" office:value-type="string">
            <text:h text:style-name="P24" text:outline-level="1"/>
          </table:table-cell>
          <table:covered-table-cell/>
          <table:table-cell table:style-name="Table38.A3" office:value-type="string">
            <text:h text:style-name="P23" text:outline-level="1"><text:span text:style-name="T6">Геттер цветовой амплитуды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setArrows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ackage private</text:span></text:h>
          </table:table-cell>
          <table:covered-table-cell/>
          <table:table-cell table:style-name="Table38.A3" office:value-type="string">
            <text:h text:style-name="P23" text:outline-level="1"><text:span text:style-name="T15">void</text:span></text:h>
          </table:table-cell>
          <table:table-cell table:style-name="Table38.A3" table:number-columns-spanned="2" office:value-type="string">
            <text:h text:style-name="P23" text:outline-level="1"><text:span text:style-name="T15">Boolean val</text:span></text:h>
          </table:table-cell>
          <table:covered-table-cell/>
          <table:table-cell table:style-name="Table38.A3" office:value-type="string">
            <text:h text:style-name="P23" text:outline-level="1"><text:span text:style-name="T6">Управление отображением стрелок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isArrows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8.A3" office:value-type="string">
            <text:h text:style-name="P23" text:outline-level="1"><text:span text:style-name="T15">boolean</text:span></text:h>
          </table:table-cell>
          <table:table-cell table:style-name="Table38.A3" table:number-columns-spanned="2" office:value-type="string">
            <text:h text:style-name="P24" text:outline-level="1"/>
          </table:table-cell>
          <table:covered-table-cell/>
          <table:table-cell table:style-name="Table38.A3" office:value-type="string">
            <text:h text:style-name="P23" text:outline-level="1"><text:span text:style-name="T6">Геттер стрелок векторов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increasePoints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8.A3" office:value-type="string">
            <text:h text:style-name="P23" text:outline-level="1"><text:span text:style-name="T15">void</text:span></text:h>
          </table:table-cell>
          <table:table-cell table:style-name="Table38.A3" table:number-columns-spanned="2" office:value-type="string">
            <text:h text:style-name="P24" text:outline-level="1"/>
          </table:table-cell>
          <table:covered-table-cell/>
          <table:table-cell table:style-name="Table38.A3" office:value-type="string">
            <text:h text:style-name="P23" text:outline-level="1"><text:span text:style-name="T6">Увеличение счетчика точек в области отрисовки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decreasePoints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8.A3" office:value-type="string">
            <text:h text:style-name="P23" text:outline-level="1"><text:span text:style-name="T15">void</text:span></text:h>
          </table:table-cell>
          <table:table-cell table:style-name="Table38.A3" table:number-columns-spanned="2" office:value-type="string">
            <text:h text:style-name="P24" text:outline-level="1"/>
          </table:table-cell>
          <table:covered-table-cell/>
          <table:table-cell table:style-name="Table38.A3" office:value-type="string">
            <text:h text:style-name="P23" text:outline-level="1"><text:span text:style-name="T6">Уменьшение счетчика точек в области отрисовки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checkOOM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8.A3" office:value-type="string">
            <text:h text:style-name="P23" text:outline-level="1"><text:span text:style-name="T15">boolean</text:span></text:h>
          </table:table-cell>
          <table:table-cell table:style-name="Table38.A3" table:number-columns-spanned="2" office:value-type="string">
            <text:h text:style-name="P24" text:outline-level="1"/>
          </table:table-cell>
          <table:covered-table-cell/>
          <table:table-cell table:style-name="Table38.A3" office:value-type="string">
            <text:h text:style-name="P23" text:outline-level="1"><text:span text:style-name="T6">Проверка на превышение числа точек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getLowerBound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8.A3" office:value-type="string">
            <text:h text:style-name="P23" text:outline-level="1"><text:span text:style-name="T15">LongProperty</text:span></text:h>
          </table:table-cell>
          <table:table-cell table:style-name="Table38.A3" table:number-columns-spanned="2" office:value-type="string">
            <text:h text:style-name="P24" text:outline-level="1"/>
          </table:table-cell>
          <table:covered-table-cell/>
          <table:table-cell table:style-name="Table38.A3" office:value-type="string">
            <text:h text:style-name="P23" text:outline-level="1"><text:span text:style-name="T6">Минимальная амплитуда на сцене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getUpperBound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8.A3" office:value-type="string">
            <text:h text:style-name="P23" text:outline-level="1"><text:span text:style-name="T15">LongProperty</text:span></text:h>
          </table:table-cell>
          <table:table-cell table:style-name="Table38.A3" table:number-columns-spanned="2" office:value-type="string">
            <text:h text:style-name="P24" text:outline-level="1"/>
          </table:table-cell>
          <table:covered-table-cell/>
          <table:table-cell table:style-name="Table38.A3" office:value-type="string">
            <text:h text:style-name="P23" text:outline-level="1"><text:span text:style-name="T6">Максимальная амплитуда на сцене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checkMinMaxAmplitudes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8.A3" office:value-type="string">
            <text:h text:style-name="P23" text:outline-level="1"><text:span text:style-name="T15">void</text:span></text:h>
          </table:table-cell>
          <table:table-cell table:style-name="Table38.A3" table:number-columns-spanned="2" office:value-type="string">
            <text:h text:style-name="P23" text:outline-level="1"><text:span text:style-name="T15">Double val, boolean pretender, Node destination</text:span></text:h>
          </table:table-cell>
          <table:covered-table-cell/>
          <table:table-cell table:style-name="Table38.A3" office:value-type="string">
            <text:h text:style-name="P23" text:outline-level="1"><text:span text:style-name="T6">Проверка на то, нужно ли менять цветовой отрезок после появления новой амплитуды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bindBounds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ackage private</text:span></text:h>
          </table:table-cell>
          <table:covered-table-cell/>
          <table:table-cell table:style-name="Table38.A3" office:value-type="string">
            <text:h text:style-name="P23" text:outline-level="1"><text:span text:style-name="T15">void</text:span></text:h>
          </table:table-cell>
          <table:table-cell table:style-name="Table38.A3" table:number-columns-spanned="2" office:value-type="string">
            <text:h text:style-name="P23" text:outline-level="1"><text:span text:style-name="T15">Label lower, Label upper</text:span></text:h>
          </table:table-cell>
          <table:covered-table-cell/>
          <table:table-cell table:style-name="Table38.A3" office:value-type="string">
            <text:h text:style-name="P23" text:outline-level="1"><text:span text:style-name="T6">Привязывает значения лейблов к соответствующим свойствам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startVisualization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8.A3" office:value-type="string">
            <text:h text:style-name="P23" text:outline-level="1"><text:span text:style-name="T15">void</text:span></text:h>
          </table:table-cell>
          <table:table-cell table:style-name="Table38.A3" table:number-columns-spanned="2" office:value-type="string">
            <text:h text:style-name="P23" text:outline-level="1"><text:span text:style-name="T15">Edge startEdge, Node startNode</text:span></text:h>
          </table:table-cell>
          <table:covered-table-cell/>
          <table:table-cell table:style-name="Table38.A3" office:value-type="string">
            <text:h text:style-name="P23" text:outline-level="1"><text:span text:style-name="T6">Запуск визуализации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runLineVisualization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8.A3" office:value-type="string">
            <text:h text:style-name="P23" text:outline-level="1"><text:span text:style-name="T15">void</text:span></text:h>
          </table:table-cell>
          <table:table-cell table:style-name="Table38.A3" table:number-columns-spanned="2" office:value-type="string">
            <text:h text:style-name="P23" text:outline-level="1"><text:span text:style-name="T15">Point p, Runnable supplier</text:span></text:h>
          </table:table-cell>
          <table:covered-table-cell/>
          <table:table-cell table:style-name="Table38.A3" office:value-type="string">
            <text:h text:style-name="P23" text:outline-level="1"><text:span text:style-name="T6">Запуск визуализации на бесконечной линии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stopLineVisualization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8.A3" office:value-type="string">
            <text:h text:style-name="P23" text:outline-level="1"><text:span text:style-name="T15">void</text:span></text:h>
          </table:table-cell>
          <table:table-cell table:style-name="Table38.A3" table:number-columns-spanned="2" office:value-type="string">
            <text:h text:style-name="P28" text:outline-level="1"/>
          </table:table-cell>
          <table:covered-table-cell/>
          <table:table-cell table:style-name="Table38.A3" office:value-type="string">
            <text:h text:style-name="P23" text:outline-level="1"><text:span text:style-name="T6">Остановка визуализации на линии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addPath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8.A3" office:value-type="string">
            <text:h text:style-name="P23" text:outline-level="1"><text:span text:style-name="T15">void</text:span></text:h>
          </table:table-cell>
          <table:table-cell table:style-name="Table38.A3" table:number-columns-spanned="2" office:value-type="string">
            <text:h text:style-name="P23" text:outline-level="1"><text:span text:style-name="T15">PathTransition p</text:span></text:h>
          </table:table-cell>
          <table:covered-table-cell/>
          <table:table-cell table:style-name="Table38.A3" office:value-type="string">
            <text:h text:style-name="P23" text:outline-level="1"><text:span text:style-name="T6">Добавляет анимацию в список активных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removePath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ublic </text:span></text:h>
          </table:table-cell>
          <table:covered-table-cell/>
          <table:table-cell table:style-name="Table38.A3" office:value-type="string">
            <text:h text:style-name="P23" text:outline-level="1"><text:span text:style-name="T15">void</text:span></text:h>
          </table:table-cell>
          <table:table-cell table:style-name="Table38.A3" table:number-columns-spanned="2" office:value-type="string">
            <text:h text:style-name="P23" text:outline-level="1"><text:span text:style-name="T15">PathTransition p</text:span></text:h>
          </table:table-cell>
          <table:covered-table-cell/>
          <table:table-cell table:style-name="Table38.A3" office:value-type="string">
            <text:h text:style-name="P23" text:outline-level="1"><text:span text:style-name="T6">Удаляет анимацию из списка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stopVisualization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8.A3" office:value-type="string">
            <text:h text:style-name="P23" text:outline-level="1"><text:span text:style-name="T15">void</text:span></text:h>
          </table:table-cell>
          <table:table-cell table:style-name="Table38.A3" table:number-columns-spanned="2" office:value-type="string">
            <text:h text:style-name="P28" text:outline-level="1"/>
          </table:table-cell>
          <table:covered-table-cell/>
          <table:table-cell table:style-name="Table38.A3" office:value-type="string">
            <text:h text:style-name="P23" text:outline-level="1"><text:span text:style-name="T6">Останавливает </text:span><text:soft-page-break/><text:span text:style-name="T6">визуализацию</text:span></text:h>
          </table:table-cell>
        </table:table-row>
        <table:table-row table:style-name="Table38.1">
          <table:table-cell table:style-name="Table38.A3" table:number-columns-spanned="2" office:value-type="string">
            <text:h text:style-name="P23" text:outline-level="1"><text:span text:style-name="T15">isRunning</text:span></text:h>
          </table:table-cell>
          <table:covered-table-cell/>
          <table:table-cell table:style-name="Table38.A3" table:number-columns-spanned="2" office:value-type="string">
            <text:h text:style-name="P23" text:outline-level="1"><text:span text:style-name="T15">public</text:span></text:h>
          </table:table-cell>
          <table:covered-table-cell/>
          <table:table-cell table:style-name="Table38.A3" office:value-type="string">
            <text:h text:style-name="P23" text:outline-level="1"><text:span text:style-name="T15">boolean</text:span></text:h>
          </table:table-cell>
          <table:table-cell table:style-name="Table38.A3" table:number-columns-spanned="2" office:value-type="string">
            <text:h text:style-name="P28" text:outline-level="1"/>
          </table:table-cell>
          <table:covered-table-cell/>
          <table:table-cell table:style-name="Table38.A3" office:value-type="string">
            <text:h text:style-name="P23" text:outline-level="1"><text:span text:style-name="T6">Запущена ли визуализация</text:span></text:h>
          </table:table-cell>
        </table:table-row>
      </table:table>
      <text:p text:style-name="P6"/>
      <text:p text:style-name="P71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column table:style-name="Table39.D"/>
        <table:table-column table:style-name="Table39.G"/>
        <table:table-column table:style-name="Table39.H"/>
        <table:table-column table:style-name="Table39.D"/>
        <table:table-column table:style-name="Table39.J"/>
        <table:table-row table:style-name="Table39.1">
          <table:table-cell table:style-name="Table39.A1" table:number-columns-spanned="10" office:value-type="string">
            <text:p text:style-name="P19"><text:span text:style-name="T28">Лист регистрации изменений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9.2">
          <table:table-cell table:style-name="Table39.A1" table:number-columns-spanned="5" office:value-type="string">
            <text:p text:style-name="P19"><text:span text:style-name="T27"><text:s/></text:span><text:span text:style-name="T28">Номера листов (страниц)</text:span></text:p>
          </table:table-cell>
          <table:covered-table-cell/>
          <table:covered-table-cell/>
          <table:covered-table-cell/>
          <table:covered-table-cell/>
          <table:table-cell table:style-name="Table39.A1" office:value-type="string">
            <text:p text:style-name="P19"><text:span text:style-name="T28">Всего листов (страниц в докум.)</text:span></text:p>
          </table:table-cell>
          <table:table-cell table:style-name="Table39.A1" office:value-type="string">
            <text:p text:style-name="P19"><text:span text:style-name="T28">№ документа</text:span></text:p>
          </table:table-cell>
          <table:table-cell table:style-name="Table39.A1" office:value-type="string">
            <text:p text:style-name="P19"><text:span text:style-name="T28">Входящий № сопроводительного докум. и дата</text:span></text:p>
          </table:table-cell>
          <table:table-cell table:style-name="Table39.A1" office:value-type="string">
            <text:p text:style-name="P19"><text:span text:style-name="T28">Подп.</text:span></text:p>
          </table:table-cell>
          <table:table-cell table:style-name="Table39.A1" office:value-type="string">
            <text:p text:style-name="P19"><text:span text:style-name="T28">Дата</text:span></text:p>
          </table:table-cell>
        </table:table-row>
        <table:table-row table:style-name="Table39.3">
          <table:table-cell table:style-name="Table39.A3" office:value-type="string">
            <text:p text:style-name="P48"><text:span text:style-name="T28">Изм.</text:span></text:p>
          </table:table-cell>
          <table:table-cell table:style-name="Table39.A3" office:value-type="string">
            <text:p text:style-name="P48"><text:span text:style-name="T28">Измененных</text:span></text:p>
          </table:table-cell>
          <table:table-cell table:style-name="Table39.A3" office:value-type="string">
            <text:p text:style-name="P48"><text:span text:style-name="T28">Замененных</text:span></text:p>
          </table:table-cell>
          <table:table-cell table:style-name="Table39.A3" office:value-type="string">
            <text:p text:style-name="P48"><text:span text:style-name="T28">Новых</text:span></text:p>
          </table:table-cell>
          <table:table-cell table:style-name="Table39.A3" office:value-type="string">
            <text:p text:style-name="P48"><text:span text:style-name="T28">Аннулированых</text:span></text:p>
          </table:table-cell>
          <table:table-cell table:style-name="Table39.A1" office:value-type="string">
            <text:p text:style-name="P31"/>
          </table:table-cell>
          <table:table-cell table:style-name="Table39.A1" office:value-type="string">
            <text:p text:style-name="P36"/>
          </table:table-cell>
          <table:table-cell table:style-name="Table39.A1" office:value-type="string">
            <text:p text:style-name="P36"/>
          </table:table-cell>
          <table:table-cell table:style-name="Table39.A1" office:value-type="string">
            <text:p text:style-name="P36"/>
          </table:table-cell>
          <table:table-cell table:style-name="Table39.A1" office:value-type="string">
            <text:p text:style-name="P36"/>
          </table:table-cell>
        </table:table-row>
        <table:table-row table:style-name="Table39.4"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</table:table-row>
        <table:table-row table:style-name="Table39.4"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</table:table-row>
        <table:table-row table:style-name="Table39.4"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</table:table-row>
        <table:table-row table:style-name="Table39.4"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</table:table-row>
        <table:table-row table:style-name="Table39.4"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</table:table-row>
        <table:table-row table:style-name="Table39.4"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</table:table-row>
        <table:table-row table:style-name="Table39.4"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</table:table-row>
        <table:table-row table:style-name="Table39.4"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</table:table-row>
        <table:table-row table:style-name="Table39.4"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</table:table-row>
        <table:table-row table:style-name="Table39.4"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</table:table-row>
        <table:table-row table:style-name="Table39.4"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</table:table-row>
        <table:table-row table:style-name="Table39.4"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</table:table-row>
        <table:table-row table:style-name="Table39.4"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</table:table-row>
        <table:table-row table:style-name="Table39.4"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</table:table-row>
        <table:table-row table:style-name="Table39.4"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</table:table-row>
        <table:table-row table:style-name="Table39.4"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</table:table-row>
        <table:table-row table:style-name="Table39.4"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</table:table-row>
        <table:table-row table:style-name="Table39.4"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  <table:table-cell table:style-name="Table39.A1" office:value-type="string">
            <text:p text:style-name="P17"/>
          </table:table-cell>
        </table:table-row>
      </table:table>
      <text:p text:style-name="P78"><text:span text:style-name="T21">ЛИСТ РЕГИСТРАЦИИ ИЗМЕНЕНИЙ</text:span></text:p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JetBrains Mono" svg:font-family="'JetBrains Mono', monospace"/>
    <style:font-face style:name="Courier New" svg:font-family="'Courier New'" style:font-adornments="Regular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100%" fo:text-align="justify" style:justify-single-word="false" fo:text-indent="0.4925in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default-outline-level=""/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4583in" fo:margin-right="0in" fo:margin-top="0in" fo:margin-bottom="0.0693in" loext:contextual-spacing="false" fo:text-indent="0in" style:auto-text-indent="false"/>
      <style:text-properties style:font-name-asian="F" style:font-family-generic-asian="system" style:font-pitch-asian="variable" style:language-asian="ru" style:country-asian="RU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611in" fo:margin-right="0in" fo:margin-top="0in" fo:margin-bottom="0.0693in" loext:contextual-spacing="false" fo:text-indent="0in" style:auto-text-indent="false"/>
      <style:text-properties style:font-name-asian="F" style:font-family-generic-asian="system" style:font-pitch-asian="variable" style:language-asian="ru" style:country-asian="RU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0.7638in" fo:margin-right="0in" fo:margin-top="0in" fo:margin-bottom="0.0693in" loext:contextual-spacing="false" fo:text-indent="0in" style:auto-text-indent="false"/>
      <style:text-properties style:font-name-asian="F" style:font-family-generic-asian="system" style:font-pitch-asian="variable" style:language-asian="ru" style:country-asian="RU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0.9165in" fo:margin-right="0in" fo:margin-top="0in" fo:margin-bottom="0.0693in" loext:contextual-spacing="false" fo:text-indent="0in" style:auto-text-indent="false"/>
      <style:text-properties style:font-name-asian="F" style:font-family-generic-asian="system" style:font-pitch-asian="variable" style:language-asian="ru" style:country-asian="RU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0693in" fo:margin-right="0in" fo:margin-top="0in" fo:margin-bottom="0.0693in" loext:contextual-spacing="false" fo:text-indent="0in" style:auto-text-indent="false"/>
      <style:text-properties style:font-name-asian="F" style:font-family-generic-asian="system" style:font-pitch-asian="variable" style:language-asian="ru" style:country-asian="RU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1.222in" fo:margin-right="0in" fo:margin-top="0in" fo:margin-bottom="0.0693in" loext:contextual-spacing="false" fo:text-indent="0in" style:auto-text-indent="false"/>
      <style:text-properties style:font-name-asian="F" style:font-family-generic-asian="system" style:font-pitch-asian="variable" style:language-asian="ru" style:country-asian="RU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000000" fo:font-weight="bold" style:font-weight-asian="bold"/>
    </style:style>
    <style:style style:name="ListLabel_20_5" style:display-name="ListLabel 5" style:family="text">
      <style:text-properties style:use-window-font-color="true"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6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0" style:family="table">
      <style:table-properties style:width="7.0799in" fo:margin-left="0.1986in" fo:margin-top="0in" fo:margin-bottom="0in" table:align="left" style:writing-mode="lr-tb"/>
    </style:style>
    <style:style style:name="Table40.A" style:family="table-column">
      <style:table-column-properties style:column-width="2.3576in"/>
    </style:style>
    <style:style style:name="Table40.B" style:family="table-column">
      <style:table-column-properties style:column-width="0.9861in"/>
    </style:style>
    <style:style style:name="Table40.C" style:family="table-column">
      <style:table-column-properties style:column-width="1.0813in"/>
    </style:style>
    <style:style style:name="Table40.D" style:family="table-column">
      <style:table-column-properties style:column-width="1.1813in"/>
    </style:style>
    <style:style style:name="Table40.E" style:family="table-column">
      <style:table-column-properties style:column-width="1.4736in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0785in" fo:padding-right="0.075in" fo:padding-top="0in" fo:padding-bottom="0in" fo:border="0.5pt solid #000000"/>
    </style:style>
    <style:style style:name="Table40.3" style:family="table-row">
      <style:table-row-properties style:min-row-height="0.2167in" fo:keep-together="auto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MP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9165in"/>
        </style:tab-stops>
      </style:paragraph-properties>
      <style:text-properties style:font-name="Times New Roman" style:font-name-complex="Times New Roman1"/>
    </style:style>
    <style:style style:name="MP6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9165in"/>
        </style:tab-stops>
      </style:paragraph-properties>
    </style:style>
    <style:style style:name="M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MT2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M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MT4" style:family="text">
      <style:text-properties style:font-name="Times New Roman" style:font-name-complex="Times New Roman1"/>
    </style:style>
    <style:style style:name="MT5" style:family="text">
      <style:text-properties style:font-name="Times New Roman" fo:language="en" fo:country="US" style:font-name-complex="Times New Roman1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925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in" fo:margin-left="0in" fo:margin-right="0in" fo:margin-bottom="0.2602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/>
        <text:p text:style-name="MP3"><text:bookmark text:name="_Hlk5535863"/></text:p>
        <text:p text:style-name="Header"/>
      </style:header>
      <style:footer>
        <text:p text:style-name="MP4"><text:span text:style-name="MT1">Москва 2021</text:span></text:p>
      </style:footer>
    </style:master-page>
    <style:master-page style:name="First_20_Page" style:display-name="First Page" style:page-layout-name="Mpm2" style:next-style-name="Standard">
      <style:footer>
        <text:p text:style-name="MP4"><text:span text:style-name="MT1">Москва 2021</text:span></text:p>
      </style:footer>
    </style:master-page>
    <style:master-page style:name="Converted1" style:page-layout-name="Mpm3">
      <style:header>
        <text:p text:style-name="MP1"><text:page-number text:select-page="current">40</text:page-number></text:p>
        <text:p text:style-name="MP1"><text:span text:style-name="MT2">RU</text:span><text:span text:style-name="MT3">.17701729.04.01-01 81 01-1</text:span></text:p>
        <text:p text:style-name="Header"/>
      </style:header>
      <style:footer>
        <table:table table:name="Table40" table:style-name="Table40">
          <table:table-column table:style-name="Table40.A"/>
          <table:table-column table:style-name="Table40.B"/>
          <table:table-column table:style-name="Table40.C"/>
          <table:table-column table:style-name="Table40.D"/>
          <table:table-column table:style-name="Table40.E"/>
          <table:table-row table:style-name="Table40.1">
            <table:table-cell table:style-name="Table40.A1" office:value-type="string">
              <text:p text:style-name="MP5"/>
            </table:table-cell>
            <table:table-cell table:style-name="Table40.A1" office:value-type="string">
              <text:p text:style-name="MP5"/>
            </table:table-cell>
            <table:table-cell table:style-name="Table40.A1" office:value-type="string">
              <text:p text:style-name="MP5"/>
            </table:table-cell>
            <table:table-cell table:style-name="Table40.A1" office:value-type="string">
              <text:p text:style-name="MP5"/>
            </table:table-cell>
            <table:table-cell table:style-name="Table40.A1" office:value-type="string">
              <text:p text:style-name="MP5"/>
            </table:table-cell>
          </table:table-row>
          <table:table-row table:style-name="Table40.1">
            <table:table-cell table:style-name="Table40.A1" office:value-type="string">
              <text:p text:style-name="MP6"><text:span text:style-name="MT4">Изм.</text:span></text:p>
            </table:table-cell>
            <table:table-cell table:style-name="Table40.A1" office:value-type="string">
              <text:p text:style-name="MP6"><text:span text:style-name="MT4">Лист</text:span></text:p>
            </table:table-cell>
            <table:table-cell table:style-name="Table40.A1" office:value-type="string">
              <text:p text:style-name="MP6"><text:span text:style-name="MT4">№ докум.</text:span></text:p>
            </table:table-cell>
            <table:table-cell table:style-name="Table40.A1" office:value-type="string">
              <text:p text:style-name="MP6"><text:span text:style-name="MT4">Подп.</text:span></text:p>
            </table:table-cell>
            <table:table-cell table:style-name="Table40.A1" office:value-type="string">
              <text:p text:style-name="MP6"><text:span text:style-name="MT4">Дата</text:span></text:p>
            </table:table-cell>
          </table:table-row>
          <table:table-row table:style-name="Table40.3">
            <table:table-cell table:style-name="Table40.A1" office:value-type="string">
              <text:p text:style-name="MP7"><text:span text:style-name="MT5">RU</text:span><text:span text:style-name="MT4">.17701729.04.01-01 81 01-1</text:span></text:p>
            </table:table-cell>
            <table:table-cell table:style-name="Table40.A1" office:value-type="string">
              <text:p text:style-name="MP5"/>
            </table:table-cell>
            <table:table-cell table:style-name="Table40.A1" office:value-type="string">
              <text:p text:style-name="MP5"/>
            </table:table-cell>
            <table:table-cell table:style-name="Table40.A1" office:value-type="string">
              <text:p text:style-name="MP5"/>
            </table:table-cell>
            <table:table-cell table:style-name="Table40.A1" office:value-type="string">
              <text:p text:style-name="MP5"/>
            </table:table-cell>
          </table:table-row>
          <table:table-row table:style-name="Table40.1">
            <table:table-cell table:style-name="Table40.A1" office:value-type="string">
              <text:p text:style-name="MP6"><text:span text:style-name="MT4">Инв. № подл.</text:span></text:p>
            </table:table-cell>
            <table:table-cell table:style-name="Table40.A1" office:value-type="string">
              <text:p text:style-name="MP6"><text:span text:style-name="MT4">Подп. и дата</text:span></text:p>
            </table:table-cell>
            <table:table-cell table:style-name="Table40.A1" office:value-type="string">
              <text:p text:style-name="MP6"><text:span text:style-name="MT4">Взам. Инв. №</text:span></text:p>
            </table:table-cell>
            <table:table-cell table:style-name="Table40.A1" office:value-type="string">
              <text:p text:style-name="MP6"><text:span text:style-name="MT4">Инв. № дубл.</text:span></text:p>
            </table:table-cell>
            <table:table-cell table:style-name="Table40.A1" office:value-type="string">
              <text:p text:style-name="MP6"><text:span text:style-name="MT4">Подп. и дата</text:span><text:bookmark text:name="_Hlk5536129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23:07:00</meta:creation-date>
    <meta:initial-creator>Anastasia Chernova</meta:initial-creator>
    <dc:language>en-US</dc:language>
    <dc:date>2021-04-13T21:55:27.385090958</dc:date>
    <meta:editing-cycles>18</meta:editing-cycles>
    <meta:editing-duration>PT4H51M36S</meta:editing-duration>
    <meta:generator>LibreOffice/6.0.7.3$Linux_X86_64 LibreOffice_project/00m0$Build-3</meta:generator>
    <meta:document-statistic meta:table-count="40" meta:image-count="0" meta:object-count="11" meta:page-count="42" meta:paragraph-count="2510" meta:word-count="5876" meta:character-count="45878" meta:non-whitespace-character-count="40273"/>
    <meta:user-defined meta:name="AppVersion">16.0000</meta:user-defined>
    <meta:user-defined meta:name="ContentTypeId">0x0101000DBAA482A684204793E06FC7E0AFAD1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i mathvariant="italic">currentMinEdge</mi>
    <annotation encoding="StarMath 5.0">currentMinEdge</annotation>
  </semantics>
</math>
</file>

<file path=Object 11/content.xml><?xml version="1.0" encoding="utf-8"?>
<math xmlns="http://www.w3.org/1998/Math/MathML" display="block">
  <semantics>
    <mrow>
      <msub>
        <mi>Z</mi>
        <mi>G</mi>
      </msub>
      <mrow>
        <mo fence="true" stretchy="false">(</mo>
        <mrow>
          <mi>q</mi>
        </mrow>
        <mo fence="true" stretchy="false">)</mo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up>
          <mi>q</mi>
          <mrow>
            <mi>d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</msup>
      </mrow>
      <mi>,</mi>
      <mrow>
        <mo fence="true" stretchy="false">(</mo>
        <mrow>
          <mrow>
            <mi>x</mi>
            <mi>,</mi>
            <mrow>
              <mi>y</mi>
              <mo stretchy="false">∈</mo>
              <mi>G</mi>
            </mrow>
          </mrow>
        </mrow>
        <mo fence="true" stretchy="false">)</mo>
      </mrow>
      <mi>,</mi>
      <mrow>
        <msup>
          <mi>q</mi>
          <mi mathvariant="normal">∞</mi>
        </msup>
        <mo stretchy="false">=</mo>
        <mn>0</mn>
      </mrow>
    </mrow>
    <annotation encoding="StarMath 5.0">Z_G( q)(x, y )=q^{d(x,y)}, ( x, y in G  ), q^{ infty }=0</annotation>
  </semantics>
</math>
</file>

<file path=Object 16/content.xml><?xml version="1.0" encoding="utf-8"?>
<math xmlns="http://www.w3.org/1998/Math/MathML" display="block">
  <semantics>
    <mrow>
      <mi>v</mi>
      <mrow>
        <mrow>
          <mo fence="true" stretchy="false">(</mo>
          <mrow>
            <mi>P</mi>
          </mrow>
          <mo fence="true" stretchy="false">)</mo>
        </mrow>
        <mo stretchy="false">=</mo>
        <mi>s</mi>
      </mrow>
    </mrow>
    <annotation encoding="StarMath 5.0">v(P)=s</annotation>
  </semantics>
</math>
</file>

<file path=Object 17/content.xml><?xml version="1.0" encoding="utf-8"?>
<math xmlns="http://www.w3.org/1998/Math/MathML" display="block">
  <semantics>
    <msub>
      <mi>a</mi>
      <mrow>
        <mi>i</mi>
        <mo stretchy="false">+</mo>
        <mn>1</mn>
      </mrow>
    </msub>
    <annotation encoding="StarMath 5.0">a_{ i+1 } </annotation>
  </semantics>
</math>
</file>

<file path=Object 2/content.xml><?xml version="1.0" encoding="utf-8"?>
<math xmlns="http://www.w3.org/1998/Math/MathML" display="block">
  <semantics>
    <mrow>
      <msub>
        <mi>e</mi>
        <mn>1,</mn>
      </msub>
      <msub>
        <mi>e</mi>
        <mn>2,</mn>
      </msub>
      <mn>...</mn>
      <mi>,</mi>
      <msub>
        <mi>e</mi>
        <mi>n</mi>
      </msub>
      <mi>,</mi>
      <mrow>
        <msub>
          <mi>e</mi>
          <mrow>
            <mi>n</mi>
            <mo stretchy="false">+</mo>
            <mn>1</mn>
          </mrow>
        </msub>
        <mo stretchy="false">=</mo>
        <msubsup>
          <mi>e</mi>
          <mn>1</mn>
          <mrow>
            <mo stretchy="false">−</mo>
            <mn>1</mn>
          </mrow>
        </msubsup>
      </mrow>
      <mi>,</mi>
      <mn>...</mn>
      <mi>,</mi>
      <mrow>
        <msub>
          <mi>e</mi>
          <mrow>
            <mn>2</mn>
            <mi>n</mi>
          </mrow>
        </msub>
        <mo stretchy="false">=</mo>
        <msubsup>
          <mi>e</mi>
          <mi>n</mi>
          <mrow>
            <mo stretchy="false">−</mo>
            <mn>1</mn>
          </mrow>
        </msubsup>
      </mrow>
    </mrow>
    <annotation encoding="StarMath 5.0">e_1, e_2, ..., e_n, e_{ n+1 }=e_1^{ -1 }, ..., e_{ 2n }=e_n^{ -1 }
</annotation>
  </semantics>
</math>
</file>

<file path=Object 8/content.xml><?xml version="1.0" encoding="utf-8"?>
<math xmlns="http://www.w3.org/1998/Math/MathML" display="block">
  <semantics>
    <mi mathvariant="italic">startEdge</mi>
    <annotation encoding="StarMath 5.0">startEdge</annotation>
  </semantics>
</math>
</file>